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in" text:min-label-width="0.5729in" text:list-level-position-and-space-mode="label-alignment">
          <style:list-level-label-alignment text:label-followed-by="listtab" fo:margin-left="0.5729in" fo:text-indent="-0.5729in"/>
        </style:list-level-properties>
      </text:list-level-style-number>
      <text:list-level-style-number text:level="2" text:style-name="WW_CharLFO9LVL2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bullet text:level="3" text:style-name="WW_CharLFO9LVL3" text:bullet-char="-">
        <style:list-level-properties text:space-before="1.6166in" text:min-label-width="0.6145in" text:list-level-position-and-space-mode="label-alignment">
          <style:list-level-label-alignment text:label-followed-by="listtab" fo:margin-left="2.2312in" fo:text-indent="-0.6145in"/>
        </style:list-level-properties>
        <style:text-properties style:font-name="Arial"/>
      </text:list-level-style-bullet>
      <text:list-level-style-number text:level="4" style:num-suffix=")" style:num-format="A" style:num-letter-sync="true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)" style:num-format="I" text:start-value="3">
        <style:list-level-properties text:space-before="2.4916in" text:min-label-width="0.5in" text:list-level-position-and-space-mode="label-alignment">
          <style:list-level-label-alignment text:label-followed-by="listtab" fo:margin-left="2.9916in" fo:text-indent="-0.5in"/>
        </style:list-level-properties>
      </text:list-level-style-number>
      <text:list-level-style-number text:level="6" text:style-name="WW_CharLFO9LVL6" style:num-suffix="." style:num-format="1">
        <style:list-level-properties text:space-before="3.1166in" text:min-label-width="0.25in" text:list-level-position-and-space-mode="label-alignment">
          <style:list-level-label-alignment text:label-followed-by="listtab" fo:margin-left="3.3666in" fo:text-indent="-0.25in"/>
        </style:list-level-properties>
      </text:list-level-style-number>
      <text:list-level-style-number text:level="7" text:style-name="WW_CharLFO9LVL7" style:num-suffix="." style:num-format="I">
        <style:list-level-properties text:space-before="3.4916in" text:min-label-width="0.5in" text:list-level-position-and-space-mode="label-alignment">
          <style:list-level-label-alignment text:label-followed-by="listtab" fo:margin-left="3.9916in" fo:text-indent="-0.5in"/>
        </style:list-level-properties>
      </text:list-level-style-number>
      <text:list-level-style-number text:level="8" style:num-suffix=")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0">
      <text:list-level-style-bullet text:level="1" text:style-name="WW_CharLFO10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st, 2nd, 3rd, ..." text:start-value="33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 text:start-value="2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suffix="." style:num-format="A" style:num-letter-sync="true" text:start-value="4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line-height="100%"/>
    </style:style>
    <style:style style:name="P6" style:parent-style-name="Normální" style:family="paragraph">
      <style:paragraph-properties fo:line-height="100%"/>
    </style:style>
    <style:style style:name="P7" style:parent-style-name="Normální" style:family="paragraph">
      <style:paragraph-properties fo:line-height="100%"/>
    </style:style>
    <style:style style:name="P8" style:parent-style-name="Normální" style:family="paragraph">
      <style:paragraph-properties fo:line-height="100%"/>
    </style:style>
    <style:style style:name="P9" style:parent-style-name="Normální" style:family="paragraph">
      <style:paragraph-properties fo:line-height="100%"/>
      <style:text-properties style:font-name="Arial" style:font-name-complex="Arial" fo:font-weight="bold" style:font-weight-asian="bold"/>
    </style:style>
    <style:style style:name="P10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P11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 fo:color="#31849B" fo:font-size="18pt" style:font-size-asian="18pt" style:font-size-complex="18pt"/>
    </style:style>
    <style:style style:name="P12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 fo:color="#31849B" fo:font-size="18pt" style:font-size-asian="18pt" style:font-size-complex="18pt"/>
    </style:style>
    <style:style style:name="P13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P1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6" style:parent-style-name="Normální" style:family="paragraph">
      <style:paragraph-properties fo:text-align="center" fo:line-height="100%"/>
    </style:style>
    <style:style style:name="P17" style:parent-style-name="Normální" style:family="paragraph">
      <style:paragraph-properties fo:text-align="center" fo:line-height="100%"/>
    </style:style>
    <style:style style:name="P18" style:parent-style-name="Normální" style:family="paragraph">
      <style:paragraph-properties fo:text-align="center" fo:line-height="100%"/>
    </style:style>
    <style:style style:name="P19" style:parent-style-name="Normální" style:family="paragraph">
      <style:paragraph-properties fo:text-align="center" fo:line-height="100%"/>
    </style:style>
    <style:style style:name="P20" style:parent-style-name="Normální" style:family="paragraph">
      <style:paragraph-properties fo:text-align="center" fo:line-height="100%"/>
    </style:style>
    <style:style style:name="P21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TableColumn23" style:family="table-column">
      <style:table-column-properties style:column-width="2.1805in"/>
    </style:style>
    <style:style style:name="TableColumn24" style:family="table-column">
      <style:table-column-properties style:column-width="4.0472in"/>
    </style:style>
    <style:style style:name="Table22" style:family="table">
      <style:table-properties style:width="6.2277in" fo:margin-left="0in" table:align="left"/>
    </style:style>
    <style:style style:name="TableRow25" style:family="table-row">
      <style:table-row-properties style:min-row-height="0.2756in"/>
    </style:style>
    <style:style style:name="TableCell26" style:family="table-cell">
      <style:table-cell-properties fo:border-top="0.0312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27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30" style:family="table-row">
      <style:table-row-properties style:min-row-height="0.4854in"/>
    </style:style>
    <style:style style:name="TableCell31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32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ální" style:family="paragraph">
      <style:paragraph-properties fo:margin-bottom="0in" fo:line-height="100%"/>
    </style:style>
    <style:style style:name="T35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36" style:parent-style-name="Hypertextovýodkaz" style:family="text">
      <style:text-properties style:font-name="Arial" style:font-name-complex="Arial" fo:font-size="12pt" style:font-size-asian="12pt" style:font-size-complex="12pt"/>
    </style:style>
    <style:style style:name="P37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38" style:family="table-row">
      <style:table-row-properties style:min-row-height="0.2756in"/>
    </style:style>
    <style:style style:name="TableCell39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40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43" style:family="table-row">
      <style:table-row-properties style:min-row-height="0.2756in"/>
    </style:style>
    <style:style style:name="TableCell44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45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ální" style:family="paragraph">
      <style:paragraph-properties fo:margin-bottom="0in" fo:line-height="100%"/>
    </style:style>
    <style:style style:name="T48" style:parent-style-name="Silné" style:family="text">
      <style:text-properties style:font-name="Arial" style:font-name-complex="Arial" fo:font-weight="normal" style:font-weight-asian="normal" fo:font-size="12pt" style:font-size-asian="12pt" style:font-size-complex="12pt"/>
    </style:style>
    <style:style style:name="TableRow49" style:family="table-row">
      <style:table-row-properties style:min-row-height="0.2756in"/>
    </style:style>
    <style:style style:name="TableCell50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51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4" style:family="table-row">
      <style:table-row-properties style:min-row-height="0.2756in"/>
    </style:style>
    <style:style style:name="TableCell55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56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9" style:family="table-row">
      <style:table-row-properties style:min-row-height="0.2756in"/>
    </style:style>
    <style:style style:name="TableCell60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61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64" style:family="table-row">
      <style:table-row-properties style:min-row-height="0.2756in"/>
    </style:style>
    <style:style style:name="TableCell65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66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69" style:family="table-row">
      <style:table-row-properties style:min-row-height="0.2756in"/>
    </style:style>
    <style:style style:name="TableCell70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71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ální" style:family="paragraph">
      <style:paragraph-properties fo:margin-bottom="0in" fo:line-height="100%"/>
    </style:style>
    <style:style style:name="T7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5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6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7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ableRow78" style:family="table-row">
      <style:table-row-properties style:min-row-height="0.2756in"/>
    </style:style>
    <style:style style:name="TableCell79" style:family="table-cell">
      <style:table-cell-properties fo:border-top="0.0069in solid #000000" fo:border-left="0.0312in solid #000000" fo:border-bottom="0.0312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80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83" style:parent-style-name="Normální" style:family="paragraph">
      <style:text-properties fo:font-weight="bold" style:font-weight-asian="bold"/>
    </style:style>
    <style:style style:name="P84" style:parent-style-name="Normální" style:family="paragraph">
      <style:text-properties fo:font-weight="bold" style:font-weight-asian="bold"/>
    </style:style>
    <style:style style:name="P85" style:parent-style-name="Normální" style:family="paragraph">
      <style:text-properties fo:font-weight="bold" style:font-weight-asian="bold"/>
    </style:style>
    <style:style style:name="P86" style:parent-style-name="Normální" style:family="paragraph">
      <style:text-properties fo:font-weight="bold" style:font-weight-asian="bold"/>
    </style:style>
    <style:style style:name="P87" style:parent-style-name="Normální" style:family="paragraph">
      <style:text-properties fo:font-weight="bold" style:font-weight-asian="bold"/>
    </style:style>
    <style:style style:name="P88" style:parent-style-name="Normální" style:master-page-name="MP1" style:family="paragraph">
      <style:paragraph-properties fo:break-before="page" fo:text-align="center"/>
      <style:text-properties style:font-name="Arial" style:font-name-complex="Arial" fo:font-weight="bold" style:font-weight-asian="bold"/>
    </style:style>
    <style:style style:name="P93" style:parent-style-name="Normální" style:family="paragraph">
      <style:paragraph-properties fo:text-align="center"/>
      <style:text-properties style:font-name="Arial" style:font-name-complex="Arial" fo:font-weight="bold" style:font-weight-asian="bold"/>
    </style:style>
    <style:style style:name="P94" style:parent-style-name="Normální" style:family="paragraph">
      <style:paragraph-properties fo:text-align="center"/>
      <style:text-properties style:font-name="Arial" style:font-name-complex="Arial" fo:font-weight="bold" style:font-weight-asian="bold"/>
    </style:style>
    <style:style style:name="P95" style:parent-style-name="Normální" style:family="paragraph">
      <style:paragraph-properties fo:text-align="center"/>
      <style:text-properties style:font-name="Arial" style:font-name-complex="Arial" fo:font-weight="bold" style:font-weight-asian="bold"/>
    </style:style>
    <style:style style:name="P96" style:parent-style-name="Normální" style:family="paragraph">
      <style:paragraph-properties fo:margin-bottom="0.0833in"/>
      <style:text-properties style:font-name="Arial" style:font-name-complex="Arial"/>
    </style:style>
    <style:style style:name="P97" style:parent-style-name="Normální" style:family="paragraph">
      <style:paragraph-properties fo:margin-bottom="0in"/>
    </style:style>
    <style:style style:name="T98" style:parent-style-name="Standardnípísmoodstavce" style:family="text">
      <style:text-properties style:font-name="Arial" style:font-name-complex="Arial"/>
    </style:style>
    <style:style style:name="T99" style:parent-style-name="Standardnípísmoodstavce" style:family="text">
      <style:text-properties style:font-name="Arial" style:font-name-complex="Arial"/>
    </style:style>
    <style:style style:name="T100" style:parent-style-name="Standardnípísmoodstavce" style:family="text">
      <style:text-properties style:font-name="Arial" style:font-name-complex="Arial"/>
    </style:style>
    <style:style style:name="T101" style:parent-style-name="Standardnípísmoodstavce" style:family="text">
      <style:text-properties style:font-name="Arial" style:font-name-complex="Arial"/>
    </style:style>
    <style:style style:name="T102" style:parent-style-name="Standardnípísmoodstavce" style:family="text">
      <style:text-properties style:font-name="Arial" style:font-name-complex="Arial"/>
    </style:style>
    <style:style style:name="T103" style:parent-style-name="Standardnípísmoodstavce" style:family="text">
      <style:text-properties style:font-name="Arial" style:font-name-complex="Arial"/>
    </style:style>
    <style:style style:name="T104" style:parent-style-name="Standardnípísmoodstavce" style:family="text">
      <style:text-properties style:font-name="Arial" style:font-name-complex="Arial"/>
    </style:style>
    <style:style style:name="T105" style:parent-style-name="Standardnípísmoodstavce" style:family="text">
      <style:text-properties style:font-name="Arial" style:font-name-complex="Arial"/>
    </style:style>
    <style:style style:name="T106" style:parent-style-name="Standardnípísmoodstavce" style:family="text">
      <style:text-properties style:font-name="Arial" style:font-name-complex="Arial"/>
    </style:style>
    <style:style style:name="T107" style:parent-style-name="Standardnípísmoodstavce" style:family="text">
      <style:text-properties style:font-name="Arial" style:font-name-complex="Arial"/>
    </style:style>
    <style:style style:name="T108" style:parent-style-name="Standardnípísmoodstavce" style:family="text">
      <style:text-properties style:font-name="Arial" style:font-name-complex="Arial"/>
    </style:style>
    <style:style style:name="T109" style:parent-style-name="Standardnípísmoodstavce" style:family="text">
      <style:text-properties style:font-name="Arial" style:font-name-complex="Arial"/>
    </style:style>
    <style:style style:name="T110" style:parent-style-name="Standardnípísmoodstavce" style:family="text">
      <style:text-properties style:font-name="Arial" style:font-name-complex="Arial" fo:font-weight="bold" style:font-weight-asian="bold"/>
    </style:style>
    <style:style style:name="P111" style:parent-style-name="Normální" style:family="paragraph">
      <style:paragraph-properties fo:margin-bottom="0in"/>
      <style:text-properties style:font-name="Arial" style:font-name-complex="Arial"/>
    </style:style>
    <style:style style:name="P112" style:parent-style-name="Normální" style:family="paragraph">
      <style:paragraph-properties fo:margin-bottom="0in"/>
      <style:text-properties style:font-name="Arial" style:font-name-complex="Arial"/>
    </style:style>
    <style:style style:name="P113" style:parent-style-name="Normální" style:family="paragraph">
      <style:paragraph-properties fo:margin-bottom="0in"/>
      <style:text-properties style:font-name="Arial" style:font-name-complex="Arial"/>
    </style:style>
    <style:style style:name="P114" style:parent-style-name="Normální" style:family="paragraph">
      <style:paragraph-properties fo:margin-bottom="0in"/>
      <style:text-properties style:font-name="Arial" style:font-name-complex="Arial"/>
    </style:style>
    <style:style style:name="P115" style:parent-style-name="Normální" style:family="paragraph">
      <style:paragraph-properties fo:margin-bottom="0in"/>
      <style:text-properties style:font-name="Arial" style:font-name-complex="Arial"/>
    </style:style>
    <style:style style:name="P116" style:parent-style-name="Normální" style:family="paragraph">
      <style:paragraph-properties fo:margin-bottom="0in"/>
      <style:text-properties style:font-name="Arial" style:font-name-complex="Arial"/>
    </style:style>
    <style:style style:name="P117" style:parent-style-name="Normální" style:family="paragraph">
      <style:paragraph-properties fo:margin-bottom="0in"/>
    </style:style>
    <style:style style:name="T118" style:parent-style-name="Standardnípísmoodstavce" style:family="text">
      <style:text-properties style:font-name="Arial" style:font-name-complex="Arial"/>
    </style:style>
    <style:style style:name="T119" style:parent-style-name="Standardnípísmoodstavce" style:family="text">
      <style:text-properties style:font-name="Arial" style:font-name-complex="Arial"/>
    </style:style>
    <style:style style:name="T120" style:parent-style-name="Standardnípísmoodstavce" style:family="text">
      <style:text-properties style:font-name="Arial" style:font-name-complex="Arial" fo:font-weight="bold" style:font-weight-asian="bold"/>
    </style:style>
    <style:style style:name="T121" style:parent-style-name="Standardnípísmoodstavce" style:family="text">
      <style:text-properties style:font-name="Arial" style:font-name-complex="Arial" fo:font-weight="bold" style:font-weight-asian="bold"/>
    </style:style>
    <style:style style:name="T122" style:parent-style-name="Standardnípísmoodstavce" style:family="text">
      <style:text-properties style:font-name="Arial" style:font-name-complex="Arial" fo:font-weight="bold" style:font-weight-asian="bold"/>
    </style:style>
    <style:style style:name="T123" style:parent-style-name="Standardnípísmoodstavce" style:family="text">
      <style:text-properties style:font-name="Arial" style:font-name-complex="Arial" fo:font-weight="bold" style:font-weight-asian="bold"/>
    </style:style>
    <style:style style:name="T124" style:parent-style-name="Standardnípísmoodstavce" style:family="text">
      <style:text-properties style:font-name="Arial" style:font-name-complex="Arial" fo:font-weight="bold" style:font-weight-asian="bold"/>
    </style:style>
    <style:style style:name="T125" style:parent-style-name="Standardnípísmoodstavce" style:family="text">
      <style:text-properties style:font-name="Arial" style:font-name-complex="Arial" fo:font-weight="bold" style:font-weight-asian="bold"/>
    </style:style>
    <style:style style:name="T126" style:parent-style-name="Standardnípísmoodstavce" style:family="text">
      <style:text-properties style:font-name="Arial" style:font-name-complex="Arial" fo:font-weight="bold" style:font-weight-asian="bold"/>
    </style:style>
    <style:style style:name="T127" style:parent-style-name="Standardnípísmoodstavce" style:family="text">
      <style:text-properties style:font-name="Arial" style:font-name-complex="Arial"/>
    </style:style>
    <style:style style:name="T128" style:parent-style-name="Standardnípísmoodstavce" style:family="text">
      <style:text-properties style:font-name="Arial" style:font-name-complex="Arial" fo:font-weight="bold" style:font-weight-asian="bold"/>
    </style:style>
    <style:style style:name="P129" style:parent-style-name="Normální" style:family="paragraph">
      <style:paragraph-properties fo:margin-bottom="0in"/>
    </style:style>
    <style:style style:name="T130" style:parent-style-name="Standardnípísmoodstavce" style:family="text">
      <style:text-properties style:font-name="Arial" style:font-name-complex="Arial" fo:font-weight="bold" style:font-weight-asian="bold"/>
    </style:style>
    <style:style style:name="T131" style:parent-style-name="Standardnípísmoodstavce" style:family="text">
      <style:text-properties style:font-name="Arial" style:font-name-complex="Arial" fo:font-weight="bold" style:font-weight-asian="bold"/>
    </style:style>
    <style:style style:name="T132" style:parent-style-name="Standardnípísmoodstavce" style:family="text">
      <style:text-properties style:font-name="Arial" style:font-name-complex="Arial"/>
    </style:style>
    <style:style style:name="T133" style:parent-style-name="Standardnípísmoodstavce" style:family="text">
      <style:text-properties style:font-name="Arial" style:font-name-complex="Arial"/>
    </style:style>
    <style:style style:name="T134" style:parent-style-name="Standardnípísmoodstavce" style:family="text">
      <style:text-properties style:font-name="Arial" style:font-name-complex="Arial"/>
    </style:style>
    <style:style style:name="T135" style:parent-style-name="Standardnípísmoodstavce" style:family="text">
      <style:text-properties style:font-name="Arial" style:font-name-complex="Arial"/>
    </style:style>
    <style:style style:name="T136" style:parent-style-name="Standardnípísmoodstavce" style:family="text">
      <style:text-properties style:font-name="Arial" style:font-name-complex="Arial"/>
    </style:style>
    <style:style style:name="T137" style:parent-style-name="Standardnípísmoodstavce" style:family="text">
      <style:text-properties style:font-name="Arial" style:font-name-complex="Arial"/>
    </style:style>
    <style:style style:name="T138" style:parent-style-name="Standardnípísmoodstavce" style:family="text">
      <style:text-properties style:font-name="Arial" style:font-name-complex="Arial"/>
    </style:style>
    <style:style style:name="T139" style:parent-style-name="Standardnípísmoodstavce" style:family="text">
      <style:text-properties style:font-name="Arial" style:font-name-complex="Arial"/>
    </style:style>
    <style:style style:name="T140" style:parent-style-name="Standardnípísmoodstavce" style:family="text">
      <style:text-properties style:font-name="Arial" style:font-name-complex="Arial"/>
    </style:style>
    <style:style style:name="P141" style:parent-style-name="Normální" style:family="paragraph">
      <style:paragraph-properties fo:margin-bottom="0in"/>
      <style:text-properties style:font-name="Arial" style:font-name-complex="Arial"/>
    </style:style>
    <style:style style:name="P142" style:parent-style-name="Normální" style:family="paragraph">
      <style:paragraph-properties fo:margin-bottom="0in"/>
      <style:text-properties style:font-name="Arial" style:font-name-complex="Arial"/>
    </style:style>
    <style:style style:name="P143" style:parent-style-name="Normální" style:family="paragraph">
      <style:paragraph-properties fo:margin-bottom="0in"/>
    </style:style>
    <style:style style:name="T144" style:parent-style-name="Standardnípísmoodstavce" style:family="text">
      <style:text-properties style:font-name="Arial" style:font-name-complex="Arial"/>
    </style:style>
    <style:style style:name="T145" style:parent-style-name="Standardnípísmoodstavce" style:family="text">
      <style:text-properties style:font-name="Arial" style:font-name-complex="Arial"/>
    </style:style>
    <style:style style:name="T146" style:parent-style-name="Standardnípísmoodstavce" style:family="text">
      <style:text-properties style:font-name="Arial" style:font-name-complex="Arial" fo:font-weight="bold" style:font-weight-asian="bold"/>
    </style:style>
    <style:style style:name="T147" style:parent-style-name="Standardnípísmoodstavce" style:family="text">
      <style:text-properties style:font-name="Arial" style:font-name-complex="Arial" fo:font-weight="bold" style:font-weight-asian="bold"/>
    </style:style>
    <style:style style:name="T148" style:parent-style-name="Standardnípísmoodstavce" style:family="text">
      <style:text-properties style:font-name="Arial" style:font-name-complex="Arial" fo:font-weight="bold" style:font-weight-asian="bold"/>
    </style:style>
    <style:style style:name="T149" style:parent-style-name="Standardnípísmoodstavce" style:family="text">
      <style:text-properties style:font-name="Arial" style:font-name-complex="Arial" fo:font-weight="bold" style:font-weight-asian="bold"/>
    </style:style>
    <style:style style:name="T150" style:parent-style-name="Standardnípísmoodstavce" style:family="text">
      <style:text-properties style:font-name="Arial" style:font-name-complex="Arial" fo:font-weight="bold" style:font-weight-asian="bold"/>
    </style:style>
    <style:style style:name="T151" style:parent-style-name="Standardnípísmoodstavce" style:family="text">
      <style:text-properties style:font-name="Arial" style:font-name-complex="Arial" fo:font-weight="bold" style:font-weight-asian="bold"/>
    </style:style>
    <style:style style:name="T152" style:parent-style-name="Standardnípísmoodstavce" style:family="text">
      <style:text-properties style:font-name="Arial" style:font-name-complex="Arial" fo:font-weight="bold" style:font-weight-asian="bold"/>
    </style:style>
    <style:style style:name="T153" style:parent-style-name="Standardnípísmoodstavce" style:family="text">
      <style:text-properties style:font-name="Arial" style:font-name-complex="Arial" fo:font-weight="bold" style:font-weight-asian="bold"/>
    </style:style>
    <style:style style:name="T154" style:parent-style-name="Standardnípísmoodstavce" style:family="text">
      <style:text-properties style:font-name="Arial" style:font-name-complex="Arial" fo:font-weight="bold" style:font-weight-asian="bold"/>
    </style:style>
    <style:style style:name="P155" style:parent-style-name="Normální" style:family="paragraph">
      <style:paragraph-properties fo:margin-bottom="0in"/>
    </style:style>
    <style:style style:name="T156" style:parent-style-name="Standardnípísmoodstavce" style:family="text">
      <style:text-properties style:font-name="Arial" style:font-name-complex="Arial" fo:font-weight="bold" style:font-weight-asian="bold"/>
    </style:style>
    <style:style style:name="T157" style:parent-style-name="Standardnípísmoodstavce" style:family="text">
      <style:text-properties style:font-name="Arial" style:font-name-complex="Arial" fo:font-weight="bold" style:font-weight-asian="bold"/>
    </style:style>
    <style:style style:name="T158" style:parent-style-name="Standardnípísmoodstavce" style:family="text">
      <style:text-properties style:font-name="Arial" style:font-name-complex="Arial"/>
    </style:style>
    <style:style style:name="T159" style:parent-style-name="Standardnípísmoodstavce" style:family="text">
      <style:text-properties style:font-name="Arial" style:font-name-complex="Arial"/>
    </style:style>
    <style:style style:name="T160" style:parent-style-name="Standardnípísmoodstavce" style:family="text">
      <style:text-properties style:font-name="Arial" style:font-name-complex="Arial"/>
    </style:style>
    <style:style style:name="T161" style:parent-style-name="Standardnípísmoodstavce" style:family="text">
      <style:text-properties style:font-name="Arial" style:font-name-complex="Arial"/>
    </style:style>
    <style:style style:name="T162" style:parent-style-name="Standardnípísmoodstavce" style:family="text">
      <style:text-properties style:font-name="Arial" style:font-name-complex="Arial"/>
    </style:style>
    <style:style style:name="T163" style:parent-style-name="Standardnípísmoodstavce" style:family="text">
      <style:text-properties style:font-name="Arial" style:font-name-complex="Arial"/>
    </style:style>
    <style:style style:name="T164" style:parent-style-name="Standardnípísmoodstavce" style:family="text">
      <style:text-properties style:font-name="Arial" style:font-name-complex="Arial"/>
    </style:style>
    <style:style style:name="T165" style:parent-style-name="Standardnípísmoodstavce" style:family="text">
      <style:text-properties style:font-name="Arial" style:font-name-complex="Arial"/>
    </style:style>
    <style:style style:name="T166" style:parent-style-name="Standardnípísmoodstavce" style:family="text">
      <style:text-properties style:font-name="Arial" style:font-name-complex="Arial"/>
    </style:style>
    <style:style style:name="P167" style:parent-style-name="Normální" style:family="paragraph">
      <style:paragraph-properties fo:margin-bottom="0in" fo:margin-left="0.4916in" fo:text-indent="0.4916in">
        <style:tab-stops/>
      </style:paragraph-properties>
      <style:text-properties style:font-name="Arial" style:font-name-complex="Arial"/>
    </style:style>
    <style:style style:name="P168" style:parent-style-name="Normální" style:family="paragraph">
      <style:paragraph-properties fo:margin-bottom="0in"/>
      <style:text-properties style:font-name="Arial" style:font-name-complex="Arial"/>
    </style:style>
    <style:style style:name="P169" style:parent-style-name="Normální" style:family="paragraph">
      <style:paragraph-properties fo:margin-bottom="0in"/>
    </style:style>
    <style:style style:name="T170" style:parent-style-name="Standardnípísmoodstavce" style:family="text">
      <style:text-properties style:font-name="Arial" style:font-name-complex="Arial"/>
    </style:style>
    <style:style style:name="T171" style:parent-style-name="Standardnípísmoodstavce" style:family="text">
      <style:text-properties style:font-name="Arial" style:font-name-complex="Arial"/>
    </style:style>
    <style:style style:name="T172" style:parent-style-name="Standardnípísmoodstavce" style:family="text">
      <style:text-properties style:font-name="Arial" style:font-name-complex="Arial" fo:font-weight="bold" style:font-weight-asian="bold"/>
    </style:style>
    <style:style style:name="T173" style:parent-style-name="Standardnípísmoodstavce" style:family="text">
      <style:text-properties style:font-name="Arial" style:font-name-complex="Arial" fo:font-weight="bold" style:font-weight-asian="bold"/>
    </style:style>
    <style:style style:name="T174" style:parent-style-name="Standardnípísmoodstavce" style:family="text">
      <style:text-properties style:font-name="Arial" style:font-name-complex="Arial" fo:font-weight="bold" style:font-weight-asian="bold"/>
    </style:style>
    <style:style style:name="T175" style:parent-style-name="Standardnípísmoodstavce" style:family="text">
      <style:text-properties style:font-name="Arial" style:font-name-complex="Arial" fo:font-weight="bold" style:font-weight-asian="bold"/>
    </style:style>
    <style:style style:name="T176" style:parent-style-name="Standardnípísmoodstavce" style:family="text">
      <style:text-properties style:font-name="Arial" style:font-name-complex="Arial" fo:font-weight="bold" style:font-weight-asian="bold"/>
    </style:style>
    <style:style style:name="T177" style:parent-style-name="Standardnípísmoodstavce" style:family="text">
      <style:text-properties style:font-name="Arial" style:font-name-complex="Arial" fo:font-weight="bold" style:font-weight-asian="bold"/>
    </style:style>
    <style:style style:name="T178" style:parent-style-name="Standardnípísmoodstavce" style:family="text">
      <style:text-properties style:font-name="Arial" style:font-name-complex="Arial" fo:font-weight="bold" style:font-weight-asian="bold"/>
    </style:style>
    <style:style style:name="T179" style:parent-style-name="Standardnípísmoodstavce" style:family="text">
      <style:text-properties style:font-name="Arial" style:font-name-complex="Arial" fo:font-weight="bold" style:font-weight-asian="bold"/>
    </style:style>
    <style:style style:name="T180" style:parent-style-name="Standardnípísmoodstavce" style:family="text">
      <style:text-properties style:font-name="Arial" style:font-name-complex="Arial" fo:font-weight="bold" style:font-weight-asian="bold"/>
    </style:style>
    <style:style style:name="T181" style:parent-style-name="Standardnípísmoodstavce" style:family="text">
      <style:text-properties style:font-name="Arial" style:font-name-complex="Arial" fo:font-weight="bold" style:font-weight-asian="bold"/>
    </style:style>
    <style:style style:name="T182" style:parent-style-name="Standardnípísmoodstavce" style:family="text">
      <style:text-properties style:font-name="Arial" style:font-name-complex="Arial" fo:font-weight="bold" style:font-weight-asian="bold"/>
    </style:style>
    <style:style style:name="T183" style:parent-style-name="Standardnípísmoodstavce" style:family="text">
      <style:text-properties style:font-name="Arial" style:font-name-complex="Arial" fo:font-weight="bold" style:font-weight-asian="bold"/>
    </style:style>
    <style:style style:name="P184" style:parent-style-name="Normální" style:family="paragraph">
      <style:paragraph-properties fo:margin-bottom="0in"/>
    </style:style>
    <style:style style:name="T185" style:parent-style-name="Standardnípísmoodstavce" style:family="text">
      <style:text-properties style:font-name="Arial" style:font-name-complex="Arial" fo:font-weight="bold" style:font-weight-asian="bold"/>
    </style:style>
    <style:style style:name="T186" style:parent-style-name="Standardnípísmoodstavce" style:family="text">
      <style:text-properties style:font-name="Arial" style:font-name-complex="Arial" fo:font-weight="bold" style:font-weight-asian="bold"/>
    </style:style>
    <style:style style:name="T187" style:parent-style-name="Standardnípísmoodstavce" style:family="text">
      <style:text-properties style:font-name="Arial" style:font-name-complex="Arial"/>
    </style:style>
    <style:style style:name="T188" style:parent-style-name="Standardnípísmoodstavce" style:family="text">
      <style:text-properties style:font-name="Arial" style:font-name-complex="Arial"/>
    </style:style>
    <style:style style:name="T189" style:parent-style-name="Standardnípísmoodstavce" style:family="text">
      <style:text-properties style:font-name="Arial" style:font-name-complex="Arial"/>
    </style:style>
    <style:style style:name="T190" style:parent-style-name="Standardnípísmoodstavce" style:family="text">
      <style:text-properties style:font-name="Arial" style:font-name-complex="Arial"/>
    </style:style>
    <style:style style:name="T191" style:parent-style-name="Standardnípísmoodstavce" style:family="text">
      <style:text-properties style:font-name="Arial" style:font-name-complex="Arial"/>
    </style:style>
    <style:style style:name="T192" style:parent-style-name="Standardnípísmoodstavce" style:family="text">
      <style:text-properties style:font-name="Arial" style:font-name-complex="Arial"/>
    </style:style>
    <style:style style:name="T193" style:parent-style-name="Standardnípísmoodstavce" style:family="text">
      <style:text-properties style:font-name="Arial" style:font-name-complex="Arial"/>
    </style:style>
    <style:style style:name="T194" style:parent-style-name="Standardnípísmoodstavce" style:family="text">
      <style:text-properties style:font-name="Arial" style:font-name-complex="Arial"/>
    </style:style>
    <style:style style:name="T195" style:parent-style-name="Standardnípísmoodstavce" style:family="text">
      <style:text-properties style:font-name="Arial" style:font-name-complex="Arial"/>
    </style:style>
    <style:style style:name="P196" style:parent-style-name="Normální" style:family="paragraph">
      <style:paragraph-properties fo:margin-bottom="0in"/>
      <style:text-properties style:font-name="Arial" style:font-name-complex="Arial"/>
    </style:style>
    <style:style style:name="P197" style:parent-style-name="Normální" style:family="paragraph">
      <style:paragraph-properties fo:margin-bottom="0in"/>
      <style:text-properties style:font-name="Arial" style:font-name-complex="Arial"/>
    </style:style>
    <style:style style:name="P198" style:parent-style-name="Normální" style:family="paragraph">
      <style:paragraph-properties fo:margin-bottom="0in"/>
    </style:style>
    <style:style style:name="T199" style:parent-style-name="Standardnípísmoodstavce" style:family="text">
      <style:text-properties style:font-name="Arial" style:font-name-complex="Arial"/>
    </style:style>
    <style:style style:name="T200" style:parent-style-name="Standardnípísmoodstavce" style:family="text">
      <style:text-properties style:font-name="Arial" style:font-name-complex="Arial"/>
    </style:style>
    <style:style style:name="T201" style:parent-style-name="Standardnípísmoodstavce" style:family="text">
      <style:text-properties style:font-name="Arial" style:font-name-complex="Arial" fo:font-weight="bold" style:font-weight-asian="bold"/>
    </style:style>
    <style:style style:name="T202" style:parent-style-name="Standardnípísmoodstavce" style:family="text">
      <style:text-properties style:font-name="Arial" style:font-name-complex="Arial" fo:font-weight="bold" style:font-weight-asian="bold"/>
    </style:style>
    <style:style style:name="T203" style:parent-style-name="Standardnípísmoodstavce" style:family="text">
      <style:text-properties style:font-name="Arial" style:font-name-complex="Arial" fo:font-weight="bold" style:font-weight-asian="bold"/>
    </style:style>
    <style:style style:name="T204" style:parent-style-name="Standardnípísmoodstavce" style:family="text">
      <style:text-properties style:font-name="Arial" style:font-name-complex="Arial" fo:font-weight="bold" style:font-weight-asian="bold"/>
    </style:style>
    <style:style style:name="T205" style:parent-style-name="Standardnípísmoodstavce" style:family="text">
      <style:text-properties style:font-name="Arial" style:font-name-complex="Arial" fo:font-weight="bold" style:font-weight-asian="bold"/>
    </style:style>
    <style:style style:name="T206" style:parent-style-name="Standardnípísmoodstavce" style:family="text">
      <style:text-properties style:font-name="Arial" style:font-name-complex="Arial" fo:font-weight="bold" style:font-weight-asian="bold"/>
    </style:style>
    <style:style style:name="T207" style:parent-style-name="Standardnípísmoodstavce" style:family="text">
      <style:text-properties style:font-name="Arial" style:font-name-complex="Arial" fo:font-weight="bold" style:font-weight-asian="bold"/>
    </style:style>
    <style:style style:name="P208" style:parent-style-name="Normální" style:family="paragraph">
      <style:paragraph-properties fo:margin-bottom="0in"/>
    </style:style>
    <style:style style:name="T209" style:parent-style-name="Standardnípísmoodstavce" style:family="text">
      <style:text-properties style:font-name="Arial" style:font-name-complex="Arial" fo:font-weight="bold" style:font-weight-asian="bold"/>
    </style:style>
    <style:style style:name="T210" style:parent-style-name="Standardnípísmoodstavce" style:family="text">
      <style:text-properties style:font-name="Arial" style:font-name-complex="Arial" fo:font-weight="bold" style:font-weight-asian="bold"/>
    </style:style>
    <style:style style:name="T211" style:parent-style-name="Standardnípísmoodstavce" style:family="text">
      <style:text-properties style:font-name="Arial" style:font-name-complex="Arial"/>
    </style:style>
    <style:style style:name="T212" style:parent-style-name="Standardnípísmoodstavce" style:family="text">
      <style:text-properties style:font-name="Arial" style:font-name-complex="Arial"/>
    </style:style>
    <style:style style:name="T213" style:parent-style-name="Standardnípísmoodstavce" style:family="text">
      <style:text-properties style:font-name="Arial" style:font-name-complex="Arial"/>
    </style:style>
    <style:style style:name="T214" style:parent-style-name="Standardnípísmoodstavce" style:family="text">
      <style:text-properties style:font-name="Arial" style:font-name-complex="Arial"/>
    </style:style>
    <style:style style:name="T215" style:parent-style-name="Standardnípísmoodstavce" style:family="text">
      <style:text-properties style:font-name="Arial" style:font-name-complex="Arial"/>
    </style:style>
    <style:style style:name="T216" style:parent-style-name="Standardnípísmoodstavce" style:family="text">
      <style:text-properties style:font-name="Arial" style:font-name-complex="Arial"/>
    </style:style>
    <style:style style:name="T217" style:parent-style-name="Standardnípísmoodstavce" style:family="text">
      <style:text-properties style:font-name="Arial" style:font-name-complex="Arial"/>
    </style:style>
    <style:style style:name="T218" style:parent-style-name="Standardnípísmoodstavce" style:family="text">
      <style:text-properties style:font-name="Arial" style:font-name-complex="Arial"/>
    </style:style>
    <style:style style:name="T219" style:parent-style-name="Standardnípísmoodstavce" style:family="text">
      <style:text-properties style:font-name="Arial" style:font-name-complex="Arial"/>
    </style:style>
    <style:style style:name="P220" style:parent-style-name="Normální" style:family="paragraph">
      <style:paragraph-properties fo:margin-bottom="0in"/>
      <style:text-properties style:font-name="Arial" style:font-name-complex="Arial"/>
    </style:style>
    <style:style style:name="P221" style:parent-style-name="Normální" style:family="paragraph">
      <style:paragraph-properties fo:margin-bottom="0in"/>
      <style:text-properties style:font-name="Arial" style:font-name-complex="Arial"/>
    </style:style>
    <style:style style:name="P222" style:parent-style-name="Normální" style:family="paragraph">
      <style:paragraph-properties fo:margin-bottom="0in"/>
    </style:style>
    <style:style style:name="T223" style:parent-style-name="Standardnípísmoodstavce" style:family="text">
      <style:text-properties style:font-name="Arial" style:font-name-complex="Arial"/>
    </style:style>
    <style:style style:name="T224" style:parent-style-name="Standardnípísmoodstavce" style:family="text">
      <style:text-properties style:font-name="Arial" style:font-name-complex="Arial"/>
    </style:style>
    <style:style style:name="T225" style:parent-style-name="Standardnípísmoodstavce" style:family="text">
      <style:text-properties style:font-name="Arial" style:font-name-complex="Arial" fo:font-weight="bold" style:font-weight-asian="bold"/>
    </style:style>
    <style:style style:name="T226" style:parent-style-name="Standardnípísmoodstavce" style:family="text">
      <style:text-properties style:font-name="Arial" style:font-name-complex="Arial" fo:font-weight="bold" style:font-weight-asian="bold"/>
    </style:style>
    <style:style style:name="T227" style:parent-style-name="Standardnípísmoodstavce" style:family="text">
      <style:text-properties style:font-name="Arial" style:font-name-complex="Arial" fo:font-weight="bold" style:font-weight-asian="bold"/>
    </style:style>
    <style:style style:name="T228" style:parent-style-name="Standardnípísmoodstavce" style:family="text">
      <style:text-properties style:font-name="Arial" style:font-name-complex="Arial" fo:font-weight="bold" style:font-weight-asian="bold"/>
    </style:style>
    <style:style style:name="T229" style:parent-style-name="Standardnípísmoodstavce" style:family="text">
      <style:text-properties style:font-name="Arial" style:font-name-complex="Arial" fo:font-weight="bold" style:font-weight-asian="bold"/>
    </style:style>
    <style:style style:name="T230" style:parent-style-name="Standardnípísmoodstavce" style:family="text">
      <style:text-properties style:font-name="Arial" style:font-name-complex="Arial" fo:font-weight="bold" style:font-weight-asian="bold"/>
    </style:style>
    <style:style style:name="T231" style:parent-style-name="Standardnípísmoodstavce" style:family="text">
      <style:text-properties style:font-name="Arial" style:font-name-complex="Arial" fo:font-weight="bold" style:font-weight-asian="bold"/>
    </style:style>
    <style:style style:name="T232" style:parent-style-name="Standardnípísmoodstavce" style:family="text">
      <style:text-properties style:font-name="Arial" style:font-name-complex="Arial" fo:font-weight="bold" style:font-weight-asian="bold"/>
    </style:style>
    <style:style style:name="T233" style:parent-style-name="Standardnípísmoodstavce" style:family="text">
      <style:text-properties style:font-name="Arial" style:font-name-complex="Arial" fo:font-weight="bold" style:font-weight-asian="bold"/>
    </style:style>
    <style:style style:name="T234" style:parent-style-name="Standardnípísmoodstavce" style:family="text">
      <style:text-properties style:font-name="Arial" style:font-name-complex="Arial" fo:font-weight="bold" style:font-weight-asian="bold"/>
    </style:style>
    <style:style style:name="T235" style:parent-style-name="Standardnípísmoodstavce" style:family="text">
      <style:text-properties style:font-name="Arial" style:font-name-complex="Arial" fo:font-weight="bold" style:font-weight-asian="bold"/>
    </style:style>
    <style:style style:name="P236" style:parent-style-name="Normální" style:family="paragraph">
      <style:paragraph-properties fo:margin-bottom="0in"/>
    </style:style>
    <style:style style:name="T237" style:parent-style-name="Standardnípísmoodstavce" style:family="text">
      <style:text-properties style:font-name="Arial" style:font-name-complex="Arial" fo:font-weight="bold" style:font-weight-asian="bold"/>
    </style:style>
    <style:style style:name="T238" style:parent-style-name="Standardnípísmoodstavce" style:family="text">
      <style:text-properties style:font-name="Arial" style:font-name-complex="Arial" fo:font-weight="bold" style:font-weight-asian="bold"/>
    </style:style>
    <style:style style:name="T239" style:parent-style-name="Standardnípísmoodstavce" style:family="text">
      <style:text-properties style:font-name="Arial" style:font-name-complex="Arial"/>
    </style:style>
    <style:style style:name="T240" style:parent-style-name="Standardnípísmoodstavce" style:family="text">
      <style:text-properties style:font-name="Arial" style:font-name-complex="Arial"/>
    </style:style>
    <style:style style:name="T241" style:parent-style-name="Standardnípísmoodstavce" style:family="text">
      <style:text-properties style:font-name="Arial" style:font-name-complex="Arial"/>
    </style:style>
    <style:style style:name="T242" style:parent-style-name="Standardnípísmoodstavce" style:family="text">
      <style:text-properties style:font-name="Arial" style:font-name-complex="Arial"/>
    </style:style>
    <style:style style:name="T243" style:parent-style-name="Standardnípísmoodstavce" style:family="text">
      <style:text-properties style:font-name="Arial" style:font-name-complex="Arial"/>
    </style:style>
    <style:style style:name="T244" style:parent-style-name="Standardnípísmoodstavce" style:family="text">
      <style:text-properties style:font-name="Arial" style:font-name-complex="Arial"/>
    </style:style>
    <style:style style:name="T245" style:parent-style-name="Standardnípísmoodstavce" style:family="text">
      <style:text-properties style:font-name="Arial" style:font-name-complex="Arial"/>
    </style:style>
    <style:style style:name="T246" style:parent-style-name="Standardnípísmoodstavce" style:family="text">
      <style:text-properties style:font-name="Arial" style:font-name-complex="Arial"/>
    </style:style>
    <style:style style:name="T247" style:parent-style-name="Standardnípísmoodstavce" style:family="text">
      <style:text-properties style:font-name="Arial" style:font-name-complex="Arial"/>
    </style:style>
    <style:style style:name="T248" style:parent-style-name="Standardnípísmoodstavce" style:family="text">
      <style:text-properties style:font-name="Arial" style:font-name-complex="Arial"/>
    </style:style>
    <style:style style:name="P249" style:parent-style-name="Normální" style:family="paragraph">
      <style:paragraph-properties fo:margin-bottom="0in"/>
      <style:text-properties style:font-name="Arial" style:font-name-complex="Arial"/>
    </style:style>
    <style:style style:name="P250" style:parent-style-name="Normální" style:family="paragraph">
      <style:paragraph-properties fo:margin-bottom="0in" fo:margin-left="0.4916in" fo:text-indent="0.4916in">
        <style:tab-stops/>
      </style:paragraph-properties>
      <style:text-properties style:font-name="Arial" style:font-name-complex="Arial"/>
    </style:style>
    <style:style style:name="P251" style:parent-style-name="Normální" style:family="paragraph">
      <style:paragraph-properties fo:margin-bottom="0in"/>
      <style:text-properties style:font-name="Arial" style:font-name-complex="Arial"/>
    </style:style>
    <style:style style:name="P252" style:parent-style-name="Normální" style:family="paragraph">
      <style:paragraph-properties fo:margin-bottom="0in"/>
    </style:style>
    <style:style style:name="T253" style:parent-style-name="Standardnípísmoodstavce" style:family="text">
      <style:text-properties style:font-name="Arial" style:font-name-complex="Arial"/>
    </style:style>
    <style:style style:name="T254" style:parent-style-name="Standardnípísmoodstavce" style:family="text">
      <style:text-properties style:font-name="Arial" style:font-name-complex="Arial"/>
    </style:style>
    <style:style style:name="T255" style:parent-style-name="Standardnípísmoodstavce" style:family="text">
      <style:text-properties style:font-name="Arial" style:font-name-complex="Arial"/>
    </style:style>
    <style:style style:name="T256" style:parent-style-name="Standardnípísmoodstavce" style:family="text">
      <style:text-properties style:font-name="Arial" style:font-name-complex="Arial"/>
    </style:style>
    <style:style style:name="T257" style:parent-style-name="Standardnípísmoodstavce" style:family="text">
      <style:text-properties style:font-name="Arial" style:font-name-complex="Arial"/>
    </style:style>
    <style:style style:name="T258" style:parent-style-name="Standardnípísmoodstavce" style:family="text">
      <style:text-properties style:font-name="Arial" style:font-name-complex="Arial"/>
    </style:style>
    <style:style style:name="T259" style:parent-style-name="Standardnípísmoodstavce" style:family="text">
      <style:text-properties style:font-name="Arial" style:font-name-complex="Arial"/>
    </style:style>
    <style:style style:name="T260" style:parent-style-name="Standardnípísmoodstavce" style:family="text">
      <style:text-properties style:font-name="Arial" style:font-name-complex="Arial"/>
    </style:style>
    <style:style style:name="T261" style:parent-style-name="Standardnípísmoodstavce" style:family="text">
      <style:text-properties style:font-name="Arial" style:font-name-complex="Arial"/>
    </style:style>
    <style:style style:name="T262" style:parent-style-name="Standardnípísmoodstavce" style:family="text">
      <style:text-properties style:font-name="Arial" style:font-name-complex="Arial"/>
    </style:style>
    <style:style style:name="T263" style:parent-style-name="Standardnípísmoodstavce" style:family="text">
      <style:text-properties style:font-name="Arial" style:font-name-complex="Arial"/>
    </style:style>
    <style:style style:name="T264" style:parent-style-name="Standardnípísmoodstavce" style:family="text">
      <style:text-properties style:font-name="Arial" style:font-name-complex="Arial" fo:font-weight="bold" style:font-weight-asian="bold"/>
    </style:style>
    <style:style style:name="T265" style:parent-style-name="Standardnípísmoodstavce" style:family="text">
      <style:text-properties style:font-name="Arial" style:font-name-complex="Arial" fo:font-weight="bold" style:font-weight-asian="bold"/>
    </style:style>
    <style:style style:name="P266" style:parent-style-name="Normální" style:family="paragraph">
      <style:paragraph-properties fo:margin-bottom="0.0833in" fo:line-height="100%"/>
      <style:text-properties style:font-name="Arial" style:font-name-complex="Arial"/>
    </style:style>
    <style:style style:name="P267" style:parent-style-name="Normální" style:family="paragraph">
      <style:paragraph-properties fo:margin-bottom="0.0833in" fo:line-height="100%"/>
      <style:text-properties style:font-name="Arial" style:font-name-complex="Arial"/>
    </style:style>
    <style:style style:name="P268" style:parent-style-name="Normální" style:family="paragraph">
      <style:paragraph-properties fo:break-before="page" fo:text-align="center" fo:margin-top="0.0833in" fo:margin-bottom="0in" fo:line-height="100%"/>
    </style:style>
    <style:style style:name="T269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P270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 fo:color="#31849B" fo:font-size="6pt" style:font-size-asian="6pt" style:font-size-complex="6pt"/>
    </style:style>
    <style:style style:name="P271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 fo:color="#31849B"/>
    </style:style>
    <style:style style:name="P272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273" style:parent-style-name="Normální" style:family="paragraph">
      <style:paragraph-properties fo:text-align="justify" fo:margin-top="0.0833in" fo:margin-bottom="0in" fo:line-height="100%"/>
    </style:style>
    <style:style style:name="T274" style:parent-style-name="Standardnípísmoodstavce" style:family="text">
      <style:text-properties style:font-name="Arial" style:font-name-complex="Arial"/>
    </style:style>
    <style:style style:name="T275" style:parent-style-name="Standardnípísmoodstavce" style:family="text">
      <style:text-properties style:font-name="Arial" style:font-name-complex="Arial"/>
    </style:style>
    <style:style style:name="T276" style:parent-style-name="Značkapozn.podčarou" style:family="text">
      <style:text-properties style:font-name="Arial" style:font-name-complex="Arial"/>
    </style:style>
    <style:style style:name="P277" style:parent-style-name="Textpozn.podčarou" style:family="paragraph">
      <style:paragraph-properties fo:text-align="justify" fo:margin-bottom="0in" fo:line-height="100%"/>
    </style:style>
    <style:style style:name="T278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79" style:parent-style-name="Standardnípísmoodstavce" style:family="text">
      <style:text-properties style:font-name="Arial" style:font-name-complex="Arial"/>
    </style:style>
    <style:style style:name="T280" style:parent-style-name="Standardnípísmoodstavce" style:family="text">
      <style:text-properties style:font-name="Arial" style:font-name-complex="Arial"/>
    </style:style>
    <style:style style:name="T281" style:parent-style-name="Standardnípísmoodstavce" style:family="text">
      <style:text-properties style:font-name="Arial" style:font-name-complex="Arial"/>
    </style:style>
    <style:style style:name="P282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283" style:parent-style-name="Normální" style:family="paragraph">
      <style:paragraph-properties fo:text-align="justify" fo:margin-top="0.0833in" fo:margin-bottom="0in" fo:line-height="100%"/>
    </style:style>
    <style:style style:name="T284" style:parent-style-name="Standardnípísmoodstavce" style:family="text">
      <style:text-properties style:font-name="Arial" style:font-name-complex="Arial"/>
    </style:style>
    <style:style style:name="T285" style:parent-style-name="Standardnípísmoodstavce" style:family="text">
      <style:text-properties style:font-name="Arial" style:font-name-complex="Arial"/>
    </style:style>
    <style:style style:name="T286" style:parent-style-name="Standardnípísmoodstavce" style:family="text">
      <style:text-properties style:font-name="Arial" style:font-name-complex="Arial"/>
    </style:style>
    <style:style style:name="T287" style:parent-style-name="Standardnípísmoodstavce" style:family="text">
      <style:text-properties style:font-name="Arial" style:font-name-complex="Arial"/>
    </style:style>
    <style:style style:name="T288" style:parent-style-name="Značkapozn.podčarou" style:family="text">
      <style:text-properties style:font-name="Arial" style:font-name-complex="Arial"/>
    </style:style>
    <style:style style:name="P289" style:parent-style-name="Textpozn.podčarou" style:family="paragraph">
      <style:paragraph-properties fo:text-align="justify" fo:margin-bottom="0in" fo:line-height="100%"/>
    </style:style>
    <style:style style:name="T290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9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92" style:parent-style-name="Standardnípísmoodstavce" style:family="text">
      <style:text-properties fo:font-size="9pt" style:font-size-asian="9pt" style:font-size-complex="9pt"/>
    </style:style>
    <style:style style:name="T29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94" style:parent-style-name="Standardnípísmoodstavce" style:family="text">
      <style:text-properties style:font-name="Arial" style:font-name-complex="Arial"/>
    </style:style>
    <style:style style:name="T295" style:parent-style-name="Standardnípísmoodstavce" style:family="text">
      <style:text-properties style:font-name="Arial" style:font-name-complex="Arial"/>
    </style:style>
    <style:style style:name="P296" style:parent-style-name="Normální" style:family="paragraph">
      <style:paragraph-properties fo:text-align="justify" fo:margin-bottom="0in" fo:line-height="100%"/>
    </style:style>
    <style:style style:name="T297" style:parent-style-name="Standardnípísmoodstavce" style:family="text">
      <style:text-properties style:font-name="Arial" style:font-name-complex="Arial"/>
    </style:style>
    <style:style style:name="T298" style:parent-style-name="Standardnípísmoodstavce" style:family="text">
      <style:text-properties style:font-name="Arial" style:font-name-complex="Arial"/>
    </style:style>
    <style:style style:name="T299" style:parent-style-name="Standardnípísmoodstavce" style:family="text">
      <style:text-properties style:font-name="Arial" style:font-name-complex="Arial"/>
    </style:style>
    <style:style style:name="T300" style:parent-style-name="Standardnípísmoodstavce" style:family="text">
      <style:text-properties style:font-name="Arial" style:font-name-complex="Arial"/>
    </style:style>
    <style:style style:name="T30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02" style:parent-style-name="Standardnípísmoodstavce" style:family="text">
      <style:text-properties style:font-name="Arial" style:font-name-complex="Arial"/>
    </style:style>
    <style:style style:name="T303" style:parent-style-name="Standardnípísmoodstavce" style:family="text">
      <style:text-properties style:font-name="Arial" style:font-name-complex="Arial"/>
    </style:style>
    <style:style style:name="T304" style:parent-style-name="Standardnípísmoodstavce" style:family="text">
      <style:text-properties style:font-name="Arial" style:font-name-complex="Arial"/>
    </style:style>
    <style:style style:name="T305" style:parent-style-name="Standardnípísmoodstavce" style:family="text">
      <style:text-properties style:font-name="Arial" style:font-name-complex="Arial"/>
    </style:style>
    <style:style style:name="T306" style:parent-style-name="Standardnípísmoodstavce" style:family="text">
      <style:text-properties style:font-name="Arial" style:font-name-complex="Arial"/>
    </style:style>
    <style:style style:name="T307" style:parent-style-name="Standardnípísmoodstavce" style:family="text">
      <style:text-properties style:font-name="Arial" style:font-name-complex="Arial"/>
    </style:style>
    <style:style style:name="P308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P30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31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 fo:font-size="6pt" style:font-size-asian="6pt" style:font-size-complex="6pt"/>
    </style:style>
    <style:style style:name="P311" style:parent-style-name="Normální" style:family="paragraph">
      <style:paragraph-properties fo:text-align="justify" fo:margin-bottom="0in" fo:line-height="100%"/>
    </style:style>
    <style:style style:name="T312" style:parent-style-name="Standardnípísmoodstavce" style:family="text">
      <style:text-properties style:font-name="Arial" style:font-name-complex="Arial"/>
    </style:style>
    <style:style style:name="T313" style:parent-style-name="Standardnípísmoodstavce" style:family="text">
      <style:text-properties style:font-name="Arial" style:font-name-complex="Arial"/>
    </style:style>
    <style:style style:name="T314" style:parent-style-name="Standardnípísmoodstavce" style:family="text">
      <style:text-properties style:font-name="Arial" style:font-name-complex="Arial"/>
    </style:style>
    <style:style style:name="T315" style:parent-style-name="Standardnípísmoodstavce" style:family="text">
      <style:text-properties style:font-name="Arial" style:font-name-complex="Arial"/>
    </style:style>
    <style:style style:name="T316" style:parent-style-name="Standardnípísmoodstavce" style:family="text">
      <style:text-properties style:font-name="Arial" style:font-name-complex="Arial"/>
    </style:style>
    <style:style style:name="T317" style:parent-style-name="Standardnípísmoodstavce" style:family="text">
      <style:text-properties style:font-name="Arial" style:font-name-complex="Arial"/>
    </style:style>
    <style:style style:name="T318" style:parent-style-name="Standardnípísmoodstavce" style:family="text">
      <style:text-properties style:font-name="Arial" style:font-name-complex="Arial"/>
    </style:style>
    <style:style style:name="T319" style:parent-style-name="Standardnípísmoodstavce" style:family="text">
      <style:text-properties style:font-name="Arial" style:font-name-complex="Arial"/>
    </style:style>
    <style:style style:name="T320" style:parent-style-name="Standardnípísmoodstavce" style:family="text">
      <style:text-properties style:font-name="Arial" style:font-name-complex="Arial"/>
    </style:style>
    <style:style style:name="T321" style:parent-style-name="Standardnípísmoodstavce" style:family="text">
      <style:text-properties style:font-name="Arial" style:font-name-complex="Arial"/>
    </style:style>
    <style:style style:name="T322" style:parent-style-name="Standardnípísmoodstavce" style:family="text">
      <style:text-properties style:font-name="Arial" style:font-name-complex="Arial"/>
    </style:style>
    <style:style style:name="T323" style:parent-style-name="Standardnípísmoodstavce" style:family="text">
      <style:text-properties style:font-name="Arial" style:font-name-complex="Arial"/>
    </style:style>
    <style:style style:name="T324" style:parent-style-name="Standardnípísmoodstavce" style:family="text">
      <style:text-properties style:font-name="Arial" style:font-name-complex="Arial"/>
    </style:style>
    <style:style style:name="T325" style:parent-style-name="Standardnípísmoodstavce" style:family="text">
      <style:text-properties style:font-name="Arial" style:font-name-complex="Arial"/>
    </style:style>
    <style:style style:name="T326" style:parent-style-name="Standardnípísmoodstavce" style:family="text">
      <style:text-properties style:font-name="Arial" style:font-name-complex="Arial"/>
    </style:style>
    <style:style style:name="T327" style:parent-style-name="Standardnípísmoodstavce" style:family="text">
      <style:text-properties style:font-name="Arial" style:font-name-complex="Arial"/>
    </style:style>
    <style:style style:name="T328" style:parent-style-name="Standardnípísmoodstavce" style:family="text">
      <style:text-properties style:font-name="Arial" style:font-name-complex="Arial"/>
    </style:style>
    <style:style style:name="T329" style:parent-style-name="Standardnípísmoodstavce" style:family="text">
      <style:text-properties style:font-name="Arial" style:font-name-complex="Arial"/>
    </style:style>
    <style:style style:name="T330" style:parent-style-name="Standardnípísmoodstavce" style:family="text">
      <style:text-properties style:font-name="Arial" style:font-name-complex="Arial"/>
    </style:style>
    <style:style style:name="T331" style:parent-style-name="Standardnípísmoodstavce" style:family="text">
      <style:text-properties style:font-name="Arial" style:font-name-complex="Arial"/>
    </style:style>
    <style:style style:name="T332" style:parent-style-name="Značkapozn.podčarou" style:family="text">
      <style:text-properties style:font-name="Arial" style:font-name-complex="Arial"/>
    </style:style>
    <style:style style:name="P333" style:parent-style-name="Textpozn.podčarou" style:family="paragraph">
      <style:paragraph-properties fo:text-align="justify" fo:margin-bottom="0in" fo:line-height="100%"/>
    </style:style>
    <style:style style:name="T334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335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336" style:parent-style-name="Standardnípísmoodstavce" style:family="text">
      <style:text-properties style:font-name="Arial" style:font-name-complex="Arial"/>
    </style:style>
    <style:style style:name="T337" style:parent-style-name="Standardnípísmoodstavce" style:family="text">
      <style:text-properties style:font-name="Arial" style:font-name-complex="Arial"/>
    </style:style>
    <style:style style:name="T338" style:parent-style-name="Standardnípísmoodstavce" style:family="text">
      <style:text-properties style:font-name="Arial" style:font-name-complex="Arial"/>
    </style:style>
    <style:style style:name="T339" style:parent-style-name="Standardnípísmoodstavce" style:family="text">
      <style:text-properties style:font-name="Arial" style:font-name-complex="Arial"/>
    </style:style>
    <style:style style:name="T340" style:parent-style-name="Standardnípísmoodstavce" style:family="text">
      <style:text-properties style:font-name="Arial" style:font-name-complex="Arial"/>
    </style:style>
    <style:style style:name="T341" style:parent-style-name="Značkapozn.podčarou" style:family="text">
      <style:text-properties style:font-name="Arial" style:font-name-complex="Arial"/>
    </style:style>
    <style:style style:name="P342" style:parent-style-name="Textpozn.podčarou" style:family="paragraph">
      <style:paragraph-properties fo:text-align="justify" fo:margin-bottom="0in" fo:line-height="100%"/>
    </style:style>
    <style:style style:name="T343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34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P345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P346" style:parent-style-name="Textpozn.podčarou" style:family="paragraph">
      <style:paragraph-properties fo:text-align="justify" fo:margin-bottom="0in" fo:line-height="100%"/>
      <style:text-properties style:font-name="Arial" style:font-name-complex="Arial" fo:font-size="11pt" style:font-size-asian="11pt" style:font-size-complex="11pt" fo:language="cs" fo:country="CZ"/>
    </style:style>
    <style:style style:name="P34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 fo:font-size="6pt" style:font-size-asian="6pt" style:font-size-complex="6pt"/>
    </style:style>
    <style:style style:name="P34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34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 fo:font-size="6pt" style:font-size-asian="6pt" style:font-size-complex="6pt"/>
    </style:style>
    <style:style style:name="P350" style:parent-style-name="Normální" style:family="paragraph">
      <style:paragraph-properties fo:text-align="justify" fo:margin-bottom="0in" fo:line-height="100%"/>
    </style:style>
    <style:style style:name="T351" style:parent-style-name="Standardnípísmoodstavce" style:family="text">
      <style:text-properties style:font-name="Arial" style:font-name-complex="Arial"/>
    </style:style>
    <style:style style:name="T352" style:parent-style-name="Standardnípísmoodstavce" style:family="text">
      <style:text-properties style:font-name="Arial" style:font-name-complex="Arial"/>
    </style:style>
    <style:style style:name="T353" style:parent-style-name="Standardnípísmoodstavce" style:family="text">
      <style:text-properties style:font-name="Arial" style:font-name-complex="Arial"/>
    </style:style>
    <style:style style:name="T354" style:parent-style-name="Standardnípísmoodstavce" style:family="text">
      <style:text-properties style:font-name="Arial" style:font-name-complex="Arial"/>
    </style:style>
    <style:style style:name="T355" style:parent-style-name="Standardnípísmoodstavce" style:family="text">
      <style:text-properties style:font-name="Arial" style:font-name-complex="Arial"/>
    </style:style>
    <style:style style:name="T356" style:parent-style-name="Standardnípísmoodstavce" style:family="text">
      <style:text-properties style:font-name="Arial" style:font-name-complex="Arial"/>
    </style:style>
    <style:style style:name="T357" style:parent-style-name="Standardnípísmoodstavce" style:family="text">
      <style:text-properties style:font-name="Arial" style:font-name-complex="Arial"/>
    </style:style>
    <style:style style:name="T358" style:parent-style-name="Standardnípísmoodstavce" style:family="text">
      <style:text-properties style:font-name="Arial" style:font-name-complex="Arial"/>
    </style:style>
    <style:style style:name="T359" style:parent-style-name="Standardnípísmoodstavce" style:family="text">
      <style:text-properties style:font-name="Arial" style:font-name-complex="Arial"/>
    </style:style>
    <style:style style:name="T360" style:parent-style-name="Standardnípísmoodstavce" style:family="text">
      <style:text-properties style:font-name="Arial" style:font-name-complex="Arial"/>
    </style:style>
    <style:style style:name="T361" style:parent-style-name="Standardnípísmoodstavce" style:family="text">
      <style:text-properties style:font-name="Arial" style:font-name-complex="Arial"/>
    </style:style>
    <style:style style:name="T362" style:parent-style-name="Standardnípísmoodstavce" style:family="text">
      <style:text-properties style:font-name="Arial" style:font-name-complex="Arial"/>
    </style:style>
    <style:style style:name="T363" style:parent-style-name="Standardnípísmoodstavce" style:family="text">
      <style:text-properties style:font-name="Arial" style:font-name-complex="Arial"/>
    </style:style>
    <style:style style:name="T364" style:parent-style-name="Standardnípísmoodstavce" style:family="text">
      <style:text-properties style:font-name="Arial" style:font-name-complex="Arial"/>
    </style:style>
    <style:style style:name="T365" style:parent-style-name="Standardnípísmoodstavce" style:family="text">
      <style:text-properties style:font-name="Arial" style:font-name-complex="Arial"/>
    </style:style>
    <style:style style:name="T366" style:parent-style-name="Standardnípísmoodstavce" style:family="text">
      <style:text-properties style:font-name="Arial" style:font-name-complex="Arial"/>
    </style:style>
    <style:style style:name="T367" style:parent-style-name="Standardnípísmoodstavce" style:family="text">
      <style:text-properties style:font-name="Arial" style:font-name-complex="Arial"/>
    </style:style>
    <style:style style:name="T368" style:parent-style-name="Standardnípísmoodstavce" style:family="text">
      <style:text-properties style:font-name="Arial" style:font-name-complex="Arial"/>
    </style:style>
    <style:style style:name="T369" style:parent-style-name="Standardnípísmoodstavce" style:family="text">
      <style:text-properties style:font-name="Arial" style:font-name-complex="Arial"/>
    </style:style>
    <style:style style:name="T370" style:parent-style-name="Standardnípísmoodstavce" style:family="text">
      <style:text-properties style:font-name="Arial" style:font-name-complex="Arial"/>
    </style:style>
    <style:style style:name="T371" style:parent-style-name="Standardnípísmoodstavce" style:family="text">
      <style:text-properties style:font-name="Arial" style:font-name-complex="Arial"/>
    </style:style>
    <style:style style:name="T372" style:parent-style-name="Standardnípísmoodstavce" style:family="text">
      <style:text-properties style:font-name="Arial" style:font-name-complex="Arial"/>
    </style:style>
    <style:style style:name="T373" style:parent-style-name="Standardnípísmoodstavce" style:family="text">
      <style:text-properties style:font-name="Arial" style:font-name-complex="Arial"/>
    </style:style>
    <style:style style:name="T374" style:parent-style-name="Standardnípísmoodstavce" style:family="text">
      <style:text-properties style:font-name="Arial" style:font-name-complex="Arial"/>
    </style:style>
    <style:style style:name="T375" style:parent-style-name="Standardnípísmoodstavce" style:family="text">
      <style:text-properties style:font-name="Arial" style:font-name-complex="Arial" fo:font-weight="bold" style:font-weight-asian="bold"/>
    </style:style>
    <style:style style:name="T376" style:parent-style-name="Standardnípísmoodstavce" style:family="text">
      <style:text-properties style:font-name="Arial" style:font-name-complex="Arial" fo:font-weight="bold" style:font-weight-asian="bold"/>
    </style:style>
    <style:style style:name="T377" style:parent-style-name="Značkapozn.podčarou" style:family="text">
      <style:text-properties style:font-name="Arial" style:font-name-complex="Arial"/>
    </style:style>
    <style:style style:name="T378" style:parent-style-name="Standardnípísmoodstavce" style:family="text">
      <style:text-properties fo:language="cs" fo:country="CZ"/>
    </style:style>
    <style:style style:name="T379" style:parent-style-name="Standardnípísmoodstavce" style:family="text">
      <style:text-properties style:text-underline-type="single" style:text-underline-style="solid" style:text-underline-width="auto" style:text-underline-mode="continuous" fo:language="cs" fo:country="CZ"/>
    </style:style>
    <style:style style:name="T380" style:parent-style-name="Standardnípísmoodstavce" style:family="text">
      <style:text-properties fo:language="cs" fo:country="CZ"/>
    </style:style>
    <style:style style:name="T381" style:parent-style-name="Standardnípísmoodstavce" style:family="text">
      <style:text-properties style:font-name="Arial" style:font-name-complex="Arial"/>
    </style:style>
    <style:style style:name="T382" style:parent-style-name="Standardnípísmoodstavce" style:family="text">
      <style:text-properties style:font-name="Arial" style:font-name-complex="Arial"/>
    </style:style>
    <style:style style:name="T383" style:parent-style-name="Standardnípísmoodstavce" style:family="text">
      <style:text-properties style:font-name="Arial" style:font-name-complex="Arial"/>
    </style:style>
    <style:style style:name="T384" style:parent-style-name="Standardnípísmoodstavce" style:family="text">
      <style:text-properties style:font-name="Arial" style:font-name-complex="Arial"/>
    </style:style>
    <style:style style:name="T385" style:parent-style-name="Standardnípísmoodstavce" style:family="text">
      <style:text-properties style:font-name="Arial" style:font-name-complex="Arial"/>
    </style:style>
    <style:style style:name="T386" style:parent-style-name="Standardnípísmoodstavce" style:family="text">
      <style:text-properties style:font-name="Arial" style:font-name-complex="Arial"/>
    </style:style>
    <style:style style:name="T387" style:parent-style-name="Standardnípísmoodstavce" style:family="text">
      <style:text-properties style:font-name="Arial" style:font-name-complex="Arial"/>
    </style:style>
    <style:style style:name="T388" style:parent-style-name="Standardnípísmoodstavce" style:family="text">
      <style:text-properties style:font-name="Arial" style:font-name-complex="Arial"/>
    </style:style>
    <style:style style:name="T389" style:parent-style-name="Standardnípísmoodstavce" style:family="text">
      <style:text-properties style:font-name="Arial" style:font-name-complex="Arial"/>
    </style:style>
    <style:style style:name="T390" style:parent-style-name="Standardnípísmoodstavce" style:family="text">
      <style:text-properties style:font-name="Arial" style:font-name-complex="Arial"/>
    </style:style>
    <style:style style:name="T391" style:parent-style-name="Standardnípísmoodstavce" style:family="text">
      <style:text-properties style:font-name="Arial" style:font-name-complex="Arial"/>
    </style:style>
    <style:style style:name="T392" style:parent-style-name="Standardnípísmoodstavce" style:family="text">
      <style:text-properties style:font-name="Arial" style:font-name-complex="Arial"/>
    </style:style>
    <style:style style:name="T393" style:parent-style-name="Standardnípísmoodstavce" style:family="text">
      <style:text-properties style:font-name="Arial" style:font-name-complex="Arial"/>
    </style:style>
    <style:style style:name="T394" style:parent-style-name="Standardnípísmoodstavce" style:family="text">
      <style:text-properties style:font-name="Arial" style:font-name-complex="Arial"/>
    </style:style>
    <style:style style:name="T395" style:parent-style-name="Standardnípísmoodstavce" style:family="text">
      <style:text-properties style:font-name="Arial" style:font-name-complex="Arial"/>
    </style:style>
    <style:style style:name="T396" style:parent-style-name="Standardnípísmoodstavce" style:family="text">
      <style:text-properties style:font-name="Arial" style:font-name-complex="Arial"/>
    </style:style>
    <style:style style:name="P397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P39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399" style:parent-style-name="Normální" style:family="paragraph">
      <style:paragraph-properties fo:text-align="justify" fo:margin-bottom="0in" fo:line-height="100%"/>
      <style:text-properties style:font-name="Arial" style:font-name-complex="Arial" fo:color="#000000" fo:font-size="6pt" style:font-size-asian="6pt" style:font-size-complex="6pt"/>
    </style:style>
    <style:style style:name="P400" style:parent-style-name="Textpozn.podčarou" style:family="paragraph">
      <style:paragraph-properties fo:text-align="justify" fo:margin-bottom="0in" fo:line-height="100%"/>
    </style:style>
    <style:style style:name="T401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402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403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 fo:language="cs" fo:country="CZ"/>
    </style:style>
    <style:style style:name="T40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6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40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8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409" style:parent-style-name="Značkapozn.podčarou" style:family="text">
      <style:text-properties style:font-name="Arial" style:font-name-complex="Arial" fo:font-size="11pt" style:font-size-asian="11pt" style:font-size-complex="11pt"/>
    </style:style>
    <style:style style:name="P410" style:parent-style-name="Textpozn.podčarou" style:family="paragraph">
      <style:paragraph-properties fo:text-align="justify" fo:margin-bottom="0in" fo:line-height="100%"/>
    </style:style>
    <style:style style:name="T411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412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413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P414" style:parent-style-name="Textpozn.podčarou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 fo:language="cs" fo:country="CZ"/>
    </style:style>
    <style:style style:name="P41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416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TableColumn418" style:family="table-column">
      <style:table-column-properties style:column-width="3.875in"/>
    </style:style>
    <style:style style:name="TableColumn419" style:family="table-column">
      <style:table-column-properties style:column-width="2.2in"/>
    </style:style>
    <style:style style:name="Table417" style:family="table">
      <style:table-properties style:width="6.075in" fo:margin-left="0.075in" table:align="left"/>
    </style:style>
    <style:style style:name="TableRow420" style:family="table-row">
      <style:table-row-properties/>
    </style:style>
    <style:style style:name="TableCell421" style:family="table-cell">
      <style:table-cell-properties fo:border-top="0.0208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22" style:parent-style-name="Normální" style:family="paragraph">
      <style:paragraph-properties fo:margin-bottom="0in" fo:line-height="100%"/>
      <style:text-properties style:font-name="Arial" style:font-name-complex="Arial"/>
    </style:style>
    <style:style style:name="TableCell423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24" style:parent-style-name="Normální" style:family="paragraph">
      <style:paragraph-properties fo:text-align="center" fo:margin-bottom="0in" fo:line-height="100%"/>
    </style:style>
    <style:style style:name="T425" style:parent-style-name="Standardnípísmoodstavce" style:family="text">
      <style:text-properties style:font-name="Arial" style:font-name-complex="Arial" fo:font-weight="bold" style:font-weight-asian="bold"/>
    </style:style>
    <style:style style:name="T426" style:parent-style-name="Standardnípísmoodstavce" style:family="text">
      <style:text-properties style:font-name="Arial" style:font-name-complex="Arial" fo:font-weight="bold" style:font-weight-asian="bold"/>
    </style:style>
    <style:style style:name="TableRow427" style:family="table-row">
      <style:table-row-properties/>
    </style:style>
    <style:style style:name="TableCell428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29" style:parent-style-name="Normální" style:family="paragraph">
      <style:paragraph-properties fo:margin-bottom="0in" fo:line-height="100%"/>
    </style:style>
    <style:style style:name="T430" style:parent-style-name="Standardnípísmoodstavce" style:family="text">
      <style:text-properties style:font-name="Arial" style:font-name-complex="Arial" fo:font-weight="bold" style:font-weight-asian="bold"/>
    </style:style>
    <style:style style:name="T431" style:parent-style-name="Standardnípísmoodstavce" style:family="text">
      <style:text-properties style:font-name="Arial" style:font-name-complex="Arial"/>
    </style:style>
    <style:style style:name="T432" style:parent-style-name="Standardnípísmoodstavce" style:family="text">
      <style:text-properties style:font-name="Arial" style:font-name-complex="Arial"/>
    </style:style>
    <style:style style:name="TableCell433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3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435" style:family="table-row">
      <style:table-row-properties/>
    </style:style>
    <style:style style:name="TableCell436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37" style:parent-style-name="Normální" style:family="paragraph">
      <style:paragraph-properties fo:margin-bottom="0in" fo:line-height="100%" fo:text-indent="1in"/>
      <style:text-properties style:font-name="Arial" style:font-name-complex="Arial"/>
    </style:style>
    <style:style style:name="TableCell43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40" style:family="table-row">
      <style:table-row-properties/>
    </style:style>
    <style:style style:name="TableCell441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4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43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4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445" style:family="table-row">
      <style:table-row-properties/>
    </style:style>
    <style:style style:name="TableCell446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47" style:parent-style-name="Normální" style:family="paragraph">
      <style:paragraph-properties fo:margin-bottom="0in" fo:line-height="100%" fo:text-indent="1in"/>
    </style:style>
    <style:style style:name="T448" style:parent-style-name="Standardnípísmoodstavce" style:family="text">
      <style:text-properties style:font-name="Arial" style:font-name-complex="Arial"/>
    </style:style>
    <style:style style:name="T449" style:parent-style-name="Standardnípísmoodstavce" style:family="text">
      <style:text-properties style:font-name="Arial" style:font-name-complex="Arial" fo:font-weight="bold" style:font-weight-asian="bold"/>
    </style:style>
    <style:style style:name="T450" style:parent-style-name="Standardnípísmoodstavce" style:family="text">
      <style:text-properties style:font-name="Arial" style:font-name-complex="Arial"/>
    </style:style>
    <style:style style:name="TableCell451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5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53" style:family="table-row">
      <style:table-row-properties/>
    </style:style>
    <style:style style:name="TableCell454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55" style:parent-style-name="Normální" style:family="paragraph">
      <style:paragraph-properties fo:margin-bottom="0in" fo:line-height="100%" fo:text-indent="1in"/>
    </style:style>
    <style:style style:name="T456" style:parent-style-name="Standardnípísmoodstavce" style:family="text">
      <style:text-properties style:font-name="Arial" style:font-name-complex="Arial"/>
    </style:style>
    <style:style style:name="T457" style:parent-style-name="Standardnípísmoodstavce" style:family="text">
      <style:text-properties style:font-name="Arial" style:font-name-complex="Arial" fo:font-weight="bold" style:font-weight-asian="bold"/>
    </style:style>
    <style:style style:name="T458" style:parent-style-name="Standardnípísmoodstavce" style:family="text">
      <style:text-properties style:font-name="Arial" style:font-name-complex="Arial"/>
    </style:style>
    <style:style style:name="TableCell459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61" style:family="table-row">
      <style:table-row-properties/>
    </style:style>
    <style:style style:name="TableCell462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63" style:parent-style-name="Normální" style:family="paragraph">
      <style:paragraph-properties fo:margin-bottom="0in" fo:line-height="100%" fo:text-indent="1in"/>
    </style:style>
    <style:style style:name="T464" style:parent-style-name="Standardnípísmoodstavce" style:family="text">
      <style:text-properties style:font-name="Arial" style:font-name-complex="Arial"/>
    </style:style>
    <style:style style:name="T465" style:parent-style-name="Standardnípísmoodstavce" style:family="text">
      <style:text-properties style:font-name="Arial" style:font-name-complex="Arial" fo:font-weight="bold" style:font-weight-asian="bold"/>
    </style:style>
    <style:style style:name="T466" style:parent-style-name="Standardnípísmoodstavce" style:family="text">
      <style:text-properties style:font-name="Arial" style:font-name-complex="Arial"/>
    </style:style>
    <style:style style:name="TableCell46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Row469" style:family="table-row">
      <style:table-row-properties/>
    </style:style>
    <style:style style:name="TableCell470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P471" style:parent-style-name="Normální" style:family="paragraph">
      <style:paragraph-properties fo:margin-bottom="0in" fo:line-height="100%" fo:text-indent="1in"/>
    </style:style>
    <style:style style:name="T472" style:parent-style-name="Standardnípísmoodstavce" style:family="text">
      <style:text-properties style:font-name="Arial" style:font-name-complex="Arial"/>
    </style:style>
    <style:style style:name="T473" style:parent-style-name="Standardnípísmoodstavce" style:family="text">
      <style:text-properties style:font-name="Arial" style:font-name-complex="Arial" fo:font-weight="bold" style:font-weight-asian="bold"/>
    </style:style>
    <style:style style:name="T474" style:parent-style-name="Standardnípísmoodstavce" style:family="text">
      <style:text-properties style:font-name="Arial" style:font-name-complex="Arial"/>
    </style:style>
    <style:style style:name="TableCell475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4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P477" style:parent-style-name="Normální" style:family="paragraph">
      <style:paragraph-properties fo:text-align="justify" fo:margin-bottom="0in" fo:line-height="100%"/>
      <style:text-properties style:font-name="Arial" style:font-name-complex="Arial" fo:color="#000000"/>
    </style:style>
    <style:style style:name="P478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 fo:color="#31849B"/>
    </style:style>
    <style:style style:name="P479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480" style:parent-style-name="Normální" style:master-page-name="MP2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fo:color="#31849B"/>
    </style:style>
    <style:style style:name="P48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TableColumn487" style:family="table-column">
      <style:table-column-properties style:column-width="6.4736in"/>
    </style:style>
    <style:style style:name="Table486" style:family="table">
      <style:table-properties style:width="6.4736in" fo:margin-left="0in" table:align="left"/>
    </style:style>
    <style:style style:name="TableRow488" style:family="table-row">
      <style:table-row-properties style:min-row-height="0.2756in"/>
    </style:style>
    <style:style style:name="TableCell48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90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494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495" style:parent-style-name="Normální" style:family="paragraph">
      <style:paragraph-properties fo:text-align="justify" fo:margin-top="0.0833in" fo:margin-bottom="0in" fo:line-height="100%"/>
    </style:style>
    <style:style style:name="T496" style:parent-style-name="Standardnípísmoodstavce" style:family="text">
      <style:text-properties style:font-name="Arial" style:font-name-complex="Arial"/>
    </style:style>
    <style:style style:name="T497" style:parent-style-name="Standardnípísmoodstavce" style:family="text">
      <style:text-properties style:font-name="Arial" style:font-name-complex="Arial"/>
    </style:style>
    <style:style style:name="T498" style:parent-style-name="Standardnípísmoodstavce" style:family="text">
      <style:text-properties style:font-name="Arial" style:font-name-complex="Arial"/>
    </style:style>
    <style:style style:name="T499" style:parent-style-name="Standardnípísmoodstavce" style:family="text">
      <style:text-properties style:font-name="Arial" style:font-name-complex="Arial"/>
    </style:style>
    <style:style style:name="T500" style:parent-style-name="Standardnípísmoodstavce" style:family="text">
      <style:text-properties style:font-name="Arial" style:font-name-complex="Arial"/>
    </style:style>
    <style:style style:name="T501" style:parent-style-name="Standardnípísmoodstavce" style:family="text">
      <style:text-properties style:font-name="Arial" style:font-name-complex="Arial"/>
    </style:style>
    <style:style style:name="T502" style:parent-style-name="Standardnípísmoodstavce" style:family="text">
      <style:text-properties style:font-name="Arial" style:font-name-complex="Arial"/>
    </style:style>
    <style:style style:name="T503" style:parent-style-name="Standardnípísmoodstavce" style:family="text">
      <style:text-properties style:font-name="Arial" style:font-name-complex="Arial"/>
    </style:style>
    <style:style style:name="T504" style:parent-style-name="Standardnípísmoodstavce" style:family="text">
      <style:text-properties style:font-name="Arial" style:font-name-complex="Arial"/>
    </style:style>
    <style:style style:name="T505" style:parent-style-name="Standardnípísmoodstavce" style:family="text">
      <style:text-properties style:font-name="Arial" style:font-name-complex="Arial"/>
    </style:style>
    <style:style style:name="T50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07" style:parent-style-name="Standardnípísmoodstavce" style:family="text">
      <style:text-properties style:font-name="Arial" style:font-name-complex="Arial"/>
    </style:style>
    <style:style style:name="T508" style:parent-style-name="Standardnípísmoodstavce" style:family="text">
      <style:text-properties style:font-name="Arial" style:font-name-complex="Arial"/>
    </style:style>
    <style:style style:name="T509" style:parent-style-name="Standardnípísmoodstavce" style:family="text">
      <style:text-properties style:font-name="Arial" style:font-name-complex="Arial"/>
    </style:style>
    <style:style style:name="T510" style:parent-style-name="Standardnípísmoodstavce" style:family="text">
      <style:text-properties style:font-name="Arial" style:font-name-complex="Arial"/>
    </style:style>
    <style:style style:name="T511" style:parent-style-name="Standardnípísmoodstavce" style:family="text">
      <style:text-properties style:font-name="Arial" style:font-name-complex="Arial"/>
    </style:style>
    <style:style style:name="T512" style:parent-style-name="Standardnípísmoodstavce" style:family="text">
      <style:text-properties style:font-name="Arial" style:font-name-complex="Arial"/>
    </style:style>
    <style:style style:name="T513" style:parent-style-name="Standardnípísmoodstavce" style:family="text">
      <style:text-properties style:font-name="Arial" style:font-name-complex="Arial"/>
    </style:style>
    <style:style style:name="T514" style:parent-style-name="Standardnípísmoodstavce" style:family="text">
      <style:text-properties style:font-name="Arial" style:font-name-complex="Arial" fo:font-weight="bold" style:font-weight-asian="bold"/>
    </style:style>
    <style:style style:name="T515" style:parent-style-name="Standardnípísmoodstavce" style:family="text">
      <style:text-properties style:font-name="Arial" style:font-name-complex="Arial" fo:font-weight="bold" style:font-weight-asian="bold"/>
    </style:style>
    <style:style style:name="T516" style:parent-style-name="Standardnípísmoodstavce" style:family="text">
      <style:text-properties style:font-name="Arial" style:font-name-complex="Arial" fo:font-weight="bold" style:font-weight-asian="bold"/>
    </style:style>
    <style:style style:name="T517" style:parent-style-name="Standardnípísmoodstavce" style:family="text">
      <style:text-properties style:font-name="Arial" style:font-name-complex="Arial" fo:font-weight="bold" style:font-weight-asian="bold"/>
    </style:style>
    <style:style style:name="P518" style:parent-style-name="Normální" style:family="paragraph">
      <style:paragraph-properties fo:text-align="justify" fo:margin-top="0.0833in" fo:margin-bottom="0in" fo:line-height="100%"/>
    </style:style>
    <style:style style:name="T519" style:parent-style-name="Standardnípísmoodstavce" style:family="text">
      <style:text-properties style:font-name="Arial" style:font-name-complex="Arial"/>
    </style:style>
    <style:style style:name="T520" style:parent-style-name="Standardnípísmoodstavce" style:family="text">
      <style:text-properties style:font-name="Arial" style:font-name-complex="Arial"/>
    </style:style>
    <style:style style:name="T52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2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23" style:parent-style-name="Standardnípísmoodstavce" style:family="text">
      <style:text-properties style:font-name="Arial" style:font-name-complex="Arial"/>
    </style:style>
    <style:style style:name="T524" style:parent-style-name="Standardnípísmoodstavce" style:family="text">
      <style:text-properties style:font-name="Arial" style:font-name-complex="Arial" fo:font-weight="bold" style:font-weight-asian="bold"/>
    </style:style>
    <style:style style:name="P525" style:parent-style-name="Normální" style:family="paragraph">
      <style:paragraph-properties fo:text-align="justify" fo:margin-top="0.0833in" fo:margin-bottom="0in" fo:line-height="100%"/>
    </style:style>
    <style:style style:name="T526" style:parent-style-name="Standardnípísmoodstavce" style:family="text">
      <style:text-properties style:font-name="Arial" style:font-name-complex="Arial"/>
    </style:style>
    <style:style style:name="T527" style:parent-style-name="Standardnípísmoodstavce" style:family="text">
      <style:text-properties style:font-name="Arial" style:font-name-complex="Arial"/>
    </style:style>
    <style:style style:name="T528" style:parent-style-name="Standardnípísmoodstavce" style:family="text">
      <style:text-properties style:font-name="Arial" style:font-name-complex="Arial"/>
    </style:style>
    <style:style style:name="T529" style:parent-style-name="Standardnípísmoodstavce" style:family="text">
      <style:text-properties style:font-name="Arial" style:font-name-complex="Arial"/>
    </style:style>
    <style:style style:name="T530" style:parent-style-name="Standardnípísmoodstavce" style:family="text">
      <style:text-properties style:font-name="Arial" style:font-name-complex="Arial"/>
    </style:style>
    <style:style style:name="T531" style:parent-style-name="Standardnípísmoodstavce" style:family="text">
      <style:text-properties style:font-name="Arial" style:font-name-complex="Arial"/>
    </style:style>
    <style:style style:name="T532" style:parent-style-name="Standardnípísmoodstavce" style:family="text">
      <style:text-properties style:font-name="Arial" style:font-name-complex="Arial"/>
    </style:style>
    <style:style style:name="T533" style:parent-style-name="Standardnípísmoodstavce" style:family="text">
      <style:text-properties style:font-name="Arial" style:font-name-complex="Arial"/>
    </style:style>
    <style:style style:name="T534" style:parent-style-name="Standardnípísmoodstavce" style:family="text">
      <style:text-properties style:font-name="Arial" style:font-name-complex="Arial"/>
    </style:style>
    <style:style style:name="T535" style:parent-style-name="Standardnípísmoodstavce" style:family="text">
      <style:text-properties style:font-name="Arial" style:font-name-complex="Arial"/>
    </style:style>
    <style:style style:name="T536" style:parent-style-name="Standardnípísmoodstavce" style:family="text">
      <style:text-properties style:font-name="Arial" style:font-name-complex="Arial" fo:font-weight="bold" style:font-weight-asian="bold"/>
    </style:style>
    <style:style style:name="P537" style:parent-style-name="Normální" style:family="paragraph">
      <style:paragraph-properties fo:text-align="justify" fo:margin-top="0.0833in" fo:margin-bottom="0in" fo:line-height="100%"/>
    </style:style>
    <style:style style:name="T538" style:parent-style-name="Standardnípísmoodstavce" style:family="text">
      <style:text-properties style:font-name="Arial" style:font-name-complex="Arial"/>
    </style:style>
    <style:style style:name="T539" style:parent-style-name="Standardnípísmoodstavce" style:family="text">
      <style:text-properties style:font-name="Arial" style:font-name-complex="Arial"/>
    </style:style>
    <style:style style:name="T540" style:parent-style-name="Standardnípísmoodstavce" style:family="text">
      <style:text-properties style:font-name="Arial" style:font-name-complex="Arial"/>
    </style:style>
    <style:style style:name="T541" style:parent-style-name="Standardnípísmoodstavce" style:family="text">
      <style:text-properties style:font-name="Arial" style:font-name-complex="Arial"/>
    </style:style>
    <style:style style:name="T542" style:parent-style-name="Standardnípísmoodstavce" style:family="text">
      <style:text-properties style:font-name="Arial" style:font-name-complex="Arial"/>
    </style:style>
    <style:style style:name="T543" style:parent-style-name="Standardnípísmoodstavce" style:family="text">
      <style:text-properties style:font-name="Arial" style:font-name-complex="Arial"/>
    </style:style>
    <style:style style:name="T54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4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4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4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4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4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50" style:parent-style-name="Standardnípísmoodstavce" style:family="text">
      <style:text-properties style:font-name="Arial" style:font-name-complex="Arial"/>
    </style:style>
    <style:style style:name="T551" style:parent-style-name="Standardnípísmoodstavce" style:family="text">
      <style:text-properties style:font-name="Arial" style:font-name-complex="Arial"/>
    </style:style>
    <style:style style:name="T552" style:parent-style-name="Standardnípísmoodstavce" style:family="text">
      <style:text-properties style:font-name="Arial" style:font-name-complex="Arial"/>
    </style:style>
    <style:style style:name="T553" style:parent-style-name="Standardnípísmoodstavce" style:family="text">
      <style:text-properties style:font-name="Arial" style:font-name-complex="Arial"/>
    </style:style>
    <style:style style:name="T554" style:parent-style-name="Standardnípísmoodstavce" style:family="text">
      <style:text-properties style:font-name="Arial" style:font-name-complex="Arial"/>
    </style:style>
    <style:style style:name="T555" style:parent-style-name="Standardnípísmoodstavce" style:family="text">
      <style:text-properties style:font-name="Arial" style:font-name-complex="Arial"/>
    </style:style>
    <style:style style:name="T556" style:parent-style-name="Standardnípísmoodstavce" style:family="text">
      <style:text-properties style:font-name="Arial" style:font-name-complex="Arial"/>
    </style:style>
    <style:style style:name="T557" style:parent-style-name="Standardnípísmoodstavce" style:family="text">
      <style:text-properties style:font-name="Arial" style:font-name-complex="Arial"/>
    </style:style>
    <style:style style:name="T558" style:parent-style-name="Standardnípísmoodstavce" style:family="text">
      <style:text-properties style:font-name="Arial" style:font-name-complex="Arial"/>
    </style:style>
    <style:style style:name="T559" style:parent-style-name="Standardnípísmoodstavce" style:family="text">
      <style:text-properties style:font-name="Arial" style:font-name-complex="Arial"/>
    </style:style>
    <style:style style:name="T560" style:parent-style-name="Standardnípísmoodstavce" style:family="text">
      <style:text-properties style:font-name="Arial" style:font-name-complex="Arial"/>
    </style:style>
    <style:style style:name="T561" style:parent-style-name="Standardnípísmoodstavce" style:family="text">
      <style:text-properties style:font-name="Arial" style:font-name-complex="Arial"/>
    </style:style>
    <style:style style:name="T562" style:parent-style-name="Standardnípísmoodstavce" style:family="text">
      <style:text-properties style:font-name="Arial" style:font-name-complex="Arial"/>
    </style:style>
    <style:style style:name="T563" style:parent-style-name="Standardnípísmoodstavce" style:family="text">
      <style:text-properties style:font-name="Arial" style:font-name-complex="Arial"/>
    </style:style>
    <style:style style:name="T564" style:parent-style-name="Standardnípísmoodstavce" style:family="text">
      <style:text-properties style:font-name="Arial" style:font-name-complex="Arial"/>
    </style:style>
    <style:style style:name="T565" style:parent-style-name="Standardnípísmoodstavce" style:family="text">
      <style:text-properties style:font-name="Arial" style:font-name-complex="Arial"/>
    </style:style>
    <style:style style:name="T566" style:parent-style-name="Standardnípísmoodstavce" style:family="text">
      <style:text-properties style:font-name="Arial" style:font-name-complex="Arial"/>
    </style:style>
    <style:style style:name="T567" style:parent-style-name="Standardnípísmoodstavce" style:family="text">
      <style:text-properties style:font-name="Arial" style:font-name-complex="Arial"/>
    </style:style>
    <style:style style:name="T568" style:parent-style-name="Standardnípísmoodstavce" style:family="text">
      <style:text-properties style:font-name="Arial" style:font-name-complex="Arial" fo:font-weight="bold" style:font-weight-asian="bold"/>
    </style:style>
    <style:style style:name="T569" style:parent-style-name="Standardnípísmoodstavce" style:family="text">
      <style:text-properties style:font-name="Arial" style:font-name-complex="Arial" fo:font-weight="bold" style:font-weight-asian="bold"/>
    </style:style>
    <style:style style:name="T570" style:parent-style-name="Standardnípísmoodstavce" style:family="text">
      <style:text-properties style:font-name="Arial" style:font-name-complex="Arial" fo:font-weight="bold" style:font-weight-asian="bold"/>
    </style:style>
    <style:style style:name="T571" style:parent-style-name="Standardnípísmoodstavce" style:family="text">
      <style:text-properties style:font-name="Arial" style:font-name-complex="Arial"/>
    </style:style>
    <style:style style:name="P572" style:parent-style-name="Normální" style:family="paragraph">
      <style:paragraph-properties fo:text-align="justify" fo:margin-top="0.0833in" fo:margin-bottom="0in" fo:line-height="100%"/>
    </style:style>
    <style:style style:name="T573" style:parent-style-name="Standardnípísmoodstavce" style:family="text">
      <style:text-properties style:font-name="Arial" style:font-name-complex="Arial"/>
    </style:style>
    <style:style style:name="T574" style:parent-style-name="Standardnípísmoodstavce" style:family="text">
      <style:text-properties style:font-name="Arial" style:font-name-complex="Arial"/>
    </style:style>
    <style:style style:name="T57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76" style:parent-style-name="Standardnípísmoodstavce" style:family="text">
      <style:text-properties style:font-name="Arial" style:font-name-complex="Arial"/>
    </style:style>
    <style:style style:name="T577" style:parent-style-name="Značkapozn.podčarou" style:family="text">
      <style:text-properties style:font-name="Arial" style:font-name-complex="Arial"/>
    </style:style>
    <style:style style:name="P578" style:parent-style-name="Textpozn.podčarou" style:family="paragraph">
      <style:paragraph-properties fo:text-align="justify" fo:margin-bottom="0in" fo:line-height="100%"/>
    </style:style>
    <style:style style:name="T57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58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58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58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58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58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585" style:parent-style-name="Hypertextovýodkaz" style:family="text">
      <style:text-properties style:font-name="Arial" style:font-name-complex="Arial" fo:font-size="9pt" style:font-size-asian="9pt" style:font-size-complex="9pt" fo:language="cs" fo:country="CZ"/>
    </style:style>
    <style:style style:name="T586" style:parent-style-name="Standardnípísmoodstavce" style:family="text">
      <style:text-properties style:font-name="Arial" style:font-name-complex="Arial"/>
    </style:style>
    <style:style style:name="T587" style:parent-style-name="Standardnípísmoodstavce" style:family="text">
      <style:text-properties style:font-name="Arial" style:font-name-complex="Arial" fo:font-weight="bold" style:font-weight-asian="bold"/>
    </style:style>
    <style:style style:name="T588" style:parent-style-name="Standardnípísmoodstavce" style:family="text">
      <style:text-properties style:font-name="Arial" style:font-name-complex="Arial" fo:font-weight="bold" style:font-weight-asian="bold"/>
    </style:style>
    <style:style style:name="T589" style:parent-style-name="Standardnípísmoodstavce" style:family="text">
      <style:text-properties style:font-name="Arial" style:font-name-complex="Arial" fo:font-weight="bold" style:font-weight-asian="bold"/>
    </style:style>
    <style:style style:name="P590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591" style:parent-style-name="Normální" style:family="paragraph">
      <style:paragraph-properties fo:text-align="justify" fo:margin-top="0.0833in" fo:margin-bottom="0in" fo:line-height="100%"/>
    </style:style>
    <style:style style:name="T592" style:parent-style-name="Standardnípísmoodstavce" style:family="text">
      <style:text-properties style:font-name="Arial" style:font-name-complex="Arial"/>
    </style:style>
    <style:style style:name="T593" style:parent-style-name="Standardnípísmoodstavce" style:family="text">
      <style:text-properties style:font-name="Arial" style:font-name-complex="Arial"/>
    </style:style>
    <style:style style:name="T594" style:parent-style-name="Standardnípísmoodstavce" style:family="text">
      <style:text-properties style:font-name="Arial" style:font-name-complex="Arial"/>
    </style:style>
    <style:style style:name="T595" style:parent-style-name="Standardnípísmoodstavce" style:family="text">
      <style:text-properties style:font-name="Arial" style:font-name-complex="Arial"/>
    </style:style>
    <style:style style:name="T596" style:parent-style-name="Standardnípísmoodstavce" style:family="text">
      <style:text-properties style:font-name="Arial" style:font-name-complex="Arial"/>
    </style:style>
    <style:style style:name="T597" style:parent-style-name="Standardnípísmoodstavce" style:family="text">
      <style:text-properties style:font-name="Arial" style:font-name-complex="Arial"/>
    </style:style>
    <style:style style:name="T598" style:parent-style-name="Standardnípísmoodstavce" style:family="text">
      <style:text-properties style:font-name="Arial" style:font-name-complex="Arial"/>
    </style:style>
    <style:style style:name="T599" style:parent-style-name="Standardnípísmoodstavce" style:family="text">
      <style:text-properties style:font-name="Arial" style:font-name-complex="Arial"/>
    </style:style>
    <style:style style:name="T600" style:parent-style-name="Standardnípísmoodstavce" style:family="text">
      <style:text-properties style:font-name="Arial" style:font-name-complex="Arial"/>
    </style:style>
    <style:style style:name="T601" style:parent-style-name="Standardnípísmoodstavce" style:family="text">
      <style:text-properties style:font-name="Arial" style:font-name-complex="Arial"/>
    </style:style>
    <style:style style:name="T602" style:parent-style-name="Standardnípísmoodstavce" style:family="text">
      <style:text-properties style:font-name="Arial" style:font-name-complex="Arial"/>
    </style:style>
    <style:style style:name="T60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04" style:parent-style-name="Standardnípísmoodstavce" style:family="text">
      <style:text-properties style:font-name="Arial" style:font-name-complex="Arial"/>
    </style:style>
    <style:style style:name="T605" style:parent-style-name="Standardnípísmoodstavce" style:family="text">
      <style:text-properties style:font-name="Arial" style:font-name-complex="Arial"/>
    </style:style>
    <style:style style:name="T606" style:parent-style-name="Standardnípísmoodstavce" style:family="text">
      <style:text-properties style:font-name="Arial" style:font-name-complex="Arial"/>
    </style:style>
    <style:style style:name="T607" style:parent-style-name="Standardnípísmoodstavce" style:family="text">
      <style:text-properties style:font-name="Arial" style:font-name-complex="Arial"/>
    </style:style>
    <style:style style:name="T608" style:parent-style-name="Standardnípísmoodstavce" style:family="text">
      <style:text-properties style:font-name="Arial" style:font-name-complex="Arial"/>
    </style:style>
    <style:style style:name="T609" style:parent-style-name="Standardnípísmoodstavce" style:family="text">
      <style:text-properties style:font-name="Arial" style:font-name-complex="Arial"/>
    </style:style>
    <style:style style:name="T610" style:parent-style-name="Standardnípísmoodstavce" style:family="text">
      <style:text-properties style:font-name="Arial" style:font-name-complex="Arial"/>
    </style:style>
    <style:style style:name="T611" style:parent-style-name="Standardnípísmoodstavce" style:family="text">
      <style:text-properties style:font-name="Arial" style:font-name-complex="Arial"/>
    </style:style>
    <style:style style:name="T612" style:parent-style-name="Standardnípísmoodstavce" style:family="text">
      <style:text-properties style:font-name="Arial" style:font-name-complex="Arial"/>
    </style:style>
    <style:style style:name="T613" style:parent-style-name="Standardnípísmoodstavce" style:family="text">
      <style:text-properties style:font-name="Arial" style:font-name-complex="Arial"/>
    </style:style>
    <style:style style:name="T614" style:parent-style-name="Standardnípísmoodstavce" style:family="text">
      <style:text-properties style:font-name="Arial" style:font-name-complex="Arial"/>
    </style:style>
    <style:style style:name="T615" style:parent-style-name="Standardnípísmoodstavce" style:family="text">
      <style:text-properties style:font-name="Arial" style:font-name-complex="Arial"/>
    </style:style>
    <style:style style:name="T616" style:parent-style-name="Standardnípísmoodstavce" style:family="text">
      <style:text-properties style:font-name="Arial" style:font-name-complex="Arial" fo:font-weight="bold" style:font-weight-asian="bold"/>
    </style:style>
    <style:style style:name="P617" style:parent-style-name="Normální" style:family="paragraph">
      <style:paragraph-properties fo:text-align="justify" fo:margin-top="0.0833in" fo:margin-bottom="0in" fo:line-height="100%"/>
    </style:style>
    <style:style style:name="T618" style:parent-style-name="Standardnípísmoodstavce" style:family="text">
      <style:text-properties style:font-name="Arial" style:font-name-complex="Arial"/>
    </style:style>
    <style:style style:name="T619" style:parent-style-name="Standardnípísmoodstavce" style:family="text">
      <style:text-properties style:font-name="Arial" style:font-name-complex="Arial"/>
    </style:style>
    <style:style style:name="T620" style:parent-style-name="Standardnípísmoodstavce" style:family="text">
      <style:text-properties style:font-name="Arial" style:font-name-complex="Arial"/>
    </style:style>
    <style:style style:name="T621" style:parent-style-name="Standardnípísmoodstavce" style:family="text">
      <style:text-properties style:font-name="Arial" style:font-name-complex="Arial"/>
    </style:style>
    <style:style style:name="T622" style:parent-style-name="Standardnípísmoodstavce" style:family="text">
      <style:text-properties style:font-name="Arial" style:font-name-complex="Arial"/>
    </style:style>
    <style:style style:name="T62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24" style:parent-style-name="Standardnípísmoodstavce" style:family="text">
      <style:text-properties style:font-name="Arial" style:font-name-complex="Arial"/>
    </style:style>
    <style:style style:name="T625" style:parent-style-name="Standardnípísmoodstavce" style:family="text">
      <style:text-properties style:font-name="Arial" style:font-name-complex="Arial" fo:font-weight="bold" style:font-weight-asian="bold"/>
    </style:style>
    <style:style style:name="T626" style:parent-style-name="Standardnípísmoodstavce" style:family="text">
      <style:text-properties style:font-name="Arial" style:font-name-complex="Arial"/>
    </style:style>
    <style:style style:name="P627" style:parent-style-name="Normální" style:family="paragraph">
      <style:paragraph-properties fo:text-align="justify" fo:margin-top="0.0833in" fo:margin-bottom="0in" fo:line-height="100%"/>
    </style:style>
    <style:style style:name="T628" style:parent-style-name="Standardnípísmoodstavce" style:family="text">
      <style:text-properties style:font-name="Arial" style:font-name-complex="Arial"/>
    </style:style>
    <style:style style:name="T62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30" style:parent-style-name="Standardnípísmoodstavce" style:family="text">
      <style:text-properties style:font-name="Arial" style:font-name-complex="Arial"/>
    </style:style>
    <style:style style:name="T631" style:parent-style-name="Standardnípísmoodstavce" style:family="text">
      <style:text-properties style:font-name="Arial" style:font-name-complex="Arial" fo:font-weight="bold" style:font-weight-asian="bold"/>
    </style:style>
    <style:style style:name="T632" style:parent-style-name="Standardnípísmoodstavce" style:family="text">
      <style:text-properties style:font-name="Arial" style:font-name-complex="Arial" fo:font-weight="bold" style:font-weight-asian="bold"/>
    </style:style>
    <style:style style:name="T633" style:parent-style-name="Standardnípísmoodstavce" style:family="text">
      <style:text-properties style:font-name="Arial" style:font-name-complex="Arial" fo:font-weight="bold" style:font-weight-asian="bold"/>
    </style:style>
    <style:style style:name="T634" style:parent-style-name="Standardnípísmoodstavce" style:family="text">
      <style:text-properties style:font-name="Arial" style:font-name-complex="Arial"/>
    </style:style>
    <style:style style:name="P635" style:parent-style-name="Normální" style:family="paragraph">
      <style:paragraph-properties fo:text-align="justify" fo:margin-top="0.0833in" fo:margin-bottom="0in" fo:line-height="100%"/>
    </style:style>
    <style:style style:name="T636" style:parent-style-name="Standardnípísmoodstavce" style:family="text">
      <style:text-properties style:font-name="Arial" style:font-name-complex="Arial"/>
    </style:style>
    <style:style style:name="T63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38" style:parent-style-name="Standardnípísmoodstavce" style:family="text">
      <style:text-properties style:font-name="Arial" style:font-name-complex="Arial"/>
    </style:style>
    <style:style style:name="T639" style:parent-style-name="Standardnípísmoodstavce" style:family="text">
      <style:text-properties style:font-name="Arial" style:font-name-complex="Arial"/>
    </style:style>
    <style:style style:name="T640" style:parent-style-name="Standardnípísmoodstavce" style:family="text">
      <style:text-properties style:font-name="Arial" style:font-name-complex="Arial"/>
    </style:style>
    <style:style style:name="T641" style:parent-style-name="Standardnípísmoodstavce" style:family="text">
      <style:text-properties style:font-name="Arial" style:font-name-complex="Arial"/>
    </style:style>
    <style:style style:name="T642" style:parent-style-name="Standardnípísmoodstavce" style:family="text">
      <style:text-properties style:font-name="Arial" style:font-name-complex="Arial"/>
    </style:style>
    <style:style style:name="T643" style:parent-style-name="Standardnípísmoodstavce" style:family="text">
      <style:text-properties style:font-name="Arial" style:font-name-complex="Arial"/>
    </style:style>
    <style:style style:name="T644" style:parent-style-name="Standardnípísmoodstavce" style:family="text">
      <style:text-properties style:font-name="Arial" style:font-name-complex="Arial"/>
    </style:style>
    <style:style style:name="T645" style:parent-style-name="Standardnípísmoodstavce" style:family="text">
      <style:text-properties style:font-name="Arial" style:font-name-complex="Arial"/>
    </style:style>
    <style:style style:name="T646" style:parent-style-name="Standardnípísmoodstavce" style:family="text">
      <style:text-properties style:font-name="Arial" style:font-name-complex="Arial"/>
    </style:style>
    <style:style style:name="T647" style:parent-style-name="Standardnípísmoodstavce" style:family="text">
      <style:text-properties style:font-name="Arial" style:font-name-complex="Arial"/>
    </style:style>
    <style:style style:name="T648" style:parent-style-name="Standardnípísmoodstavce" style:family="text">
      <style:text-properties style:font-name="Arial" style:font-name-complex="Arial"/>
    </style:style>
    <style:style style:name="T649" style:parent-style-name="Značkapozn.podčarou" style:family="text">
      <style:text-properties style:font-name="Arial" style:font-name-complex="Arial"/>
    </style:style>
    <style:style style:name="P650" style:parent-style-name="Textpozn.podčarou" style:family="paragraph">
      <style:paragraph-properties fo:text-align="justify" fo:margin-bottom="0in" fo:line-height="100%"/>
    </style:style>
    <style:style style:name="T651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65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5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5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55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5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57" style:parent-style-name="Hypertextovýodkaz" style:family="text">
      <style:text-properties style:font-name="Arial" style:font-name-complex="Arial" fo:font-size="9pt" style:font-size-asian="9pt" style:font-size-complex="9pt" fo:language="cs" fo:country="CZ"/>
    </style:style>
    <style:style style:name="T658" style:parent-style-name="Standardnípísmoodstavce" style:family="text">
      <style:text-properties style:font-name="Arial" style:font-name-complex="Arial"/>
    </style:style>
    <style:style style:name="T659" style:parent-style-name="Standardnípísmoodstavce" style:family="text">
      <style:text-properties style:font-name="Arial" style:font-name-complex="Arial" fo:font-weight="bold" style:font-weight-asian="bold"/>
    </style:style>
    <style:style style:name="P660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661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662" style:parent-style-name="Normální" style:family="paragraph">
      <style:paragraph-properties fo:text-align="justify" fo:margin-top="0.0833in" fo:margin-bottom="0in" fo:line-height="100%"/>
    </style:style>
    <style:style style:name="T663" style:parent-style-name="Standardnípísmoodstavce" style:family="text">
      <style:text-properties style:font-name="Arial" style:font-name-complex="Arial"/>
    </style:style>
    <style:style style:name="T66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65" style:parent-style-name="Standardnípísmoodstavce" style:family="text">
      <style:text-properties style:font-name="Arial" style:font-name-complex="Arial"/>
    </style:style>
    <style:style style:name="T666" style:parent-style-name="Standardnípísmoodstavce" style:family="text">
      <style:text-properties style:font-name="Arial" style:font-name-complex="Arial"/>
    </style:style>
    <style:style style:name="T667" style:parent-style-name="Standardnípísmoodstavce" style:family="text">
      <style:text-properties style:font-name="Arial" style:font-name-complex="Arial"/>
    </style:style>
    <style:style style:name="T668" style:parent-style-name="Standardnípísmoodstavce" style:family="text">
      <style:text-properties style:font-name="Arial" style:font-name-complex="Arial"/>
    </style:style>
    <style:style style:name="T669" style:parent-style-name="Standardnípísmoodstavce" style:family="text">
      <style:text-properties style:font-name="Arial" style:font-name-complex="Arial"/>
    </style:style>
    <style:style style:name="T670" style:parent-style-name="Standardnípísmoodstavce" style:family="text">
      <style:text-properties style:font-name="Arial" style:font-name-complex="Arial" fo:font-weight="bold" style:font-weight-asian="bold"/>
    </style:style>
    <style:style style:name="T671" style:parent-style-name="Standardnípísmoodstavce" style:family="text">
      <style:text-properties style:font-name="Arial" style:font-name-complex="Arial" fo:font-weight="bold" style:font-weight-asian="bold"/>
    </style:style>
    <style:style style:name="T672" style:parent-style-name="Standardnípísmoodstavce" style:family="text">
      <style:text-properties style:font-name="Arial" style:font-name-complex="Arial" fo:font-weight="bold" style:font-weight-asian="bold"/>
    </style:style>
    <style:style style:name="T673" style:parent-style-name="Standardnípísmoodstavce" style:family="text">
      <style:text-properties style:font-name="Arial" style:font-name-complex="Arial" fo:font-weight="bold" style:font-weight-asian="bold"/>
    </style:style>
    <style:style style:name="T674" style:parent-style-name="Standardnípísmoodstavce" style:family="text">
      <style:text-properties style:font-name="Arial" style:font-name-complex="Arial" fo:font-weight="bold" style:font-weight-asian="bold"/>
    </style:style>
    <style:style style:name="P675" style:parent-style-name="Normální" style:family="paragraph">
      <style:paragraph-properties fo:text-align="justify" fo:margin-top="0.0833in" fo:margin-bottom="0in" fo:line-height="100%"/>
    </style:style>
    <style:style style:name="T676" style:parent-style-name="Standardnípísmoodstavce" style:family="text">
      <style:text-properties style:font-name="Arial" style:font-name-complex="Arial"/>
    </style:style>
    <style:style style:name="T677" style:parent-style-name="Standardnípísmoodstavce" style:family="text">
      <style:text-properties style:font-name="Arial" style:font-name-complex="Arial"/>
    </style:style>
    <style:style style:name="T67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79" style:parent-style-name="Standardnípísmoodstavce" style:family="text">
      <style:text-properties style:font-name="Arial" style:font-name-complex="Arial"/>
    </style:style>
    <style:style style:name="T680" style:parent-style-name="Standardnípísmoodstavce" style:family="text">
      <style:text-properties style:font-name="Arial" style:font-name-complex="Arial"/>
    </style:style>
    <style:style style:name="T681" style:parent-style-name="Standardnípísmoodstavce" style:family="text">
      <style:text-properties style:font-name="Arial" style:font-name-complex="Arial"/>
    </style:style>
    <style:style style:name="T682" style:parent-style-name="Standardnípísmoodstavce" style:family="text">
      <style:text-properties style:font-name="Arial" style:font-name-complex="Arial"/>
    </style:style>
    <style:style style:name="T683" style:parent-style-name="Standardnípísmoodstavce" style:family="text">
      <style:text-properties style:font-name="Arial" style:font-name-complex="Arial"/>
    </style:style>
    <style:style style:name="T684" style:parent-style-name="Standardnípísmoodstavce" style:family="text">
      <style:text-properties style:font-name="Arial" style:font-name-complex="Arial" fo:font-weight="bold" style:font-weight-asian="bold"/>
    </style:style>
    <style:style style:name="P685" style:parent-style-name="Normální" style:family="paragraph">
      <style:paragraph-properties fo:text-align="justify" fo:margin-top="0.0833in" fo:margin-bottom="0in" fo:line-height="100%"/>
    </style:style>
    <style:style style:name="T68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87" style:parent-style-name="Standardnípísmoodstavce" style:family="text">
      <style:text-properties style:font-name="Arial" style:font-name-complex="Arial"/>
    </style:style>
    <style:style style:name="T688" style:parent-style-name="Standardnípísmoodstavce" style:family="text">
      <style:text-properties style:font-name="Arial" style:font-name-complex="Arial"/>
    </style:style>
    <style:style style:name="T689" style:parent-style-name="Standardnípísmoodstavce" style:family="text">
      <style:text-properties style:font-name="Arial" style:font-name-complex="Arial"/>
    </style:style>
    <style:style style:name="T690" style:parent-style-name="Standardnípísmoodstavce" style:family="text">
      <style:text-properties style:font-name="Arial" style:font-name-complex="Arial"/>
    </style:style>
    <style:style style:name="T691" style:parent-style-name="Standardnípísmoodstavce" style:family="text">
      <style:text-properties style:font-name="Arial" style:font-name-complex="Arial" fo:font-weight="bold" style:font-weight-asian="bold"/>
    </style:style>
    <style:style style:name="T692" style:parent-style-name="Standardnípísmoodstavce" style:family="text">
      <style:text-properties style:font-name="Arial" style:font-name-complex="Arial" fo:font-weight="bold" style:font-weight-asian="bold"/>
    </style:style>
    <style:style style:name="T693" style:parent-style-name="Standardnípísmoodstavce" style:family="text">
      <style:text-properties style:font-name="Arial" style:font-name-complex="Arial" fo:font-weight="bold" style:font-weight-asian="bold"/>
    </style:style>
    <style:style style:name="P694" style:parent-style-name="Normální" style:family="paragraph">
      <style:paragraph-properties fo:text-align="justify" fo:margin-top="0.0833in" fo:margin-bottom="0in" fo:line-height="100%"/>
    </style:style>
    <style:style style:name="T695" style:parent-style-name="Standardnípísmoodstavce" style:family="text">
      <style:text-properties style:font-name="Arial" style:font-name-complex="Arial"/>
    </style:style>
    <style:style style:name="T696" style:parent-style-name="Standardnípísmoodstavce" style:family="text">
      <style:text-properties style:font-name="Arial" style:font-name-complex="Arial"/>
    </style:style>
    <style:style style:name="T697" style:parent-style-name="Standardnípísmoodstavce" style:family="text">
      <style:text-properties style:font-name="Arial" style:font-name-complex="Arial"/>
    </style:style>
    <style:style style:name="T698" style:parent-style-name="Standardnípísmoodstavce" style:family="text">
      <style:text-properties style:font-name="Arial" style:font-name-complex="Arial"/>
    </style:style>
    <style:style style:name="T699" style:parent-style-name="Standardnípísmoodstavce" style:family="text">
      <style:text-properties style:font-name="Arial" style:font-name-complex="Arial"/>
    </style:style>
    <style:style style:name="T700" style:parent-style-name="Standardnípísmoodstavce" style:family="text">
      <style:text-properties style:font-name="Arial" style:font-name-complex="Arial"/>
    </style:style>
    <style:style style:name="T701" style:parent-style-name="Standardnípísmoodstavce" style:family="text">
      <style:text-properties style:font-name="Arial" style:font-name-complex="Arial"/>
    </style:style>
    <style:style style:name="T702" style:parent-style-name="Standardnípísmoodstavce" style:family="text">
      <style:text-properties style:font-name="Arial" style:font-name-complex="Arial"/>
    </style:style>
    <style:style style:name="T703" style:parent-style-name="Standardnípísmoodstavce" style:family="text">
      <style:text-properties style:font-name="Arial" style:font-name-complex="Arial"/>
    </style:style>
    <style:style style:name="T704" style:parent-style-name="Standardnípísmoodstavce" style:family="text">
      <style:text-properties style:font-name="Arial" style:font-name-complex="Arial"/>
    </style:style>
    <style:style style:name="T705" style:parent-style-name="Standardnípísmoodstavce" style:family="text">
      <style:text-properties style:font-name="Arial" style:font-name-complex="Arial"/>
    </style:style>
    <style:style style:name="T70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07" style:parent-style-name="Standardnípísmoodstavce" style:family="text">
      <style:text-properties style:font-name="Arial" style:font-name-complex="Arial"/>
    </style:style>
    <style:style style:name="T708" style:parent-style-name="Standardnípísmoodstavce" style:family="text">
      <style:text-properties style:font-name="Arial" style:font-name-complex="Arial"/>
    </style:style>
    <style:style style:name="T709" style:parent-style-name="Standardnípísmoodstavce" style:family="text">
      <style:text-properties style:font-name="Arial" style:font-name-complex="Arial"/>
    </style:style>
    <style:style style:name="T710" style:parent-style-name="Standardnípísmoodstavce" style:family="text">
      <style:text-properties style:font-name="Arial" style:font-name-complex="Arial"/>
    </style:style>
    <style:style style:name="T711" style:parent-style-name="Standardnípísmoodstavce" style:family="text">
      <style:text-properties style:font-name="Arial" style:font-name-complex="Arial"/>
    </style:style>
    <style:style style:name="T712" style:parent-style-name="Standardnípísmoodstavce" style:family="text">
      <style:text-properties style:font-name="Arial" style:font-name-complex="Arial"/>
    </style:style>
    <style:style style:name="T713" style:parent-style-name="Standardnípísmoodstavce" style:family="text">
      <style:text-properties style:font-name="Arial" style:font-name-complex="Arial"/>
    </style:style>
    <style:style style:name="T714" style:parent-style-name="Standardnípísmoodstavce" style:family="text">
      <style:text-properties style:font-name="Arial" style:font-name-complex="Arial"/>
    </style:style>
    <style:style style:name="T715" style:parent-style-name="Standardnípísmoodstavce" style:family="text">
      <style:text-properties style:font-name="Arial" style:font-name-complex="Arial"/>
    </style:style>
    <style:style style:name="T716" style:parent-style-name="Standardnípísmoodstavce" style:family="text">
      <style:text-properties style:font-name="Arial" style:font-name-complex="Arial"/>
    </style:style>
    <style:style style:name="T717" style:parent-style-name="Standardnípísmoodstavce" style:family="text">
      <style:text-properties style:font-name="Arial" style:font-name-complex="Arial"/>
    </style:style>
    <style:style style:name="T718" style:parent-style-name="Standardnípísmoodstavce" style:family="text">
      <style:text-properties style:font-name="Arial" style:font-name-complex="Arial"/>
    </style:style>
    <style:style style:name="T719" style:parent-style-name="Standardnípísmoodstavce" style:family="text">
      <style:text-properties style:font-name="Arial" style:font-name-complex="Arial" fo:font-weight="bold" style:font-weight-asian="bold"/>
    </style:style>
    <style:style style:name="T720" style:parent-style-name="Standardnípísmoodstavce" style:family="text">
      <style:text-properties style:font-name="Arial" style:font-name-complex="Arial" fo:font-weight="bold" style:font-weight-asian="bold"/>
    </style:style>
    <style:style style:name="P721" style:parent-style-name="Normální" style:family="paragraph">
      <style:paragraph-properties fo:text-align="justify" fo:margin-top="0.0833in" fo:margin-bottom="0in" fo:line-height="100%"/>
    </style:style>
    <style:style style:name="T722" style:parent-style-name="Standardnípísmoodstavce" style:family="text">
      <style:text-properties style:font-name="Arial" style:font-name-complex="Arial"/>
    </style:style>
    <style:style style:name="T72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24" style:parent-style-name="Standardnípísmoodstavce" style:family="text">
      <style:text-properties style:font-name="Arial" style:font-name-complex="Arial"/>
    </style:style>
    <style:style style:name="T725" style:parent-style-name="Standardnípísmoodstavce" style:family="text">
      <style:text-properties style:font-name="Arial" style:font-name-complex="Arial"/>
    </style:style>
    <style:style style:name="T726" style:parent-style-name="Standardnípísmoodstavce" style:family="text">
      <style:text-properties style:font-name="Arial" style:font-name-complex="Arial"/>
    </style:style>
    <style:style style:name="T727" style:parent-style-name="Standardnípísmoodstavce" style:family="text">
      <style:text-properties style:font-name="Arial" style:font-name-complex="Arial"/>
    </style:style>
    <style:style style:name="T728" style:parent-style-name="Standardnípísmoodstavce" style:family="text">
      <style:text-properties style:font-name="Arial" style:font-name-complex="Arial"/>
    </style:style>
    <style:style style:name="T729" style:parent-style-name="Standardnípísmoodstavce" style:family="text">
      <style:text-properties style:font-name="Arial" style:font-name-complex="Arial" fo:font-weight="bold" style:font-weight-asian="bold"/>
    </style:style>
    <style:style style:name="P730" style:parent-style-name="Normální" style:family="paragraph">
      <style:paragraph-properties fo:text-align="justify" fo:margin-top="0.0833in" fo:margin-bottom="0in" fo:line-height="100%"/>
    </style:style>
    <style:style style:name="T731" style:parent-style-name="Standardnípísmoodstavce" style:family="text">
      <style:text-properties style:font-name="Arial" style:font-name-complex="Arial"/>
    </style:style>
    <style:style style:name="T732" style:parent-style-name="Standardnípísmoodstavce" style:family="text">
      <style:text-properties style:font-name="Arial" style:font-name-complex="Arial"/>
    </style:style>
    <style:style style:name="T73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34" style:parent-style-name="Standardnípísmoodstavce" style:family="text">
      <style:text-properties style:font-name="Arial" style:font-name-complex="Arial"/>
    </style:style>
    <style:style style:name="P735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 fo:color="#948A54" fo:font-size="12pt" style:font-size-asian="12pt" style:font-size-complex="12pt"/>
    </style:style>
    <style:style style:name="TableColumn737" style:family="table-column">
      <style:table-column-properties style:column-width="0.5576in"/>
    </style:style>
    <style:style style:name="TableColumn738" style:family="table-column">
      <style:table-column-properties style:column-width="3.7138in"/>
    </style:style>
    <style:style style:name="TableColumn739" style:family="table-column">
      <style:table-column-properties style:column-width="2.1034in"/>
    </style:style>
    <style:style style:name="Table736" style:family="table">
      <style:table-properties style:width="6.375in" fo:margin-left="0in" table:align="left"/>
    </style:style>
    <style:style style:name="TableRow740" style:family="table-row">
      <style:table-row-properties style:min-row-height="0.2756in"/>
    </style:style>
    <style:style style:name="TableCell74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42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/>
    </style:style>
    <style:style style:name="TableRow743" style:family="table-row">
      <style:table-row-properties style:min-row-height="0.2756in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Normální" style:family="paragraph">
      <style:paragraph-properties fo:margin-top="0.0833in" fo:margin-bottom="0.0833in" fo:line-height="100%"/>
      <style:text-properties style:font-name="Arial" style:font-name-complex="Arial" fo:font-weight="bold" style:font-weight-asian="bold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 fo:font-weight="bold" style:font-weight-asian="bold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50" style:family="table-row">
      <style:table-row-properties style:min-row-height="0.2756in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Normální" style:family="paragraph">
      <style:paragraph-properties fo:text-align="justify" fo:margin-top="0.0833in" fo:margin-bottom="0.0833in" fo:line-height="100%"/>
      <style:text-properties style:font-name="Arial" style:font-name-complex="Arial" fo:font-weight="bold" style:font-weight-asian="bold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Normální" style:family="paragraph">
      <style:paragraph-properties fo:text-align="center" fo:margin-bottom="0in" fo:line-height="100%"/>
    </style:style>
    <style:style style:name="T757" style:parent-style-name="Standardnípísmoodstavce" style:family="text">
      <style:text-properties style:font-name="Arial" style:font-name-complex="Arial" fo:font-weight="bold" style:font-weight-asian="bold"/>
    </style:style>
    <style:style style:name="TableRow758" style:family="table-row">
      <style:table-row-properties style:min-row-height="0.2756in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Normální" style:family="paragraph">
      <style:paragraph-properties fo:text-align="justify" fo:margin-top="0.0833in" fo:margin-bottom="0.0833in" fo:line-height="100%"/>
    </style:style>
    <style:style style:name="T763" style:parent-style-name="Standardnípísmoodstavce" style:family="text">
      <style:text-properties style:font-name="Arial" style:font-name-complex="Arial" fo:font-weight="bold" style:font-weight-asian="bold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66" style:family="table-row">
      <style:table-row-properties style:min-row-height="0.2756in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Normální" style:family="paragraph">
      <style:paragraph-properties fo:text-align="justify" fo:margin-top="0.0833in" fo:margin-bottom="0.0833in" fo:line-height="100%"/>
    </style:style>
    <style:style style:name="T771" style:parent-style-name="Standardnípísmoodstavce" style:family="text">
      <style:text-properties style:font-name="Arial" style:font-name-complex="Arial" fo:font-weight="bold" style:font-weight-asian="bold"/>
    </style:style>
    <style:style style:name="T772" style:parent-style-name="Standardnípísmoodstavce" style:family="text">
      <style:text-properties style:font-name="Arial" style:font-name-complex="Arial" fo:font-weight="bold" style:font-weight-asian="bold"/>
    </style:style>
    <style:style style:name="T773" style:parent-style-name="Standardnípísmoodstavce" style:family="text">
      <style:text-properties style:font-name="Arial" style:font-name-complex="Arial" fo:font-weight="bold" style:font-weight-asian="bold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76" style:family="table-row">
      <style:table-row-properties style:min-row-height="0.2756in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Normální" style:family="paragraph">
      <style:paragraph-properties fo:text-align="justify" fo:margin-top="0.0833in" fo:margin-bottom="0.0833in" fo:line-height="100%"/>
    </style:style>
    <style:style style:name="T781" style:parent-style-name="Standardnípísmoodstavce" style:family="text">
      <style:text-properties style:font-name="Arial" style:font-name-complex="Arial" fo:font-weight="bold" style:font-weight-asian="bold"/>
    </style:style>
    <style:style style:name="T782" style:parent-style-name="Standardnípísmoodstavce" style:family="text">
      <style:text-properties style:font-name="Arial" style:font-name-complex="Arial" fo:font-weight="bold" style:font-weight-asian="bold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85" style:family="table-row">
      <style:table-row-properties style:min-row-height="0.2756in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Normální" style:family="paragraph">
      <style:paragraph-properties fo:text-align="justify" fo:margin-top="0.0833in" fo:margin-bottom="0.0833in" fo:line-height="100%"/>
    </style:style>
    <style:style style:name="T790" style:parent-style-name="Standardnípísmoodstavce" style:family="text">
      <style:text-properties style:font-name="Arial" style:font-name-complex="Arial" fo:font-weight="bold" style:font-weight-asian="bold"/>
    </style:style>
    <style:style style:name="TableCell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93" style:family="table-row">
      <style:table-row-properties style:min-row-height="0.2756in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Normální" style:family="paragraph">
      <style:paragraph-properties fo:text-align="justify" fo:margin-top="0.0833in" fo:margin-bottom="0.0833in" fo:line-height="100%"/>
    </style:style>
    <style:style style:name="T798" style:parent-style-name="Standardnípísmoodstavce" style:family="text">
      <style:text-properties style:font-name="Arial" style:font-name-complex="Arial" fo:font-weight="bold" style:font-weight-asian="bold"/>
    </style:style>
    <style:style style:name="T799" style:parent-style-name="Standardnípísmoodstavce" style:family="text">
      <style:text-properties style:font-name="Arial" style:font-name-complex="Arial" fo:font-weight="bold" style:font-weight-asian="bold"/>
    </style:style>
    <style:style style:name="T800" style:parent-style-name="Standardnípísmoodstavce" style:family="text">
      <style:text-properties style:font-name="Arial" style:font-name-complex="Arial" fo:font-weight="bold" style:font-weight-asian="bold"/>
    </style:style>
    <style:style style:name="TableCell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03" style:family="table-row">
      <style:table-row-properties style:min-row-height="0.2756in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Normální" style:family="paragraph">
      <style:paragraph-properties fo:text-align="justify" fo:margin-top="0.0833in" fo:margin-bottom="0.0833in" fo:line-height="100%"/>
    </style:style>
    <style:style style:name="T808" style:parent-style-name="Standardnípísmoodstavce" style:family="text">
      <style:text-properties style:font-name="Arial" style:font-name-complex="Arial" fo:font-weight="bold" style:font-weight-asian="bold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11" style:family="table-row">
      <style:table-row-properties style:min-row-height="0.2756in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Normální" style:family="paragraph">
      <style:paragraph-properties fo:text-align="justify" fo:margin-top="0.0833in" fo:margin-bottom="0.0833in" fo:line-height="100%"/>
    </style:style>
    <style:style style:name="T816" style:parent-style-name="Standardnípísmoodstavce" style:family="text">
      <style:text-properties style:font-name="Arial" style:font-name-complex="Arial" fo:font-weight="bold" style:font-weight-asian="bold"/>
    </style:style>
    <style:style style:name="T817" style:parent-style-name="Standardnípísmoodstavce" style:family="text">
      <style:text-properties style:font-name="Arial" style:font-name-complex="Arial" fo:font-weight="bold" style:font-weight-asian="bold"/>
    </style:style>
    <style:style style:name="T818" style:parent-style-name="Standardnípísmoodstavce" style:family="text">
      <style:text-properties style:font-name="Arial" style:font-name-complex="Arial" fo:font-weight="bold" style:font-weight-asian="bold"/>
    </style:style>
    <style:style style:name="TableCell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21" style:family="table-row">
      <style:table-row-properties style:min-row-height="0.2756in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Normální" style:family="paragraph">
      <style:paragraph-properties fo:text-align="justify" fo:margin-top="0.0833in" fo:margin-bottom="0.0833in" fo:line-height="100%"/>
    </style:style>
    <style:style style:name="T826" style:parent-style-name="Standardnípísmoodstavce" style:family="text">
      <style:text-properties style:font-name="Arial" style:font-name-complex="Arial" fo:font-weight="bold" style:font-weight-asian="bold"/>
    </style:style>
    <style:style style:name="TableCell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29" style:family="table-row">
      <style:table-row-properties style:min-row-height="0.2756in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Normální" style:family="paragraph">
      <style:paragraph-properties fo:text-align="justify" fo:margin-top="0.0833in" fo:margin-bottom="0.0833in" fo:line-height="100%"/>
    </style:style>
    <style:style style:name="T834" style:parent-style-name="Standardnípísmoodstavce" style:family="text">
      <style:text-properties style:font-name="Arial" style:font-name-complex="Arial" fo:font-weight="bold" style:font-weight-asian="bold"/>
    </style:style>
    <style:style style:name="T835" style:parent-style-name="Standardnípísmoodstavce" style:family="text">
      <style:text-properties style:font-name="Arial" style:font-name-complex="Arial" fo:font-weight="bold" style:font-weight-asian="bold"/>
    </style:style>
    <style:style style:name="T836" style:parent-style-name="Standardnípísmoodstavce" style:family="text">
      <style:text-properties style:font-name="Arial" style:font-name-complex="Arial" fo:font-weight="bold" style:font-weight-asian="bold"/>
    </style:style>
    <style:style style:name="TableCell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39" style:family="table-row">
      <style:table-row-properties style:min-row-height="0.2756in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3" style:parent-style-name="Normální" style:family="paragraph">
      <style:paragraph-properties fo:text-align="justify" fo:margin-top="0.0833in" fo:margin-bottom="0.0833in" fo:line-height="100%"/>
    </style:style>
    <style:style style:name="T844" style:parent-style-name="Standardnípísmoodstavce" style:family="text">
      <style:text-properties style:font-name="Arial" style:font-name-complex="Arial" fo:font-weight="bold" style:font-weight-asian="bold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47" style:family="table-row">
      <style:table-row-properties style:min-row-height="0.2756in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Normální" style:family="paragraph">
      <style:paragraph-properties fo:text-align="justify" fo:margin-top="0.0833in" fo:margin-bottom="0.0833in" fo:line-height="100%"/>
    </style:style>
    <style:style style:name="T852" style:parent-style-name="Standardnípísmoodstavce" style:family="text">
      <style:text-properties style:font-name="Arial" style:font-name-complex="Arial" fo:font-weight="bold" style:font-weight-asian="bold"/>
    </style:style>
    <style:style style:name="T853" style:parent-style-name="Standardnípísmoodstavce" style:family="text">
      <style:text-properties style:font-name="Arial" style:font-name-complex="Arial" fo:font-weight="bold" style:font-weight-asian="bold"/>
    </style:style>
    <style:style style:name="T854" style:parent-style-name="Standardnípísmoodstavce" style:family="text">
      <style:text-properties style:font-name="Arial" style:font-name-complex="Arial" fo:font-weight="bold" style:font-weight-asian="bold"/>
    </style:style>
    <style:style style:name="T855" style:parent-style-name="Standardnípísmoodstavce" style:family="text">
      <style:text-properties style:font-name="Arial" style:font-name-complex="Arial"/>
    </style:style>
    <style:style style:name="T856" style:parent-style-name="Standardnípísmoodstavce" style:family="text">
      <style:text-properties style:font-name="Arial" style:font-name-complex="Arial" fo:font-weight="bold" style:font-weight-asian="bold"/>
    </style:style>
    <style:style style:name="T857" style:parent-style-name="Standardnípísmoodstavce" style:family="text">
      <style:text-properties style:font-name="Arial" style:font-name-complex="Arial" fo:font-weight="bold" style:font-weight-asian="bold"/>
    </style:style>
    <style:style style:name="TableCell8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60" style:family="table-row">
      <style:table-row-properties style:min-row-height="0.2756in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Normální" style:family="paragraph">
      <style:paragraph-properties fo:text-align="justify" fo:margin-top="0.0833in" fo:margin-bottom="0.0833in" fo:line-height="100%"/>
    </style:style>
    <style:style style:name="T865" style:parent-style-name="Standardnípísmoodstavce" style:family="text">
      <style:text-properties style:font-name="Arial" style:font-name-complex="Arial" fo:font-weight="bold" style:font-weight-asian="bold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68" style:family="table-row">
      <style:table-row-properties style:min-row-height="0.2756in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Normální" style:family="paragraph">
      <style:paragraph-properties fo:text-align="center" fo:margin-top="0.0833in" fo:margin-bottom="0.0833in" fo:line-height="100%"/>
      <style:text-properties style:font-name="Arial" style:font-name-complex="Arial"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Normální" style:family="paragraph">
      <style:paragraph-properties fo:text-align="justify" fo:margin-top="0.0833in" fo:margin-bottom="0.0833in" fo:line-height="100%"/>
    </style:style>
    <style:style style:name="T873" style:parent-style-name="Standardnípísmoodstavce" style:family="text">
      <style:text-properties style:font-name="Arial" style:font-name-complex="Arial" fo:font-weight="bold" style:font-weight-asian="bold"/>
    </style:style>
    <style:style style:name="T874" style:parent-style-name="Standardnípísmoodstavce" style:family="text">
      <style:text-properties style:font-name="Arial" style:font-name-complex="Arial" fo:font-weight="bold" style:font-weight-asian="bold"/>
    </style:style>
    <style:style style:name="T875" style:parent-style-name="Standardnípísmoodstavce" style:family="text">
      <style:text-properties style:font-name="Arial" style:font-name-complex="Arial" fo:font-weight="bold" style:font-weight-asian="bold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878" style:parent-style-name="Nadpis2" style:family="paragraph">
      <style:paragraph-properties fo:break-before="page" fo:margin-top="0in" fo:margin-bottom="0in" fo:line-height="100%"/>
      <style:text-properties style:font-name-asian="Calibri" style:font-name-complex="Arial" style:font-weight-complex="normal" style:font-style-complex="normal" style:font-size-complex="11pt" fo:language="cs" fo:country="CZ"/>
    </style:style>
    <style:style style:name="P87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olumn881" style:family="table-column">
      <style:table-column-properties style:column-width="6.3972in"/>
    </style:style>
    <style:style style:name="Table880" style:family="table">
      <style:table-properties style:width="6.3972in" fo:margin-left="0in" table:align="left"/>
    </style:style>
    <style:style style:name="TableRow882" style:family="table-row">
      <style:table-row-properties style:min-row-height="0.2756in"/>
    </style:style>
    <style:style style:name="TableCell88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8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885" style:family="table-row">
      <style:table-row-properties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888" style:parent-style-name="Normální" style:family="paragraph">
      <style:paragraph-properties fo:text-align="justify" fo:margin-top="0.0833in" fo:margin-bottom="0in" fo:line-height="100%"/>
    </style:style>
    <style:style style:name="T889" style:parent-style-name="Standardnípísmoodstavce" style:family="text">
      <style:text-properties style:font-name="Arial" style:font-name-complex="Arial"/>
    </style:style>
    <style:style style:name="T890" style:parent-style-name="Standardnípísmoodstavce" style:family="text">
      <style:text-properties style:font-name="Arial" style:font-name-complex="Arial"/>
    </style:style>
    <style:style style:name="T891" style:parent-style-name="Standardnípísmoodstavce" style:family="text">
      <style:text-properties style:font-name="Arial" style:font-name-complex="Arial"/>
    </style:style>
    <style:style style:name="T892" style:parent-style-name="Standardnípísmoodstavce" style:family="text">
      <style:text-properties style:font-name="Arial" style:font-name-complex="Arial"/>
    </style:style>
    <style:style style:name="T893" style:parent-style-name="Standardnípísmoodstavce" style:family="text">
      <style:text-properties style:font-name="Arial" style:font-name-complex="Arial"/>
    </style:style>
    <style:style style:name="T894" style:parent-style-name="Standardnípísmoodstavce" style:family="text">
      <style:text-properties style:font-name="Arial" style:font-name-complex="Arial"/>
    </style:style>
    <style:style style:name="T895" style:parent-style-name="Standardnípísmoodstavce" style:family="text">
      <style:text-properties style:font-name="Arial" style:font-name-complex="Arial"/>
    </style:style>
    <style:style style:name="T896" style:parent-style-name="Standardnípísmoodstavce" style:family="text">
      <style:text-properties style:font-name="Arial" style:font-name-complex="Arial"/>
    </style:style>
    <style:style style:name="T897" style:parent-style-name="Standardnípísmoodstavce" style:family="text">
      <style:text-properties style:font-name="Arial" style:font-name-complex="Arial"/>
    </style:style>
    <style:style style:name="T898" style:parent-style-name="Standardnípísmoodstavce" style:family="text">
      <style:text-properties style:font-name="Arial" style:font-name-complex="Arial"/>
    </style:style>
    <style:style style:name="T899" style:parent-style-name="Standardnípísmoodstavce" style:family="text">
      <style:text-properties style:font-name="Arial" style:font-name-complex="Arial"/>
    </style:style>
    <style:style style:name="T900" style:parent-style-name="Standardnípísmoodstavce" style:family="text">
      <style:text-properties style:font-name="Arial" style:font-name-complex="Arial"/>
    </style:style>
    <style:style style:name="T90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02" style:parent-style-name="Značkapozn.podčarou" style:family="text">
      <style:text-properties style:font-name="Arial" style:font-name-complex="Arial"/>
    </style:style>
    <style:style style:name="T903" style:parent-style-name="Standardnípísmoodstavce" style:family="text">
      <style:text-properties fo:language="cs" fo:country="CZ"/>
    </style:style>
    <style:style style:name="T904" style:parent-style-name="Standardnípísmoodstavce" style:family="text">
      <style:text-properties style:font-name="Arial" style:font-name-complex="Arial"/>
    </style:style>
    <style:style style:name="T905" style:parent-style-name="Značkapozn.podčarou" style:family="text">
      <style:text-properties style:font-name="Arial" style:font-name-complex="Arial"/>
    </style:style>
    <style:style style:name="T906" style:parent-style-name="Standardnípísmoodstavce" style:family="text">
      <style:text-properties fo:language="cs" fo:country="CZ"/>
    </style:style>
    <style:style style:name="T907" style:parent-style-name="Standardnípísmoodstavce" style:family="text">
      <style:text-properties fo:language="cs" fo:country="CZ"/>
    </style:style>
    <style:style style:name="T908" style:parent-style-name="Standardnípísmoodstavce" style:family="text">
      <style:text-properties fo:language="cs" fo:country="CZ"/>
    </style:style>
    <style:style style:name="T909" style:parent-style-name="Standardnípísmoodstavce" style:family="text">
      <style:text-properties fo:language="cs" fo:country="CZ"/>
    </style:style>
    <style:style style:name="T910" style:parent-style-name="Standardnípísmoodstavce" style:family="text">
      <style:text-properties fo:language="cs" fo:country="CZ"/>
    </style:style>
    <style:style style:name="T911" style:parent-style-name="Standardnípísmoodstavce" style:family="text">
      <style:text-properties style:font-name="Arial" style:font-name-complex="Arial"/>
    </style:style>
    <style:style style:name="T912" style:parent-style-name="Standardnípísmoodstavce" style:family="text">
      <style:text-properties style:font-name="Arial" style:font-name-complex="Arial" fo:font-weight="bold" style:font-weight-asian="bold"/>
    </style:style>
    <style:style style:name="P913" style:parent-style-name="Normální" style:family="paragraph">
      <style:paragraph-properties fo:text-align="justify" fo:margin-top="0.0833in" fo:margin-bottom="0in" fo:line-height="100%"/>
    </style:style>
    <style:style style:name="T914" style:parent-style-name="Standardnípísmoodstavce" style:family="text">
      <style:text-properties style:font-name="Arial" style:font-name-complex="Arial"/>
    </style:style>
    <style:style style:name="T915" style:parent-style-name="Standardnípísmoodstavce" style:family="text">
      <style:text-properties style:font-name="Arial" style:font-name-complex="Arial"/>
    </style:style>
    <style:style style:name="T916" style:parent-style-name="Standardnípísmoodstavce" style:family="text">
      <style:text-properties style:font-name="Arial" style:font-name-complex="Arial"/>
    </style:style>
    <style:style style:name="T917" style:parent-style-name="Standardnípísmoodstavce" style:family="text">
      <style:text-properties style:font-name="Arial" style:font-name-complex="Arial"/>
    </style:style>
    <style:style style:name="T91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19" style:parent-style-name="Standardnípísmoodstavce" style:family="text">
      <style:text-properties style:font-name="Arial" style:font-name-complex="Arial"/>
    </style:style>
    <style:style style:name="T920" style:parent-style-name="Standardnípísmoodstavce" style:family="text">
      <style:text-properties style:font-name="Arial" style:font-name-complex="Arial"/>
    </style:style>
    <style:style style:name="T921" style:parent-style-name="Standardnípísmoodstavce" style:family="text">
      <style:text-properties style:font-name="Arial" style:font-name-complex="Arial" fo:font-weight="bold" style:font-weight-asian="bold"/>
    </style:style>
    <style:style style:name="P922" style:parent-style-name="Normální" style:family="paragraph">
      <style:paragraph-properties fo:text-align="justify" fo:margin-top="0.0833in" fo:margin-bottom="0in" fo:line-height="100%"/>
    </style:style>
    <style:style style:name="T92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24" style:parent-style-name="Standardnípísmoodstavce" style:family="text">
      <style:text-properties style:font-name="Arial" style:font-name-complex="Arial"/>
    </style:style>
    <style:style style:name="T925" style:parent-style-name="Standardnípísmoodstavce" style:family="text">
      <style:text-properties style:font-name="Arial" style:font-name-complex="Arial"/>
    </style:style>
    <style:style style:name="T926" style:parent-style-name="Standardnípísmoodstavce" style:family="text">
      <style:text-properties style:font-name="Arial" style:font-name-complex="Arial"/>
    </style:style>
    <style:style style:name="T927" style:parent-style-name="Standardnípísmoodstavce" style:family="text">
      <style:text-properties style:font-name="Arial" style:font-name-complex="Arial"/>
    </style:style>
    <style:style style:name="T928" style:parent-style-name="Standardnípísmoodstavce" style:family="text">
      <style:text-properties style:font-name="Arial" style:font-name-complex="Arial"/>
    </style:style>
    <style:style style:name="T929" style:parent-style-name="Standardnípísmoodstavce" style:family="text">
      <style:text-properties style:font-name="Arial" style:font-name-complex="Arial"/>
    </style:style>
    <style:style style:name="T930" style:parent-style-name="Standardnípísmoodstavce" style:family="text">
      <style:text-properties style:font-name="Arial" style:font-name-complex="Arial"/>
    </style:style>
    <style:style style:name="T931" style:parent-style-name="Standardnípísmoodstavce" style:family="text">
      <style:text-properties style:font-name="Arial" style:font-name-complex="Arial"/>
    </style:style>
    <style:style style:name="T932" style:parent-style-name="Standardnípísmoodstavce" style:family="text">
      <style:text-properties style:font-name="Arial" style:font-name-complex="Arial"/>
    </style:style>
    <style:style style:name="T933" style:parent-style-name="Standardnípísmoodstavce" style:family="text">
      <style:text-properties style:font-name="Arial" style:font-name-complex="Arial"/>
    </style:style>
    <style:style style:name="T934" style:parent-style-name="Standardnípísmoodstavce" style:family="text">
      <style:text-properties style:font-name="Arial" style:font-name-complex="Arial"/>
    </style:style>
    <style:style style:name="T935" style:parent-style-name="Standardnípísmoodstavce" style:family="text">
      <style:text-properties style:font-name="Arial" style:font-name-complex="Arial"/>
    </style:style>
    <style:style style:name="T93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3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38" style:parent-style-name="Standardnípísmoodstavce" style:family="text">
      <style:text-properties style:font-name="Arial" style:font-name-complex="Arial"/>
    </style:style>
    <style:style style:name="T939" style:parent-style-name="Standardnípísmoodstavce" style:family="text">
      <style:text-properties style:font-name="Arial" style:font-name-complex="Arial"/>
    </style:style>
    <style:style style:name="T940" style:parent-style-name="Standardnípísmoodstavce" style:family="text">
      <style:text-properties style:font-name="Arial" style:font-name-complex="Arial"/>
    </style:style>
    <style:style style:name="T941" style:parent-style-name="Standardnípísmoodstavce" style:family="text">
      <style:text-properties style:font-name="Arial" style:font-name-complex="Arial"/>
    </style:style>
    <style:style style:name="T942" style:parent-style-name="Standardnípísmoodstavce" style:family="text">
      <style:text-properties style:font-name="Arial" style:font-name-complex="Arial"/>
    </style:style>
    <style:style style:name="T943" style:parent-style-name="Standardnípísmoodstavce" style:family="text">
      <style:text-properties style:font-name="Arial" style:font-name-complex="Arial"/>
    </style:style>
    <style:style style:name="T944" style:parent-style-name="Standardnípísmoodstavce" style:family="text">
      <style:text-properties style:font-name="Arial" style:font-name-complex="Arial"/>
    </style:style>
    <style:style style:name="T945" style:parent-style-name="Standardnípísmoodstavce" style:family="text">
      <style:text-properties style:font-name="Arial" style:font-name-complex="Arial"/>
    </style:style>
    <style:style style:name="T946" style:parent-style-name="Standardnípísmoodstavce" style:family="text">
      <style:text-properties style:font-name="Arial" style:font-name-complex="Arial"/>
    </style:style>
    <style:style style:name="T947" style:parent-style-name="Standardnípísmoodstavce" style:family="text">
      <style:text-properties style:font-name="Arial" style:font-name-complex="Arial"/>
    </style:style>
    <style:style style:name="T948" style:parent-style-name="Standardnípísmoodstavce" style:family="text">
      <style:text-properties style:font-name="Arial" style:font-name-complex="Arial"/>
    </style:style>
    <style:style style:name="T949" style:parent-style-name="Standardnípísmoodstavce" style:family="text">
      <style:text-properties style:font-name="Arial" style:font-name-complex="Arial" fo:font-weight="bold" style:font-weight-asian="bold"/>
    </style:style>
    <style:style style:name="T950" style:parent-style-name="Standardnípísmoodstavce" style:family="text">
      <style:text-properties style:font-name="Arial" style:font-name-complex="Arial" fo:font-weight="bold" style:font-weight-asian="bold"/>
    </style:style>
    <style:style style:name="P951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952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953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954" style:parent-style-name="Normální" style:family="paragraph">
      <style:paragraph-properties fo:text-align="justify" fo:margin-top="0.0833in" fo:margin-bottom="0in" fo:line-height="100%"/>
    </style:style>
    <style:style style:name="T955" style:parent-style-name="Standardnípísmoodstavce" style:family="text">
      <style:text-properties style:font-name="Arial" style:font-name-complex="Arial"/>
    </style:style>
    <style:style style:name="T95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57" style:parent-style-name="Standardnípísmoodstavce" style:family="text">
      <style:text-properties style:font-name="Arial" style:font-name-complex="Arial"/>
    </style:style>
    <style:style style:name="T958" style:parent-style-name="Standardnípísmoodstavce" style:family="text">
      <style:text-properties style:font-name="Arial" style:font-name-complex="Arial"/>
    </style:style>
    <style:style style:name="T959" style:parent-style-name="Standardnípísmoodstavce" style:family="text">
      <style:text-properties style:font-name="Arial" style:font-name-complex="Arial"/>
    </style:style>
    <style:style style:name="T960" style:parent-style-name="Standardnípísmoodstavce" style:family="text">
      <style:text-properties style:font-name="Arial" style:font-name-complex="Arial"/>
    </style:style>
    <style:style style:name="T961" style:parent-style-name="Standardnípísmoodstavce" style:family="text">
      <style:text-properties style:font-name="Arial" style:font-name-complex="Arial"/>
    </style:style>
    <style:style style:name="T962" style:parent-style-name="Standardnípísmoodstavce" style:family="text">
      <style:text-properties style:font-name="Arial" style:font-name-complex="Arial"/>
    </style:style>
    <style:style style:name="T963" style:parent-style-name="Standardnípísmoodstavce" style:family="text">
      <style:text-properties style:font-name="Arial" style:font-name-complex="Arial"/>
    </style:style>
    <style:style style:name="T964" style:parent-style-name="Standardnípísmoodstavce" style:family="text">
      <style:text-properties style:font-name="Arial" style:font-name-complex="Arial"/>
    </style:style>
    <style:style style:name="T965" style:parent-style-name="Standardnípísmoodstavce" style:family="text">
      <style:text-properties style:font-name="Arial" style:font-name-complex="Arial"/>
    </style:style>
    <style:style style:name="T966" style:parent-style-name="Standardnípísmoodstavce" style:family="text">
      <style:text-properties style:font-name="Arial" style:font-name-complex="Arial"/>
    </style:style>
    <style:style style:name="T967" style:parent-style-name="Standardnípísmoodstavce" style:family="text">
      <style:text-properties style:font-name="Arial" style:font-name-complex="Arial"/>
    </style:style>
    <style:style style:name="T968" style:parent-style-name="Standardnípísmoodstavce" style:family="text">
      <style:text-properties style:font-name="Arial" style:font-name-complex="Arial"/>
    </style:style>
    <style:style style:name="T969" style:parent-style-name="Standardnípísmoodstavce" style:family="text">
      <style:text-properties style:font-name="Arial" style:font-name-complex="Arial"/>
    </style:style>
    <style:style style:name="T970" style:parent-style-name="Standardnípísmoodstavce" style:family="text">
      <style:text-properties style:font-name="Arial" style:font-name-complex="Arial"/>
    </style:style>
    <style:style style:name="T971" style:parent-style-name="Standardnípísmoodstavce" style:family="text">
      <style:text-properties style:font-name="Arial" style:font-name-complex="Arial"/>
    </style:style>
    <style:style style:name="T972" style:parent-style-name="Standardnípísmoodstavce" style:family="text">
      <style:text-properties style:font-name="Arial" style:font-name-complex="Arial"/>
    </style:style>
    <style:style style:name="T973" style:parent-style-name="Standardnípísmoodstavce" style:family="text">
      <style:text-properties style:font-name="Arial" style:font-name-complex="Arial"/>
    </style:style>
    <style:style style:name="T974" style:parent-style-name="Standardnípísmoodstavce" style:family="text">
      <style:text-properties style:font-name="Arial" style:font-name-complex="Arial"/>
    </style:style>
    <style:style style:name="T975" style:parent-style-name="Standardnípísmoodstavce" style:family="text">
      <style:text-properties style:font-name="Arial" style:font-name-complex="Arial"/>
    </style:style>
    <style:style style:name="T976" style:parent-style-name="Standardnípísmoodstavce" style:family="text">
      <style:text-properties style:font-name="Arial" style:font-name-complex="Arial"/>
    </style:style>
    <style:style style:name="T977" style:parent-style-name="Standardnípísmoodstavce" style:family="text">
      <style:text-properties style:font-name="Arial" style:font-name-complex="Arial"/>
    </style:style>
    <style:style style:name="T978" style:parent-style-name="Standardnípísmoodstavce" style:family="text">
      <style:text-properties style:font-name="Arial" style:font-name-complex="Arial"/>
    </style:style>
    <style:style style:name="T979" style:parent-style-name="Standardnípísmoodstavce" style:family="text">
      <style:text-properties style:font-name="Arial" style:font-name-complex="Arial" fo:font-weight="bold" style:font-weight-asian="bold"/>
    </style:style>
    <style:style style:name="T980" style:parent-style-name="Standardnípísmoodstavce" style:family="text">
      <style:text-properties style:font-name="Arial" style:font-name-complex="Arial"/>
    </style:style>
    <style:style style:name="P981" style:parent-style-name="Normální" style:family="paragraph">
      <style:paragraph-properties fo:text-align="justify" fo:margin-top="0.0833in" fo:margin-bottom="0in" fo:line-height="100%"/>
    </style:style>
    <style:style style:name="T982" style:parent-style-name="Standardnípísmoodstavce" style:family="text">
      <style:text-properties style:font-name="Arial" style:font-name-complex="Arial"/>
    </style:style>
    <style:style style:name="T98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8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85" style:parent-style-name="Standardnípísmoodstavce" style:family="text">
      <style:text-properties style:font-name="Arial" style:font-name-complex="Arial"/>
    </style:style>
    <style:style style:name="T986" style:parent-style-name="Standardnípísmoodstavce" style:family="text">
      <style:text-properties style:font-name="Arial" style:font-name-complex="Arial" fo:font-weight="bold" style:font-weight-asian="bold"/>
    </style:style>
    <style:style style:name="T987" style:parent-style-name="Standardnípísmoodstavce" style:family="text">
      <style:text-properties style:font-name="Arial" style:font-name-complex="Arial" fo:font-weight="bold" style:font-weight-asian="bold"/>
    </style:style>
    <style:style style:name="T988" style:parent-style-name="Standardnípísmoodstavce" style:family="text">
      <style:text-properties style:font-name="Arial" style:font-name-complex="Arial" fo:font-weight="bold" style:font-weight-asian="bold"/>
    </style:style>
    <style:style style:name="T989" style:parent-style-name="Standardnípísmoodstavce" style:family="text">
      <style:text-properties style:font-name="Arial" style:font-name-complex="Arial" fo:font-weight="bold" style:font-weight-asian="bold"/>
    </style:style>
    <style:style style:name="P990" style:parent-style-name="Normální" style:family="paragraph">
      <style:paragraph-properties fo:text-align="justify" fo:margin-top="0.0833in" fo:margin-bottom="0in" fo:line-height="100%"/>
    </style:style>
    <style:style style:name="T991" style:parent-style-name="Standardnípísmoodstavce" style:family="text">
      <style:text-properties style:font-name="Arial" style:font-name-complex="Arial"/>
    </style:style>
    <style:style style:name="T99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93" style:parent-style-name="Standardnípísmoodstavce" style:family="text">
      <style:text-properties style:font-name="Arial" style:font-name-complex="Arial"/>
    </style:style>
    <style:style style:name="T994" style:parent-style-name="Standardnípísmoodstavce" style:family="text">
      <style:text-properties style:font-name="Arial" style:font-name-complex="Arial"/>
    </style:style>
    <style:style style:name="T995" style:parent-style-name="Standardnípísmoodstavce" style:family="text">
      <style:text-properties style:font-name="Arial" style:font-name-complex="Arial"/>
    </style:style>
    <style:style style:name="T996" style:parent-style-name="Standardnípísmoodstavce" style:family="text">
      <style:text-properties style:font-name="Arial" style:font-name-complex="Arial"/>
    </style:style>
    <style:style style:name="T997" style:parent-style-name="Standardnípísmoodstavce" style:family="text">
      <style:text-properties style:font-name="Arial" style:font-name-complex="Arial"/>
    </style:style>
    <style:style style:name="T998" style:parent-style-name="Standardnípísmoodstavce" style:family="text">
      <style:text-properties style:font-name="Arial" style:font-name-complex="Arial"/>
    </style:style>
    <style:style style:name="T999" style:parent-style-name="Standardnípísmoodstavce" style:family="text">
      <style:text-properties style:font-name="Arial" style:font-name-complex="Arial"/>
    </style:style>
    <style:style style:name="T1000" style:parent-style-name="Standardnípísmoodstavce" style:family="text">
      <style:text-properties style:font-name="Arial" style:font-name-complex="Arial"/>
    </style:style>
    <style:style style:name="T1001" style:parent-style-name="Standardnípísmoodstavce" style:family="text">
      <style:text-properties style:font-name="Arial" style:font-name-complex="Arial"/>
    </style:style>
    <style:style style:name="T1002" style:parent-style-name="Standardnípísmoodstavce" style:family="text">
      <style:text-properties style:font-name="Arial" style:font-name-complex="Arial"/>
    </style:style>
    <style:style style:name="T1003" style:parent-style-name="Standardnípísmoodstavce" style:family="text">
      <style:text-properties style:font-name="Arial" style:font-name-complex="Arial"/>
    </style:style>
    <style:style style:name="T1004" style:parent-style-name="Standardnípísmoodstavce" style:family="text">
      <style:text-properties style:font-name="Arial" style:font-name-complex="Arial"/>
    </style:style>
    <style:style style:name="T1005" style:parent-style-name="Standardnípísmoodstavce" style:family="text">
      <style:text-properties style:font-name="Arial" style:font-name-complex="Arial"/>
    </style:style>
    <style:style style:name="T1006" style:parent-style-name="Standardnípísmoodstavce" style:family="text">
      <style:text-properties style:font-name="Arial" style:font-name-complex="Arial"/>
    </style:style>
    <style:style style:name="T1007" style:parent-style-name="Standardnípísmoodstavce" style:family="text">
      <style:text-properties style:font-name="Arial" style:font-name-complex="Arial"/>
    </style:style>
    <style:style style:name="T1008" style:parent-style-name="Standardnípísmoodstavce" style:family="text">
      <style:text-properties style:font-name="Arial" style:font-name-complex="Arial"/>
    </style:style>
    <style:style style:name="T1009" style:parent-style-name="Standardnípísmoodstavce" style:family="text">
      <style:text-properties style:font-name="Arial" style:font-name-complex="Arial"/>
    </style:style>
    <style:style style:name="T1010" style:parent-style-name="Standardnípísmoodstavce" style:family="text">
      <style:text-properties style:font-name="Arial" style:font-name-complex="Arial"/>
    </style:style>
    <style:style style:name="T1011" style:parent-style-name="Standardnípísmoodstavce" style:family="text">
      <style:text-properties style:font-name="Arial" style:font-name-complex="Arial"/>
    </style:style>
    <style:style style:name="T1012" style:parent-style-name="Standardnípísmoodstavce" style:family="text">
      <style:text-properties style:font-name="Arial" style:font-name-complex="Arial"/>
    </style:style>
    <style:style style:name="T1013" style:parent-style-name="Standardnípísmoodstavce" style:family="text">
      <style:text-properties style:font-name="Arial" style:font-name-complex="Arial"/>
    </style:style>
    <style:style style:name="T1014" style:parent-style-name="Standardnípísmoodstavce" style:family="text">
      <style:text-properties style:font-name="Arial" style:font-name-complex="Arial"/>
    </style:style>
    <style:style style:name="T1015" style:parent-style-name="Standardnípísmoodstavce" style:family="text">
      <style:text-properties style:font-name="Arial" style:font-name-complex="Arial"/>
    </style:style>
    <style:style style:name="T101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17" style:parent-style-name="Standardnípísmoodstavce" style:family="text">
      <style:text-properties style:font-name="Arial" style:font-name-complex="Arial"/>
    </style:style>
    <style:style style:name="T1018" style:parent-style-name="Standardnípísmoodstavce" style:family="text">
      <style:text-properties style:font-name="Arial" style:font-name-complex="Arial"/>
    </style:style>
    <style:style style:name="T1019" style:parent-style-name="Standardnípísmoodstavce" style:family="text">
      <style:text-properties style:font-name="Arial" style:font-name-complex="Arial"/>
    </style:style>
    <style:style style:name="T1020" style:parent-style-name="Standardnípísmoodstavce" style:family="text">
      <style:text-properties style:font-name="Arial" style:font-name-complex="Arial"/>
    </style:style>
    <style:style style:name="T1021" style:parent-style-name="Standardnípísmoodstavce" style:family="text">
      <style:text-properties style:font-name="Arial" style:font-name-complex="Arial"/>
    </style:style>
    <style:style style:name="T1022" style:parent-style-name="Standardnípísmoodstavce" style:family="text">
      <style:text-properties style:font-name="Arial" style:font-name-complex="Arial" fo:font-weight="bold" style:font-weight-asian="bold"/>
    </style:style>
    <style:style style:name="T1023" style:parent-style-name="Standardnípísmoodstavce" style:family="text">
      <style:text-properties style:font-name="Arial" style:font-name-complex="Arial" fo:font-weight="bold" style:font-weight-asian="bold"/>
    </style:style>
    <style:style style:name="T1024" style:parent-style-name="Standardnípísmoodstavce" style:family="text">
      <style:text-properties style:font-name="Arial" style:font-name-complex="Arial" fo:font-weight="bold" style:font-weight-asian="bold"/>
    </style:style>
    <style:style style:name="T1025" style:parent-style-name="Standardnípísmoodstavce" style:family="text">
      <style:text-properties style:font-name="Arial" style:font-name-complex="Arial" fo:font-weight="bold" style:font-weight-asian="bold"/>
    </style:style>
    <style:style style:name="T1026" style:parent-style-name="Standardnípísmoodstavce" style:family="text">
      <style:text-properties style:font-name="Arial" style:font-name-complex="Arial" fo:font-weight="bold" style:font-weight-asian="bold"/>
    </style:style>
    <style:style style:name="T1027" style:parent-style-name="Standardnípísmoodstavce" style:family="text">
      <style:text-properties style:font-name="Arial" style:font-name-complex="Arial" fo:font-weight="bold" style:font-weight-asian="bold"/>
    </style:style>
    <style:style style:name="T1028" style:parent-style-name="Standardnípísmoodstavce" style:family="text">
      <style:text-properties style:font-name="Arial" style:font-name-complex="Arial" fo:font-weight="bold" style:font-weight-asian="bold"/>
    </style:style>
    <style:style style:name="T1029" style:parent-style-name="Standardnípísmoodstavce" style:family="text">
      <style:text-properties style:font-name="Arial" style:font-name-complex="Arial" fo:font-weight="bold" style:font-weight-asian="bold"/>
    </style:style>
    <style:style style:name="T1030" style:parent-style-name="Standardnípísmoodstavce" style:family="text">
      <style:text-properties style:font-name="Arial" style:font-name-complex="Arial" fo:font-weight="bold" style:font-weight-asian="bold"/>
    </style:style>
    <style:style style:name="T1031" style:parent-style-name="Standardnípísmoodstavce" style:family="text">
      <style:text-properties style:font-name="Arial" style:font-name-complex="Arial" fo:font-weight="bold" style:font-weight-asian="bold"/>
    </style:style>
    <style:style style:name="P1032" style:parent-style-name="Normální" style:family="paragraph">
      <style:paragraph-properties fo:text-align="justify" fo:margin-top="0.0833in" fo:margin-bottom="0in" fo:line-height="100%"/>
    </style:style>
    <style:style style:name="T1033" style:parent-style-name="Standardnípísmoodstavce" style:family="text">
      <style:text-properties style:font-name="Arial" style:font-name-complex="Arial"/>
    </style:style>
    <style:style style:name="T103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35" style:parent-style-name="Standardnípísmoodstavce" style:family="text">
      <style:text-properties style:font-name="Arial" style:font-name-complex="Arial"/>
    </style:style>
    <style:style style:name="T1036" style:parent-style-name="Standardnípísmoodstavce" style:family="text">
      <style:text-properties style:font-name="Arial" style:font-name-complex="Arial"/>
    </style:style>
    <style:style style:name="T1037" style:parent-style-name="Standardnípísmoodstavce" style:family="text">
      <style:text-properties style:font-name="Arial" style:font-name-complex="Arial"/>
    </style:style>
    <style:style style:name="T1038" style:parent-style-name="Standardnípísmoodstavce" style:family="text">
      <style:text-properties style:font-name="Arial" style:font-name-complex="Arial"/>
    </style:style>
    <style:style style:name="T1039" style:parent-style-name="Standardnípísmoodstavce" style:family="text">
      <style:text-properties style:font-name="Arial" style:font-name-complex="Arial"/>
    </style:style>
    <style:style style:name="T1040" style:parent-style-name="Standardnípísmoodstavce" style:family="text">
      <style:text-properties style:font-name="Arial" style:font-name-complex="Arial"/>
    </style:style>
    <style:style style:name="T1041" style:parent-style-name="Standardnípísmoodstavce" style:family="text">
      <style:text-properties style:font-name="Arial" style:font-name-complex="Arial"/>
    </style:style>
    <style:style style:name="T1042" style:parent-style-name="Standardnípísmoodstavce" style:family="text">
      <style:text-properties style:font-name="Arial" style:font-name-complex="Arial"/>
    </style:style>
    <style:style style:name="T1043" style:parent-style-name="Standardnípísmoodstavce" style:family="text">
      <style:text-properties style:font-name="Arial" style:font-name-complex="Arial"/>
    </style:style>
    <style:style style:name="T1044" style:parent-style-name="Standardnípísmoodstavce" style:family="text">
      <style:text-properties style:font-name="Arial" style:font-name-complex="Arial"/>
    </style:style>
    <style:style style:name="T1045" style:parent-style-name="Standardnípísmoodstavce" style:family="text">
      <style:text-properties style:font-name="Arial" style:font-name-complex="Arial"/>
    </style:style>
    <style:style style:name="T1046" style:parent-style-name="Standardnípísmoodstavce" style:family="text">
      <style:text-properties style:font-name="Arial" style:font-name-complex="Arial"/>
    </style:style>
    <style:style style:name="T1047" style:parent-style-name="Standardnípísmoodstavce" style:family="text">
      <style:text-properties style:font-name="Arial" style:font-name-complex="Arial"/>
    </style:style>
    <style:style style:name="T1048" style:parent-style-name="Standardnípísmoodstavce" style:family="text">
      <style:text-properties style:font-name="Arial" style:font-name-complex="Arial" fo:font-weight="bold" style:font-weight-asian="bold"/>
    </style:style>
    <style:style style:name="T1049" style:parent-style-name="Standardnípísmoodstavce" style:family="text">
      <style:text-properties style:font-name="Arial" style:font-name-complex="Arial" fo:font-weight="bold" style:font-weight-asian="bold"/>
    </style:style>
    <style:style style:name="T1050" style:parent-style-name="Standardnípísmoodstavce" style:family="text">
      <style:text-properties style:font-name="Arial" style:font-name-complex="Arial" fo:font-weight="bold" style:font-weight-asian="bold"/>
    </style:style>
    <style:style style:name="T1051" style:parent-style-name="Standardnípísmoodstavce" style:family="text">
      <style:text-properties style:font-name="Arial" style:font-name-complex="Arial" fo:font-weight="bold" style:font-weight-asian="bold"/>
    </style:style>
    <style:style style:name="T1052" style:parent-style-name="Standardnípísmoodstavce" style:family="text">
      <style:text-properties style:font-name="Arial" style:font-name-complex="Arial" fo:font-weight="bold" style:font-weight-asian="bold"/>
    </style:style>
    <style:style style:name="T1053" style:parent-style-name="Standardnípísmoodstavce" style:family="text">
      <style:text-properties style:font-name="Arial" style:font-name-complex="Arial" fo:font-weight="bold" style:font-weight-asian="bold"/>
    </style:style>
    <style:style style:name="P1054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055" style:parent-style-name="Normální" style:family="paragraph">
      <style:paragraph-properties fo:text-align="justify" fo:margin-top="0.0833in" fo:margin-bottom="0in" fo:line-height="100%"/>
    </style:style>
    <style:style style:name="T1056" style:parent-style-name="Standardnípísmoodstavce" style:family="text">
      <style:text-properties style:font-name="Arial" style:font-name-complex="Arial"/>
    </style:style>
    <style:style style:name="T1057" style:parent-style-name="Standardnípísmoodstavce" style:family="text">
      <style:text-properties style:font-name="Arial" style:font-name-complex="Arial"/>
    </style:style>
    <style:style style:name="T1058" style:parent-style-name="Standardnípísmoodstavce" style:family="text">
      <style:text-properties style:font-name="Arial" style:font-name-complex="Arial"/>
    </style:style>
    <style:style style:name="T1059" style:parent-style-name="Standardnípísmoodstavce" style:family="text">
      <style:text-properties style:font-name="Arial" style:font-name-complex="Arial"/>
    </style:style>
    <style:style style:name="T1060" style:parent-style-name="Standardnípísmoodstavce" style:family="text">
      <style:text-properties style:font-name="Arial" style:font-name-complex="Arial"/>
    </style:style>
    <style:style style:name="T106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62" style:parent-style-name="Standardnípísmoodstavce" style:family="text">
      <style:text-properties style:font-name="Arial" style:font-name-complex="Arial"/>
    </style:style>
    <style:style style:name="T1063" style:parent-style-name="Standardnípísmoodstavce" style:family="text">
      <style:text-properties style:font-name="Arial" style:font-name-complex="Arial"/>
    </style:style>
    <style:style style:name="T1064" style:parent-style-name="Standardnípísmoodstavce" style:family="text">
      <style:text-properties style:font-name="Arial" style:font-name-complex="Arial"/>
    </style:style>
    <style:style style:name="T1065" style:parent-style-name="Standardnípísmoodstavce" style:family="text">
      <style:text-properties style:font-name="Arial" style:font-name-complex="Arial"/>
    </style:style>
    <style:style style:name="T106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67" style:parent-style-name="Standardnípísmoodstavce" style:family="text">
      <style:text-properties style:font-name="Arial" style:font-name-complex="Arial"/>
    </style:style>
    <style:style style:name="P1068" style:parent-style-name="Normální" style:family="paragraph">
      <style:paragraph-properties fo:text-align="justify" fo:margin-top="0.0833in" fo:margin-bottom="0in" fo:line-height="100%"/>
    </style:style>
    <style:style style:name="T1069" style:parent-style-name="Standardnípísmoodstavce" style:family="text">
      <style:text-properties style:font-name="Arial" style:font-name-complex="Arial"/>
    </style:style>
    <style:style style:name="T1070" style:parent-style-name="Značkapozn.podčarou" style:family="text">
      <style:text-properties style:font-name="Arial" style:font-name-complex="Arial"/>
    </style:style>
    <style:style style:name="P1071" style:parent-style-name="Textpozn.podčarou" style:family="paragraph">
      <style:paragraph-properties fo:text-align="justify" fo:margin-bottom="0in" fo:line-height="100%"/>
    </style:style>
    <style:style style:name="T107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07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07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075" style:parent-style-name="Standardnípísmoodstavce" style:family="text">
      <style:text-properties style:font-name="Arial" style:font-name-complex="Arial"/>
    </style:style>
    <style:style style:name="T1076" style:parent-style-name="Standardnípísmoodstavce" style:family="text">
      <style:text-properties style:font-name="Arial" style:font-name-complex="Arial"/>
    </style:style>
    <style:style style:name="T1077" style:parent-style-name="Standardnípísmoodstavce" style:family="text">
      <style:text-properties style:font-name="Arial" style:font-name-complex="Arial"/>
    </style:style>
    <style:style style:name="T1078" style:parent-style-name="Značkapozn.podčarou" style:family="text">
      <style:text-properties style:font-name="Arial" style:font-name-complex="Arial"/>
    </style:style>
    <style:style style:name="P1079" style:parent-style-name="Textpozn.podčarou" style:family="paragraph">
      <style:paragraph-properties fo:text-align="justify" fo:margin-bottom="0in" fo:line-height="100%"/>
    </style:style>
    <style:style style:name="T108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081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 fo:language="cs" fo:country="CZ"/>
    </style:style>
    <style:style style:name="T108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08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08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085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086" style:parent-style-name="Standardnípísmoodstavce" style:family="text">
      <style:text-properties style:font-name="Arial" style:font-name-complex="Arial"/>
    </style:style>
    <style:style style:name="T1087" style:parent-style-name="Standardnípísmoodstavce" style:family="text">
      <style:text-properties style:font-name="Arial" style:font-name-complex="Arial" fo:font-weight="bold" style:font-weight-asian="bold"/>
    </style:style>
    <style:style style:name="T1088" style:parent-style-name="Standardnípísmoodstavce" style:family="text">
      <style:text-properties style:font-name="Arial" style:font-name-complex="Arial" fo:font-weight="bold" style:font-weight-asian="bold"/>
    </style:style>
    <style:style style:name="T1089" style:parent-style-name="Standardnípísmoodstavce" style:family="text">
      <style:text-properties style:font-name="Arial" style:font-name-complex="Arial" fo:font-weight="bold" style:font-weight-asian="bold"/>
    </style:style>
    <style:style style:name="P1090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1091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092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1093" style:parent-style-name="Normální" style:family="paragraph">
      <style:paragraph-properties fo:text-align="justify" fo:margin-top="0.0833in" fo:margin-bottom="0in" fo:line-height="100%"/>
    </style:style>
    <style:style style:name="T1094" style:parent-style-name="Standardnípísmoodstavce" style:family="text">
      <style:text-properties style:font-name="Arial" style:font-name-complex="Arial"/>
    </style:style>
    <style:style style:name="T1095" style:parent-style-name="Standardnípísmoodstavce" style:family="text">
      <style:text-properties style:font-name="Arial" style:font-name-complex="Arial"/>
    </style:style>
    <style:style style:name="T1096" style:parent-style-name="Standardnípísmoodstavce" style:family="text">
      <style:text-properties style:font-name="Arial" style:font-name-complex="Arial"/>
    </style:style>
    <style:style style:name="T109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9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9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00" style:parent-style-name="Standardnípísmoodstavce" style:family="text">
      <style:text-properties style:font-name="Arial" style:font-name-complex="Arial"/>
    </style:style>
    <style:style style:name="T1101" style:parent-style-name="Standardnípísmoodstavce" style:family="text">
      <style:text-properties style:font-name="Arial" style:font-name-complex="Arial"/>
    </style:style>
    <style:style style:name="T1102" style:parent-style-name="Standardnípísmoodstavce" style:family="text">
      <style:text-properties style:font-name="Arial" style:font-name-complex="Arial"/>
    </style:style>
    <style:style style:name="T1103" style:parent-style-name="Standardnípísmoodstavce" style:family="text">
      <style:text-properties style:font-name="Arial" style:font-name-complex="Arial"/>
    </style:style>
    <style:style style:name="T1104" style:parent-style-name="Standardnípísmoodstavce" style:family="text">
      <style:text-properties style:font-name="Arial" style:font-name-complex="Arial"/>
    </style:style>
    <style:style style:name="T1105" style:parent-style-name="Standardnípísmoodstavce" style:family="text">
      <style:text-properties style:font-name="Arial" style:font-name-complex="Arial"/>
    </style:style>
    <style:style style:name="T1106" style:parent-style-name="Standardnípísmoodstavce" style:family="text">
      <style:text-properties style:font-name="Arial" style:font-name-complex="Arial"/>
    </style:style>
    <style:style style:name="T1107" style:parent-style-name="Standardnípísmoodstavce" style:family="text">
      <style:text-properties style:font-name="Arial" style:font-name-complex="Arial"/>
    </style:style>
    <style:style style:name="T1108" style:parent-style-name="Standardnípísmoodstavce" style:family="text">
      <style:text-properties style:font-name="Arial" style:font-name-complex="Arial"/>
    </style:style>
    <style:style style:name="T1109" style:parent-style-name="Standardnípísmoodstavce" style:family="text">
      <style:text-properties style:font-name="Arial" style:font-name-complex="Arial"/>
    </style:style>
    <style:style style:name="T1110" style:parent-style-name="Standardnípísmoodstavce" style:family="text">
      <style:text-properties style:font-name="Arial" style:font-name-complex="Arial"/>
    </style:style>
    <style:style style:name="T1111" style:parent-style-name="Standardnípísmoodstavce" style:family="text">
      <style:text-properties style:font-name="Arial" style:font-name-complex="Arial" fo:font-weight="bold" style:font-weight-asian="bold"/>
    </style:style>
    <style:style style:name="P1112" style:parent-style-name="Normální" style:family="paragraph">
      <style:paragraph-properties fo:text-align="justify" fo:margin-top="0.0833in" fo:margin-bottom="0in" fo:line-height="100%"/>
    </style:style>
    <style:style style:name="T1113" style:parent-style-name="Standardnípísmoodstavce" style:family="text">
      <style:text-properties style:font-name="Arial" style:font-name-complex="Arial"/>
    </style:style>
    <style:style style:name="T111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15" style:parent-style-name="Standardnípísmoodstavce" style:family="text">
      <style:text-properties style:font-name="Arial" style:font-name-complex="Arial"/>
    </style:style>
    <style:style style:name="T1116" style:parent-style-name="Standardnípísmoodstavce" style:family="text">
      <style:text-properties style:font-name="Arial" style:font-name-complex="Arial" fo:font-weight="bold" style:font-weight-asian="bold"/>
    </style:style>
    <style:style style:name="T1117" style:parent-style-name="Standardnípísmoodstavce" style:family="text">
      <style:text-properties style:font-name="Arial" style:font-name-complex="Arial" fo:font-weight="bold" style:font-weight-asian="bold"/>
    </style:style>
    <style:style style:name="T1118" style:parent-style-name="Standardnípísmoodstavce" style:family="text">
      <style:text-properties style:font-name="Arial" style:font-name-complex="Arial" fo:font-weight="bold" style:font-weight-asian="bold"/>
    </style:style>
    <style:style style:name="P1119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1120" style:parent-style-name="Normální" style:family="paragraph">
      <style:paragraph-properties fo:text-align="justify" fo:margin-top="0.0833in" fo:margin-bottom="0in" fo:line-height="100%"/>
    </style:style>
    <style:style style:name="T1121" style:parent-style-name="Standardnípísmoodstavce" style:family="text">
      <style:text-properties style:font-name="Arial" style:font-name-complex="Arial"/>
    </style:style>
    <style:style style:name="T1122" style:parent-style-name="Standardnípísmoodstavce" style:family="text">
      <style:text-properties style:font-name="Arial" style:font-name-complex="Arial"/>
    </style:style>
    <style:style style:name="T1123" style:parent-style-name="Standardnípísmoodstavce" style:family="text">
      <style:text-properties style:font-name="Arial" style:font-name-complex="Arial"/>
    </style:style>
    <style:style style:name="T1124" style:parent-style-name="Standardnípísmoodstavce" style:family="text">
      <style:text-properties style:font-name="Arial" style:font-name-complex="Arial"/>
    </style:style>
    <style:style style:name="T1125" style:parent-style-name="Standardnípísmoodstavce" style:family="text">
      <style:text-properties style:font-name="Arial" style:font-name-complex="Arial"/>
    </style:style>
    <style:style style:name="T1126" style:parent-style-name="Standardnípísmoodstavce" style:family="text">
      <style:text-properties style:font-name="Arial" style:font-name-complex="Arial"/>
    </style:style>
    <style:style style:name="T1127" style:parent-style-name="Standardnípísmoodstavce" style:family="text">
      <style:text-properties style:font-name="Arial" style:font-name-complex="Arial"/>
    </style:style>
    <style:style style:name="T1128" style:parent-style-name="Standardnípísmoodstavce" style:family="text">
      <style:text-properties style:font-name="Arial" style:font-name-complex="Arial"/>
    </style:style>
    <style:style style:name="T1129" style:parent-style-name="Standardnípísmoodstavce" style:family="text">
      <style:text-properties style:font-name="Arial" style:font-name-complex="Arial"/>
    </style:style>
    <style:style style:name="T1130" style:parent-style-name="Standardnípísmoodstavce" style:family="text">
      <style:text-properties style:font-name="Arial" style:font-name-complex="Arial"/>
    </style:style>
    <style:style style:name="T1131" style:parent-style-name="Standardnípísmoodstavce" style:family="text">
      <style:text-properties style:font-name="Arial" style:font-name-complex="Arial"/>
    </style:style>
    <style:style style:name="T1132" style:parent-style-name="Standardnípísmoodstavce" style:family="text">
      <style:text-properties style:font-name="Arial" style:font-name-complex="Arial"/>
    </style:style>
    <style:style style:name="T1133" style:parent-style-name="Standardnípísmoodstavce" style:family="text">
      <style:text-properties style:font-name="Arial" style:font-name-complex="Arial"/>
    </style:style>
    <style:style style:name="T1134" style:parent-style-name="Standardnípísmoodstavce" style:family="text">
      <style:text-properties style:font-name="Arial" style:font-name-complex="Arial"/>
    </style:style>
    <style:style style:name="T1135" style:parent-style-name="Standardnípísmoodstavce" style:family="text">
      <style:text-properties style:font-name="Arial" style:font-name-complex="Arial"/>
    </style:style>
    <style:style style:name="T1136" style:parent-style-name="Standardnípísmoodstavce" style:family="text">
      <style:text-properties style:font-name="Arial" style:font-name-complex="Arial"/>
    </style:style>
    <style:style style:name="T1137" style:parent-style-name="Standardnípísmoodstavce" style:family="text">
      <style:text-properties style:font-name="Arial" style:font-name-complex="Arial"/>
    </style:style>
    <style:style style:name="T1138" style:parent-style-name="Standardnípísmoodstavce" style:family="text">
      <style:text-properties style:font-name="Arial" style:font-name-complex="Arial"/>
    </style:style>
    <style:style style:name="T1139" style:parent-style-name="Standardnípísmoodstavce" style:family="text">
      <style:text-properties style:font-name="Arial" style:font-name-complex="Arial"/>
    </style:style>
    <style:style style:name="T1140" style:parent-style-name="Standardnípísmoodstavce" style:family="text">
      <style:text-properties style:font-name="Arial" style:font-name-complex="Arial"/>
    </style:style>
    <style:style style:name="T1141" style:parent-style-name="Standardnípísmoodstavce" style:family="text">
      <style:text-properties style:font-name="Arial" style:font-name-complex="Arial"/>
    </style:style>
    <style:style style:name="T114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4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44" style:parent-style-name="Standardnípísmoodstavce" style:family="text">
      <style:text-properties style:font-name="Arial" style:font-name-complex="Arial"/>
    </style:style>
    <style:style style:name="T1145" style:parent-style-name="Standardnípísmoodstavce" style:family="text">
      <style:text-properties style:font-name="Arial" style:font-name-complex="Arial"/>
    </style:style>
    <style:style style:name="T1146" style:parent-style-name="Standardnípísmoodstavce" style:family="text">
      <style:text-properties style:font-name="Arial" style:font-name-complex="Arial"/>
    </style:style>
    <style:style style:name="T1147" style:parent-style-name="Standardnípísmoodstavce" style:family="text">
      <style:text-properties style:font-name="Arial" style:font-name-complex="Arial"/>
    </style:style>
    <style:style style:name="T1148" style:parent-style-name="Standardnípísmoodstavce" style:family="text">
      <style:text-properties style:font-name="Arial" style:font-name-complex="Arial"/>
    </style:style>
    <style:style style:name="T1149" style:parent-style-name="Standardnípísmoodstavce" style:family="text">
      <style:text-properties style:font-name="Arial" style:font-name-complex="Arial"/>
    </style:style>
    <style:style style:name="T1150" style:parent-style-name="Standardnípísmoodstavce" style:family="text">
      <style:text-properties style:font-name="Arial" style:font-name-complex="Arial"/>
    </style:style>
    <style:style style:name="T1151" style:parent-style-name="Standardnípísmoodstavce" style:family="text">
      <style:text-properties style:font-name="Arial" style:font-name-complex="Arial"/>
    </style:style>
    <style:style style:name="T1152" style:parent-style-name="Standardnípísmoodstavce" style:family="text">
      <style:text-properties style:font-name="Arial" style:font-name-complex="Arial"/>
    </style:style>
    <style:style style:name="T1153" style:parent-style-name="Standardnípísmoodstavce" style:family="text">
      <style:text-properties style:font-name="Arial" style:font-name-complex="Arial"/>
    </style:style>
    <style:style style:name="T1154" style:parent-style-name="Standardnípísmoodstavce" style:family="text">
      <style:text-properties style:font-name="Arial" style:font-name-complex="Arial" fo:font-weight="bold" style:font-weight-asian="bold"/>
    </style:style>
    <style:style style:name="T1155" style:parent-style-name="Standardnípísmoodstavce" style:family="text">
      <style:text-properties style:font-name="Arial" style:font-name-complex="Arial"/>
    </style:style>
    <style:style style:name="T1156" style:parent-style-name="Standardnípísmoodstavce" style:family="text">
      <style:text-properties style:font-name="Arial" style:font-name-complex="Arial" fo:font-weight="bold" style:font-weight-asian="bold"/>
    </style:style>
    <style:style style:name="T1157" style:parent-style-name="Standardnípísmoodstavce" style:family="text">
      <style:text-properties style:font-name="Arial" style:font-name-complex="Arial" fo:font-weight="bold" style:font-weight-asian="bold"/>
    </style:style>
    <style:style style:name="T1158" style:parent-style-name="Standardnípísmoodstavce" style:family="text">
      <style:text-properties style:font-name="Arial" style:font-name-complex="Arial" fo:font-weight="bold" style:font-weight-asian="bold"/>
    </style:style>
    <style:style style:name="T1159" style:parent-style-name="Standardnípísmoodstavce" style:family="text">
      <style:text-properties style:font-name="Arial" style:font-name-complex="Arial" fo:font-weight="bold" style:font-weight-asian="bold"/>
    </style:style>
    <style:style style:name="T1160" style:parent-style-name="Standardnípísmoodstavce" style:family="text">
      <style:text-properties style:font-name="Arial" style:font-name-complex="Arial" fo:font-weight="bold" style:font-weight-asian="bold"/>
    </style:style>
    <style:style style:name="T1161" style:parent-style-name="Standardnípísmoodstavce" style:family="text">
      <style:text-properties style:font-name="Arial" style:font-name-complex="Arial" fo:font-weight="bold" style:font-weight-asian="bold"/>
    </style:style>
    <style:style style:name="P1162" style:parent-style-name="Normální" style:family="paragraph">
      <style:paragraph-properties fo:text-align="justify" fo:margin-top="0.0833in" fo:margin-bottom="0in" fo:line-height="100%"/>
    </style:style>
    <style:style style:name="T1163" style:parent-style-name="Standardnípísmoodstavce" style:family="text">
      <style:text-properties style:font-name="Arial" style:font-name-complex="Arial"/>
    </style:style>
    <style:style style:name="T1164" style:parent-style-name="Standardnípísmoodstavce" style:family="text">
      <style:text-properties style:font-name="Arial" style:font-name-complex="Arial"/>
    </style:style>
    <style:style style:name="T1165" style:parent-style-name="Standardnípísmoodstavce" style:family="text">
      <style:text-properties style:font-name="Arial" style:font-name-complex="Arial"/>
    </style:style>
    <style:style style:name="T1166" style:parent-style-name="Standardnípísmoodstavce" style:family="text">
      <style:text-properties style:font-name="Arial" style:font-name-complex="Arial"/>
    </style:style>
    <style:style style:name="T1167" style:parent-style-name="Standardnípísmoodstavce" style:family="text">
      <style:text-properties style:font-name="Arial" style:font-name-complex="Arial"/>
    </style:style>
    <style:style style:name="T1168" style:parent-style-name="Standardnípísmoodstavce" style:family="text">
      <style:text-properties style:font-name="Arial" style:font-name-complex="Arial"/>
    </style:style>
    <style:style style:name="T1169" style:parent-style-name="Standardnípísmoodstavce" style:family="text">
      <style:text-properties style:font-name="Arial" style:font-name-complex="Arial"/>
    </style:style>
    <style:style style:name="T1170" style:parent-style-name="Standardnípísmoodstavce" style:family="text">
      <style:text-properties style:font-name="Arial" style:font-name-complex="Arial"/>
    </style:style>
    <style:style style:name="T117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72" style:parent-style-name="Standardnípísmoodstavce" style:family="text">
      <style:text-properties style:font-name="Arial" style:font-name-complex="Arial"/>
    </style:style>
    <style:style style:name="T1173" style:parent-style-name="Standardnípísmoodstavce" style:family="text">
      <style:text-properties style:font-name="Arial" style:font-name-complex="Arial"/>
    </style:style>
    <style:style style:name="T1174" style:parent-style-name="Standardnípísmoodstavce" style:family="text">
      <style:text-properties style:font-name="Arial" style:font-name-complex="Arial"/>
    </style:style>
    <style:style style:name="P1175" style:parent-style-name="Normální" style:family="paragraph">
      <style:paragraph-properties fo:text-align="justify" fo:margin-bottom="0in" fo:line-height="100%"/>
      <style:text-properties style:font-name="Arial" style:font-name-complex="Arial" fo:font-style="italic" style:font-style-asian="italic"/>
    </style:style>
    <style:style style:name="P1176" style:parent-style-name="Normální" style:family="paragraph">
      <style:paragraph-properties fo:text-align="justify" fo:margin-bottom="0in" fo:line-height="100%"/>
      <style:text-properties style:font-name="Arial" style:font-name-complex="Arial" fo:font-style="italic" style:font-style-asian="italic"/>
    </style:style>
    <style:style style:name="P1177" style:parent-style-name="Normální" style:family="paragraph">
      <style:paragraph-properties fo:text-align="justify" fo:margin-bottom="0in" fo:line-height="100%"/>
      <style:text-properties style:font-name="Arial" style:font-name-complex="Arial" fo:font-style="italic" style:font-style-asian="italic"/>
    </style:style>
    <style:style style:name="P1178" style:parent-style-name="Normální" style:family="paragraph">
      <style:paragraph-properties fo:text-align="justify" fo:margin-bottom="0in" fo:line-height="100%"/>
      <style:text-properties style:font-name="Arial" style:font-name-complex="Arial" fo:font-style="italic" style:font-style-asian="italic"/>
    </style:style>
    <style:style style:name="P1179" style:parent-style-name="Normální" style:family="paragraph">
      <style:paragraph-properties fo:text-align="justify" fo:margin-bottom="0in" fo:line-height="100%"/>
      <style:text-properties style:font-name="Arial" style:font-name-complex="Arial" fo:font-style="italic" style:font-style-asian="italic"/>
    </style:style>
    <style:style style:name="P1180" style:parent-style-name="Normální" style:family="paragraph">
      <style:paragraph-properties fo:text-align="justify" fo:margin-bottom="0in" fo:line-height="100%"/>
      <style:text-properties style:font-name="Arial" style:font-name-complex="Arial" fo:font-style="italic" style:font-style-asian="italic"/>
    </style:style>
    <style:style style:name="P1181" style:parent-style-name="Normální" style:family="paragraph">
      <style:paragraph-properties fo:text-align="justify" fo:margin-bottom="0in" fo:line-height="100%"/>
      <style:text-properties style:font-name="Arial" style:font-name-complex="Arial" fo:font-style="italic" style:font-style-asian="italic"/>
    </style:style>
    <style:style style:name="P1182" style:parent-style-name="Normální" style:family="paragraph">
      <style:paragraph-properties fo:text-align="justify" fo:margin-bottom="0in" fo:line-height="100%"/>
      <style:text-properties style:font-name="Arial" style:font-name-complex="Arial" fo:font-style="italic" style:font-style-asian="italic"/>
    </style:style>
    <style:style style:name="P1183" style:parent-style-name="Normální" style:family="paragraph">
      <style:paragraph-properties fo:text-align="justify" fo:margin-bottom="0in" fo:line-height="100%"/>
    </style:style>
    <style:style style:name="T1184" style:parent-style-name="Standardnípísmoodstavce" style:family="text">
      <style:text-properties style:font-name="Arial" style:font-name-complex="Arial" fo:font-style="italic" style:font-style-asian="italic"/>
    </style:style>
    <style:style style:name="T1185" style:parent-style-name="Značkapozn.podčarou" style:family="text">
      <style:text-properties style:font-name="Arial" style:font-name-complex="Arial" fo:font-style="italic" style:font-style-asian="italic"/>
    </style:style>
    <style:style style:name="P1186" style:parent-style-name="Normální" style:family="paragraph">
      <style:paragraph-properties fo:text-align="justify" fo:margin-bottom="0in" fo:line-height="100%"/>
    </style:style>
    <style:style style:name="T118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188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/>
    </style:style>
    <style:style style:name="T118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P1190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P1191" style:parent-style-name="Normální" style:family="paragraph">
      <style:paragraph-properties fo:text-align="justify" fo:margin-bottom="0in" fo:line-height="100%"/>
      <style:text-properties style:font-name="Arial" style:font-name-complex="Arial" fo:font-weight="bold" style:font-weight-asian="bold"/>
    </style:style>
    <style:style style:name="P1192" style:parent-style-name="Normální" style:family="paragraph">
      <style:paragraph-properties fo:text-align="justify" fo:margin-top="0.0833in" fo:margin-bottom="0in" fo:line-height="100%"/>
    </style:style>
    <style:style style:name="T1193" style:parent-style-name="Standardnípísmoodstavce" style:family="text">
      <style:text-properties style:font-name="Arial" style:font-name-complex="Arial"/>
    </style:style>
    <style:style style:name="T119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95" style:parent-style-name="Standardnípísmoodstavce" style:family="text">
      <style:text-properties style:font-name="Arial" style:font-name-complex="Arial"/>
    </style:style>
    <style:style style:name="T1196" style:parent-style-name="Standardnípísmoodstavce" style:family="text">
      <style:text-properties style:font-name="Arial" style:font-name-complex="Arial"/>
    </style:style>
    <style:style style:name="T119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98" style:parent-style-name="Standardnípísmoodstavce" style:family="text">
      <style:text-properties style:font-name="Arial" style:font-name-complex="Arial"/>
    </style:style>
    <style:style style:name="T1199" style:parent-style-name="Standardnípísmoodstavce" style:family="text">
      <style:text-properties style:font-name="Arial" style:font-name-complex="Arial"/>
    </style:style>
    <style:style style:name="T1200" style:parent-style-name="Standardnípísmoodstavce" style:family="text">
      <style:text-properties style:font-name="Arial" style:font-name-complex="Arial"/>
    </style:style>
    <style:style style:name="T1201" style:parent-style-name="Standardnípísmoodstavce" style:family="text">
      <style:text-properties style:font-name="Arial" style:font-name-complex="Arial"/>
    </style:style>
    <style:style style:name="T1202" style:parent-style-name="Standardnípísmoodstavce" style:family="text">
      <style:text-properties style:font-name="Arial" style:font-name-complex="Arial" fo:font-weight="bold" style:font-weight-asian="bold"/>
    </style:style>
    <style:style style:name="P1203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1204" style:parent-style-name="Normální" style:family="paragraph">
      <style:paragraph-properties fo:text-align="justify" fo:margin-top="0.0833in" fo:margin-bottom="0in" fo:line-height="100%"/>
    </style:style>
    <style:style style:name="T1205" style:parent-style-name="Standardnípísmoodstavce" style:family="text">
      <style:text-properties style:font-name="Arial" style:font-name-complex="Arial"/>
    </style:style>
    <style:style style:name="T1206" style:parent-style-name="Standardnípísmoodstavce" style:family="text">
      <style:text-properties style:font-name="Arial" style:font-name-complex="Arial"/>
    </style:style>
    <style:style style:name="T1207" style:parent-style-name="Standardnípísmoodstavce" style:family="text">
      <style:text-properties style:font-name="Arial" style:font-name-complex="Arial"/>
    </style:style>
    <style:style style:name="T1208" style:parent-style-name="Standardnípísmoodstavce" style:family="text">
      <style:text-properties style:font-name="Arial" style:font-name-complex="Arial"/>
    </style:style>
    <style:style style:name="T1209" style:parent-style-name="Standardnípísmoodstavce" style:family="text">
      <style:text-properties style:font-name="Arial" style:font-name-complex="Arial"/>
    </style:style>
    <style:style style:name="T1210" style:parent-style-name="Standardnípísmoodstavce" style:family="text">
      <style:text-properties style:font-name="Arial" style:font-name-complex="Arial"/>
    </style:style>
    <style:style style:name="T1211" style:parent-style-name="Standardnípísmoodstavce" style:family="text">
      <style:text-properties style:font-name="Arial" style:font-name-complex="Arial"/>
    </style:style>
    <style:style style:name="T1212" style:parent-style-name="Standardnípísmoodstavce" style:family="text">
      <style:text-properties style:font-name="Arial" style:font-name-complex="Arial"/>
    </style:style>
    <style:style style:name="T1213" style:parent-style-name="Standardnípísmoodstavce" style:family="text">
      <style:text-properties style:font-name="Arial" style:font-name-complex="Arial"/>
    </style:style>
    <style:style style:name="T1214" style:parent-style-name="Standardnípísmoodstavce" style:family="text">
      <style:text-properties style:font-name="Arial" style:font-name-complex="Arial"/>
    </style:style>
    <style:style style:name="T1215" style:parent-style-name="Standardnípísmoodstavce" style:family="text">
      <style:text-properties style:font-name="Arial" style:font-name-complex="Arial"/>
    </style:style>
    <style:style style:name="T1216" style:parent-style-name="Standardnípísmoodstavce" style:family="text">
      <style:text-properties style:font-name="Arial" style:font-name-complex="Arial"/>
    </style:style>
    <style:style style:name="T121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218" style:parent-style-name="Standardnípísmoodstavce" style:family="text">
      <style:text-properties style:font-name="Arial" style:font-name-complex="Arial"/>
    </style:style>
    <style:style style:name="T1219" style:parent-style-name="Standardnípísmoodstavce" style:family="text">
      <style:text-properties style:font-name="Arial" style:font-name-complex="Arial"/>
    </style:style>
    <style:style style:name="T1220" style:parent-style-name="Standardnípísmoodstavce" style:family="text">
      <style:text-properties style:font-name="Arial" style:font-name-complex="Arial"/>
    </style:style>
    <style:style style:name="T1221" style:parent-style-name="Standardnípísmoodstavce" style:family="text">
      <style:text-properties style:font-name="Arial" style:font-name-complex="Arial"/>
    </style:style>
    <style:style style:name="T1222" style:parent-style-name="Standardnípísmoodstavce" style:family="text">
      <style:text-properties style:font-name="Arial" style:font-name-complex="Arial"/>
    </style:style>
    <style:style style:name="T1223" style:parent-style-name="Standardnípísmoodstavce" style:family="text">
      <style:text-properties style:font-name="Arial" style:font-name-complex="Arial"/>
    </style:style>
    <style:style style:name="T1224" style:parent-style-name="Standardnípísmoodstavce" style:family="text">
      <style:text-properties style:font-name="Arial" style:font-name-complex="Arial"/>
    </style:style>
    <style:style style:name="T1225" style:parent-style-name="Standardnípísmoodstavce" style:family="text">
      <style:text-properties style:font-name="Arial" style:font-name-complex="Arial"/>
    </style:style>
    <style:style style:name="T1226" style:parent-style-name="Standardnípísmoodstavce" style:family="text">
      <style:text-properties style:font-name="Arial" style:font-name-complex="Arial"/>
    </style:style>
    <style:style style:name="T1227" style:parent-style-name="Standardnípísmoodstavce" style:family="text">
      <style:text-properties style:font-name="Arial" style:font-name-complex="Arial"/>
    </style:style>
    <style:style style:name="T1228" style:parent-style-name="Standardnípísmoodstavce" style:family="text">
      <style:text-properties style:font-name="Arial" style:font-name-complex="Arial"/>
    </style:style>
    <style:style style:name="T1229" style:parent-style-name="Standardnípísmoodstavce" style:family="text">
      <style:text-properties style:font-name="Arial" style:font-name-complex="Arial"/>
    </style:style>
    <style:style style:name="T1230" style:parent-style-name="Standardnípísmoodstavce" style:family="text">
      <style:text-properties style:font-name="Arial" style:font-name-complex="Arial"/>
    </style:style>
    <style:style style:name="T1231" style:parent-style-name="Standardnípísmoodstavce" style:family="text">
      <style:text-properties style:font-name="Arial" style:font-name-complex="Arial"/>
    </style:style>
    <style:style style:name="T1232" style:parent-style-name="Standardnípísmoodstavce" style:family="text">
      <style:text-properties style:font-name="Arial" style:font-name-complex="Arial" fo:font-weight="bold" style:font-weight-asian="bold"/>
    </style:style>
    <style:style style:name="T1233" style:parent-style-name="Standardnípísmoodstavce" style:family="text">
      <style:text-properties style:font-name="Arial" style:font-name-complex="Arial" fo:font-weight="bold" style:font-weight-asian="bold"/>
    </style:style>
    <style:style style:name="T1234" style:parent-style-name="Standardnípísmoodstavce" style:family="text">
      <style:text-properties style:font-name="Arial" style:font-name-complex="Arial" fo:font-weight="bold" style:font-weight-asian="bold"/>
    </style:style>
    <style:style style:name="T1235" style:parent-style-name="Standardnípísmoodstavce" style:family="text">
      <style:text-properties style:font-name="Arial" style:font-name-complex="Arial" fo:font-weight="bold" style:font-weight-asian="bold"/>
    </style:style>
    <style:style style:name="P1236" style:parent-style-name="Normální" style:family="paragraph">
      <style:paragraph-properties fo:text-align="justify" fo:margin-top="0.0833in" fo:margin-bottom="0in" fo:line-height="100%"/>
    </style:style>
    <style:style style:name="T1237" style:parent-style-name="Standardnípísmoodstavce" style:family="text">
      <style:text-properties style:font-name="Arial" style:font-name-complex="Arial"/>
    </style:style>
    <style:style style:name="T1238" style:parent-style-name="Standardnípísmoodstavce" style:family="text">
      <style:text-properties style:font-name="Arial" style:font-name-complex="Arial"/>
    </style:style>
    <style:style style:name="T1239" style:parent-style-name="Standardnípísmoodstavce" style:family="text">
      <style:text-properties style:font-name="Arial" style:font-name-complex="Arial"/>
    </style:style>
    <style:style style:name="T1240" style:parent-style-name="Standardnípísmoodstavce" style:family="text">
      <style:text-properties style:font-name="Arial" style:font-name-complex="Arial"/>
    </style:style>
    <style:style style:name="T1241" style:parent-style-name="Standardnípísmoodstavce" style:family="text">
      <style:text-properties style:font-name="Arial" style:font-name-complex="Arial"/>
    </style:style>
    <style:style style:name="T1242" style:parent-style-name="Standardnípísmoodstavce" style:family="text">
      <style:text-properties style:font-name="Arial" style:font-name-complex="Arial"/>
    </style:style>
    <style:style style:name="T1243" style:parent-style-name="Standardnípísmoodstavce" style:family="text">
      <style:text-properties style:font-name="Arial" style:font-name-complex="Arial" fo:font-weight="bold" style:font-weight-asian="bold"/>
    </style:style>
    <style:style style:name="T1244" style:parent-style-name="Standardnípísmoodstavce" style:family="text">
      <style:text-properties style:font-name="Arial" style:font-name-complex="Arial" fo:font-weight="bold" style:font-weight-asian="bold"/>
    </style:style>
    <style:style style:name="T1245" style:parent-style-name="Standardnípísmoodstavce" style:family="text">
      <style:text-properties style:font-name="Arial" style:font-name-complex="Arial" fo:font-weight="bold" style:font-weight-asian="bold"/>
    </style:style>
    <style:style style:name="T1246" style:parent-style-name="Standardnípísmoodstavce" style:family="text">
      <style:text-properties style:font-name="Arial" style:font-name-complex="Arial"/>
    </style:style>
    <style:style style:name="P1247" style:parent-style-name="Normální" style:family="paragraph">
      <style:paragraph-properties fo:text-align="justify" fo:margin-top="0.0833in" fo:margin-bottom="0in" fo:line-height="100%"/>
    </style:style>
    <style:style style:name="T1248" style:parent-style-name="Standardnípísmoodstavce" style:family="text">
      <style:text-properties style:font-name="Arial" style:font-name-complex="Arial"/>
    </style:style>
    <style:style style:name="T1249" style:parent-style-name="Standardnípísmoodstavce" style:family="text">
      <style:text-properties style:font-name="Arial" style:font-name-complex="Arial"/>
    </style:style>
    <style:style style:name="T1250" style:parent-style-name="Standardnípísmoodstavce" style:family="text">
      <style:text-properties style:font-name="Arial" style:font-name-complex="Arial"/>
    </style:style>
    <style:style style:name="T1251" style:parent-style-name="Standardnípísmoodstavce" style:family="text">
      <style:text-properties style:font-name="Arial" style:font-name-complex="Arial"/>
    </style:style>
    <style:style style:name="T1252" style:parent-style-name="Standardnípísmoodstavce" style:family="text">
      <style:text-properties style:font-name="Arial" style:font-name-complex="Arial"/>
    </style:style>
    <style:style style:name="T1253" style:parent-style-name="Standardnípísmoodstavce" style:family="text">
      <style:text-properties style:font-name="Arial" style:font-name-complex="Arial"/>
    </style:style>
    <style:style style:name="T1254" style:parent-style-name="Standardnípísmoodstavce" style:family="text">
      <style:text-properties style:font-name="Arial" style:font-name-complex="Arial"/>
    </style:style>
    <style:style style:name="T1255" style:parent-style-name="Standardnípísmoodstavce" style:family="text">
      <style:text-properties style:font-name="Arial" style:font-name-complex="Arial"/>
    </style:style>
    <style:style style:name="T125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257" style:parent-style-name="Standardnípísmoodstavce" style:family="text">
      <style:text-properties style:font-name="Arial" style:font-name-complex="Arial"/>
    </style:style>
    <style:style style:name="T1258" style:parent-style-name="Standardnípísmoodstavce" style:family="text">
      <style:text-properties style:font-name="Arial" style:font-name-complex="Arial"/>
    </style:style>
    <style:style style:name="T1259" style:parent-style-name="Standardnípísmoodstavce" style:family="text">
      <style:text-properties style:font-name="Arial" style:font-name-complex="Arial"/>
    </style:style>
    <style:style style:name="T1260" style:parent-style-name="Standardnípísmoodstavce" style:family="text">
      <style:text-properties style:font-name="Arial" style:font-name-complex="Arial"/>
    </style:style>
    <style:style style:name="T1261" style:parent-style-name="Standardnípísmoodstavce" style:family="text">
      <style:text-properties style:font-name="Arial" style:font-name-complex="Arial"/>
    </style:style>
    <style:style style:name="T1262" style:parent-style-name="Standardnípísmoodstavce" style:family="text">
      <style:text-properties style:font-name="Arial" style:font-name-complex="Arial" fo:font-weight="bold" style:font-weight-asian="bold"/>
    </style:style>
    <style:style style:name="T1263" style:parent-style-name="Standardnípísmoodstavce" style:family="text">
      <style:text-properties style:font-name="Arial" style:font-name-complex="Arial" fo:font-weight="bold" style:font-weight-asian="bold"/>
    </style:style>
    <style:style style:name="T1264" style:parent-style-name="Standardnípísmoodstavce" style:family="text">
      <style:text-properties style:font-name="Arial" style:font-name-complex="Arial" fo:font-weight="bold" style:font-weight-asian="bold"/>
    </style:style>
    <style:style style:name="T1265" style:parent-style-name="Standardnípísmoodstavce" style:family="text">
      <style:text-properties style:font-name="Arial" style:font-name-complex="Arial" fo:font-weight="bold" style:font-weight-asian="bold"/>
    </style:style>
    <style:style style:name="T1266" style:parent-style-name="Standardnípísmoodstavce" style:family="text">
      <style:text-properties style:font-name="Arial" style:font-name-complex="Arial" fo:font-weight="bold" style:font-weight-asian="bold"/>
    </style:style>
    <style:style style:name="T1267" style:parent-style-name="Standardnípísmoodstavce" style:family="text">
      <style:text-properties style:font-name="Arial" style:font-name-complex="Arial" fo:font-weight="bold" style:font-weight-asian="bold"/>
    </style:style>
    <style:style style:name="T1268" style:parent-style-name="Standardnípísmoodstavce" style:family="text">
      <style:text-properties style:font-name="Arial" style:font-name-complex="Arial" fo:font-weight="bold" style:font-weight-asian="bold"/>
    </style:style>
    <style:style style:name="T1269" style:parent-style-name="Standardnípísmoodstavce" style:family="text">
      <style:text-properties style:font-name="Arial" style:font-name-complex="Arial" fo:font-weight="bold" style:font-weight-asian="bold"/>
    </style:style>
    <style:style style:name="T1270" style:parent-style-name="Standardnípísmoodstavce" style:family="text">
      <style:text-properties style:font-name="Arial" style:font-name-complex="Arial" fo:font-weight="bold" style:font-weight-asian="bold"/>
    </style:style>
    <style:style style:name="T1271" style:parent-style-name="Standardnípísmoodstavce" style:family="text">
      <style:text-properties style:font-name="Arial" style:font-name-complex="Arial" fo:font-weight="bold" style:font-weight-asian="bold"/>
    </style:style>
    <style:style style:name="P1272" style:parent-style-name="Normální" style:family="paragraph">
      <style:paragraph-properties fo:text-align="justify" fo:margin-top="0.0833in" fo:margin-bottom="0in" fo:line-height="100%"/>
    </style:style>
    <style:style style:name="T1273" style:parent-style-name="Standardnípísmoodstavce" style:family="text">
      <style:text-properties style:font-name="Arial" style:font-name-complex="Arial"/>
    </style:style>
    <style:style style:name="T127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275" style:parent-style-name="Standardnípísmoodstavce" style:family="text">
      <style:text-properties style:font-name="Arial" style:font-name-complex="Arial"/>
    </style:style>
    <style:style style:name="T1276" style:parent-style-name="Standardnípísmoodstavce" style:family="text">
      <style:text-properties style:font-name="Arial" style:font-name-complex="Arial"/>
    </style:style>
    <style:style style:name="T1277" style:parent-style-name="Standardnípísmoodstavce" style:family="text">
      <style:text-properties style:font-name="Arial" style:font-name-complex="Arial"/>
    </style:style>
    <style:style style:name="T1278" style:parent-style-name="Značkapozn.podčarou" style:family="text">
      <style:text-properties style:font-name="Arial" style:font-name-complex="Arial"/>
    </style:style>
    <style:style style:name="P1279" style:parent-style-name="Textpozn.podčarou" style:family="paragraph">
      <style:paragraph-properties fo:margin-bottom="0in" fo:line-height="100%"/>
    </style:style>
    <style:style style:name="T1280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28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28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28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284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 fo:language="cs" fo:country="CZ"/>
    </style:style>
    <style:style style:name="T1285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28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287" style:parent-style-name="Standardnípísmoodstavce" style:family="text">
      <style:text-properties style:font-name="Arial" style:font-name-complex="Arial"/>
    </style:style>
    <style:style style:name="T1288" style:parent-style-name="Standardnípísmoodstavce" style:family="text">
      <style:text-properties style:font-name="Arial" style:font-name-complex="Arial"/>
    </style:style>
    <style:style style:name="T1289" style:parent-style-name="Standardnípísmoodstavce" style:family="text">
      <style:text-properties style:font-name="Arial" style:font-name-complex="Arial"/>
    </style:style>
    <style:style style:name="T1290" style:parent-style-name="Standardnípísmoodstavce" style:family="text">
      <style:text-properties style:font-name="Arial" style:font-name-complex="Arial"/>
    </style:style>
    <style:style style:name="T1291" style:parent-style-name="Standardnípísmoodstavce" style:family="text">
      <style:text-properties style:font-name="Arial" style:font-name-complex="Arial"/>
    </style:style>
    <style:style style:name="T1292" style:parent-style-name="Standardnípísmoodstavce" style:family="text">
      <style:text-properties style:font-name="Arial" style:font-name-complex="Arial"/>
    </style:style>
    <style:style style:name="T1293" style:parent-style-name="Standardnípísmoodstavce" style:family="text">
      <style:text-properties style:font-name="Arial" style:font-name-complex="Arial" fo:font-weight="bold" style:font-weight-asian="bold"/>
    </style:style>
    <style:style style:name="T1294" style:parent-style-name="Standardnípísmoodstavce" style:family="text">
      <style:text-properties style:font-name="Arial" style:font-name-complex="Arial" fo:font-weight="bold" style:font-weight-asian="bold"/>
    </style:style>
    <style:style style:name="T1295" style:parent-style-name="Standardnípísmoodstavce" style:family="text">
      <style:text-properties style:font-name="Arial" style:font-name-complex="Arial" fo:font-weight="bold" style:font-weight-asian="bold"/>
    </style:style>
    <style:style style:name="P1296" style:parent-style-name="Normální" style:family="paragraph">
      <style:paragraph-properties fo:text-align="justify" fo:margin-top="0.0833in" fo:margin-bottom="0in" fo:line-height="100%"/>
    </style:style>
    <style:style style:name="T1297" style:parent-style-name="Standardnípísmoodstavce" style:family="text">
      <style:text-properties style:font-name="Arial" style:font-name-complex="Arial"/>
    </style:style>
    <style:style style:name="T129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299" style:parent-style-name="Standardnípísmoodstavce" style:family="text">
      <style:text-properties style:font-name="Arial" style:font-name-complex="Arial"/>
    </style:style>
    <style:style style:name="T1300" style:parent-style-name="Standardnípísmoodstavce" style:family="text">
      <style:text-properties style:font-name="Arial" style:font-name-complex="Arial" fo:font-weight="bold" style:font-weight-asian="bold"/>
    </style:style>
    <style:style style:name="P1301" style:parent-style-name="Normální" style:family="paragraph">
      <style:paragraph-properties fo:text-align="justify" fo:margin-top="0.0833in" fo:margin-bottom="0in" fo:line-height="100%"/>
    </style:style>
    <style:style style:name="T1302" style:parent-style-name="Standardnípísmoodstavce" style:family="text">
      <style:text-properties style:font-name="Arial" style:font-name-complex="Arial"/>
    </style:style>
    <style:style style:name="T1303" style:parent-style-name="Standardnípísmoodstavce" style:family="text">
      <style:text-properties style:font-name="Arial" style:font-name-complex="Arial" fo:font-style="italic" style:font-style-asian="italic"/>
    </style:style>
    <style:style style:name="T1304" style:parent-style-name="Standardnípísmoodstavce" style:family="text">
      <style:text-properties style:font-name="Arial" style:font-name-complex="Arial"/>
    </style:style>
    <style:style style:name="P1305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306" style:parent-style-name="Normální" style:family="paragraph">
      <style:paragraph-properties fo:text-align="justify" fo:margin-top="0.0833in" fo:margin-bottom="0in" fo:line-height="100%"/>
    </style:style>
    <style:style style:name="T1307" style:parent-style-name="Standardnípísmoodstavce" style:family="text">
      <style:text-properties style:font-name="Arial" style:font-name-complex="Arial"/>
    </style:style>
    <style:style style:name="T1308" style:parent-style-name="Standardnípísmoodstavce" style:family="text">
      <style:text-properties style:font-name="Arial" style:font-name-complex="Arial"/>
    </style:style>
    <style:style style:name="T1309" style:parent-style-name="Standardnípísmoodstavce" style:family="text">
      <style:text-properties style:font-name="Arial" style:font-name-complex="Arial"/>
    </style:style>
    <style:style style:name="T1310" style:parent-style-name="Standardnípísmoodstavce" style:family="text">
      <style:text-properties style:font-name="Arial" style:font-name-complex="Arial"/>
    </style:style>
    <style:style style:name="T1311" style:parent-style-name="Standardnípísmoodstavce" style:family="text">
      <style:text-properties style:font-name="Arial" style:font-name-complex="Arial"/>
    </style:style>
    <style:style style:name="T1312" style:parent-style-name="Standardnípísmoodstavce" style:family="text">
      <style:text-properties style:font-name="Arial" style:font-name-complex="Arial"/>
    </style:style>
    <style:style style:name="T1313" style:parent-style-name="Standardnípísmoodstavce" style:family="text">
      <style:text-properties style:font-name="Arial" style:font-name-complex="Arial"/>
    </style:style>
    <style:style style:name="T1314" style:parent-style-name="Standardnípísmoodstavce" style:family="text">
      <style:text-properties style:font-name="Arial" style:font-name-complex="Arial"/>
    </style:style>
    <style:style style:name="T131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16" style:parent-style-name="Standardnípísmoodstavce" style:family="text">
      <style:text-properties style:font-name="Arial" style:font-name-complex="Arial"/>
    </style:style>
    <style:style style:name="T1317" style:parent-style-name="Standardnípísmoodstavce" style:family="text">
      <style:text-properties style:font-name="Arial" style:font-name-complex="Arial"/>
    </style:style>
    <style:style style:name="T1318" style:parent-style-name="Standardnípísmoodstavce" style:family="text">
      <style:text-properties style:font-name="Arial" style:font-name-complex="Arial"/>
    </style:style>
    <style:style style:name="T1319" style:parent-style-name="Standardnípísmoodstavce" style:family="text">
      <style:text-properties style:font-name="Arial" style:font-name-complex="Arial"/>
    </style:style>
    <style:style style:name="T1320" style:parent-style-name="Standardnípísmoodstavce" style:family="text">
      <style:text-properties style:font-name="Arial" style:font-name-complex="Arial"/>
    </style:style>
    <style:style style:name="T1321" style:parent-style-name="Standardnípísmoodstavce" style:family="text">
      <style:text-properties style:font-name="Arial" style:font-name-complex="Arial"/>
    </style:style>
    <style:style style:name="T1322" style:parent-style-name="Standardnípísmoodstavce" style:family="text">
      <style:text-properties style:font-name="Arial" style:font-name-complex="Arial"/>
    </style:style>
    <style:style style:name="T1323" style:parent-style-name="Standardnípísmoodstavce" style:family="text">
      <style:text-properties style:font-name="Arial" style:font-name-complex="Arial"/>
    </style:style>
    <style:style style:name="T1324" style:parent-style-name="Standardnípísmoodstavce" style:family="text">
      <style:text-properties style:font-name="Arial" style:font-name-complex="Arial"/>
    </style:style>
    <style:style style:name="T1325" style:parent-style-name="Standardnípísmoodstavce" style:family="text">
      <style:text-properties style:font-name="Arial" style:font-name-complex="Arial"/>
    </style:style>
    <style:style style:name="T1326" style:parent-style-name="Standardnípísmoodstavce" style:family="text">
      <style:text-properties style:font-name="Arial" style:font-name-complex="Arial"/>
    </style:style>
    <style:style style:name="T1327" style:parent-style-name="Standardnípísmoodstavce" style:family="text">
      <style:text-properties style:font-name="Arial" style:font-name-complex="Arial"/>
    </style:style>
    <style:style style:name="T1328" style:parent-style-name="Standardnípísmoodstavce" style:family="text">
      <style:text-properties style:font-name="Arial" style:font-name-complex="Arial"/>
    </style:style>
    <style:style style:name="T1329" style:parent-style-name="Standardnípísmoodstavce" style:family="text">
      <style:text-properties style:font-name="Arial" style:font-name-complex="Arial"/>
    </style:style>
    <style:style style:name="T1330" style:parent-style-name="Standardnípísmoodstavce" style:family="text">
      <style:text-properties style:font-name="Arial" style:font-name-complex="Arial"/>
    </style:style>
    <style:style style:name="T1331" style:parent-style-name="Standardnípísmoodstavce" style:family="text">
      <style:text-properties style:font-name="Arial" style:font-name-complex="Arial"/>
    </style:style>
    <style:style style:name="T1332" style:parent-style-name="Standardnípísmoodstavce" style:family="text">
      <style:text-properties style:font-name="Arial" style:font-name-complex="Arial"/>
    </style:style>
    <style:style style:name="T1333" style:parent-style-name="Standardnípísmoodstavce" style:family="text">
      <style:text-properties style:font-name="Arial" style:font-name-complex="Arial"/>
    </style:style>
    <style:style style:name="T1334" style:parent-style-name="Standardnípísmoodstavce" style:family="text">
      <style:text-properties style:font-name="Arial" style:font-name-complex="Arial"/>
    </style:style>
    <style:style style:name="T1335" style:parent-style-name="Standardnípísmoodstavce" style:family="text">
      <style:text-properties style:font-name="Arial" style:font-name-complex="Arial"/>
    </style:style>
    <style:style style:name="T1336" style:parent-style-name="Standardnípísmoodstavce" style:family="text">
      <style:text-properties style:font-name="Arial" style:font-name-complex="Arial"/>
    </style:style>
    <style:style style:name="T1337" style:parent-style-name="Standardnípísmoodstavce" style:family="text">
      <style:text-properties style:font-name="Arial" style:font-name-complex="Arial"/>
    </style:style>
    <style:style style:name="T1338" style:parent-style-name="Standardnípísmoodstavce" style:family="text">
      <style:text-properties style:font-name="Arial" style:font-name-complex="Arial"/>
    </style:style>
    <style:style style:name="T133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4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4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4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43" style:parent-style-name="Standardnípísmoodstavce" style:family="text">
      <style:text-properties style:font-name="Arial" style:font-name-complex="Arial"/>
    </style:style>
    <style:style style:name="T1344" style:parent-style-name="Standardnípísmoodstavce" style:family="text">
      <style:text-properties style:font-name="Arial" style:font-name-complex="Arial"/>
    </style:style>
    <style:style style:name="T1345" style:parent-style-name="Standardnípísmoodstavce" style:family="text">
      <style:text-properties style:font-name="Arial" style:font-name-complex="Arial" fo:font-weight="bold" style:font-weight-asian="bold"/>
    </style:style>
    <style:style style:name="T1346" style:parent-style-name="Standardnípísmoodstavce" style:family="text">
      <style:text-properties style:font-name="Arial" style:font-name-complex="Arial" fo:font-weight="bold" style:font-weight-asian="bold"/>
    </style:style>
    <style:style style:name="T1347" style:parent-style-name="Standardnípísmoodstavce" style:family="text">
      <style:text-properties style:font-name="Arial" style:font-name-complex="Arial" fo:font-weight="bold" style:font-weight-asian="bold"/>
    </style:style>
    <style:style style:name="T1348" style:parent-style-name="Standardnípísmoodstavce" style:family="text">
      <style:text-properties style:font-name="Arial" style:font-name-complex="Arial" fo:font-weight="bold" style:font-weight-asian="bold"/>
    </style:style>
    <style:style style:name="P1349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350" style:parent-style-name="Normální" style:family="paragraph">
      <style:paragraph-properties fo:text-align="justify" fo:margin-top="0.0833in" fo:margin-bottom="0in" fo:line-height="100%"/>
    </style:style>
    <style:style style:name="T1351" style:parent-style-name="Standardnípísmoodstavce" style:family="text">
      <style:text-properties style:font-name="Arial" style:font-name-complex="Arial"/>
    </style:style>
    <style:style style:name="T1352" style:parent-style-name="Značkapozn.podčarou" style:family="text">
      <style:text-properties style:font-name="Arial" style:font-name-complex="Arial"/>
    </style:style>
    <style:style style:name="P1353" style:parent-style-name="Textpozn.podčarou" style:family="paragraph">
      <style:paragraph-properties fo:text-align="justify" fo:margin-bottom="0in" fo:line-height="100%"/>
    </style:style>
    <style:style style:name="T135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355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35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35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358" style:parent-style-name="Standardnípísmoodstavce" style:family="text">
      <style:text-properties style:font-name="Arial" style:font-name-complex="Arial"/>
    </style:style>
    <style:style style:name="T1359" style:parent-style-name="Standardnípísmoodstavce" style:family="text">
      <style:text-properties style:font-name="Arial" style:font-name-complex="Arial"/>
    </style:style>
    <style:style style:name="T1360" style:parent-style-name="Standardnípísmoodstavce" style:family="text">
      <style:text-properties style:font-name="Arial" style:font-name-complex="Arial"/>
    </style:style>
    <style:style style:name="T136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62" style:parent-style-name="Standardnípísmoodstavce" style:family="text">
      <style:text-properties style:font-name="Arial" style:font-name-complex="Arial"/>
    </style:style>
    <style:style style:name="P1363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P1364" style:parent-style-name="Normální" style:family="paragraph">
      <style:paragraph-properties fo:text-align="justify" fo:margin-bottom="0in" fo:line-height="100%"/>
    </style:style>
    <style:style style:name="T1365" style:parent-style-name="Standardnípísmoodstavce" style:family="text">
      <style:text-properties style:font-name="Arial" style:font-name-complex="Arial"/>
    </style:style>
    <style:style style:name="T136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67" style:parent-style-name="Standardnípísmoodstavce" style:family="text">
      <style:text-properties style:font-name="Arial" style:font-name-complex="Arial"/>
    </style:style>
    <style:style style:name="T1368" style:parent-style-name="Standardnípísmoodstavce" style:family="text">
      <style:text-properties style:font-name="Arial" style:font-name-complex="Arial"/>
    </style:style>
    <style:style style:name="T1369" style:parent-style-name="Standardnípísmoodstavce" style:family="text">
      <style:text-properties style:font-name="Arial" style:font-name-complex="Arial"/>
    </style:style>
    <style:style style:name="T1370" style:parent-style-name="Standardnípísmoodstavce" style:family="text">
      <style:text-properties style:font-name="Arial" style:font-name-complex="Arial"/>
    </style:style>
    <style:style style:name="T1371" style:parent-style-name="Standardnípísmoodstavce" style:family="text">
      <style:text-properties style:font-name="Arial" style:font-name-complex="Arial"/>
    </style:style>
    <style:style style:name="T1372" style:parent-style-name="Standardnípísmoodstavce" style:family="text">
      <style:text-properties style:font-name="Arial" style:font-name-complex="Arial"/>
    </style:style>
    <style:style style:name="T1373" style:parent-style-name="Standardnípísmoodstavce" style:family="text">
      <style:text-properties style:font-name="Arial" style:font-name-complex="Arial"/>
    </style:style>
    <style:style style:name="T1374" style:parent-style-name="Standardnípísmoodstavce" style:family="text">
      <style:text-properties style:font-name="Arial" style:font-name-complex="Arial"/>
    </style:style>
    <style:style style:name="T1375" style:parent-style-name="Standardnípísmoodstavce" style:family="text">
      <style:text-properties style:font-name="Arial" style:font-name-complex="Arial"/>
    </style:style>
    <style:style style:name="T1376" style:parent-style-name="Standardnípísmoodstavce" style:family="text">
      <style:text-properties style:font-name="Arial" style:font-name-complex="Arial"/>
    </style:style>
    <style:style style:name="T1377" style:parent-style-name="Standardnípísmoodstavce" style:family="text">
      <style:text-properties style:font-name="Arial" style:font-name-complex="Arial"/>
    </style:style>
    <style:style style:name="T1378" style:parent-style-name="Standardnípísmoodstavce" style:family="text">
      <style:text-properties style:font-name="Arial" style:font-name-complex="Arial"/>
    </style:style>
    <style:style style:name="T1379" style:parent-style-name="Standardnípísmoodstavce" style:family="text">
      <style:text-properties style:font-name="Arial" style:font-name-complex="Arial"/>
    </style:style>
    <style:style style:name="T1380" style:parent-style-name="Standardnípísmoodstavce" style:family="text">
      <style:text-properties style:font-name="Arial" style:font-name-complex="Arial"/>
    </style:style>
    <style:style style:name="T1381" style:parent-style-name="Standardnípísmoodstavce" style:family="text">
      <style:text-properties style:font-name="Arial" style:font-name-complex="Arial"/>
    </style:style>
    <style:style style:name="T1382" style:parent-style-name="Standardnípísmoodstavce" style:family="text">
      <style:text-properties style:font-name="Arial" style:font-name-complex="Arial"/>
    </style:style>
    <style:style style:name="T1383" style:parent-style-name="Standardnípísmoodstavce" style:family="text">
      <style:text-properties style:font-name="Arial" style:font-name-complex="Arial"/>
    </style:style>
    <style:style style:name="T1384" style:parent-style-name="Standardnípísmoodstavce" style:family="text">
      <style:text-properties style:font-name="Arial" style:font-name-complex="Arial"/>
    </style:style>
    <style:style style:name="T1385" style:parent-style-name="Standardnípísmoodstavce" style:family="text">
      <style:text-properties style:font-name="Arial" style:font-name-complex="Arial"/>
    </style:style>
    <style:style style:name="P1386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P1387" style:parent-style-name="Normální" style:family="paragraph">
      <style:paragraph-properties fo:text-align="justify" fo:margin-bottom="0in" fo:line-height="100%"/>
    </style:style>
    <style:style style:name="T1388" style:parent-style-name="Standardnípísmoodstavce" style:family="text">
      <style:text-properties style:font-name="Arial" style:font-name-complex="Arial"/>
    </style:style>
    <style:style style:name="T1389" style:parent-style-name="Standardnípísmoodstavce" style:family="text">
      <style:text-properties style:font-name="Arial" style:font-name-complex="Arial"/>
    </style:style>
    <style:style style:name="T1390" style:parent-style-name="Standardnípísmoodstavce" style:family="text">
      <style:text-properties style:font-name="Arial" style:font-name-complex="Arial"/>
    </style:style>
    <style:style style:name="T1391" style:parent-style-name="Standardnípísmoodstavce" style:family="text">
      <style:text-properties style:font-name="Arial" style:font-name-complex="Arial" fo:font-weight="bold" style:font-weight-asian="bold"/>
    </style:style>
    <style:style style:name="T1392" style:parent-style-name="Standardnípísmoodstavce" style:family="text">
      <style:text-properties style:font-name="Arial" style:font-name-complex="Arial" fo:font-weight="bold" style:font-weight-asian="bold"/>
    </style:style>
    <style:style style:name="T1393" style:parent-style-name="Standardnípísmoodstavce" style:family="text">
      <style:text-properties style:font-name="Arial" style:font-name-complex="Arial" fo:font-weight="bold" style:font-weight-asian="bold"/>
    </style:style>
    <style:style style:name="T1394" style:parent-style-name="Standardnípísmoodstavce" style:family="text">
      <style:text-properties style:font-name="Arial" style:font-name-complex="Arial" fo:font-weight="bold" style:font-weight-asian="bold"/>
    </style:style>
    <style:style style:name="P1395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396" style:parent-style-name="Normální" style:family="paragraph">
      <style:paragraph-properties fo:text-align="justify" fo:margin-top="0.0833in" fo:margin-bottom="0in" fo:line-height="100%"/>
    </style:style>
    <style:style style:name="T1397" style:parent-style-name="Standardnípísmoodstavce" style:family="text">
      <style:text-properties style:font-name="Arial" style:font-name-complex="Arial"/>
    </style:style>
    <style:style style:name="T1398" style:parent-style-name="Značkapozn.podčarou" style:family="text">
      <style:text-properties style:font-name="Arial" style:font-name-complex="Arial"/>
    </style:style>
    <style:style style:name="P1399" style:parent-style-name="Textpozn.podčarou" style:family="paragraph">
      <style:paragraph-properties fo:text-align="justify" fo:margin-bottom="0in" fo:line-height="100%"/>
    </style:style>
    <style:style style:name="T1400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40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02" style:parent-style-name="Standardnípísmoodstavce" style:family="text">
      <style:text-properties style:font-name="Arial" style:font-name-complex="Arial"/>
    </style:style>
    <style:style style:name="T140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404" style:parent-style-name="Standardnípísmoodstavce" style:family="text">
      <style:text-properties style:font-name="Arial" style:font-name-complex="Arial"/>
    </style:style>
    <style:style style:name="T1405" style:parent-style-name="Standardnípísmoodstavce" style:family="text">
      <style:text-properties style:font-name="Arial" style:font-name-complex="Arial" fo:font-weight="bold" style:font-weight-asian="bold"/>
    </style:style>
    <style:style style:name="T1406" style:parent-style-name="Značkapozn.podčarou" style:family="text">
      <style:text-properties style:font-name="Arial" style:font-name-complex="Arial" fo:font-weight="bold" style:font-weight-asian="bold"/>
    </style:style>
    <style:style style:name="P1407" style:parent-style-name="Textpozn.podčarou" style:family="paragraph">
      <style:paragraph-properties fo:text-align="justify" fo:margin-bottom="0in" fo:line-height="100%"/>
    </style:style>
    <style:style style:name="T1408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409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P1410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411" style:parent-style-name="Normální" style:family="paragraph">
      <style:paragraph-properties fo:text-align="justify" fo:margin-top="0.0833in" fo:margin-bottom="0in" fo:line-height="100%"/>
    </style:style>
    <style:style style:name="T1412" style:parent-style-name="Standardnípísmoodstavce" style:family="text">
      <style:text-properties style:font-name="Arial" style:font-name-complex="Arial"/>
    </style:style>
    <style:style style:name="T1413" style:parent-style-name="Značkapozn.podčarou" style:family="text">
      <style:text-properties style:font-name="Arial" style:font-name-complex="Arial"/>
    </style:style>
    <style:style style:name="P1414" style:parent-style-name="Textpozn.podčarou" style:family="paragraph">
      <style:paragraph-properties fo:text-align="justify" fo:margin-bottom="0in" fo:line-height="100%"/>
    </style:style>
    <style:style style:name="T1415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16" style:parent-style-name="Standardnípísmoodstavce" style:family="text">
      <style:text-properties style:font-name="Arial" style:font-name-complex="Arial"/>
    </style:style>
    <style:style style:name="T1417" style:parent-style-name="Standardnípísmoodstavce" style:family="text">
      <style:text-properties style:font-name="Arial" style:font-name-complex="Arial"/>
    </style:style>
    <style:style style:name="T141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419" style:parent-style-name="Standardnípísmoodstavce" style:family="text">
      <style:text-properties style:font-name="Arial" style:font-name-complex="Arial"/>
    </style:style>
    <style:style style:name="T1420" style:parent-style-name="Standardnípísmoodstavce" style:family="text">
      <style:text-properties style:font-name="Arial" style:font-name-complex="Arial" fo:font-weight="bold" style:font-weight-asian="bold"/>
    </style:style>
    <style:style style:name="P1421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422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423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424" style:parent-style-name="Normální" style:family="paragraph">
      <style:paragraph-properties fo:text-align="justify" fo:margin-top="0.0833in" fo:margin-bottom="0in" fo:line-height="100%"/>
    </style:style>
    <style:style style:name="T1425" style:parent-style-name="Standardnípísmoodstavce" style:family="text">
      <style:text-properties style:font-name="Arial" style:font-name-complex="Arial"/>
    </style:style>
    <style:style style:name="T1426" style:parent-style-name="Standardnípísmoodstavce" style:family="text">
      <style:text-properties style:font-name="Arial" style:font-name-complex="Arial"/>
    </style:style>
    <style:style style:name="T1427" style:parent-style-name="Standardnípísmoodstavce" style:family="text">
      <style:text-properties style:font-name="Arial" style:font-name-complex="Arial"/>
    </style:style>
    <style:style style:name="T1428" style:parent-style-name="Standardnípísmoodstavce" style:family="text">
      <style:text-properties style:font-name="Arial" style:font-name-complex="Arial"/>
    </style:style>
    <style:style style:name="T1429" style:parent-style-name="Standardnípísmoodstavce" style:family="text">
      <style:text-properties style:font-name="Arial" style:font-name-complex="Arial"/>
    </style:style>
    <style:style style:name="T1430" style:parent-style-name="Standardnípísmoodstavce" style:family="text">
      <style:text-properties style:font-name="Arial" style:font-name-complex="Arial"/>
    </style:style>
    <style:style style:name="T1431" style:parent-style-name="Standardnípísmoodstavce" style:family="text">
      <style:text-properties style:font-name="Arial" style:font-name-complex="Arial"/>
    </style:style>
    <style:style style:name="T1432" style:parent-style-name="Standardnípísmoodstavce" style:family="text">
      <style:text-properties style:font-name="Arial" style:font-name-complex="Arial"/>
    </style:style>
    <style:style style:name="T1433" style:parent-style-name="Standardnípísmoodstavce" style:family="text">
      <style:text-properties style:font-name="Arial" style:font-name-complex="Arial"/>
    </style:style>
    <style:style style:name="T1434" style:parent-style-name="Standardnípísmoodstavce" style:family="text">
      <style:text-properties style:font-name="Arial" style:font-name-complex="Arial"/>
    </style:style>
    <style:style style:name="T1435" style:parent-style-name="Standardnípísmoodstavce" style:family="text">
      <style:text-properties style:font-name="Arial" style:font-name-complex="Arial"/>
    </style:style>
    <style:style style:name="T1436" style:parent-style-name="Standardnípísmoodstavce" style:family="text">
      <style:text-properties style:font-name="Arial" style:font-name-complex="Arial"/>
    </style:style>
    <style:style style:name="T1437" style:parent-style-name="Standardnípísmoodstavce" style:family="text">
      <style:text-properties style:font-name="Arial" style:font-name-complex="Arial"/>
    </style:style>
    <style:style style:name="T1438" style:parent-style-name="Standardnípísmoodstavce" style:family="text">
      <style:text-properties style:font-name="Arial" style:font-name-complex="Arial"/>
    </style:style>
    <style:style style:name="T1439" style:parent-style-name="Standardnípísmoodstavce" style:family="text">
      <style:text-properties style:font-name="Arial" style:font-name-complex="Arial"/>
    </style:style>
    <style:style style:name="T1440" style:parent-style-name="Standardnípísmoodstavce" style:family="text">
      <style:text-properties style:font-name="Arial" style:font-name-complex="Arial"/>
    </style:style>
    <style:style style:name="T1441" style:parent-style-name="Standardnípísmoodstavce" style:family="text">
      <style:text-properties style:font-name="Arial" style:font-name-complex="Arial"/>
    </style:style>
    <style:style style:name="T1442" style:parent-style-name="Standardnípísmoodstavce" style:family="text">
      <style:text-properties style:font-name="Arial" style:font-name-complex="Arial"/>
    </style:style>
    <style:style style:name="T1443" style:parent-style-name="Standardnípísmoodstavce" style:family="text">
      <style:text-properties style:font-name="Arial" style:font-name-complex="Arial"/>
    </style:style>
    <style:style style:name="T1444" style:parent-style-name="Standardnípísmoodstavce" style:family="text">
      <style:text-properties style:font-name="Arial" style:font-name-complex="Arial"/>
    </style:style>
    <style:style style:name="T1445" style:parent-style-name="Standardnípísmoodstavce" style:family="text">
      <style:text-properties style:font-name="Arial" style:font-name-complex="Arial"/>
    </style:style>
    <style:style style:name="T1446" style:parent-style-name="Standardnípísmoodstavce" style:family="text">
      <style:text-properties style:font-name="Arial" style:font-name-complex="Arial"/>
    </style:style>
    <style:style style:name="T1447" style:parent-style-name="Standardnípísmoodstavce" style:family="text">
      <style:text-properties style:font-name="Arial" style:font-name-complex="Arial"/>
    </style:style>
    <style:style style:name="T1448" style:parent-style-name="Standardnípísmoodstavce" style:family="text">
      <style:text-properties style:font-name="Arial" style:font-name-complex="Arial"/>
    </style:style>
    <style:style style:name="T1449" style:parent-style-name="Standardnípísmoodstavce" style:family="text">
      <style:text-properties style:font-name="Arial" style:font-name-complex="Arial"/>
    </style:style>
    <style:style style:name="T1450" style:parent-style-name="Standardnípísmoodstavce" style:family="text">
      <style:text-properties style:font-name="Arial" style:font-name-complex="Arial"/>
    </style:style>
    <style:style style:name="T1451" style:parent-style-name="Standardnípísmoodstavce" style:family="text">
      <style:text-properties style:font-name="Arial" style:font-name-complex="Arial"/>
    </style:style>
    <style:style style:name="T1452" style:parent-style-name="Standardnípísmoodstavce" style:family="text">
      <style:text-properties style:font-name="Arial" style:font-name-complex="Arial"/>
    </style:style>
    <style:style style:name="T1453" style:parent-style-name="Standardnípísmoodstavce" style:family="text">
      <style:text-properties style:font-name="Arial" style:font-name-complex="Arial"/>
    </style:style>
    <style:style style:name="T1454" style:parent-style-name="Standardnípísmoodstavce" style:family="text">
      <style:text-properties style:font-name="Arial" style:font-name-complex="Arial"/>
    </style:style>
    <style:style style:name="T1455" style:parent-style-name="Standardnípísmoodstavce" style:family="text">
      <style:text-properties style:font-name="Arial" style:font-name-complex="Arial"/>
    </style:style>
    <style:style style:name="T1456" style:parent-style-name="Standardnípísmoodstavce" style:family="text">
      <style:text-properties style:font-name="Arial" style:font-name-complex="Arial"/>
    </style:style>
    <style:style style:name="T1457" style:parent-style-name="Standardnípísmoodstavce" style:family="text">
      <style:text-properties style:font-name="Arial" style:font-name-complex="Arial"/>
    </style:style>
    <style:style style:name="T1458" style:parent-style-name="Standardnípísmoodstavce" style:family="text">
      <style:text-properties style:font-name="Arial" style:font-name-complex="Arial"/>
    </style:style>
    <style:style style:name="T1459" style:parent-style-name="Standardnípísmoodstavce" style:family="text">
      <style:text-properties style:font-name="Arial" style:font-name-complex="Arial"/>
    </style:style>
    <style:style style:name="T1460" style:parent-style-name="Standardnípísmoodstavce" style:family="text">
      <style:text-properties style:font-name="Arial" style:font-name-complex="Arial"/>
    </style:style>
    <style:style style:name="T1461" style:parent-style-name="Standardnípísmoodstavce" style:family="text">
      <style:text-properties style:font-name="Arial" style:font-name-complex="Arial"/>
    </style:style>
    <style:style style:name="T1462" style:parent-style-name="Standardnípísmoodstavce" style:family="text">
      <style:text-properties style:font-name="Arial" style:font-name-complex="Arial"/>
    </style:style>
    <style:style style:name="T1463" style:parent-style-name="Standardnípísmoodstavce" style:family="text">
      <style:text-properties style:font-name="Arial" style:font-name-complex="Arial"/>
    </style:style>
    <style:style style:name="T1464" style:parent-style-name="Standardnípísmoodstavce" style:family="text">
      <style:text-properties style:font-name="Arial" style:font-name-complex="Arial"/>
    </style:style>
    <style:style style:name="T1465" style:parent-style-name="Standardnípísmoodstavce" style:family="text">
      <style:text-properties style:font-name="Arial" style:font-name-complex="Arial"/>
    </style:style>
    <style:style style:name="T1466" style:parent-style-name="Standardnípísmoodstavce" style:family="text">
      <style:text-properties style:font-name="Arial" style:font-name-complex="Arial"/>
    </style:style>
    <style:style style:name="T1467" style:parent-style-name="Standardnípísmoodstavce" style:family="text">
      <style:text-properties style:font-name="Arial" style:font-name-complex="Arial"/>
    </style:style>
    <style:style style:name="T1468" style:parent-style-name="Standardnípísmoodstavce" style:family="text">
      <style:text-properties style:font-name="Arial" style:font-name-complex="Arial"/>
    </style:style>
    <style:style style:name="T1469" style:parent-style-name="Standardnípísmoodstavce" style:family="text">
      <style:text-properties style:font-name="Arial" style:font-name-complex="Arial"/>
    </style:style>
    <style:style style:name="T1470" style:parent-style-name="Standardnípísmoodstavce" style:family="text">
      <style:text-properties style:font-name="Arial" style:font-name-complex="Arial"/>
    </style:style>
    <style:style style:name="T1471" style:parent-style-name="Značkapozn.podčarou" style:family="text">
      <style:text-properties style:font-name="Arial" style:font-name-complex="Arial"/>
    </style:style>
    <style:style style:name="P1472" style:parent-style-name="Textpozn.podčarou" style:family="paragraph">
      <style:paragraph-properties fo:text-align="justify" fo:margin-bottom="0in" fo:line-height="100%"/>
    </style:style>
    <style:style style:name="T1473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47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75" style:parent-style-name="Standardnípísmoodstavce" style:family="text">
      <style:text-properties style:font-name="Arial" style:font-name-complex="Arial"/>
    </style:style>
    <style:style style:name="T1476" style:parent-style-name="Standardnípísmoodstavce" style:family="text">
      <style:text-properties style:font-name="Arial" style:font-name-complex="Arial"/>
    </style:style>
    <style:style style:name="T1477" style:parent-style-name="Standardnípísmoodstavce" style:family="text">
      <style:text-properties style:font-name="Arial" style:font-name-complex="Arial"/>
    </style:style>
    <style:style style:name="T1478" style:parent-style-name="Standardnípísmoodstavce" style:family="text">
      <style:text-properties style:font-name="Arial" style:font-name-complex="Arial"/>
    </style:style>
    <style:style style:name="T1479" style:parent-style-name="Standardnípísmoodstavce" style:family="text">
      <style:text-properties style:font-name="Arial" style:font-name-complex="Arial"/>
    </style:style>
    <style:style style:name="T1480" style:parent-style-name="Standardnípísmoodstavce" style:family="text">
      <style:text-properties style:font-name="Arial" style:font-name-complex="Arial"/>
    </style:style>
    <style:style style:name="T1481" style:parent-style-name="Standardnípísmoodstavce" style:family="text">
      <style:text-properties style:font-name="Arial" style:font-name-complex="Arial" fo:font-style="italic" style:font-style-asian="italic"/>
    </style:style>
    <style:style style:name="T1482" style:parent-style-name="Standardnípísmoodstavce" style:family="text">
      <style:text-properties style:font-name="Arial" style:font-name-complex="Arial"/>
    </style:style>
    <style:style style:name="T1483" style:parent-style-name="Standardnípísmoodstavce" style:family="text">
      <style:text-properties style:font-name="Arial" style:font-name-complex="Arial"/>
    </style:style>
    <style:style style:name="T1484" style:parent-style-name="Standardnípísmoodstavce" style:family="text">
      <style:text-properties style:font-name="Arial" style:font-name-complex="Arial"/>
    </style:style>
    <style:style style:name="T1485" style:parent-style-name="Standardnípísmoodstavce" style:family="text">
      <style:text-properties style:font-name="Arial" style:font-name-complex="Arial" fo:font-weight="bold" style:font-weight-asian="bold"/>
    </style:style>
    <style:style style:name="P1486" style:parent-style-name="Normální" style:family="paragraph">
      <style:paragraph-properties fo:text-align="justify" fo:margin-top="0.0833in" fo:margin-bottom="0in" fo:line-height="100%"/>
    </style:style>
    <style:style style:name="T1487" style:parent-style-name="Standardnípísmoodstavce" style:family="text">
      <style:text-properties style:font-name="Arial" style:font-name-complex="Arial"/>
    </style:style>
    <style:style style:name="T1488" style:parent-style-name="Standardnípísmoodstavce" style:family="text">
      <style:text-properties style:font-name="Arial" style:font-name-complex="Arial"/>
    </style:style>
    <style:style style:name="T1489" style:parent-style-name="Standardnípísmoodstavce" style:family="text">
      <style:text-properties style:font-name="Arial" style:font-name-complex="Arial"/>
    </style:style>
    <style:style style:name="T1490" style:parent-style-name="Standardnípísmoodstavce" style:family="text">
      <style:text-properties style:font-name="Arial" style:font-name-complex="Arial"/>
    </style:style>
    <style:style style:name="T1491" style:parent-style-name="Standardnípísmoodstavce" style:family="text">
      <style:text-properties style:font-name="Arial" style:font-name-complex="Arial"/>
    </style:style>
    <style:style style:name="T1492" style:parent-style-name="Standardnípísmoodstavce" style:family="text">
      <style:text-properties style:font-name="Arial" style:font-name-complex="Arial"/>
    </style:style>
    <style:style style:name="T1493" style:parent-style-name="Standardnípísmoodstavce" style:family="text">
      <style:text-properties style:font-name="Arial" style:font-name-complex="Arial"/>
    </style:style>
    <style:style style:name="T1494" style:parent-style-name="Standardnípísmoodstavce" style:family="text">
      <style:text-properties style:font-name="Arial" style:font-name-complex="Arial"/>
    </style:style>
    <style:style style:name="T1495" style:parent-style-name="Standardnípísmoodstavce" style:family="text">
      <style:text-properties style:font-name="Arial" style:font-name-complex="Arial"/>
    </style:style>
    <style:style style:name="T1496" style:parent-style-name="Standardnípísmoodstavce" style:family="text">
      <style:text-properties style:font-name="Arial" style:font-name-complex="Arial"/>
    </style:style>
    <style:style style:name="T1497" style:parent-style-name="Standardnípísmoodstavce" style:family="text">
      <style:text-properties style:font-name="Arial" style:font-name-complex="Arial"/>
    </style:style>
    <style:style style:name="T1498" style:parent-style-name="Standardnípísmoodstavce" style:family="text">
      <style:text-properties style:font-name="Arial" style:font-name-complex="Arial"/>
    </style:style>
    <style:style style:name="T1499" style:parent-style-name="Standardnípísmoodstavce" style:family="text">
      <style:text-properties style:font-name="Arial" style:font-name-complex="Arial"/>
    </style:style>
    <style:style style:name="T1500" style:parent-style-name="Standardnípísmoodstavce" style:family="text">
      <style:text-properties style:font-name="Arial" style:font-name-complex="Arial"/>
    </style:style>
    <style:style style:name="T1501" style:parent-style-name="Standardnípísmoodstavce" style:family="text">
      <style:text-properties style:font-name="Arial" style:font-name-complex="Arial"/>
    </style:style>
    <style:style style:name="T1502" style:parent-style-name="Standardnípísmoodstavce" style:family="text">
      <style:text-properties style:font-name="Arial" style:font-name-complex="Arial"/>
    </style:style>
    <style:style style:name="T1503" style:parent-style-name="Standardnípísmoodstavce" style:family="text">
      <style:text-properties style:font-name="Arial" style:font-name-complex="Arial"/>
    </style:style>
    <style:style style:name="T1504" style:parent-style-name="Standardnípísmoodstavce" style:family="text">
      <style:text-properties style:font-name="Arial" style:font-name-complex="Arial"/>
    </style:style>
    <style:style style:name="T1505" style:parent-style-name="Standardnípísmoodstavce" style:family="text">
      <style:text-properties style:font-name="Arial" style:font-name-complex="Arial"/>
    </style:style>
    <style:style style:name="T1506" style:parent-style-name="Standardnípísmoodstavce" style:family="text">
      <style:text-properties style:font-name="Arial" style:font-name-complex="Arial"/>
    </style:style>
    <style:style style:name="T1507" style:parent-style-name="Standardnípísmoodstavce" style:family="text">
      <style:text-properties style:font-name="Arial" style:font-name-complex="Arial"/>
    </style:style>
    <style:style style:name="T1508" style:parent-style-name="Standardnípísmoodstavce" style:family="text">
      <style:text-properties style:font-name="Arial" style:font-name-complex="Arial"/>
    </style:style>
    <style:style style:name="T1509" style:parent-style-name="Standardnípísmoodstavce" style:family="text">
      <style:text-properties style:font-name="Arial" style:font-name-complex="Arial"/>
    </style:style>
    <style:style style:name="T1510" style:parent-style-name="Standardnípísmoodstavce" style:family="text">
      <style:text-properties style:font-name="Arial" style:font-name-complex="Arial"/>
    </style:style>
    <style:style style:name="T1511" style:parent-style-name="Standardnípísmoodstavce" style:family="text">
      <style:text-properties style:font-name="Arial" style:font-name-complex="Arial"/>
    </style:style>
    <style:style style:name="T1512" style:parent-style-name="Standardnípísmoodstavce" style:family="text">
      <style:text-properties style:font-name="Arial" style:font-name-complex="Arial"/>
    </style:style>
    <style:style style:name="T1513" style:parent-style-name="Standardnípísmoodstavce" style:family="text">
      <style:text-properties style:font-name="Arial" style:font-name-complex="Arial"/>
    </style:style>
    <style:style style:name="T1514" style:parent-style-name="Standardnípísmoodstavce" style:family="text">
      <style:text-properties style:font-name="Arial" style:font-name-complex="Arial"/>
    </style:style>
    <style:style style:name="T1515" style:parent-style-name="Standardnípísmoodstavce" style:family="text">
      <style:text-properties style:font-name="Arial" style:font-name-complex="Arial"/>
    </style:style>
    <style:style style:name="T1516" style:parent-style-name="Standardnípísmoodstavce" style:family="text">
      <style:text-properties style:font-name="Arial" style:font-name-complex="Arial"/>
    </style:style>
    <style:style style:name="T1517" style:parent-style-name="Standardnípísmoodstavce" style:family="text">
      <style:text-properties style:font-name="Arial" style:font-name-complex="Arial"/>
    </style:style>
    <style:style style:name="T1518" style:parent-style-name="Standardnípísmoodstavce" style:family="text">
      <style:text-properties style:font-name="Arial" style:font-name-complex="Arial"/>
    </style:style>
    <style:style style:name="T1519" style:parent-style-name="Standardnípísmoodstavce" style:family="text">
      <style:text-properties style:font-name="Arial" style:font-name-complex="Arial"/>
    </style:style>
    <style:style style:name="T1520" style:parent-style-name="Standardnípísmoodstavce" style:family="text">
      <style:text-properties style:font-name="Arial" style:font-name-complex="Arial"/>
    </style:style>
    <style:style style:name="T1521" style:parent-style-name="Standardnípísmoodstavce" style:family="text">
      <style:text-properties style:font-name="Arial" style:font-name-complex="Arial"/>
    </style:style>
    <style:style style:name="T1522" style:parent-style-name="Standardnípísmoodstavce" style:family="text">
      <style:text-properties style:font-name="Arial" style:font-name-complex="Arial"/>
    </style:style>
    <style:style style:name="T1523" style:parent-style-name="Standardnípísmoodstavce" style:family="text">
      <style:text-properties style:font-name="Arial" style:font-name-complex="Arial"/>
    </style:style>
    <style:style style:name="T1524" style:parent-style-name="Standardnípísmoodstavce" style:family="text">
      <style:text-properties style:font-name="Arial" style:font-name-complex="Arial"/>
    </style:style>
    <style:style style:name="T1525" style:parent-style-name="Standardnípísmoodstavce" style:family="text">
      <style:text-properties style:font-name="Arial" style:font-name-complex="Arial"/>
    </style:style>
    <style:style style:name="T1526" style:parent-style-name="Standardnípísmoodstavce" style:family="text">
      <style:text-properties style:font-name="Arial" style:font-name-complex="Arial"/>
    </style:style>
    <style:style style:name="T1527" style:parent-style-name="Standardnípísmoodstavce" style:family="text">
      <style:text-properties style:font-name="Arial" style:font-name-complex="Arial"/>
    </style:style>
    <style:style style:name="T1528" style:parent-style-name="Standardnípísmoodstavce" style:family="text">
      <style:text-properties style:font-name="Arial" style:font-name-complex="Arial"/>
    </style:style>
    <style:style style:name="T1529" style:parent-style-name="Standardnípísmoodstavce" style:family="text">
      <style:text-properties style:font-name="Arial" style:font-name-complex="Arial"/>
    </style:style>
    <style:style style:name="T1530" style:parent-style-name="Standardnípísmoodstavce" style:family="text">
      <style:text-properties style:font-name="Arial" style:font-name-complex="Arial"/>
    </style:style>
    <style:style style:name="T1531" style:parent-style-name="Standardnípísmoodstavce" style:family="text">
      <style:text-properties style:font-name="Arial" style:font-name-complex="Arial"/>
    </style:style>
    <style:style style:name="T1532" style:parent-style-name="Standardnípísmoodstavce" style:family="text">
      <style:text-properties style:font-name="Arial" style:font-name-complex="Arial"/>
    </style:style>
    <style:style style:name="T1533" style:parent-style-name="Značkapozn.podčarou" style:family="text">
      <style:text-properties style:font-name="Arial" style:font-name-complex="Arial"/>
    </style:style>
    <style:style style:name="P1534" style:parent-style-name="Bezmezer" style:family="paragraph">
      <style:paragraph-properties fo:text-align="justify"/>
    </style:style>
    <style:style style:name="T1535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536" style:parent-style-name="Standardnípísmoodstavce" style:family="text">
      <style:text-properties style:font-name="Arial" style:font-name-complex="Arial"/>
    </style:style>
    <style:style style:name="T1537" style:parent-style-name="Značkapozn.podčarou" style:family="text">
      <style:text-properties style:font-name="Arial" style:font-name-complex="Arial"/>
    </style:style>
    <style:style style:name="P1538" style:parent-style-name="Bezmezer" style:family="paragraph">
      <style:paragraph-properties fo:text-align="justify"/>
    </style:style>
    <style:style style:name="T153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540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/>
    </style:style>
    <style:style style:name="T1541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542" style:parent-style-name="Hypertextovýodkaz" style:family="text">
      <style:text-properties style:font-name="Arial" style:font-name-complex="Arial" fo:font-size="9pt" style:font-size-asian="9pt" style:font-size-complex="9pt"/>
    </style:style>
    <style:style style:name="T1543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544" style:parent-style-name="Standardnípísmoodstavce" style:family="text">
      <style:text-properties style:font-name="Arial" style:font-name-complex="Arial"/>
    </style:style>
    <style:style style:name="T1545" style:parent-style-name="Standardnípísmoodstavce" style:family="text">
      <style:text-properties style:font-name="Arial" style:font-name-complex="Arial" fo:font-weight="bold" style:font-weight-asian="bold"/>
    </style:style>
    <style:style style:name="P1546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1547" style:parent-style-name="Normální" style:family="paragraph">
      <style:paragraph-properties fo:text-align="justify" fo:margin-bottom="0in" fo:line-height="100%"/>
    </style:style>
    <style:style style:name="T1548" style:parent-style-name="Standardnípísmoodstavce" style:family="text">
      <style:text-properties style:font-name="Arial" style:font-name-complex="Arial"/>
    </style:style>
    <style:style style:name="T1549" style:parent-style-name="Standardnípísmoodstavce" style:family="text">
      <style:text-properties style:font-name="Arial" style:font-name-complex="Arial"/>
    </style:style>
    <style:style style:name="T1550" style:parent-style-name="Standardnípísmoodstavce" style:family="text">
      <style:text-properties style:font-name="Arial" style:font-name-complex="Arial"/>
    </style:style>
    <style:style style:name="T1551" style:parent-style-name="Standardnípísmoodstavce" style:family="text">
      <style:text-properties style:font-name="Arial" style:font-name-complex="Arial"/>
    </style:style>
    <style:style style:name="T1552" style:parent-style-name="Standardnípísmoodstavce" style:family="text">
      <style:text-properties style:font-name="Arial" style:font-name-complex="Arial"/>
    </style:style>
    <style:style style:name="T1553" style:parent-style-name="Standardnípísmoodstavce" style:family="text">
      <style:text-properties style:font-name="Arial" style:font-name-complex="Arial"/>
    </style:style>
    <style:style style:name="T1554" style:parent-style-name="Standardnípísmoodstavce" style:family="text">
      <style:text-properties style:font-name="Arial" style:font-name-complex="Arial"/>
    </style:style>
    <style:style style:name="T155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556" style:parent-style-name="Standardnípísmoodstavce" style:family="text">
      <style:text-properties style:font-name="Arial" style:font-name-complex="Arial"/>
    </style:style>
    <style:style style:name="T1557" style:parent-style-name="Standardnípísmoodstavce" style:family="text">
      <style:text-properties style:font-name="Arial" style:font-name-complex="Arial"/>
    </style:style>
    <style:style style:name="T1558" style:parent-style-name="Značkapozn.podčarou" style:family="text">
      <style:text-properties style:font-name="Arial" style:font-name-complex="Arial"/>
    </style:style>
    <style:style style:name="P1559" style:parent-style-name="Textpozn.podčarou" style:family="paragraph">
      <style:paragraph-properties fo:text-align="justify" fo:margin-bottom="0in" fo:line-height="100%"/>
    </style:style>
    <style:style style:name="T1560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56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562" style:parent-style-name="Standardnípísmoodstavce" style:family="text">
      <style:text-properties style:font-name="Arial" style:font-name-complex="Arial"/>
    </style:style>
    <style:style style:name="T1563" style:parent-style-name="Standardnípísmoodstavce" style:family="text">
      <style:text-properties style:font-name="Arial" style:font-name-complex="Arial" fo:font-weight="bold" style:font-weight-asian="bold"/>
    </style:style>
    <style:style style:name="T1564" style:parent-style-name="Standardnípísmoodstavce" style:family="text">
      <style:text-properties style:font-name="Arial" style:font-name-complex="Arial" fo:font-weight="bold" style:font-weight-asian="bold"/>
    </style:style>
    <style:style style:name="T1565" style:parent-style-name="Standardnípísmoodstavce" style:family="text">
      <style:text-properties style:font-name="Arial" style:font-name-complex="Arial" fo:font-weight="bold" style:font-weight-asian="bold"/>
    </style:style>
    <style:style style:name="T1566" style:parent-style-name="Standardnípísmoodstavce" style:family="text">
      <style:text-properties style:font-name="Arial" style:font-name-complex="Arial" fo:font-weight="bold" style:font-weight-asian="bold"/>
    </style:style>
    <style:style style:name="P1567" style:parent-style-name="Normální" style:family="paragraph">
      <style:paragraph-properties fo:text-align="justify" fo:margin-top="0.0555in" fo:margin-bottom="0in" fo:line-height="100%"/>
      <style:text-properties style:font-name="Arial" style:font-name-complex="Arial"/>
    </style:style>
    <style:style style:name="P1568" style:parent-style-name="Normální" style:family="paragraph">
      <style:paragraph-properties fo:text-align="center" fo:margin-top="0.0555in" fo:margin-bottom="0in" fo:line-height="100%"/>
      <style:text-properties style:font-name="Arial" style:font-name-complex="Arial" fo:font-weight="bold" style:font-weight-asian="bold"/>
    </style:style>
    <style:style style:name="P1569" style:parent-style-name="Normální" style:family="paragraph">
      <style:paragraph-properties fo:text-align="justify" fo:margin-top="0.0555in" fo:margin-bottom="0in" fo:line-height="100%"/>
    </style:style>
    <style:style style:name="T1570" style:parent-style-name="Standardnípísmoodstavce" style:family="text">
      <style:text-properties style:font-name="Arial" style:font-name-complex="Arial"/>
    </style:style>
    <style:style style:name="T157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572" style:parent-style-name="Standardnípísmoodstavce" style:family="text">
      <style:text-properties style:font-name="Arial" style:font-name-complex="Arial"/>
    </style:style>
    <style:style style:name="T1573" style:parent-style-name="Standardnípísmoodstavce" style:family="text">
      <style:text-properties style:font-name="Arial" style:font-name-complex="Arial" fo:font-style="italic" style:font-style-asian="italic"/>
    </style:style>
    <style:style style:name="T1574" style:parent-style-name="Standardnípísmoodstavce" style:family="text">
      <style:text-properties style:font-name="Arial" style:font-name-complex="Arial"/>
    </style:style>
    <style:style style:name="T1575" style:parent-style-name="Značkapozn.podčarou" style:family="text">
      <style:text-properties style:font-name="Arial" style:font-name-complex="Arial"/>
    </style:style>
    <style:style style:name="P1576" style:parent-style-name="Textpozn.podčarou" style:family="paragraph">
      <style:paragraph-properties fo:text-align="justify" fo:margin-bottom="0in" fo:line-height="100%"/>
    </style:style>
    <style:style style:name="T157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578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/>
    </style:style>
    <style:style style:name="T157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580" style:parent-style-name="Standardnípísmoodstavce" style:family="text">
      <style:text-properties style:font-name="Arial" style:font-name-complex="Arial"/>
    </style:style>
    <style:style style:name="T1581" style:parent-style-name="Standardnípísmoodstavce" style:family="text">
      <style:text-properties style:font-name="Arial" style:font-name-complex="Arial"/>
    </style:style>
    <style:style style:name="T1582" style:parent-style-name="Standardnípísmoodstavce" style:family="text">
      <style:text-properties style:font-name="Arial" style:font-name-complex="Arial"/>
    </style:style>
    <style:style style:name="T1583" style:parent-style-name="Standardnípísmoodstavce" style:family="text">
      <style:text-properties style:font-name="Arial" style:font-name-complex="Arial"/>
    </style:style>
    <style:style style:name="T1584" style:parent-style-name="Standardnípísmoodstavce" style:family="text">
      <style:text-properties style:font-name="Arial" style:font-name-complex="Arial"/>
    </style:style>
    <style:style style:name="T1585" style:parent-style-name="Standardnípísmoodstavce" style:family="text">
      <style:text-properties style:font-name="Arial" style:font-name-complex="Arial"/>
    </style:style>
    <style:style style:name="T1586" style:parent-style-name="Standardnípísmoodstavce" style:family="text">
      <style:text-properties style:font-name="Arial" style:font-name-complex="Arial"/>
    </style:style>
    <style:style style:name="T1587" style:parent-style-name="Standardnípísmoodstavce" style:family="text">
      <style:text-properties style:font-name="Arial" style:font-name-complex="Arial"/>
    </style:style>
    <style:style style:name="T1588" style:parent-style-name="Standardnípísmoodstavce" style:family="text">
      <style:text-properties style:font-name="Arial" style:font-name-complex="Arial" fo:font-weight="bold" style:font-weight-asian="bold"/>
    </style:style>
    <style:style style:name="P1589" style:parent-style-name="Normální" style:family="paragraph">
      <style:paragraph-properties fo:text-align="center" fo:margin-top="0.0555in" fo:margin-bottom="0in" fo:line-height="100%"/>
      <style:text-properties style:font-name="Arial" style:font-name-complex="Arial" fo:font-weight="bold" style:font-weight-asian="bold"/>
    </style:style>
    <style:style style:name="P1590" style:parent-style-name="Normální" style:family="paragraph">
      <style:paragraph-properties fo:text-align="justify" fo:margin-top="0.0555in" fo:margin-bottom="0in" fo:line-height="100%"/>
    </style:style>
    <style:style style:name="T1591" style:parent-style-name="Standardnípísmoodstavce" style:family="text">
      <style:text-properties style:font-name="Arial" style:font-name-complex="Arial"/>
    </style:style>
    <style:style style:name="T1592" style:parent-style-name="Standardnípísmoodstavce" style:family="text">
      <style:text-properties style:font-name="Arial" style:font-name-complex="Arial"/>
    </style:style>
    <style:style style:name="T1593" style:parent-style-name="Standardnípísmoodstavce" style:family="text">
      <style:text-properties style:font-name="Arial" style:font-name-complex="Arial"/>
    </style:style>
    <style:style style:name="T159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595" style:parent-style-name="Standardnípísmoodstavce" style:family="text">
      <style:text-properties style:font-name="Arial" style:font-name-complex="Arial"/>
    </style:style>
    <style:style style:name="T1596" style:parent-style-name="Standardnípísmoodstavce" style:family="text">
      <style:text-properties style:font-name="Arial" style:font-name-complex="Arial"/>
    </style:style>
    <style:style style:name="T1597" style:parent-style-name="Standardnípísmoodstavce" style:family="text">
      <style:text-properties style:font-name="Arial" style:font-name-complex="Arial"/>
    </style:style>
    <style:style style:name="T1598" style:parent-style-name="Standardnípísmoodstavce" style:family="text">
      <style:text-properties style:font-name="Arial" style:font-name-complex="Arial"/>
    </style:style>
    <style:style style:name="T1599" style:parent-style-name="Standardnípísmoodstavce" style:family="text">
      <style:text-properties style:font-name="Arial" style:font-name-complex="Arial"/>
    </style:style>
    <style:style style:name="T1600" style:parent-style-name="Standardnípísmoodstavce" style:family="text">
      <style:text-properties style:font-name="Arial" style:font-name-complex="Arial"/>
    </style:style>
    <style:style style:name="T1601" style:parent-style-name="Standardnípísmoodstavce" style:family="text">
      <style:text-properties style:font-name="Arial" style:font-name-complex="Arial"/>
    </style:style>
    <style:style style:name="T1602" style:parent-style-name="Standardnípísmoodstavce" style:family="text">
      <style:text-properties style:font-name="Arial" style:font-name-complex="Arial"/>
    </style:style>
    <style:style style:name="T1603" style:parent-style-name="Standardnípísmoodstavce" style:family="text">
      <style:text-properties style:font-name="Arial" style:font-name-complex="Arial"/>
    </style:style>
    <style:style style:name="T1604" style:parent-style-name="Standardnípísmoodstavce" style:family="text">
      <style:text-properties style:font-name="Arial" style:font-name-complex="Arial"/>
    </style:style>
    <style:style style:name="T1605" style:parent-style-name="Standardnípísmoodstavce" style:family="text">
      <style:text-properties style:font-name="Arial" style:font-name-complex="Arial"/>
    </style:style>
    <style:style style:name="T1606" style:parent-style-name="Standardnípísmoodstavce" style:family="text">
      <style:text-properties style:font-name="Arial" style:font-name-complex="Arial"/>
    </style:style>
    <style:style style:name="T1607" style:parent-style-name="Standardnípísmoodstavce" style:family="text">
      <style:text-properties style:font-name="Arial" style:font-name-complex="Arial"/>
    </style:style>
    <style:style style:name="T1608" style:parent-style-name="Standardnípísmoodstavce" style:family="text">
      <style:text-properties style:font-name="Arial" style:font-name-complex="Arial"/>
    </style:style>
    <style:style style:name="T1609" style:parent-style-name="Standardnípísmoodstavce" style:family="text">
      <style:text-properties style:font-name="Arial" style:font-name-complex="Arial"/>
    </style:style>
    <style:style style:name="T1610" style:parent-style-name="Standardnípísmoodstavce" style:family="text">
      <style:text-properties style:font-name="Arial" style:font-name-complex="Arial"/>
    </style:style>
    <style:style style:name="T1611" style:parent-style-name="Standardnípísmoodstavce" style:family="text">
      <style:text-properties style:font-name="Arial" style:font-name-complex="Arial"/>
    </style:style>
    <style:style style:name="T1612" style:parent-style-name="Standardnípísmoodstavce" style:family="text">
      <style:text-properties style:font-name="Arial" style:font-name-complex="Arial"/>
    </style:style>
    <style:style style:name="T1613" style:parent-style-name="Standardnípísmoodstavce" style:family="text">
      <style:text-properties style:font-name="Arial" style:font-name-complex="Arial"/>
    </style:style>
    <style:style style:name="T1614" style:parent-style-name="Standardnípísmoodstavce" style:family="text">
      <style:text-properties style:font-name="Arial" style:font-name-complex="Arial"/>
    </style:style>
    <style:style style:name="T1615" style:parent-style-name="Standardnípísmoodstavce" style:family="text">
      <style:text-properties style:font-name="Arial" style:font-name-complex="Arial"/>
    </style:style>
    <style:style style:name="T1616" style:parent-style-name="Standardnípísmoodstavce" style:family="text">
      <style:text-properties style:font-name="Arial" style:font-name-complex="Arial"/>
    </style:style>
    <style:style style:name="T1617" style:parent-style-name="Standardnípísmoodstavce" style:family="text">
      <style:text-properties style:font-name="Arial" style:font-name-complex="Arial"/>
    </style:style>
    <style:style style:name="T1618" style:parent-style-name="Standardnípísmoodstavce" style:family="text">
      <style:text-properties style:font-name="Arial" style:font-name-complex="Arial"/>
    </style:style>
    <style:style style:name="T1619" style:parent-style-name="Standardnípísmoodstavce" style:family="text">
      <style:text-properties style:font-name="Arial" style:font-name-complex="Arial"/>
    </style:style>
    <style:style style:name="T1620" style:parent-style-name="Standardnípísmoodstavce" style:family="text">
      <style:text-properties style:font-name="Arial" style:font-name-complex="Arial"/>
    </style:style>
    <style:style style:name="T1621" style:parent-style-name="Standardnípísmoodstavce" style:family="text">
      <style:text-properties style:font-name="Arial" style:font-name-complex="Arial"/>
    </style:style>
    <style:style style:name="T1622" style:parent-style-name="Standardnípísmoodstavce" style:family="text">
      <style:text-properties style:font-name="Arial" style:font-name-complex="Arial"/>
    </style:style>
    <style:style style:name="T1623" style:parent-style-name="Standardnípísmoodstavce" style:family="text">
      <style:text-properties style:font-name="Arial" style:font-name-complex="Arial"/>
    </style:style>
    <style:style style:name="T1624" style:parent-style-name="Standardnípísmoodstavce" style:family="text">
      <style:text-properties style:font-name="Arial" style:font-name-complex="Arial"/>
    </style:style>
    <style:style style:name="T1625" style:parent-style-name="Standardnípísmoodstavce" style:family="text">
      <style:text-properties style:font-name="Arial" style:font-name-complex="Arial"/>
    </style:style>
    <style:style style:name="T1626" style:parent-style-name="Standardnípísmoodstavce" style:family="text">
      <style:text-properties style:font-name="Arial" style:font-name-complex="Arial" fo:font-weight="bold" style:font-weight-asian="bold"/>
    </style:style>
    <style:style style:name="T1627" style:parent-style-name="Standardnípísmoodstavce" style:family="text">
      <style:text-properties style:font-name="Arial" style:font-name-complex="Arial" fo:font-weight="bold" style:font-weight-asian="bold"/>
    </style:style>
    <style:style style:name="T1628" style:parent-style-name="Standardnípísmoodstavce" style:family="text">
      <style:text-properties style:font-name="Arial" style:font-name-complex="Arial" fo:font-weight="bold" style:font-weight-asian="bold"/>
    </style:style>
    <style:style style:name="T1629" style:parent-style-name="Standardnípísmoodstavce" style:family="text">
      <style:text-properties style:font-name="Arial" style:font-name-complex="Arial" fo:font-weight="bold" style:font-weight-asian="bold"/>
    </style:style>
    <style:style style:name="P1630" style:parent-style-name="Normální" style:family="paragraph">
      <style:paragraph-properties fo:text-align="center" fo:margin-top="0.0555in" fo:margin-bottom="0in" fo:line-height="100%"/>
      <style:text-properties style:font-name="Arial" style:font-name-complex="Arial" fo:font-weight="bold" style:font-weight-asian="bold"/>
    </style:style>
    <style:style style:name="P1631" style:parent-style-name="Normální" style:family="paragraph">
      <style:paragraph-properties fo:text-align="justify" fo:margin-top="0.0555in" fo:margin-bottom="0in" fo:line-height="100%"/>
    </style:style>
    <style:style style:name="T1632" style:parent-style-name="Standardnípísmoodstavce" style:family="text">
      <style:text-properties style:font-name="Arial" style:font-name-complex="Arial"/>
    </style:style>
    <style:style style:name="T1633" style:parent-style-name="Standardnípísmoodstavce" style:family="text">
      <style:text-properties style:font-name="Arial" style:font-name-complex="Arial"/>
    </style:style>
    <style:style style:name="T1634" style:parent-style-name="Standardnípísmoodstavce" style:family="text">
      <style:text-properties style:font-name="Arial" style:font-name-complex="Arial"/>
    </style:style>
    <style:style style:name="T1635" style:parent-style-name="Standardnípísmoodstavce" style:family="text">
      <style:text-properties style:font-name="Arial" style:font-name-complex="Arial"/>
    </style:style>
    <style:style style:name="T1636" style:parent-style-name="Standardnípísmoodstavce" style:family="text">
      <style:text-properties style:font-name="Arial" style:font-name-complex="Arial"/>
    </style:style>
    <style:style style:name="T1637" style:parent-style-name="Standardnípísmoodstavce" style:family="text">
      <style:text-properties style:font-name="Arial" style:font-name-complex="Arial"/>
    </style:style>
    <style:style style:name="T1638" style:parent-style-name="Standardnípísmoodstavce" style:family="text">
      <style:text-properties style:font-name="Arial" style:font-name-complex="Arial"/>
    </style:style>
    <style:style style:name="T1639" style:parent-style-name="Standardnípísmoodstavce" style:family="text">
      <style:text-properties style:font-name="Arial" style:font-name-complex="Arial"/>
    </style:style>
    <style:style style:name="T1640" style:parent-style-name="Standardnípísmoodstavce" style:family="text">
      <style:text-properties style:font-name="Arial" style:font-name-complex="Arial"/>
    </style:style>
    <style:style style:name="T1641" style:parent-style-name="Standardnípísmoodstavce" style:family="text">
      <style:text-properties style:font-name="Arial" style:font-name-complex="Arial"/>
    </style:style>
    <style:style style:name="T1642" style:parent-style-name="Standardnípísmoodstavce" style:family="text">
      <style:text-properties style:font-name="Arial" style:font-name-complex="Arial" fo:font-weight="bold" style:font-weight-asian="bold"/>
    </style:style>
    <style:style style:name="T1643" style:parent-style-name="Standardnípísmoodstavce" style:family="text">
      <style:text-properties style:font-name="Arial" style:font-name-complex="Arial" fo:font-weight="bold" style:font-weight-asian="bold"/>
    </style:style>
    <style:style style:name="T1644" style:parent-style-name="Standardnípísmoodstavce" style:family="text">
      <style:text-properties style:font-name="Arial" style:font-name-complex="Arial" fo:font-weight="bold" style:font-weight-asian="bold"/>
    </style:style>
    <style:style style:name="T1645" style:parent-style-name="Standardnípísmoodstavce" style:family="text">
      <style:text-properties style:font-name="Arial" style:font-name-complex="Arial" fo:font-weight="bold" style:font-weight-asian="bold"/>
    </style:style>
    <style:style style:name="T1646" style:parent-style-name="Standardnípísmoodstavce" style:family="text">
      <style:text-properties style:font-name="Arial" style:font-name-complex="Arial"/>
    </style:style>
    <style:style style:name="T1647" style:parent-style-name="Standardnípísmoodstavce" style:family="text">
      <style:text-properties style:font-name="Arial" style:font-name-complex="Arial"/>
    </style:style>
    <style:style style:name="P1648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/>
    </style:style>
    <style:style style:name="TableColumn1650" style:family="table-column">
      <style:table-column-properties style:column-width="0.5576in"/>
    </style:style>
    <style:style style:name="TableColumn1651" style:family="table-column">
      <style:table-column-properties style:column-width="3.7138in"/>
    </style:style>
    <style:style style:name="TableColumn1652" style:family="table-column">
      <style:table-column-properties style:column-width="2.1034in"/>
    </style:style>
    <style:style style:name="Table1649" style:family="table">
      <style:table-properties style:width="6.375in" fo:margin-left="0in" table:align="left"/>
    </style:style>
    <style:style style:name="TableRow1653" style:family="table-row">
      <style:table-row-properties style:min-row-height="0.2756in"/>
    </style:style>
    <style:style style:name="TableCell165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65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656" style:family="table-row">
      <style:table-row-properties style:min-row-height="0.2756in"/>
    </style:style>
    <style:style style:name="TableCell1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1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663" style:family="table-row">
      <style:table-row-properties style:min-row-height="0.2756in"/>
    </style:style>
    <style:style style:name="TableCell1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Normální" style:family="paragraph">
      <style:paragraph-properties fo:text-align="justify" fo:margin-top="0.0833in" fo:margin-bottom="0in" fo:line-height="100%"/>
    </style:style>
    <style:style style:name="T1668" style:parent-style-name="Standardnípísmoodstavce" style:family="text">
      <style:text-properties style:font-name="Arial" style:font-name-complex="Arial" fo:font-weight="bold" style:font-weight-asian="bold"/>
    </style:style>
    <style:style style:name="T1669" style:parent-style-name="Standardnípísmoodstavce" style:family="text">
      <style:text-properties style:font-name="Arial" style:font-name-complex="Arial" fo:font-weight="bold" style:font-weight-asian="bold"/>
    </style:style>
    <style:style style:name="TableCell1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672" style:family="table-row">
      <style:table-row-properties style:min-row-height="0.2756in"/>
    </style:style>
    <style:style style:name="TableCell1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Normální" style:family="paragraph">
      <style:paragraph-properties fo:text-align="justify" fo:margin-top="0.0833in" fo:margin-bottom="0in" fo:line-height="100%"/>
    </style:style>
    <style:style style:name="T1677" style:parent-style-name="Standardnípísmoodstavce" style:family="text">
      <style:text-properties style:font-name="Arial" style:font-name-complex="Arial" fo:font-weight="bold" style:font-weight-asian="bold"/>
    </style:style>
    <style:style style:name="TableCell1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680" style:family="table-row">
      <style:table-row-properties style:min-row-height="0.2756in"/>
    </style:style>
    <style:style style:name="TableCell1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Normální" style:family="paragraph">
      <style:paragraph-properties fo:text-align="justify" fo:margin-top="0.0833in" fo:margin-bottom="0in" fo:line-height="100%"/>
    </style:style>
    <style:style style:name="T1685" style:parent-style-name="Standardnípísmoodstavce" style:family="text">
      <style:text-properties style:font-name="Arial" style:font-name-complex="Arial" fo:font-weight="bold" style:font-weight-asian="bold"/>
    </style:style>
    <style:style style:name="T1686" style:parent-style-name="Standardnípísmoodstavce" style:family="text">
      <style:text-properties style:font-name="Arial" style:font-name-complex="Arial" fo:font-weight="bold" style:font-weight-asian="bold"/>
    </style:style>
    <style:style style:name="T1687" style:parent-style-name="Standardnípísmoodstavce" style:family="text">
      <style:text-properties style:font-name="Arial" style:font-name-complex="Arial" fo:font-weight="bold" style:font-weight-asian="bold"/>
    </style:style>
    <style:style style:name="TableCell1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690" style:family="table-row">
      <style:table-row-properties style:min-row-height="0.2756in"/>
    </style:style>
    <style:style style:name="TableCell1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693" style:family="table-cell">
      <style:table-cell-properties fo:border="0.0069in solid #000000" style:writing-mode="lr-tb" fo:padding-top="0in" fo:padding-left="0.075in" fo:padding-bottom="0in" fo:padding-right="0.075in"/>
    </style:style>
    <style:style style:name="P1694" style:parent-style-name="Normální" style:family="paragraph">
      <style:paragraph-properties fo:text-align="justify" fo:margin-top="0.0833in" fo:margin-bottom="0in" fo:line-height="100%"/>
    </style:style>
    <style:style style:name="T1695" style:parent-style-name="Standardnípísmoodstavce" style:family="text">
      <style:text-properties style:font-name="Arial" style:font-name-complex="Arial" fo:font-weight="bold" style:font-weight-asian="bold"/>
    </style:style>
    <style:style style:name="T1696" style:parent-style-name="Standardnípísmoodstavce" style:family="text">
      <style:text-properties style:font-name="Arial" style:font-name-complex="Arial"/>
    </style:style>
    <style:style style:name="TableCell1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699" style:family="table-row">
      <style:table-row-properties style:min-row-height="0.2756in"/>
    </style:style>
    <style:style style:name="TableCell1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1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06" style:family="table-row">
      <style:table-row-properties style:min-row-height="0.2756in"/>
    </style:style>
    <style:style style:name="TableCell1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Normální" style:family="paragraph">
      <style:paragraph-properties fo:text-align="justify" fo:margin-top="0.0833in" fo:margin-bottom="0in" fo:line-height="100%"/>
    </style:style>
    <style:style style:name="T1711" style:parent-style-name="Standardnípísmoodstavce" style:family="text">
      <style:text-properties style:font-name="Arial" style:font-name-complex="Arial" fo:font-weight="bold" style:font-weight-asian="bold"/>
    </style:style>
    <style:style style:name="T1712" style:parent-style-name="Standardnípísmoodstavce" style:family="text">
      <style:text-properties style:font-name="Arial" style:font-name-complex="Arial" fo:font-weight="bold" style:font-weight-asian="bold"/>
    </style:style>
    <style:style style:name="T1713" style:parent-style-name="Standardnípísmoodstavce" style:family="text">
      <style:text-properties style:font-name="Arial" style:font-name-complex="Arial" fo:font-weight="bold" style:font-weight-asian="bold"/>
    </style:style>
    <style:style style:name="T1714" style:parent-style-name="Standardnípísmoodstavce" style:family="text">
      <style:text-properties style:font-name="Arial" style:font-name-complex="Arial" fo:font-weight="bold" style:font-weight-asian="bold"/>
    </style:style>
    <style:style style:name="T1715" style:parent-style-name="Standardnípísmoodstavce" style:family="text">
      <style:text-properties style:font-name="Arial" style:font-name-complex="Arial" fo:font-weight="bold" style:font-weight-asian="bold"/>
    </style:style>
    <style:style style:name="T1716" style:parent-style-name="Standardnípísmoodstavce" style:family="text">
      <style:text-properties style:font-name="Arial" style:font-name-complex="Arial" fo:font-weight="bold" style:font-weight-asian="bold"/>
    </style:style>
    <style:style style:name="T1717" style:parent-style-name="Standardnípísmoodstavce" style:family="text">
      <style:text-properties style:font-name="Arial" style:font-name-complex="Arial" fo:font-weight="bold" style:font-weight-asian="bold"/>
    </style:style>
    <style:style style:name="TableCell1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20" style:family="table-row">
      <style:table-row-properties style:min-row-height="0.2756in"/>
    </style:style>
    <style:style style:name="TableCell17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Normální" style:family="paragraph">
      <style:paragraph-properties fo:text-align="justify" fo:margin-top="0.0833in" fo:margin-bottom="0in" fo:line-height="100%"/>
    </style:style>
    <style:style style:name="T1725" style:parent-style-name="Standardnípísmoodstavce" style:family="text">
      <style:text-properties style:font-name="Arial" style:font-name-complex="Arial" fo:font-weight="bold" style:font-weight-asian="bold"/>
    </style:style>
    <style:style style:name="T1726" style:parent-style-name="Standardnípísmoodstavce" style:family="text">
      <style:text-properties style:font-name="Arial" style:font-name-complex="Arial" fo:font-weight="bold" style:font-weight-asian="bold"/>
    </style:style>
    <style:style style:name="T1727" style:parent-style-name="Standardnípísmoodstavce" style:family="text">
      <style:text-properties style:font-name="Arial" style:font-name-complex="Arial" fo:font-weight="bold" style:font-weight-asian="bold"/>
    </style:style>
    <style:style style:name="T1728" style:parent-style-name="Standardnípísmoodstavce" style:family="text">
      <style:text-properties style:font-name="Arial" style:font-name-complex="Arial" fo:font-weight="bold" style:font-weight-asian="bold"/>
    </style:style>
    <style:style style:name="T1729" style:parent-style-name="Standardnípísmoodstavce" style:family="text">
      <style:text-properties style:font-name="Arial" style:font-name-complex="Arial" fo:font-weight="bold" style:font-weight-asian="bold"/>
    </style:style>
    <style:style style:name="T1730" style:parent-style-name="Standardnípísmoodstavce" style:family="text">
      <style:text-properties style:font-name="Arial" style:font-name-complex="Arial" fo:font-weight="bold" style:font-weight-asian="bold"/>
    </style:style>
    <style:style style:name="TableCell1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33" style:family="table-row">
      <style:table-row-properties style:min-row-height="0.2756in"/>
    </style:style>
    <style:style style:name="TableCell1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1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40" style:family="table-row">
      <style:table-row-properties style:min-row-height="0.2756in"/>
    </style:style>
    <style:style style:name="TableCell1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1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47" style:family="table-row">
      <style:table-row-properties style:min-row-height="0.2756in"/>
    </style:style>
    <style:style style:name="TableCell1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50" style:family="table-cell">
      <style:table-cell-properties fo:border="0.0069in solid #000000" style:writing-mode="lr-tb" fo:padding-top="0in" fo:padding-left="0.075in" fo:padding-bottom="0in" fo:padding-right="0.075in"/>
    </style:style>
    <style:style style:name="P1751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1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54" style:family="table-row">
      <style:table-row-properties style:min-row-height="0.2756in"/>
    </style:style>
    <style:style style:name="TableCell1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ální" style:family="paragraph">
      <style:paragraph-properties fo:text-align="justify" fo:margin-top="0.0833in" fo:margin-bottom="0in" fo:line-height="100%"/>
    </style:style>
    <style:style style:name="T1759" style:parent-style-name="Standardnípísmoodstavce" style:family="text">
      <style:text-properties style:font-name="Arial" style:font-name-complex="Arial" fo:font-weight="bold" style:font-weight-asian="bold"/>
    </style:style>
    <style:style style:name="T1760" style:parent-style-name="Standardnípísmoodstavce" style:family="text">
      <style:text-properties style:font-name="Arial" style:font-name-complex="Arial"/>
    </style:style>
    <style:style style:name="T1761" style:parent-style-name="Standardnípísmoodstavce" style:family="text">
      <style:text-properties style:font-name="Arial" style:font-name-complex="Arial" fo:font-weight="bold" style:font-weight-asian="bold"/>
    </style:style>
    <style:style style:name="T1762" style:parent-style-name="Standardnípísmoodstavce" style:family="text">
      <style:text-properties style:font-name="Arial" style:font-name-complex="Arial" fo:font-weight="bold" style:font-weight-asian="bold"/>
    </style:style>
    <style:style style:name="T1763" style:parent-style-name="Standardnípísmoodstavce" style:family="text">
      <style:text-properties style:font-name="Arial" style:font-name-complex="Arial" fo:font-weight="bold" style:font-weight-asian="bold"/>
    </style:style>
    <style:style style:name="TableCell1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66" style:family="table-row">
      <style:table-row-properties style:min-row-height="0.2756in"/>
    </style:style>
    <style:style style:name="TableCell1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69" style:family="table-cell">
      <style:table-cell-properties fo:border="0.0069in solid #000000" style:writing-mode="lr-tb" fo:padding-top="0in" fo:padding-left="0.075in" fo:padding-bottom="0in" fo:padding-right="0.075in"/>
    </style:style>
    <style:style style:name="P1770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1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73" style:family="table-row">
      <style:table-row-properties style:min-row-height="0.2756in"/>
    </style:style>
    <style:style style:name="TableCell1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Normální" style:family="paragraph">
      <style:paragraph-properties fo:text-align="justify" fo:margin-top="0.0833in" fo:margin-bottom="0in" fo:line-height="100%"/>
    </style:style>
    <style:style style:name="T1778" style:parent-style-name="Standardnípísmoodstavce" style:family="text">
      <style:text-properties style:font-name="Arial" style:font-name-complex="Arial" fo:font-weight="bold" style:font-weight-asian="bold"/>
    </style:style>
    <style:style style:name="T1779" style:parent-style-name="Standardnípísmoodstavce" style:family="text">
      <style:text-properties style:font-name="Arial" style:font-name-complex="Arial" fo:font-weight="bold" style:font-weight-asian="bold"/>
    </style:style>
    <style:style style:name="T1780" style:parent-style-name="Standardnípísmoodstavce" style:family="text">
      <style:text-properties style:font-name="Arial" style:font-name-complex="Arial" fo:font-weight="bold" style:font-weight-asian="bold"/>
    </style:style>
    <style:style style:name="TableCell1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83" style:family="table-row">
      <style:table-row-properties style:min-row-height="0.2756in"/>
    </style:style>
    <style:style style:name="TableCell1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86" style:family="table-cell">
      <style:table-cell-properties fo:border="0.0069in solid #000000" style:writing-mode="lr-tb" fo:padding-top="0in" fo:padding-left="0.075in" fo:padding-bottom="0in" fo:padding-right="0.075in"/>
    </style:style>
    <style:style style:name="P1787" style:parent-style-name="Normální" style:family="paragraph">
      <style:paragraph-properties fo:text-align="justify" fo:margin-top="0.0833in" fo:margin-bottom="0in" fo:line-height="100%"/>
    </style:style>
    <style:style style:name="T1788" style:parent-style-name="Standardnípísmoodstavce" style:family="text">
      <style:text-properties style:font-name="Arial" style:font-name-complex="Arial" fo:font-weight="bold" style:font-weight-asian="bold"/>
    </style:style>
    <style:style style:name="TableCell1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791" style:family="table-row">
      <style:table-row-properties style:min-row-height="0.2756in"/>
    </style:style>
    <style:style style:name="TableCell1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794" style:family="table-cell">
      <style:table-cell-properties fo:border="0.0069in solid #000000" style:writing-mode="lr-tb" fo:padding-top="0in" fo:padding-left="0.075in" fo:padding-bottom="0in" fo:padding-right="0.075in"/>
    </style:style>
    <style:style style:name="P1795" style:parent-style-name="Normální" style:family="paragraph">
      <style:paragraph-properties fo:text-align="justify" fo:margin-top="0.0833in" fo:margin-bottom="0in" fo:line-height="100%"/>
    </style:style>
    <style:style style:name="T1796" style:parent-style-name="Standardnípísmoodstavce" style:family="text">
      <style:text-properties style:font-name="Arial" style:font-name-complex="Arial" fo:font-weight="bold" style:font-weight-asian="bold"/>
    </style:style>
    <style:style style:name="T1797" style:parent-style-name="Standardnípísmoodstavce" style:family="text">
      <style:text-properties style:font-name="Arial" style:font-name-complex="Arial" fo:font-weight="bold" style:font-weight-asian="bold"/>
    </style:style>
    <style:style style:name="T1798" style:parent-style-name="Standardnípísmoodstavce" style:family="text">
      <style:text-properties style:font-name="Arial" style:font-name-complex="Arial" fo:font-weight="bold" style:font-weight-asian="bold"/>
    </style:style>
    <style:style style:name="T1799" style:parent-style-name="Standardnípísmoodstavce" style:family="text">
      <style:text-properties style:font-name="Arial" style:font-name-complex="Arial" fo:font-weight="bold" style:font-weight-asian="bold"/>
    </style:style>
    <style:style style:name="TableCell1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02" style:family="table-row">
      <style:table-row-properties style:min-row-height="0.2756in"/>
    </style:style>
    <style:style style:name="TableCell18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05" style:family="table-cell">
      <style:table-cell-properties fo:border="0.0069in solid #000000" style:writing-mode="lr-tb" fo:padding-top="0in" fo:padding-left="0.075in" fo:padding-bottom="0in" fo:padding-right="0.075in"/>
    </style:style>
    <style:style style:name="P1806" style:parent-style-name="Normální" style:family="paragraph">
      <style:paragraph-properties fo:text-align="justify" fo:margin-top="0.0833in" fo:margin-bottom="0in" fo:line-height="100%"/>
    </style:style>
    <style:style style:name="T1807" style:parent-style-name="Standardnípísmoodstavce" style:family="text">
      <style:text-properties style:font-name="Arial" style:font-name-complex="Arial" fo:font-weight="bold" style:font-weight-asian="bold"/>
    </style:style>
    <style:style style:name="T1808" style:parent-style-name="Standardnípísmoodstavce" style:family="text">
      <style:text-properties style:font-name="Arial" style:font-name-complex="Arial" fo:font-weight="bold" style:font-weight-asian="bold"/>
    </style:style>
    <style:style style:name="T1809" style:parent-style-name="Standardnípísmoodstavce" style:family="text">
      <style:text-properties style:font-name="Arial" style:font-name-complex="Arial" fo:font-weight="bold" style:font-weight-asian="bold"/>
    </style:style>
    <style:style style:name="T1810" style:parent-style-name="Standardnípísmoodstavce" style:family="text">
      <style:text-properties style:font-name="Arial" style:font-name-complex="Arial" fo:font-weight="bold" style:font-weight-asian="bold"/>
    </style:style>
    <style:style style:name="T1811" style:parent-style-name="Standardnípísmoodstavce" style:family="text">
      <style:text-properties style:font-name="Arial" style:font-name-complex="Arial" fo:font-weight="bold" style:font-weight-asian="bold"/>
    </style:style>
    <style:style style:name="T1812" style:parent-style-name="Standardnípísmoodstavce" style:family="text">
      <style:text-properties style:font-name="Arial" style:font-name-complex="Arial" fo:font-weight="bold" style:font-weight-asian="bold"/>
    </style:style>
    <style:style style:name="T1813" style:parent-style-name="Standardnípísmoodstavce" style:family="text">
      <style:text-properties style:font-name="Arial" style:font-name-complex="Arial" fo:font-weight="bold" style:font-weight-asian="bold"/>
    </style:style>
    <style:style style:name="T1814" style:parent-style-name="Standardnípísmoodstavce" style:family="text">
      <style:text-properties style:font-name="Arial" style:font-name-complex="Arial" fo:font-weight="bold" style:font-weight-asian="bold"/>
    </style:style>
    <style:style style:name="T1815" style:parent-style-name="Standardnípísmoodstavce" style:family="text">
      <style:text-properties style:font-name="Arial" style:font-name-complex="Arial" fo:font-weight="bold" style:font-weight-asian="bold"/>
    </style:style>
    <style:style style:name="TableCell1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18" style:family="table-row">
      <style:table-row-properties style:min-row-height="0.2756in"/>
    </style:style>
    <style:style style:name="TableCell1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21" style:family="table-cell">
      <style:table-cell-properties fo:border="0.0069in solid #000000" style:writing-mode="lr-tb" fo:padding-top="0in" fo:padding-left="0.075in" fo:padding-bottom="0in" fo:padding-right="0.075in"/>
    </style:style>
    <style:style style:name="P1822" style:parent-style-name="Normální" style:family="paragraph">
      <style:paragraph-properties fo:text-align="justify" fo:margin-top="0.0833in" fo:margin-bottom="0in" fo:line-height="100%"/>
    </style:style>
    <style:style style:name="T1823" style:parent-style-name="Standardnípísmoodstavce" style:family="text">
      <style:text-properties style:font-name="Arial" style:font-name-complex="Arial" fo:font-weight="bold" style:font-weight-asian="bold"/>
    </style:style>
    <style:style style:name="T1824" style:parent-style-name="Standardnípísmoodstavce" style:family="text">
      <style:text-properties style:font-name="Arial" style:font-name-complex="Arial" fo:font-weight="bold" style:font-weight-asian="bold"/>
    </style:style>
    <style:style style:name="T1825" style:parent-style-name="Standardnípísmoodstavce" style:family="text">
      <style:text-properties style:font-name="Arial" style:font-name-complex="Arial" fo:font-weight="bold" style:font-weight-asian="bold"/>
    </style:style>
    <style:style style:name="T1826" style:parent-style-name="Standardnípísmoodstavce" style:family="text">
      <style:text-properties style:font-name="Arial" style:font-name-complex="Arial" fo:font-weight="bold" style:font-weight-asian="bold"/>
    </style:style>
    <style:style style:name="T1827" style:parent-style-name="Standardnípísmoodstavce" style:family="text">
      <style:text-properties style:font-name="Arial" style:font-name-complex="Arial" fo:font-weight="bold" style:font-weight-asian="bold"/>
    </style:style>
    <style:style style:name="TableCell1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30" style:family="table-row">
      <style:table-row-properties style:min-row-height="0.2756in"/>
    </style:style>
    <style:style style:name="TableCell1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Normální" style:family="paragraph">
      <style:paragraph-properties fo:text-align="justify" fo:margin-top="0.0833in" fo:margin-bottom="0in" fo:line-height="100%"/>
    </style:style>
    <style:style style:name="T1835" style:parent-style-name="Standardnípísmoodstavce" style:family="text">
      <style:text-properties style:font-name="Arial" style:font-name-complex="Arial" fo:font-weight="bold" style:font-weight-asian="bold"/>
    </style:style>
    <style:style style:name="TableCell1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38" style:family="table-row">
      <style:table-row-properties style:min-row-height="0.2756in"/>
    </style:style>
    <style:style style:name="TableCell1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41" style:family="table-cell">
      <style:table-cell-properties fo:border="0.0069in solid #000000" style:writing-mode="lr-tb" fo:padding-top="0in" fo:padding-left="0.075in" fo:padding-bottom="0in" fo:padding-right="0.075in"/>
    </style:style>
    <style:style style:name="P1842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1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45" style:family="table-row">
      <style:table-row-properties style:min-row-height="0.2756in"/>
    </style:style>
    <style:style style:name="TableCell1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48" style:family="table-cell">
      <style:table-cell-properties fo:border="0.0069in solid #000000" style:writing-mode="lr-tb" fo:padding-top="0in" fo:padding-left="0.075in" fo:padding-bottom="0in" fo:padding-right="0.075in"/>
    </style:style>
    <style:style style:name="P1849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1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52" style:family="table-row">
      <style:table-row-properties style:min-row-height="0.2756in"/>
    </style:style>
    <style:style style:name="TableCell1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55" style:family="table-cell">
      <style:table-cell-properties fo:border="0.0069in solid #000000" style:writing-mode="lr-tb" fo:padding-top="0in" fo:padding-left="0.075in" fo:padding-bottom="0in" fo:padding-right="0.075in"/>
    </style:style>
    <style:style style:name="P1856" style:parent-style-name="Normální" style:family="paragraph">
      <style:paragraph-properties fo:text-align="justify" fo:margin-top="0.0833in" fo:margin-bottom="0in" fo:line-height="100%"/>
    </style:style>
    <style:style style:name="T1857" style:parent-style-name="Standardnípísmoodstavce" style:family="text">
      <style:text-properties style:font-name="Arial" style:font-name-complex="Arial" fo:font-weight="bold" style:font-weight-asian="bold"/>
    </style:style>
    <style:style style:name="TableCell18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60" style:family="table-row">
      <style:table-row-properties style:min-row-height="0.2756in"/>
    </style:style>
    <style:style style:name="TableCell1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63" style:family="table-cell">
      <style:table-cell-properties fo:border="0.0069in solid #000000" style:writing-mode="lr-tb" fo:padding-top="0in" fo:padding-left="0.075in" fo:padding-bottom="0in" fo:padding-right="0.075in"/>
    </style:style>
    <style:style style:name="P1864" style:parent-style-name="Normální" style:family="paragraph">
      <style:paragraph-properties fo:text-align="justify" fo:margin-top="0.0833in" fo:margin-bottom="0in" fo:line-height="100%"/>
    </style:style>
    <style:style style:name="T1865" style:parent-style-name="Standardnípísmoodstavce" style:family="text">
      <style:text-properties style:font-name="Arial" style:font-name-complex="Arial" fo:font-weight="bold" style:font-weight-asian="bold"/>
    </style:style>
    <style:style style:name="TableCell1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68" style:family="table-row">
      <style:table-row-properties style:min-row-height="0.2756in"/>
    </style:style>
    <style:style style:name="TableCell1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1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75" style:family="table-row">
      <style:table-row-properties style:min-row-height="0.2756in"/>
    </style:style>
    <style:style style:name="TableCell1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78" style:family="table-cell">
      <style:table-cell-properties fo:border="0.0069in solid #000000" style:writing-mode="lr-tb" fo:padding-top="0in" fo:padding-left="0.075in" fo:padding-bottom="0in" fo:padding-right="0.075in"/>
    </style:style>
    <style:style style:name="P1879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1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82" style:family="table-row">
      <style:table-row-properties style:min-row-height="0.2756in"/>
    </style:style>
    <style:style style:name="TableCell1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P1886" style:parent-style-name="Normální" style:family="paragraph">
      <style:paragraph-properties fo:text-align="justify" fo:margin-top="0.0833in" fo:margin-bottom="0in" fo:line-height="100%"/>
    </style:style>
    <style:style style:name="T1887" style:parent-style-name="Standardnípísmoodstavce" style:family="text">
      <style:text-properties style:font-name="Arial" style:font-name-complex="Arial" fo:font-weight="bold" style:font-weight-asian="bold"/>
    </style:style>
    <style:style style:name="T1888" style:parent-style-name="Standardnípísmoodstavce" style:family="text">
      <style:text-properties style:font-name="Arial" style:font-name-complex="Arial" fo:font-weight="bold" style:font-weight-asian="bold"/>
    </style:style>
    <style:style style:name="T1889" style:parent-style-name="Standardnípísmoodstavce" style:family="text">
      <style:text-properties style:font-name="Arial" style:font-name-complex="Arial" fo:font-weight="bold" style:font-weight-asian="bold"/>
    </style:style>
    <style:style style:name="TableCell1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92" style:family="table-row">
      <style:table-row-properties style:min-row-height="0.2756in"/>
    </style:style>
    <style:style style:name="TableCell1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895" style:family="table-cell">
      <style:table-cell-properties fo:border="0.0069in solid #000000" style:writing-mode="lr-tb" fo:padding-top="0in" fo:padding-left="0.075in" fo:padding-bottom="0in" fo:padding-right="0.075in"/>
    </style:style>
    <style:style style:name="P1896" style:parent-style-name="Normální" style:family="paragraph">
      <style:paragraph-properties fo:text-align="justify" fo:margin-top="0.0833in" fo:margin-bottom="0in" fo:line-height="100%"/>
    </style:style>
    <style:style style:name="T1897" style:parent-style-name="Standardnípísmoodstavce" style:family="text">
      <style:text-properties style:font-name="Arial" style:font-name-complex="Arial" fo:font-weight="bold" style:font-weight-asian="bold"/>
    </style:style>
    <style:style style:name="TableCell1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900" style:family="table-row">
      <style:table-row-properties style:min-row-height="0.2756in"/>
    </style:style>
    <style:style style:name="TableCell1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903" style:family="table-cell">
      <style:table-cell-properties fo:border="0.0069in solid #000000" style:writing-mode="lr-tb" fo:padding-top="0in" fo:padding-left="0.075in" fo:padding-bottom="0in" fo:padding-right="0.075in"/>
    </style:style>
    <style:style style:name="P1904" style:parent-style-name="Normální" style:family="paragraph">
      <style:paragraph-properties fo:text-align="justify" fo:margin-top="0.0833in" fo:margin-bottom="0in" fo:line-height="100%"/>
    </style:style>
    <style:style style:name="T1905" style:parent-style-name="Standardnípísmoodstavce" style:family="text">
      <style:text-properties style:font-name="Arial" style:font-name-complex="Arial" fo:font-weight="bold" style:font-weight-asian="bold"/>
    </style:style>
    <style:style style:name="T1906" style:parent-style-name="Standardnípísmoodstavce" style:family="text">
      <style:text-properties style:font-name="Arial" style:font-name-complex="Arial" fo:font-weight="bold" style:font-weight-asian="bold"/>
    </style:style>
    <style:style style:name="TableCell1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909" style:family="table-row">
      <style:table-row-properties style:min-row-height="0.2756in"/>
    </style:style>
    <style:style style:name="TableCell1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912" style:family="table-cell">
      <style:table-cell-properties fo:border="0.0069in solid #000000" style:writing-mode="lr-tb" fo:padding-top="0in" fo:padding-left="0.075in" fo:padding-bottom="0in" fo:padding-right="0.075in"/>
    </style:style>
    <style:style style:name="P1913" style:parent-style-name="Normální" style:family="paragraph">
      <style:paragraph-properties fo:text-align="justify" fo:margin-top="0.0833in" fo:margin-bottom="0in" fo:line-height="100%"/>
    </style:style>
    <style:style style:name="T1914" style:parent-style-name="Standardnípísmoodstavce" style:family="text">
      <style:text-properties style:font-name="Arial" style:font-name-complex="Arial" fo:font-weight="bold" style:font-weight-asian="bold"/>
    </style:style>
    <style:style style:name="T1915" style:parent-style-name="Standardnípísmoodstavce" style:family="text">
      <style:text-properties style:font-name="Arial" style:font-name-complex="Arial"/>
    </style:style>
    <style:style style:name="TableCell1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91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919" style:parent-style-name="Nadpis2" style:family="paragraph">
      <style:paragraph-properties fo:break-before="page" fo:margin-top="0.0833in" fo:margin-bottom="0in" fo:line-height="100%"/>
    </style:style>
    <style:style style:name="T1920" style:parent-style-name="Standardnípísmoodstavce" style:family="text">
      <style:text-properties fo:language="cs" fo:country="CZ"/>
    </style:style>
    <style:style style:name="P1921" style:parent-style-name="Normální" style:family="paragraph">
      <style:paragraph-properties fo:margin-bottom="0in" fo:line-height="100%"/>
    </style:style>
    <style:style style:name="TableColumn1923" style:family="table-column">
      <style:table-column-properties style:column-width="6.3972in"/>
    </style:style>
    <style:style style:name="Table1922" style:family="table">
      <style:table-properties style:width="6.3972in" fo:margin-left="0in" table:align="left"/>
    </style:style>
    <style:style style:name="TableRow1924" style:family="table-row">
      <style:table-row-properties style:min-row-height="0.2756in"/>
    </style:style>
    <style:style style:name="TableCell192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26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1927" style:family="table-row">
      <style:table-row-properties/>
    </style:style>
    <style:style style:name="TableCell1928" style:family="table-cell">
      <style:table-cell-properties fo:border="0.0069in solid #000000" style:writing-mode="lr-tb" fo:padding-top="0in" fo:padding-left="0.075in" fo:padding-bottom="0in" fo:padding-right="0.075in"/>
    </style:style>
    <style:style style:name="P192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6pt" style:font-size-asian="6pt" style:font-size-complex="6pt"/>
    </style:style>
    <style:style style:name="P193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93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6pt" style:font-size-asian="6pt" style:font-size-complex="6pt"/>
    </style:style>
    <style:style style:name="P1932" style:parent-style-name="Normální" style:family="paragraph">
      <style:paragraph-properties fo:text-align="justify" fo:margin-bottom="0in" fo:line-height="100%"/>
    </style:style>
    <style:style style:name="T1933" style:parent-style-name="Standardnípísmoodstavce" style:family="text">
      <style:text-properties style:font-name="Arial" style:font-name-complex="Arial"/>
    </style:style>
    <style:style style:name="T193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93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93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937" style:parent-style-name="Standardnípísmoodstavce" style:family="text">
      <style:text-properties style:font-name="Arial" style:font-name-complex="Arial"/>
    </style:style>
    <style:style style:name="P1938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P1939" style:parent-style-name="Normální" style:family="paragraph">
      <style:paragraph-properties fo:text-align="justify" fo:margin-bottom="0in" fo:line-height="100%"/>
    </style:style>
    <style:style style:name="T1940" style:parent-style-name="Standardnípísmoodstavce" style:family="text">
      <style:text-properties style:font-name="Arial" style:font-name-complex="Arial"/>
    </style:style>
    <style:style style:name="T194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942" style:parent-style-name="Standardnípísmoodstavce" style:family="text">
      <style:text-properties style:font-name="Arial" style:font-name-complex="Arial"/>
    </style:style>
    <style:style style:name="P1943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P1944" style:parent-style-name="Normální" style:family="paragraph">
      <style:paragraph-properties fo:text-align="justify" fo:margin-bottom="0in" fo:line-height="100%"/>
    </style:style>
    <style:style style:name="T1945" style:parent-style-name="Standardnípísmoodstavce" style:family="text">
      <style:text-properties style:font-name="Arial" style:font-name-complex="Arial"/>
    </style:style>
    <style:style style:name="T1946" style:parent-style-name="Standardnípísmoodstavce" style:family="text">
      <style:text-properties style:font-name="Arial" style:font-name-complex="Arial"/>
    </style:style>
    <style:style style:name="T1947" style:parent-style-name="Standardnípísmoodstavce" style:family="text">
      <style:text-properties style:font-name="Arial" style:font-name-complex="Arial"/>
    </style:style>
    <style:style style:name="T1948" style:parent-style-name="Standardnípísmoodstavce" style:family="text">
      <style:text-properties style:font-name="Arial" style:font-name-complex="Arial"/>
    </style:style>
    <style:style style:name="T1949" style:parent-style-name="Standardnípísmoodstavce" style:family="text">
      <style:text-properties style:font-name="Arial" style:font-name-complex="Arial"/>
    </style:style>
    <style:style style:name="T1950" style:parent-style-name="Standardnípísmoodstavce" style:family="text">
      <style:text-properties style:font-name="Arial" style:font-name-complex="Arial"/>
    </style:style>
    <style:style style:name="T1951" style:parent-style-name="Standardnípísmoodstavce" style:family="text">
      <style:text-properties style:font-name="Arial" style:font-name-complex="Arial"/>
    </style:style>
    <style:style style:name="T1952" style:parent-style-name="Standardnípísmoodstavce" style:family="text">
      <style:text-properties style:font-name="Arial" style:font-name-complex="Arial"/>
    </style:style>
    <style:style style:name="T1953" style:parent-style-name="Standardnípísmoodstavce" style:family="text">
      <style:text-properties style:font-name="Arial" style:font-name-complex="Arial"/>
    </style:style>
    <style:style style:name="T1954" style:parent-style-name="Standardnípísmoodstavce" style:family="text">
      <style:text-properties style:font-name="Arial" style:font-name-complex="Arial"/>
    </style:style>
    <style:style style:name="T1955" style:parent-style-name="Standardnípísmoodstavce" style:family="text">
      <style:text-properties style:font-name="Arial" style:font-name-complex="Arial"/>
    </style:style>
    <style:style style:name="T1956" style:parent-style-name="Standardnípísmoodstavce" style:family="text">
      <style:text-properties style:font-name="Arial" style:font-name-complex="Arial"/>
    </style:style>
    <style:style style:name="T1957" style:parent-style-name="Standardnípísmoodstavce" style:family="text">
      <style:text-properties style:font-name="Arial" style:font-name-complex="Arial"/>
    </style:style>
    <style:style style:name="T1958" style:parent-style-name="Standardnípísmoodstavce" style:family="text">
      <style:text-properties style:font-name="Arial" style:font-name-complex="Arial"/>
    </style:style>
    <style:style style:name="T1959" style:parent-style-name="Standardnípísmoodstavce" style:family="text">
      <style:text-properties style:font-name="Arial" style:font-name-complex="Arial"/>
    </style:style>
    <style:style style:name="T1960" style:parent-style-name="Standardnípísmoodstavce" style:family="text">
      <style:text-properties style:font-name="Arial" style:font-name-complex="Arial"/>
    </style:style>
    <style:style style:name="T1961" style:parent-style-name="Standardnípísmoodstavce" style:family="text">
      <style:text-properties style:font-name="Arial" style:font-name-complex="Arial"/>
    </style:style>
    <style:style style:name="T1962" style:parent-style-name="Standardnípísmoodstavce" style:family="text">
      <style:text-properties style:font-name="Arial" style:font-name-complex="Arial"/>
    </style:style>
    <style:style style:name="T1963" style:parent-style-name="Standardnípísmoodstavce" style:family="text">
      <style:text-properties style:font-name="Arial" style:font-name-complex="Arial"/>
    </style:style>
    <style:style style:name="T1964" style:parent-style-name="Standardnípísmoodstavce" style:family="text">
      <style:text-properties style:font-name="Arial" style:font-name-complex="Arial"/>
    </style:style>
    <style:style style:name="T1965" style:parent-style-name="Standardnípísmoodstavce" style:family="text">
      <style:text-properties style:font-name="Arial" style:font-name-complex="Arial"/>
    </style:style>
    <style:style style:name="T1966" style:parent-style-name="Standardnípísmoodstavce" style:family="text">
      <style:text-properties style:font-name="Arial" style:font-name-complex="Arial"/>
    </style:style>
    <style:style style:name="T1967" style:parent-style-name="Standardnípísmoodstavce" style:family="text">
      <style:text-properties style:font-name="Arial" style:font-name-complex="Arial"/>
    </style:style>
    <style:style style:name="T1968" style:parent-style-name="Standardnípísmoodstavce" style:family="text">
      <style:text-properties style:font-name="Arial" style:font-name-complex="Arial"/>
    </style:style>
    <style:style style:name="T1969" style:parent-style-name="Standardnípísmoodstavce" style:family="text">
      <style:text-properties style:font-name="Arial" style:font-name-complex="Arial"/>
    </style:style>
    <style:style style:name="T1970" style:parent-style-name="Standardnípísmoodstavce" style:family="text">
      <style:text-properties style:font-name="Arial" style:font-name-complex="Arial"/>
    </style:style>
    <style:style style:name="T1971" style:parent-style-name="Standardnípísmoodstavce" style:family="text">
      <style:text-properties style:font-name="Arial" style:font-name-complex="Arial"/>
    </style:style>
    <style:style style:name="T1972" style:parent-style-name="Standardnípísmoodstavce" style:family="text">
      <style:text-properties style:font-name="Arial" style:font-name-complex="Arial"/>
    </style:style>
    <style:style style:name="T1973" style:parent-style-name="Standardnípísmoodstavce" style:family="text">
      <style:text-properties style:font-name="Arial" style:font-name-complex="Arial"/>
    </style:style>
    <style:style style:name="T1974" style:parent-style-name="Standardnípísmoodstavce" style:family="text">
      <style:text-properties style:font-name="Arial" style:font-name-complex="Arial"/>
    </style:style>
    <style:style style:name="T1975" style:parent-style-name="Standardnípísmoodstavce" style:family="text">
      <style:text-properties style:font-name="Arial" style:font-name-complex="Arial"/>
    </style:style>
    <style:style style:name="T1976" style:parent-style-name="Standardnípísmoodstavce" style:family="text">
      <style:text-properties style:font-name="Arial" style:font-name-complex="Arial"/>
    </style:style>
    <style:style style:name="T1977" style:parent-style-name="Standardnípísmoodstavce" style:family="text">
      <style:text-properties style:font-name="Arial" style:font-name-complex="Arial"/>
    </style:style>
    <style:style style:name="T1978" style:parent-style-name="Standardnípísmoodstavce" style:family="text">
      <style:text-properties style:font-name="Arial" style:font-name-complex="Arial"/>
    </style:style>
    <style:style style:name="T1979" style:parent-style-name="Standardnípísmoodstavce" style:family="text">
      <style:text-properties style:font-name="Arial" style:font-name-complex="Arial"/>
    </style:style>
    <style:style style:name="T1980" style:parent-style-name="Standardnípísmoodstavce" style:family="text">
      <style:text-properties style:font-name="Arial" style:font-name-complex="Arial"/>
    </style:style>
    <style:style style:name="T1981" style:parent-style-name="Standardnípísmoodstavce" style:family="text">
      <style:text-properties style:font-name="Arial" style:font-name-complex="Arial"/>
    </style:style>
    <style:style style:name="T1982" style:parent-style-name="Standardnípísmoodstavce" style:family="text">
      <style:text-properties style:font-name="Arial" style:font-name-complex="Arial"/>
    </style:style>
    <style:style style:name="T1983" style:parent-style-name="Standardnípísmoodstavce" style:family="text">
      <style:text-properties style:font-name="Arial" style:font-name-complex="Arial"/>
    </style:style>
    <style:style style:name="T198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98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98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987" style:parent-style-name="Standardnípísmoodstavce" style:family="text">
      <style:text-properties style:font-name="Arial" style:font-name-complex="Arial"/>
    </style:style>
    <style:style style:name="T1988" style:parent-style-name="Standardnípísmoodstavce" style:family="text">
      <style:text-properties style:font-name="Arial" style:font-name-complex="Arial"/>
    </style:style>
    <style:style style:name="T1989" style:parent-style-name="Standardnípísmoodstavce" style:family="text">
      <style:text-properties style:font-name="Arial" style:font-name-complex="Arial"/>
    </style:style>
    <style:style style:name="T1990" style:parent-style-name="Standardnípísmoodstavce" style:family="text">
      <style:text-properties style:font-name="Arial" style:font-name-complex="Arial"/>
    </style:style>
    <style:style style:name="T1991" style:parent-style-name="Standardnípísmoodstavce" style:family="text">
      <style:text-properties style:font-name="Arial" style:font-name-complex="Arial"/>
    </style:style>
    <style:style style:name="T1992" style:parent-style-name="Standardnípísmoodstavce" style:family="text">
      <style:text-properties style:font-name="Arial" style:font-name-complex="Arial"/>
    </style:style>
    <style:style style:name="T1993" style:parent-style-name="Standardnípísmoodstavce" style:family="text">
      <style:text-properties style:font-name="Arial" style:font-name-complex="Arial"/>
    </style:style>
    <style:style style:name="P1994" style:parent-style-name="Normální" style:family="paragraph">
      <style:paragraph-properties fo:text-align="justify" fo:margin-bottom="0in" fo:line-height="100%"/>
      <style:text-properties style:font-name="Arial" style:font-name-complex="Arial" fo:color="#C00000" fo:font-size="6pt" style:font-size-asian="6pt" style:font-size-complex="6pt"/>
    </style:style>
    <style:style style:name="P1995" style:parent-style-name="Normální" style:family="paragraph">
      <style:paragraph-properties fo:text-align="justify" fo:margin-bottom="0in" fo:line-height="100%"/>
    </style:style>
    <style:style style:name="T1996" style:parent-style-name="Standardnípísmoodstavce" style:family="text">
      <style:text-properties style:font-name="Arial" style:font-name-complex="Arial"/>
    </style:style>
    <style:style style:name="T1997" style:parent-style-name="Standardnípísmoodstavce" style:family="text">
      <style:text-properties style:font-name="Arial" style:font-name-complex="Arial"/>
    </style:style>
    <style:style style:name="T1998" style:parent-style-name="Standardnípísmoodstavce" style:family="text">
      <style:text-properties style:font-name="Arial" style:font-name-complex="Arial"/>
    </style:style>
    <style:style style:name="T1999" style:parent-style-name="Značkapozn.podčarou" style:family="text">
      <style:text-properties style:font-name="Arial" style:font-name-complex="Arial"/>
    </style:style>
    <style:style style:name="P2000" style:parent-style-name="Textpozn.podčarou" style:family="paragraph">
      <style:paragraph-properties fo:text-align="justify" fo:margin-bottom="0in" fo:line-height="100%"/>
    </style:style>
    <style:style style:name="T2001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00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00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00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005" style:parent-style-name="Standardnípísmoodstavce" style:family="text">
      <style:text-properties style:font-name="Arial" style:font-name-complex="Arial"/>
    </style:style>
    <style:style style:name="T200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07" style:parent-style-name="Standardnípísmoodstavce" style:family="text">
      <style:text-properties style:font-name="Arial" style:font-name-complex="Arial"/>
    </style:style>
    <style:style style:name="T200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09" style:parent-style-name="Standardnípísmoodstavce" style:family="text">
      <style:text-properties style:font-name="Arial" style:font-name-complex="Arial"/>
    </style:style>
    <style:style style:name="T2010" style:parent-style-name="Standardnípísmoodstavce" style:family="text">
      <style:text-properties style:font-name="Arial" style:font-name-complex="Arial"/>
    </style:style>
    <style:style style:name="T2011" style:parent-style-name="Standardnípísmoodstavce" style:family="text">
      <style:text-properties style:font-name="Arial" style:font-name-complex="Arial"/>
    </style:style>
    <style:style style:name="T2012" style:parent-style-name="Standardnípísmoodstavce" style:family="text">
      <style:text-properties style:font-name="Arial" style:font-name-complex="Arial"/>
    </style:style>
    <style:style style:name="T2013" style:parent-style-name="Standardnípísmoodstavce" style:family="text">
      <style:text-properties style:font-name="Arial" style:font-name-complex="Arial"/>
    </style:style>
    <style:style style:name="T2014" style:parent-style-name="Standardnípísmoodstavce" style:family="text">
      <style:text-properties style:font-name="Arial" style:font-name-complex="Arial"/>
    </style:style>
    <style:style style:name="T2015" style:parent-style-name="Standardnípísmoodstavce" style:family="text">
      <style:text-properties style:font-name="Arial" style:font-name-complex="Arial"/>
    </style:style>
    <style:style style:name="T2016" style:parent-style-name="Standardnípísmoodstavce" style:family="text">
      <style:text-properties style:font-name="Arial" style:font-name-complex="Arial"/>
    </style:style>
    <style:style style:name="T201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1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1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20" style:parent-style-name="Standardnípísmoodstavce" style:family="text">
      <style:text-properties style:font-name="Arial" style:font-name-complex="Arial"/>
    </style:style>
    <style:style style:name="T2021" style:parent-style-name="Standardnípísmoodstavce" style:family="text">
      <style:text-properties style:font-name="Arial" style:font-name-complex="Arial"/>
    </style:style>
    <style:style style:name="P2022" style:parent-style-name="Normální" style:family="paragraph">
      <style:paragraph-properties fo:text-align="justify" fo:margin-top="0.0833in" fo:margin-bottom="0in" fo:line-height="100%" fo:margin-left="0.2756in" fo:margin-right="0.3541in">
        <style:tab-stops/>
      </style:paragraph-properties>
      <style:text-properties style:font-name="Arial" style:font-name-complex="Arial" fo:font-style="italic" style:font-style-asian="italic"/>
    </style:style>
    <style:style style:name="P2023" style:parent-style-name="Normální" style:family="paragraph">
      <style:paragraph-properties fo:text-align="justify" fo:margin-top="0.0833in" fo:margin-bottom="0in" fo:line-height="100%" fo:margin-left="0.2756in" fo:margin-right="0.3541in">
        <style:tab-stops/>
      </style:paragraph-properties>
      <style:text-properties style:font-name="Arial" style:font-name-complex="Arial" fo:font-style="italic" style:font-style-asian="italic"/>
    </style:style>
    <style:style style:name="P2024" style:parent-style-name="Normální" style:family="paragraph">
      <style:paragraph-properties fo:text-align="justify" fo:margin-top="0.0833in" fo:margin-bottom="0in" fo:line-height="100%" fo:margin-left="0.2756in" fo:margin-right="0.3541in">
        <style:tab-stops/>
      </style:paragraph-properties>
      <style:text-properties style:font-name="Arial" style:font-name-complex="Arial" fo:font-style="italic" style:font-style-asian="italic"/>
    </style:style>
    <style:style style:name="P2025" style:parent-style-name="Normální" style:family="paragraph">
      <style:paragraph-properties fo:text-align="justify" fo:margin-top="0.0833in" fo:margin-bottom="0in" fo:line-height="100%" fo:margin-left="0.2756in" fo:margin-right="0.3541in">
        <style:tab-stops/>
      </style:paragraph-properties>
      <style:text-properties style:font-name="Arial" style:font-name-complex="Arial" fo:font-style="italic" style:font-style-asian="italic"/>
    </style:style>
    <style:style style:name="P2026" style:parent-style-name="Normální" style:family="paragraph">
      <style:paragraph-properties fo:text-align="justify" fo:margin-top="0.0833in" fo:margin-bottom="0in" fo:line-height="100%" fo:margin-left="0.2756in" fo:margin-right="0.3541in">
        <style:tab-stops/>
      </style:paragraph-properties>
      <style:text-properties style:font-name="Arial" style:font-name-complex="Arial" fo:font-style="italic" style:font-style-asian="italic"/>
    </style:style>
    <style:style style:name="P2027" style:parent-style-name="Normální" style:family="paragraph">
      <style:paragraph-properties fo:text-align="justify" fo:margin-top="0.0833in" fo:margin-bottom="0in" fo:line-height="100%"/>
    </style:style>
    <style:style style:name="T2028" style:parent-style-name="Standardnípísmoodstavce" style:family="text">
      <style:text-properties style:font-name="Arial" style:font-name-complex="Arial"/>
    </style:style>
    <style:style style:name="T2029" style:parent-style-name="Standardnípísmoodstavce" style:family="text">
      <style:text-properties style:font-name="Arial" style:font-name-complex="Arial"/>
    </style:style>
    <style:style style:name="T2030" style:parent-style-name="Standardnípísmoodstavce" style:family="text">
      <style:text-properties style:font-name="Arial" style:font-name-complex="Arial"/>
    </style:style>
    <style:style style:name="T2031" style:parent-style-name="Standardnípísmoodstavce" style:family="text">
      <style:text-properties style:font-name="Arial" style:font-name-complex="Arial"/>
    </style:style>
    <style:style style:name="T2032" style:parent-style-name="Standardnípísmoodstavce" style:family="text">
      <style:text-properties style:font-name="Arial" style:font-name-complex="Arial"/>
    </style:style>
    <style:style style:name="T2033" style:parent-style-name="Standardnípísmoodstavce" style:family="text">
      <style:text-properties style:font-name="Arial" style:font-name-complex="Arial"/>
    </style:style>
    <style:style style:name="T2034" style:parent-style-name="Standardnípísmoodstavce" style:family="text">
      <style:text-properties style:font-name="Arial" style:font-name-complex="Arial"/>
    </style:style>
    <style:style style:name="T2035" style:parent-style-name="Standardnípísmoodstavce" style:family="text">
      <style:text-properties style:font-name="Arial" style:font-name-complex="Arial"/>
    </style:style>
    <style:style style:name="T2036" style:parent-style-name="Standardnípísmoodstavce" style:family="text">
      <style:text-properties style:font-name="Arial" style:font-name-complex="Arial"/>
    </style:style>
    <style:style style:name="T2037" style:parent-style-name="Standardnípísmoodstavce" style:family="text">
      <style:text-properties style:font-name="Arial" style:font-name-complex="Arial"/>
    </style:style>
    <style:style style:name="T2038" style:parent-style-name="Standardnípísmoodstavce" style:family="text">
      <style:text-properties style:font-name="Arial" style:font-name-complex="Arial"/>
    </style:style>
    <style:style style:name="T2039" style:parent-style-name="Standardnípísmoodstavce" style:family="text">
      <style:text-properties style:font-name="Arial" style:font-name-complex="Arial" fo:font-weight="bold" style:font-weight-asian="bold"/>
    </style:style>
    <style:style style:name="P2040" style:parent-style-name="Normální" style:family="paragraph">
      <style:paragraph-properties fo:text-align="justify" fo:margin-top="0.0833in" fo:margin-bottom="0in" fo:line-height="100%"/>
    </style:style>
    <style:style style:name="T2041" style:parent-style-name="Standardnípísmoodstavce" style:family="text">
      <style:text-properties style:font-name="Arial" style:font-name-complex="Arial"/>
    </style:style>
    <style:style style:name="T2042" style:parent-style-name="Standardnípísmoodstavce" style:family="text">
      <style:text-properties style:font-name="Arial" style:font-name-complex="Arial"/>
    </style:style>
    <style:style style:name="T2043" style:parent-style-name="Standardnípísmoodstavce" style:family="text">
      <style:text-properties style:font-name="Arial" style:font-name-complex="Arial"/>
    </style:style>
    <style:style style:name="T2044" style:parent-style-name="Standardnípísmoodstavce" style:family="text">
      <style:text-properties style:font-name="Arial" style:font-name-complex="Arial" fo:font-weight="bold" style:font-weight-asian="bold"/>
    </style:style>
    <style:style style:name="T2045" style:parent-style-name="Standardnípísmoodstavce" style:family="text">
      <style:text-properties style:font-name="Arial" style:font-name-complex="Arial"/>
    </style:style>
    <style:style style:name="T2046" style:parent-style-name="Standardnípísmoodstavce" style:family="text">
      <style:text-properties style:font-name="Arial" style:font-name-complex="Arial" fo:font-weight="bold" style:font-weight-asian="bold"/>
    </style:style>
    <style:style style:name="T2047" style:parent-style-name="Standardnípísmoodstavce" style:family="text">
      <style:text-properties style:font-name="Arial" style:font-name-complex="Arial"/>
    </style:style>
    <style:style style:name="T2048" style:parent-style-name="Standardnípísmoodstavce" style:family="text">
      <style:text-properties style:font-name="Arial" style:font-name-complex="Arial" fo:font-weight="bold" style:font-weight-asian="bold"/>
    </style:style>
    <style:style style:name="T2049" style:parent-style-name="Standardnípísmoodstavce" style:family="text">
      <style:text-properties style:font-name="Arial" style:font-name-complex="Arial" fo:font-weight="bold" style:font-weight-asian="bold"/>
    </style:style>
    <style:style style:name="T2050" style:parent-style-name="Standardnípísmoodstavce" style:family="text">
      <style:text-properties style:font-name="Arial" style:font-name-complex="Arial" fo:font-weight="bold" style:font-weight-asian="bold"/>
    </style:style>
    <style:style style:name="T2051" style:parent-style-name="Standardnípísmoodstavce" style:family="text">
      <style:text-properties style:font-name="Arial" style:font-name-complex="Arial"/>
    </style:style>
    <style:style style:name="T2052" style:parent-style-name="Standardnípísmoodstavce" style:family="text">
      <style:text-properties style:font-name="Arial" style:font-name-complex="Arial"/>
    </style:style>
    <style:style style:name="T2053" style:parent-style-name="Standardnípísmoodstavce" style:family="text">
      <style:text-properties style:font-name="Arial" style:font-name-complex="Arial"/>
    </style:style>
    <style:style style:name="P2054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2055" style:parent-style-name="Normální" style:family="paragraph">
      <style:paragraph-properties fo:text-align="justify" fo:margin-top="0.0833in" fo:margin-bottom="0in" fo:line-height="100%"/>
    </style:style>
    <style:style style:name="T2056" style:parent-style-name="Standardnípísmoodstavce" style:family="text">
      <style:text-properties style:font-name="Arial" style:font-name-complex="Arial"/>
    </style:style>
    <style:style style:name="T2057" style:parent-style-name="Standardnípísmoodstavce" style:family="text">
      <style:text-properties style:font-name="Arial" style:font-name-complex="Arial"/>
    </style:style>
    <style:style style:name="T2058" style:parent-style-name="Standardnípísmoodstavce" style:family="text">
      <style:text-properties style:font-name="Arial" style:font-name-complex="Arial"/>
    </style:style>
    <style:style style:name="T2059" style:parent-style-name="Standardnípísmoodstavce" style:family="text">
      <style:text-properties style:font-name="Arial" style:font-name-complex="Arial"/>
    </style:style>
    <style:style style:name="T2060" style:parent-style-name="Standardnípísmoodstavce" style:family="text">
      <style:text-properties style:font-name="Arial" style:font-name-complex="Arial"/>
    </style:style>
    <style:style style:name="T2061" style:parent-style-name="Standardnípísmoodstavce" style:family="text">
      <style:text-properties style:font-name="Arial" style:font-name-complex="Arial"/>
    </style:style>
    <style:style style:name="T2062" style:parent-style-name="Standardnípísmoodstavce" style:family="text">
      <style:text-properties style:font-name="Arial" style:font-name-complex="Arial"/>
    </style:style>
    <style:style style:name="T2063" style:parent-style-name="Standardnípísmoodstavce" style:family="text">
      <style:text-properties style:font-name="Arial" style:font-name-complex="Arial"/>
    </style:style>
    <style:style style:name="T2064" style:parent-style-name="Standardnípísmoodstavce" style:family="text">
      <style:text-properties style:font-name="Arial" style:font-name-complex="Arial"/>
    </style:style>
    <style:style style:name="T2065" style:parent-style-name="Standardnípísmoodstavce" style:family="text">
      <style:text-properties style:font-name="Arial" style:font-name-complex="Arial"/>
    </style:style>
    <style:style style:name="T2066" style:parent-style-name="Standardnípísmoodstavce" style:family="text">
      <style:text-properties style:font-name="Arial" style:font-name-complex="Arial"/>
    </style:style>
    <style:style style:name="T206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6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6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7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7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72" style:parent-style-name="Standardnípísmoodstavce" style:family="text">
      <style:text-properties style:font-name="Arial" style:font-name-complex="Arial"/>
    </style:style>
    <style:style style:name="T2073" style:parent-style-name="Standardnípísmoodstavce" style:family="text">
      <style:text-properties style:font-name="Arial" style:font-name-complex="Arial"/>
    </style:style>
    <style:style style:name="T2074" style:parent-style-name="Standardnípísmoodstavce" style:family="text">
      <style:text-properties style:font-name="Arial" style:font-name-complex="Arial"/>
    </style:style>
    <style:style style:name="T2075" style:parent-style-name="Standardnípísmoodstavce" style:family="text">
      <style:text-properties style:font-name="Arial" style:font-name-complex="Arial"/>
    </style:style>
    <style:style style:name="T2076" style:parent-style-name="Standardnípísmoodstavce" style:family="text">
      <style:text-properties style:font-name="Arial" style:font-name-complex="Arial"/>
    </style:style>
    <style:style style:name="T2077" style:parent-style-name="Standardnípísmoodstavce" style:family="text">
      <style:text-properties style:font-name="Arial" style:font-name-complex="Arial"/>
    </style:style>
    <style:style style:name="T2078" style:parent-style-name="Standardnípísmoodstavce" style:family="text">
      <style:text-properties style:font-name="Arial" style:font-name-complex="Arial"/>
    </style:style>
    <style:style style:name="T2079" style:parent-style-name="Standardnípísmoodstavce" style:family="text">
      <style:text-properties style:font-name="Arial" style:font-name-complex="Arial"/>
    </style:style>
    <style:style style:name="T2080" style:parent-style-name="Standardnípísmoodstavce" style:family="text">
      <style:text-properties style:font-name="Arial" style:font-name-complex="Arial"/>
    </style:style>
    <style:style style:name="T2081" style:parent-style-name="Standardnípísmoodstavce" style:family="text">
      <style:text-properties style:font-name="Arial" style:font-name-complex="Arial"/>
    </style:style>
    <style:style style:name="T2082" style:parent-style-name="Standardnípísmoodstavce" style:family="text">
      <style:text-properties style:font-name="Arial" style:font-name-complex="Arial"/>
    </style:style>
    <style:style style:name="T2083" style:parent-style-name="Standardnípísmoodstavce" style:family="text">
      <style:text-properties style:font-name="Arial" style:font-name-complex="Arial"/>
    </style:style>
    <style:style style:name="T2084" style:parent-style-name="Standardnípísmoodstavce" style:family="text">
      <style:text-properties style:font-name="Arial" style:font-name-complex="Arial"/>
    </style:style>
    <style:style style:name="T2085" style:parent-style-name="Standardnípísmoodstavce" style:family="text">
      <style:text-properties style:font-name="Arial" style:font-name-complex="Arial"/>
    </style:style>
    <style:style style:name="T2086" style:parent-style-name="Standardnípísmoodstavce" style:family="text">
      <style:text-properties style:font-name="Arial" style:font-name-complex="Arial"/>
    </style:style>
    <style:style style:name="T2087" style:parent-style-name="Standardnípísmoodstavce" style:family="text">
      <style:text-properties style:font-name="Arial" style:font-name-complex="Arial"/>
    </style:style>
    <style:style style:name="T2088" style:parent-style-name="Standardnípísmoodstavce" style:family="text">
      <style:text-properties style:font-name="Arial" style:font-name-complex="Arial"/>
    </style:style>
    <style:style style:name="T2089" style:parent-style-name="Standardnípísmoodstavce" style:family="text">
      <style:text-properties style:font-name="Arial" style:font-name-complex="Arial"/>
    </style:style>
    <style:style style:name="T2090" style:parent-style-name="Standardnípísmoodstavce" style:family="text">
      <style:text-properties style:font-name="Arial" style:font-name-complex="Arial"/>
    </style:style>
    <style:style style:name="T2091" style:parent-style-name="Standardnípísmoodstavce" style:family="text">
      <style:text-properties style:font-name="Arial" style:font-name-complex="Arial"/>
    </style:style>
    <style:style style:name="T2092" style:parent-style-name="Standardnípísmoodstavce" style:family="text">
      <style:text-properties style:font-name="Arial" style:font-name-complex="Arial"/>
    </style:style>
    <style:style style:name="T2093" style:parent-style-name="Standardnípísmoodstavce" style:family="text">
      <style:text-properties style:font-name="Arial" style:font-name-complex="Arial"/>
    </style:style>
    <style:style style:name="T2094" style:parent-style-name="Standardnípísmoodstavce" style:family="text">
      <style:text-properties style:font-name="Arial" style:font-name-complex="Arial"/>
    </style:style>
    <style:style style:name="T2095" style:parent-style-name="Standardnípísmoodstavce" style:family="text">
      <style:text-properties style:font-name="Arial" style:font-name-complex="Arial"/>
    </style:style>
    <style:style style:name="T2096" style:parent-style-name="Standardnípísmoodstavce" style:family="text">
      <style:text-properties style:font-name="Arial" style:font-name-complex="Arial"/>
    </style:style>
    <style:style style:name="T2097" style:parent-style-name="Standardnípísmoodstavce" style:family="text">
      <style:text-properties style:font-name="Arial" style:font-name-complex="Arial"/>
    </style:style>
    <style:style style:name="T2098" style:parent-style-name="Standardnípísmoodstavce" style:family="text">
      <style:text-properties style:font-name="Arial" style:font-name-complex="Arial"/>
    </style:style>
    <style:style style:name="P2099" style:parent-style-name="Normální" style:family="paragraph">
      <style:paragraph-properties fo:text-align="justify" fo:margin-top="0.0833in" fo:margin-bottom="0in" fo:line-height="100%"/>
    </style:style>
    <style:style style:name="T2100" style:parent-style-name="Standardnípísmoodstavce" style:family="text">
      <style:text-properties style:font-name="Arial" style:font-name-complex="Arial"/>
    </style:style>
    <style:style style:name="T2101" style:parent-style-name="Standardnípísmoodstavce" style:family="text">
      <style:text-properties style:font-name="Arial" style:font-name-complex="Arial"/>
    </style:style>
    <style:style style:name="T2102" style:parent-style-name="Standardnípísmoodstavce" style:family="text">
      <style:text-properties style:font-name="Arial" style:font-name-complex="Arial"/>
    </style:style>
    <style:style style:name="T2103" style:parent-style-name="Standardnípísmoodstavce" style:family="text">
      <style:text-properties style:font-name="Arial" style:font-name-complex="Arial"/>
    </style:style>
    <style:style style:name="T2104" style:parent-style-name="Standardnípísmoodstavce" style:family="text">
      <style:text-properties style:font-name="Arial" style:font-name-complex="Arial"/>
    </style:style>
    <style:style style:name="T2105" style:parent-style-name="Standardnípísmoodstavce" style:family="text">
      <style:text-properties style:font-name="Arial" style:font-name-complex="Arial"/>
    </style:style>
    <style:style style:name="T2106" style:parent-style-name="Standardnípísmoodstavce" style:family="text">
      <style:text-properties style:font-name="Arial" style:font-name-complex="Arial"/>
    </style:style>
    <style:style style:name="T2107" style:parent-style-name="Standardnípísmoodstavce" style:family="text">
      <style:text-properties style:font-name="Arial" style:font-name-complex="Arial"/>
    </style:style>
    <style:style style:name="T2108" style:parent-style-name="Standardnípísmoodstavce" style:family="text">
      <style:text-properties style:font-name="Arial" style:font-name-complex="Arial"/>
    </style:style>
    <style:style style:name="T2109" style:parent-style-name="Standardnípísmoodstavce" style:family="text">
      <style:text-properties style:font-name="Arial" style:font-name-complex="Arial"/>
    </style:style>
    <style:style style:name="T2110" style:parent-style-name="Standardnípísmoodstavce" style:family="text">
      <style:text-properties style:font-name="Arial" style:font-name-complex="Arial"/>
    </style:style>
    <style:style style:name="T2111" style:parent-style-name="Standardnípísmoodstavce" style:family="text">
      <style:text-properties style:font-name="Arial" style:font-name-complex="Arial"/>
    </style:style>
    <style:style style:name="T2112" style:parent-style-name="Standardnípísmoodstavce" style:family="text">
      <style:text-properties style:font-name="Arial" style:font-name-complex="Arial"/>
    </style:style>
    <style:style style:name="T2113" style:parent-style-name="Standardnípísmoodstavce" style:family="text">
      <style:text-properties style:font-name="Arial" style:font-name-complex="Arial"/>
    </style:style>
    <style:style style:name="T211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115" style:parent-style-name="Standardnípísmoodstavce" style:family="text">
      <style:text-properties style:font-name="Arial" style:font-name-complex="Arial"/>
    </style:style>
    <style:style style:name="T2116" style:parent-style-name="Standardnípísmoodstavce" style:family="text">
      <style:text-properties style:font-name="Arial" style:font-name-complex="Arial"/>
    </style:style>
    <style:style style:name="T2117" style:parent-style-name="Standardnípísmoodstavce" style:family="text">
      <style:text-properties style:font-name="Arial" style:font-name-complex="Arial"/>
    </style:style>
    <style:style style:name="T2118" style:parent-style-name="Standardnípísmoodstavce" style:family="text">
      <style:text-properties style:font-name="Arial" style:font-name-complex="Arial"/>
    </style:style>
    <style:style style:name="T2119" style:parent-style-name="Standardnípísmoodstavce" style:family="text">
      <style:text-properties style:font-name="Arial" style:font-name-complex="Arial"/>
    </style:style>
    <style:style style:name="T2120" style:parent-style-name="Standardnípísmoodstavce" style:family="text">
      <style:text-properties style:font-name="Arial" style:font-name-complex="Arial"/>
    </style:style>
    <style:style style:name="P2121" style:parent-style-name="Normální" style:family="paragraph">
      <style:paragraph-properties fo:text-align="justify" fo:margin-top="0.0555in" fo:margin-bottom="0in" fo:line-height="100%"/>
      <style:text-properties style:font-name="Arial" style:font-name-complex="Arial"/>
    </style:style>
    <style:style style:name="P2122" style:parent-style-name="Normální" style:family="paragraph">
      <style:paragraph-properties fo:text-align="justify" fo:margin-top="0.0555in" fo:margin-bottom="0in" fo:line-height="100%"/>
    </style:style>
    <style:style style:name="T2123" style:parent-style-name="Standardnípísmoodstavce" style:family="text">
      <style:text-properties style:font-name="Arial" style:font-name-complex="Arial" fo:font-weight="bold" style:font-weight-asian="bold"/>
    </style:style>
    <style:style style:name="T2124" style:parent-style-name="Standardnípísmoodstavce" style:family="text">
      <style:text-properties style:font-name="Arial" style:font-name-complex="Arial" fo:font-weight="bold" style:font-weight-asian="bold"/>
    </style:style>
    <style:style style:name="T2125" style:parent-style-name="Standardnípísmoodstavce" style:family="text">
      <style:text-properties style:font-name="Arial" style:font-name-complex="Arial" fo:font-weight="bold" style:font-weight-asian="bold"/>
    </style:style>
    <style:style style:name="T2126" style:parent-style-name="Standardnípísmoodstavce" style:family="text">
      <style:text-properties style:font-name="Arial" style:font-name-complex="Arial"/>
    </style:style>
    <style:style style:name="T2127" style:parent-style-name="Standardnípísmoodstavce" style:family="text">
      <style:text-properties style:font-name="Arial" style:font-name-complex="Arial"/>
    </style:style>
    <style:style style:name="T2128" style:parent-style-name="Standardnípísmoodstavce" style:family="text">
      <style:text-properties style:font-name="Arial" style:font-name-complex="Arial"/>
    </style:style>
    <style:style style:name="T2129" style:parent-style-name="Standardnípísmoodstavce" style:family="text">
      <style:text-properties style:font-name="Arial" style:font-name-complex="Arial"/>
    </style:style>
    <style:style style:name="T2130" style:parent-style-name="Standardnípísmoodstavce" style:family="text">
      <style:text-properties style:font-name="Arial" style:font-name-complex="Arial"/>
    </style:style>
    <style:style style:name="T2131" style:parent-style-name="Standardnípísmoodstavce" style:family="text">
      <style:text-properties style:font-name="Arial" style:font-name-complex="Arial" fo:font-weight="bold" style:font-weight-asian="bold"/>
    </style:style>
    <style:style style:name="T2132" style:parent-style-name="Značkapozn.podčarou" style:family="text">
      <style:text-properties style:font-name="Arial" style:font-name-complex="Arial"/>
    </style:style>
    <style:style style:name="P2133" style:parent-style-name="Textpozn.podčarou" style:family="paragraph">
      <style:paragraph-properties fo:text-align="justify" fo:margin-bottom="0in" fo:line-height="100%"/>
    </style:style>
    <style:style style:name="T2134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135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136" style:parent-style-name="Standardnípísmoodstavce" style:family="text">
      <style:text-properties style:font-name="Arial" style:font-name-complex="Arial"/>
    </style:style>
    <style:style style:name="T2137" style:parent-style-name="Standardnípísmoodstavce" style:family="text">
      <style:text-properties style:font-name="Arial" style:font-name-complex="Arial"/>
    </style:style>
    <style:style style:name="T2138" style:parent-style-name="Standardnípísmoodstavce" style:family="text">
      <style:text-properties style:font-name="Arial" style:font-name-complex="Arial"/>
    </style:style>
    <style:style style:name="T2139" style:parent-style-name="Standardnípísmoodstavce" style:family="text">
      <style:text-properties style:font-name="Arial" style:font-name-complex="Arial"/>
    </style:style>
    <style:style style:name="T2140" style:parent-style-name="Standardnípísmoodstavce" style:family="text">
      <style:text-properties style:font-name="Arial" style:font-name-complex="Arial"/>
    </style:style>
    <style:style style:name="T2141" style:parent-style-name="Standardnípísmoodstavce" style:family="text">
      <style:text-properties style:font-name="Arial" style:font-name-complex="Arial"/>
    </style:style>
    <style:style style:name="T2142" style:parent-style-name="Standardnípísmoodstavce" style:family="text">
      <style:text-properties style:font-name="Arial" style:font-name-complex="Arial"/>
    </style:style>
    <style:style style:name="T2143" style:parent-style-name="Standardnípísmoodstavce" style:family="text">
      <style:text-properties style:font-name="Arial" style:font-name-complex="Arial"/>
    </style:style>
    <style:style style:name="T2144" style:parent-style-name="Standardnípísmoodstavce" style:family="text">
      <style:text-properties style:font-name="Arial" style:font-name-complex="Arial"/>
    </style:style>
    <style:style style:name="T2145" style:parent-style-name="Standardnípísmoodstavce" style:family="text">
      <style:text-properties style:font-name="Arial" style:font-name-complex="Arial"/>
    </style:style>
    <style:style style:name="T2146" style:parent-style-name="Standardnípísmoodstavce" style:family="text">
      <style:text-properties style:font-name="Arial" style:font-name-complex="Arial"/>
    </style:style>
    <style:style style:name="T2147" style:parent-style-name="Standardnípísmoodstavce" style:family="text">
      <style:text-properties style:font-name="Arial" style:font-name-complex="Arial"/>
    </style:style>
    <style:style style:name="T2148" style:parent-style-name="Standardnípísmoodstavce" style:family="text">
      <style:text-properties style:font-name="Arial" style:font-name-complex="Arial"/>
    </style:style>
    <style:style style:name="T2149" style:parent-style-name="Standardnípísmoodstavce" style:family="text">
      <style:text-properties style:font-name="Arial" style:font-name-complex="Arial"/>
    </style:style>
    <style:style style:name="T2150" style:parent-style-name="Standardnípísmoodstavce" style:family="text">
      <style:text-properties style:font-name="Arial" style:font-name-complex="Arial"/>
    </style:style>
    <style:style style:name="T2151" style:parent-style-name="Standardnípísmoodstavce" style:family="text">
      <style:text-properties style:font-name="Arial" style:font-name-complex="Arial"/>
    </style:style>
    <style:style style:name="T2152" style:parent-style-name="Standardnípísmoodstavce" style:family="text">
      <style:text-properties style:font-name="Arial" style:font-name-complex="Arial"/>
    </style:style>
    <style:style style:name="T2153" style:parent-style-name="Standardnípísmoodstavce" style:family="text">
      <style:text-properties style:font-name="Arial" style:font-name-complex="Arial"/>
    </style:style>
    <style:style style:name="T2154" style:parent-style-name="Standardnípísmoodstavce" style:family="text">
      <style:text-properties style:font-name="Arial" style:font-name-complex="Arial"/>
    </style:style>
    <style:style style:name="T2155" style:parent-style-name="Standardnípísmoodstavce" style:family="text">
      <style:text-properties style:font-name="Arial" style:font-name-complex="Arial"/>
    </style:style>
    <style:style style:name="T2156" style:parent-style-name="Standardnípísmoodstavce" style:family="text">
      <style:text-properties style:font-name="Arial" style:font-name-complex="Arial"/>
    </style:style>
    <style:style style:name="T2157" style:parent-style-name="Značkapozn.podčarou" style:family="text">
      <style:text-properties style:font-name="Arial" style:font-name-complex="Arial"/>
    </style:style>
    <style:style style:name="P2158" style:parent-style-name="Textpozn.podčarou" style:family="paragraph">
      <style:paragraph-properties fo:text-align="justify" fo:margin-bottom="0in" fo:line-height="100%"/>
    </style:style>
    <style:style style:name="T215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16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16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16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163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 fo:language="cs" fo:country="CZ"/>
    </style:style>
    <style:style style:name="T216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165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 fo:language="cs" fo:country="CZ"/>
    </style:style>
    <style:style style:name="T216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167" style:parent-style-name="Standardnípísmoodstavce" style:family="text">
      <style:text-properties style:font-name="Arial" style:font-name-complex="Arial"/>
    </style:style>
    <style:style style:name="T2168" style:parent-style-name="Standardnípísmoodstavce" style:family="text">
      <style:text-properties style:font-name="Arial" style:font-name-complex="Arial"/>
    </style:style>
    <style:style style:name="T2169" style:parent-style-name="Standardnípísmoodstavce" style:family="text">
      <style:text-properties style:font-name="Arial" style:font-name-complex="Arial"/>
    </style:style>
    <style:style style:name="T2170" style:parent-style-name="Standardnípísmoodstavce" style:family="text">
      <style:text-properties style:font-name="Arial" style:font-name-complex="Arial" fo:font-weight="bold" style:font-weight-asian="bold"/>
    </style:style>
    <style:style style:name="T2171" style:parent-style-name="Standardnípísmoodstavce" style:family="text">
      <style:text-properties style:font-name="Arial" style:font-name-complex="Arial"/>
    </style:style>
    <style:style style:name="T2172" style:parent-style-name="Standardnípísmoodstavce" style:family="text">
      <style:text-properties style:font-name="Arial" style:font-name-complex="Arial"/>
    </style:style>
    <style:style style:name="T2173" style:parent-style-name="Standardnípísmoodstavce" style:family="text">
      <style:text-properties style:font-name="Arial" style:font-name-complex="Arial"/>
    </style:style>
    <style:style style:name="T2174" style:parent-style-name="Standardnípísmoodstavce" style:family="text">
      <style:text-properties style:font-name="Arial" style:font-name-complex="Arial"/>
    </style:style>
    <style:style style:name="T2175" style:parent-style-name="Standardnípísmoodstavce" style:family="text">
      <style:text-properties style:font-name="Arial" style:font-name-complex="Arial" fo:font-weight="bold" style:font-weight-asian="bold"/>
    </style:style>
    <style:style style:name="T2176" style:parent-style-name="Standardnípísmoodstavce" style:family="text">
      <style:text-properties style:font-name="Arial" style:font-name-complex="Arial"/>
    </style:style>
    <style:style style:name="T2177" style:parent-style-name="Standardnípísmoodstavce" style:family="text">
      <style:text-properties style:font-name="Arial" style:font-name-complex="Arial"/>
    </style:style>
    <style:style style:name="P2178" style:parent-style-name="Normální" style:family="paragraph">
      <style:paragraph-properties fo:text-align="justify" fo:margin-top="0.0833in" fo:margin-bottom="0in" fo:line-height="100%"/>
    </style:style>
    <style:style style:name="T2179" style:parent-style-name="Standardnípísmoodstavce" style:family="text">
      <style:text-properties style:font-name="Arial" style:font-name-complex="Arial"/>
    </style:style>
    <style:style style:name="T2180" style:parent-style-name="Standardnípísmoodstavce" style:family="text">
      <style:text-properties style:font-name="Arial" style:font-name-complex="Arial" fo:font-weight="bold" style:font-weight-asian="bold"/>
    </style:style>
    <style:style style:name="T2181" style:parent-style-name="Standardnípísmoodstavce" style:family="text">
      <style:text-properties style:font-name="Arial" style:font-name-complex="Arial" fo:font-weight="bold" style:font-weight-asian="bold"/>
    </style:style>
    <style:style style:name="T2182" style:parent-style-name="Standardnípísmoodstavce" style:family="text">
      <style:text-properties style:font-name="Arial" style:font-name-complex="Arial" fo:font-weight="bold" style:font-weight-asian="bold"/>
    </style:style>
    <style:style style:name="T2183" style:parent-style-name="Standardnípísmoodstavce" style:family="text">
      <style:text-properties style:font-name="Arial" style:font-name-complex="Arial" fo:font-weight="bold" style:font-weight-asian="bold"/>
    </style:style>
    <style:style style:name="T2184" style:parent-style-name="Standardnípísmoodstavce" style:family="text">
      <style:text-properties style:font-name="Arial" style:font-name-complex="Arial" fo:font-weight="bold" style:font-weight-asian="bold"/>
    </style:style>
    <style:style style:name="T2185" style:parent-style-name="Standardnípísmoodstavce" style:family="text">
      <style:text-properties style:font-name="Arial" style:font-name-complex="Arial" fo:font-weight="bold" style:font-weight-asian="bold"/>
    </style:style>
    <style:style style:name="T2186" style:parent-style-name="Standardnípísmoodstavce" style:family="text">
      <style:text-properties style:font-name="Arial" style:font-name-complex="Arial" fo:font-weight="bold" style:font-weight-asian="bold"/>
    </style:style>
    <style:style style:name="T2187" style:parent-style-name="Standardnípísmoodstavce" style:family="text">
      <style:text-properties style:font-name="Arial" style:font-name-complex="Arial" fo:font-weight="bold" style:font-weight-asian="bold"/>
    </style:style>
    <style:style style:name="T2188" style:parent-style-name="Standardnípísmoodstavce" style:family="text">
      <style:text-properties style:font-name="Arial" style:font-name-complex="Arial" fo:font-weight="bold" style:font-weight-asian="bold"/>
    </style:style>
    <style:style style:name="T2189" style:parent-style-name="Standardnípísmoodstavce" style:family="text">
      <style:text-properties style:font-name="Arial" style:font-name-complex="Arial" fo:font-weight="bold" style:font-weight-asian="bold"/>
    </style:style>
    <style:style style:name="T2190" style:parent-style-name="Standardnípísmoodstavce" style:family="text">
      <style:text-properties style:font-name="Arial" style:font-name-complex="Arial"/>
    </style:style>
    <style:style style:name="T2191" style:parent-style-name="Standardnípísmoodstavce" style:family="text">
      <style:text-properties style:font-name="Arial" style:font-name-complex="Arial"/>
    </style:style>
    <style:style style:name="T2192" style:parent-style-name="Standardnípísmoodstavce" style:family="text">
      <style:text-properties style:font-name="Arial" style:font-name-complex="Arial"/>
    </style:style>
    <style:style style:name="T2193" style:parent-style-name="Standardnípísmoodstavce" style:family="text">
      <style:text-properties style:font-name="Arial" style:font-name-complex="Arial" fo:font-weight="bold" style:font-weight-asian="bold"/>
    </style:style>
    <style:style style:name="T2194" style:parent-style-name="Standardnípísmoodstavce" style:family="text">
      <style:text-properties style:font-name="Arial" style:font-name-complex="Arial" fo:font-weight="bold" style:font-weight-asian="bold"/>
    </style:style>
    <style:style style:name="T2195" style:parent-style-name="Standardnípísmoodstavce" style:family="text">
      <style:text-properties style:font-name="Arial" style:font-name-complex="Arial" fo:font-weight="bold" style:font-weight-asian="bold"/>
    </style:style>
    <style:style style:name="T2196" style:parent-style-name="Standardnípísmoodstavce" style:family="text">
      <style:text-properties style:font-name="Arial" style:font-name-complex="Arial" fo:font-weight="bold" style:font-weight-asian="bold"/>
    </style:style>
    <style:style style:name="T2197" style:parent-style-name="Standardnípísmoodstavce" style:family="text">
      <style:text-properties style:font-name="Arial" style:font-name-complex="Arial" fo:font-weight="bold" style:font-weight-asian="bold"/>
    </style:style>
    <style:style style:name="T2198" style:parent-style-name="Standardnípísmoodstavce" style:family="text">
      <style:text-properties style:font-name="Arial" style:font-name-complex="Arial" fo:font-weight="bold" style:font-weight-asian="bold"/>
    </style:style>
    <style:style style:name="T2199" style:parent-style-name="Standardnípísmoodstavce" style:family="text">
      <style:text-properties style:font-name="Arial" style:font-name-complex="Arial" fo:font-weight="bold" style:font-weight-asian="bold"/>
    </style:style>
    <style:style style:name="T2200" style:parent-style-name="Standardnípísmoodstavce" style:family="text">
      <style:text-properties style:font-name="Arial" style:font-name-complex="Arial" fo:font-weight="bold" style:font-weight-asian="bold"/>
    </style:style>
    <style:style style:name="T2201" style:parent-style-name="Standardnípísmoodstavce" style:family="text">
      <style:text-properties style:font-name="Arial" style:font-name-complex="Arial" fo:font-weight="bold" style:font-weight-asian="bold"/>
    </style:style>
    <style:style style:name="T2202" style:parent-style-name="Standardnípísmoodstavce" style:family="text">
      <style:text-properties style:font-name="Arial" style:font-name-complex="Arial" fo:font-weight="bold" style:font-weight-asian="bold"/>
    </style:style>
    <style:style style:name="T2203" style:parent-style-name="Standardnípísmoodstavce" style:family="text">
      <style:text-properties style:font-name="Arial" style:font-name-complex="Arial" fo:font-weight="bold" style:font-weight-asian="bold"/>
    </style:style>
    <style:style style:name="T2204" style:parent-style-name="Standardnípísmoodstavce" style:family="text">
      <style:text-properties style:font-name="Arial" style:font-name-complex="Arial" fo:font-weight="bold" style:font-weight-asian="bold"/>
    </style:style>
    <style:style style:name="T2205" style:parent-style-name="Standardnípísmoodstavce" style:family="text">
      <style:text-properties style:font-name="Arial" style:font-name-complex="Arial"/>
    </style:style>
    <style:style style:name="T2206" style:parent-style-name="Standardnípísmoodstavce" style:family="text">
      <style:text-properties style:font-name="Arial" style:font-name-complex="Arial" fo:font-weight="bold" style:font-weight-asian="bold"/>
    </style:style>
    <style:style style:name="T2207" style:parent-style-name="Standardnípísmoodstavce" style:family="text">
      <style:text-properties style:font-name="Arial" style:font-name-complex="Arial" fo:font-weight="bold" style:font-weight-asian="bold"/>
    </style:style>
    <style:style style:name="T2208" style:parent-style-name="Standardnípísmoodstavce" style:family="text">
      <style:text-properties style:font-name="Arial" style:font-name-complex="Arial" fo:font-weight="bold" style:font-weight-asian="bold"/>
    </style:style>
    <style:style style:name="T2209" style:parent-style-name="Standardnípísmoodstavce" style:family="text">
      <style:text-properties style:font-name="Arial" style:font-name-complex="Arial" fo:font-weight="bold" style:font-weight-asian="bold"/>
    </style:style>
    <style:style style:name="T2210" style:parent-style-name="Standardnípísmoodstavce" style:family="text">
      <style:text-properties style:font-name="Arial" style:font-name-complex="Arial" fo:font-weight="bold" style:font-weight-asian="bold"/>
    </style:style>
    <style:style style:name="T2211" style:parent-style-name="Standardnípísmoodstavce" style:family="text">
      <style:text-properties style:font-name="Arial" style:font-name-complex="Arial" fo:font-weight="bold" style:font-weight-asian="bold"/>
    </style:style>
    <style:style style:name="T2212" style:parent-style-name="Standardnípísmoodstavce" style:family="text">
      <style:text-properties style:font-name="Arial" style:font-name-complex="Arial" fo:font-weight="bold" style:font-weight-asian="bold"/>
    </style:style>
    <style:style style:name="T2213" style:parent-style-name="Standardnípísmoodstavce" style:family="text">
      <style:text-properties style:font-name="Arial" style:font-name-complex="Arial" fo:font-weight="bold" style:font-weight-asian="bold"/>
    </style:style>
    <style:style style:name="T2214" style:parent-style-name="Standardnípísmoodstavce" style:family="text">
      <style:text-properties style:font-name="Arial" style:font-name-complex="Arial" fo:font-weight="bold" style:font-weight-asian="bold"/>
    </style:style>
    <style:style style:name="P2215" style:parent-style-name="Normální" style:family="paragraph">
      <style:paragraph-properties fo:text-align="justify" fo:margin-top="0.0833in" fo:margin-bottom="0in" fo:line-height="100%"/>
    </style:style>
    <style:style style:name="T2216" style:parent-style-name="Standardnípísmoodstavce" style:family="text">
      <style:text-properties style:font-name="Arial" style:font-name-complex="Arial"/>
    </style:style>
    <style:style style:name="T221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18" style:parent-style-name="Standardnípísmoodstavce" style:family="text">
      <style:text-properties style:font-name="Arial" style:font-name-complex="Arial"/>
    </style:style>
    <style:style style:name="T2219" style:parent-style-name="Standardnípísmoodstavce" style:family="text">
      <style:text-properties style:font-name="Arial" style:font-name-complex="Arial"/>
    </style:style>
    <style:style style:name="T2220" style:parent-style-name="Standardnípísmoodstavce" style:family="text">
      <style:text-properties style:font-name="Arial" style:font-name-complex="Arial"/>
    </style:style>
    <style:style style:name="T2221" style:parent-style-name="Standardnípísmoodstavce" style:family="text">
      <style:text-properties style:font-name="Arial" style:font-name-complex="Arial"/>
    </style:style>
    <style:style style:name="T2222" style:parent-style-name="Standardnípísmoodstavce" style:family="text">
      <style:text-properties style:font-name="Arial" style:font-name-complex="Arial"/>
    </style:style>
    <style:style style:name="T2223" style:parent-style-name="Standardnípísmoodstavce" style:family="text">
      <style:text-properties style:font-name="Arial" style:font-name-complex="Arial"/>
    </style:style>
    <style:style style:name="T2224" style:parent-style-name="Standardnípísmoodstavce" style:family="text">
      <style:text-properties style:font-name="Arial" style:font-name-complex="Arial"/>
    </style:style>
    <style:style style:name="T2225" style:parent-style-name="Standardnípísmoodstavce" style:family="text">
      <style:text-properties style:font-name="Arial" style:font-name-complex="Arial"/>
    </style:style>
    <style:style style:name="T2226" style:parent-style-name="Standardnípísmoodstavce" style:family="text">
      <style:text-properties style:font-name="Arial" style:font-name-complex="Arial"/>
    </style:style>
    <style:style style:name="T2227" style:parent-style-name="Standardnípísmoodstavce" style:family="text">
      <style:text-properties style:font-name="Arial" style:font-name-complex="Arial"/>
    </style:style>
    <style:style style:name="T2228" style:parent-style-name="Standardnípísmoodstavce" style:family="text">
      <style:text-properties style:font-name="Arial" style:font-name-complex="Arial"/>
    </style:style>
    <style:style style:name="T2229" style:parent-style-name="Standardnípísmoodstavce" style:family="text">
      <style:text-properties style:font-name="Arial" style:font-name-complex="Arial"/>
    </style:style>
    <style:style style:name="T2230" style:parent-style-name="Standardnípísmoodstavce" style:family="text">
      <style:text-properties style:font-name="Arial" style:font-name-complex="Arial"/>
    </style:style>
    <style:style style:name="T2231" style:parent-style-name="Standardnípísmoodstavce" style:family="text">
      <style:text-properties style:font-name="Arial" style:font-name-complex="Arial"/>
    </style:style>
    <style:style style:name="T2232" style:parent-style-name="Standardnípísmoodstavce" style:family="text">
      <style:text-properties style:font-name="Arial" style:font-name-complex="Arial"/>
    </style:style>
    <style:style style:name="T2233" style:parent-style-name="Standardnípísmoodstavce" style:family="text">
      <style:text-properties style:font-name="Arial" style:font-name-complex="Arial"/>
    </style:style>
    <style:style style:name="T2234" style:parent-style-name="Standardnípísmoodstavce" style:family="text">
      <style:text-properties style:font-name="Arial" style:font-name-complex="Arial"/>
    </style:style>
    <style:style style:name="T2235" style:parent-style-name="Standardnípísmoodstavce" style:family="text">
      <style:text-properties style:font-name="Arial" style:font-name-complex="Arial"/>
    </style:style>
    <style:style style:name="T2236" style:parent-style-name="Standardnípísmoodstavce" style:family="text">
      <style:text-properties style:font-name="Arial" style:font-name-complex="Arial"/>
    </style:style>
    <style:style style:name="T2237" style:parent-style-name="Standardnípísmoodstavce" style:family="text">
      <style:text-properties style:font-name="Arial" style:font-name-complex="Arial"/>
    </style:style>
    <style:style style:name="T2238" style:parent-style-name="Standardnípísmoodstavce" style:family="text">
      <style:text-properties style:font-name="Arial" style:font-name-complex="Arial"/>
    </style:style>
    <style:style style:name="T2239" style:parent-style-name="Standardnípísmoodstavce" style:family="text">
      <style:text-properties style:font-name="Arial" style:font-name-complex="Arial"/>
    </style:style>
    <style:style style:name="T2240" style:parent-style-name="Standardnípísmoodstavce" style:family="text">
      <style:text-properties style:font-name="Arial" style:font-name-complex="Arial"/>
    </style:style>
    <style:style style:name="T2241" style:parent-style-name="Standardnípísmoodstavce" style:family="text">
      <style:text-properties style:font-name="Arial" style:font-name-complex="Arial"/>
    </style:style>
    <style:style style:name="T2242" style:parent-style-name="Standardnípísmoodstavce" style:family="text">
      <style:text-properties style:font-name="Arial" style:font-name-complex="Arial"/>
    </style:style>
    <style:style style:name="T2243" style:parent-style-name="Standardnípísmoodstavce" style:family="text">
      <style:text-properties style:font-name="Arial" style:font-name-complex="Arial"/>
    </style:style>
    <style:style style:name="T2244" style:parent-style-name="Standardnípísmoodstavce" style:family="text">
      <style:text-properties style:font-name="Arial" style:font-name-complex="Arial"/>
    </style:style>
    <style:style style:name="T2245" style:parent-style-name="Standardnípísmoodstavce" style:family="text">
      <style:text-properties style:font-name="Arial" style:font-name-complex="Arial"/>
    </style:style>
    <style:style style:name="T2246" style:parent-style-name="Standardnípísmoodstavce" style:family="text">
      <style:text-properties style:font-name="Arial" style:font-name-complex="Arial"/>
    </style:style>
    <style:style style:name="T224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4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4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5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5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5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5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5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5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56" style:parent-style-name="Standardnípísmoodstavce" style:family="text">
      <style:text-properties style:font-name="Arial" style:font-name-complex="Arial"/>
    </style:style>
    <style:style style:name="T2257" style:parent-style-name="Standardnípísmoodstavce" style:family="text">
      <style:text-properties style:font-name="Arial" style:font-name-complex="Arial"/>
    </style:style>
    <style:style style:name="T2258" style:parent-style-name="Standardnípísmoodstavce" style:family="text">
      <style:text-properties style:font-name="Arial" style:font-name-complex="Arial"/>
    </style:style>
    <style:style style:name="T2259" style:parent-style-name="Standardnípísmoodstavce" style:family="text">
      <style:text-properties style:font-name="Arial" style:font-name-complex="Arial"/>
    </style:style>
    <style:style style:name="T2260" style:parent-style-name="Standardnípísmoodstavce" style:family="text">
      <style:text-properties style:font-name="Arial" style:font-name-complex="Arial"/>
    </style:style>
    <style:style style:name="T2261" style:parent-style-name="Standardnípísmoodstavce" style:family="text">
      <style:text-properties style:font-name="Arial" style:font-name-complex="Arial"/>
    </style:style>
    <style:style style:name="T2262" style:parent-style-name="Standardnípísmoodstavce" style:family="text">
      <style:text-properties style:font-name="Arial" style:font-name-complex="Arial"/>
    </style:style>
    <style:style style:name="T2263" style:parent-style-name="Standardnípísmoodstavce" style:family="text">
      <style:text-properties style:font-name="Arial" style:font-name-complex="Arial"/>
    </style:style>
    <style:style style:name="T2264" style:parent-style-name="Standardnípísmoodstavce" style:family="text">
      <style:text-properties style:font-name="Arial" style:font-name-complex="Arial"/>
    </style:style>
    <style:style style:name="T2265" style:parent-style-name="Standardnípísmoodstavce" style:family="text">
      <style:text-properties style:font-name="Arial" style:font-name-complex="Arial"/>
    </style:style>
    <style:style style:name="T2266" style:parent-style-name="Standardnípísmoodstavce" style:family="text">
      <style:text-properties style:font-name="Arial" style:font-name-complex="Arial"/>
    </style:style>
    <style:style style:name="T2267" style:parent-style-name="Standardnípísmoodstavce" style:family="text">
      <style:text-properties style:font-name="Arial" style:font-name-complex="Arial"/>
    </style:style>
    <style:style style:name="T2268" style:parent-style-name="Standardnípísmoodstavce" style:family="text">
      <style:text-properties style:font-name="Arial" style:font-name-complex="Arial" fo:font-weight="bold" style:font-weight-asian="bold"/>
    </style:style>
    <style:style style:name="T2269" style:parent-style-name="Standardnípísmoodstavce" style:family="text">
      <style:text-properties style:font-name="Arial" style:font-name-complex="Arial" fo:font-weight="bold" style:font-weight-asian="bold"/>
    </style:style>
    <style:style style:name="P2270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2271" style:parent-style-name="Normální" style:family="paragraph">
      <style:paragraph-properties fo:text-align="justify" fo:margin-top="0.0833in" fo:margin-bottom="0in" fo:line-height="100%"/>
    </style:style>
    <style:style style:name="T2272" style:parent-style-name="Standardnípísmoodstavce" style:family="text">
      <style:text-properties style:font-name="Arial" style:font-name-complex="Arial"/>
    </style:style>
    <style:style style:name="T2273" style:parent-style-name="Standardnípísmoodstavce" style:family="text">
      <style:text-properties style:font-name="Arial" style:font-name-complex="Arial"/>
    </style:style>
    <style:style style:name="T2274" style:parent-style-name="Standardnípísmoodstavce" style:family="text">
      <style:text-properties style:font-name="Arial" style:font-name-complex="Arial"/>
    </style:style>
    <style:style style:name="T2275" style:parent-style-name="Standardnípísmoodstavce" style:family="text">
      <style:text-properties style:font-name="Arial" style:font-name-complex="Arial"/>
    </style:style>
    <style:style style:name="T2276" style:parent-style-name="Standardnípísmoodstavce" style:family="text">
      <style:text-properties style:font-name="Arial" style:font-name-complex="Arial"/>
    </style:style>
    <style:style style:name="T2277" style:parent-style-name="Standardnípísmoodstavce" style:family="text">
      <style:text-properties style:font-name="Arial" style:font-name-complex="Arial"/>
    </style:style>
    <style:style style:name="T2278" style:parent-style-name="Standardnípísmoodstavce" style:family="text">
      <style:text-properties style:font-name="Arial" style:font-name-complex="Arial"/>
    </style:style>
    <style:style style:name="T2279" style:parent-style-name="Standardnípísmoodstavce" style:family="text">
      <style:text-properties style:font-name="Arial" style:font-name-complex="Arial"/>
    </style:style>
    <style:style style:name="T2280" style:parent-style-name="Standardnípísmoodstavce" style:family="text">
      <style:text-properties style:font-name="Arial" style:font-name-complex="Arial"/>
    </style:style>
    <style:style style:name="T2281" style:parent-style-name="Standardnípísmoodstavce" style:family="text">
      <style:text-properties style:font-name="Arial" style:font-name-complex="Arial"/>
    </style:style>
    <style:style style:name="T2282" style:parent-style-name="Standardnípísmoodstavce" style:family="text">
      <style:text-properties style:font-name="Arial" style:font-name-complex="Arial"/>
    </style:style>
    <style:style style:name="T2283" style:parent-style-name="Standardnípísmoodstavce" style:family="text">
      <style:text-properties style:font-name="Arial" style:font-name-complex="Arial"/>
    </style:style>
    <style:style style:name="T2284" style:parent-style-name="Standardnípísmoodstavce" style:family="text">
      <style:text-properties style:font-name="Arial" style:font-name-complex="Arial"/>
    </style:style>
    <style:style style:name="T2285" style:parent-style-name="Standardnípísmoodstavce" style:family="text">
      <style:text-properties style:font-name="Arial" style:font-name-complex="Arial"/>
    </style:style>
    <style:style style:name="T2286" style:parent-style-name="Standardnípísmoodstavce" style:family="text">
      <style:text-properties style:font-name="Arial" style:font-name-complex="Arial"/>
    </style:style>
    <style:style style:name="T2287" style:parent-style-name="Standardnípísmoodstavce" style:family="text">
      <style:text-properties style:font-name="Arial" style:font-name-complex="Arial"/>
    </style:style>
    <style:style style:name="T2288" style:parent-style-name="Standardnípísmoodstavce" style:family="text">
      <style:text-properties style:font-name="Arial" style:font-name-complex="Arial"/>
    </style:style>
    <style:style style:name="T2289" style:parent-style-name="Standardnípísmoodstavce" style:family="text">
      <style:text-properties style:font-name="Arial" style:font-name-complex="Arial"/>
    </style:style>
    <style:style style:name="T2290" style:parent-style-name="Standardnípísmoodstavce" style:family="text">
      <style:text-properties style:font-name="Arial" style:font-name-complex="Arial"/>
    </style:style>
    <style:style style:name="T2291" style:parent-style-name="Standardnípísmoodstavce" style:family="text">
      <style:text-properties style:font-name="Arial" style:font-name-complex="Arial"/>
    </style:style>
    <style:style style:name="T2292" style:parent-style-name="Standardnípísmoodstavce" style:family="text">
      <style:text-properties style:font-name="Arial" style:font-name-complex="Arial"/>
    </style:style>
    <style:style style:name="T2293" style:parent-style-name="Standardnípísmoodstavce" style:family="text">
      <style:text-properties style:font-name="Arial" style:font-name-complex="Arial"/>
    </style:style>
    <style:style style:name="T2294" style:parent-style-name="Standardnípísmoodstavce" style:family="text">
      <style:text-properties style:font-name="Arial" style:font-name-complex="Arial"/>
    </style:style>
    <style:style style:name="T2295" style:parent-style-name="Standardnípísmoodstavce" style:family="text">
      <style:text-properties style:font-name="Arial" style:font-name-complex="Arial"/>
    </style:style>
    <style:style style:name="T2296" style:parent-style-name="Standardnípísmoodstavce" style:family="text">
      <style:text-properties style:font-name="Arial" style:font-name-complex="Arial"/>
    </style:style>
    <style:style style:name="T2297" style:parent-style-name="Standardnípísmoodstavce" style:family="text">
      <style:text-properties style:font-name="Arial" style:font-name-complex="Arial"/>
    </style:style>
    <style:style style:name="T2298" style:parent-style-name="Standardnípísmoodstavce" style:family="text">
      <style:text-properties style:font-name="Arial" style:font-name-complex="Arial"/>
    </style:style>
    <style:style style:name="T2299" style:parent-style-name="Standardnípísmoodstavce" style:family="text">
      <style:text-properties style:font-name="Arial" style:font-name-complex="Arial"/>
    </style:style>
    <style:style style:name="T2300" style:parent-style-name="Standardnípísmoodstavce" style:family="text">
      <style:text-properties style:font-name="Arial" style:font-name-complex="Arial"/>
    </style:style>
    <style:style style:name="T2301" style:parent-style-name="Standardnípísmoodstavce" style:family="text">
      <style:text-properties style:font-name="Arial" style:font-name-complex="Arial"/>
    </style:style>
    <style:style style:name="T2302" style:parent-style-name="Standardnípísmoodstavce" style:family="text">
      <style:text-properties style:font-name="Arial" style:font-name-complex="Arial"/>
    </style:style>
    <style:style style:name="T2303" style:parent-style-name="Standardnípísmoodstavce" style:family="text">
      <style:text-properties style:font-name="Arial" style:font-name-complex="Arial"/>
    </style:style>
    <style:style style:name="T2304" style:parent-style-name="Standardnípísmoodstavce" style:family="text">
      <style:text-properties style:font-name="Arial" style:font-name-complex="Arial"/>
    </style:style>
    <style:style style:name="T2305" style:parent-style-name="Standardnípísmoodstavce" style:family="text">
      <style:text-properties style:font-name="Arial" style:font-name-complex="Arial"/>
    </style:style>
    <style:style style:name="T2306" style:parent-style-name="Standardnípísmoodstavce" style:family="text">
      <style:text-properties style:font-name="Arial" style:font-name-complex="Arial"/>
    </style:style>
    <style:style style:name="T2307" style:parent-style-name="Standardnípísmoodstavce" style:family="text">
      <style:text-properties style:font-name="Arial" style:font-name-complex="Arial"/>
    </style:style>
    <style:style style:name="T230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30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31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31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312" style:parent-style-name="Standardnípísmoodstavce" style:family="text">
      <style:text-properties style:font-name="Arial" style:font-name-complex="Arial"/>
    </style:style>
    <style:style style:name="T2313" style:parent-style-name="Standardnípísmoodstavce" style:family="text">
      <style:text-properties style:font-name="Arial" style:font-name-complex="Arial"/>
    </style:style>
    <style:style style:name="T2314" style:parent-style-name="Standardnípísmoodstavce" style:family="text">
      <style:text-properties style:font-name="Arial" style:font-name-complex="Arial"/>
    </style:style>
    <style:style style:name="T2315" style:parent-style-name="Standardnípísmoodstavce" style:family="text">
      <style:text-properties style:font-name="Arial" style:font-name-complex="Arial"/>
    </style:style>
    <style:style style:name="T2316" style:parent-style-name="Standardnípísmoodstavce" style:family="text">
      <style:text-properties style:font-name="Arial" style:font-name-complex="Arial"/>
    </style:style>
    <style:style style:name="T2317" style:parent-style-name="Standardnípísmoodstavce" style:family="text">
      <style:text-properties style:font-name="Arial" style:font-name-complex="Arial"/>
    </style:style>
    <style:style style:name="T2318" style:parent-style-name="Standardnípísmoodstavce" style:family="text">
      <style:text-properties style:font-name="Arial" style:font-name-complex="Arial" fo:font-weight="bold" style:font-weight-asian="bold"/>
    </style:style>
    <style:style style:name="T2319" style:parent-style-name="Standardnípísmoodstavce" style:family="text">
      <style:text-properties style:font-name="Arial" style:font-name-complex="Arial"/>
    </style:style>
    <style:style style:name="T2320" style:parent-style-name="Standardnípísmoodstavce" style:family="text">
      <style:text-properties style:font-name="Arial" style:font-name-complex="Arial"/>
    </style:style>
    <style:style style:name="T2321" style:parent-style-name="Standardnípísmoodstavce" style:family="text">
      <style:text-properties style:font-name="Arial" style:font-name-complex="Arial"/>
    </style:style>
    <style:style style:name="T2322" style:parent-style-name="Standardnípísmoodstavce" style:family="text">
      <style:text-properties style:font-name="Arial" style:font-name-complex="Arial"/>
    </style:style>
    <style:style style:name="T2323" style:parent-style-name="Standardnípísmoodstavce" style:family="text">
      <style:text-properties style:font-name="Arial" style:font-name-complex="Arial"/>
    </style:style>
    <style:style style:name="T2324" style:parent-style-name="Značkapozn.podčarou" style:family="text">
      <style:text-properties style:font-name="Arial" style:font-name-complex="Arial"/>
    </style:style>
    <style:style style:name="P2325" style:parent-style-name="Textpozn.podčarou" style:family="paragraph">
      <style:paragraph-properties fo:text-align="justify" fo:margin-bottom="0in" fo:line-height="100%"/>
    </style:style>
    <style:style style:name="T2326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327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328" style:parent-style-name="Standardnípísmoodstavce" style:family="text">
      <style:text-properties style:font-name="Arial" style:font-name-complex="Arial" fo:font-weight="bold" style:font-weight-asian="bold"/>
    </style:style>
    <style:style style:name="T2329" style:parent-style-name="Standardnípísmoodstavce" style:family="text">
      <style:text-properties style:font-name="Arial" style:font-name-complex="Arial" fo:font-weight="bold" style:font-weight-asian="bold"/>
    </style:style>
    <style:style style:name="T2330" style:parent-style-name="Standardnípísmoodstavce" style:family="text">
      <style:text-properties style:font-name="Arial" style:font-name-complex="Arial" fo:font-weight="bold" style:font-weight-asian="bold"/>
    </style:style>
    <style:style style:name="T2331" style:parent-style-name="Standardnípísmoodstavce" style:family="text">
      <style:text-properties style:font-name="Arial" style:font-name-complex="Arial" fo:font-weight="bold" style:font-weight-asian="bold"/>
    </style:style>
    <style:style style:name="T2332" style:parent-style-name="Standardnípísmoodstavce" style:family="text">
      <style:text-properties style:font-name="Arial" style:font-name-complex="Arial" fo:font-weight="bold" style:font-weight-asian="bold"/>
    </style:style>
    <style:style style:name="T2333" style:parent-style-name="Standardnípísmoodstavce" style:family="text">
      <style:text-properties style:font-name="Arial" style:font-name-complex="Arial" fo:font-weight="bold" style:font-weight-asian="bold"/>
    </style:style>
    <style:style style:name="T2334" style:parent-style-name="Standardnípísmoodstavce" style:family="text">
      <style:text-properties style:font-name="Arial" style:font-name-complex="Arial" fo:font-weight="bold" style:font-weight-asian="bold"/>
    </style:style>
    <style:style style:name="P2335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2336" style:parent-style-name="Normální" style:family="paragraph">
      <style:paragraph-properties fo:text-align="justify" fo:margin-top="0.0833in" fo:margin-bottom="0in" fo:line-height="100%"/>
    </style:style>
    <style:style style:name="T2337" style:parent-style-name="Standardnípísmoodstavce" style:family="text">
      <style:text-properties style:font-name="Arial" style:font-name-complex="Arial"/>
    </style:style>
    <style:style style:name="T2338" style:parent-style-name="Standardnípísmoodstavce" style:family="text">
      <style:text-properties style:font-name="Arial" style:font-name-complex="Arial"/>
    </style:style>
    <style:style style:name="T2339" style:parent-style-name="Standardnípísmoodstavce" style:family="text">
      <style:text-properties style:font-name="Arial" style:font-name-complex="Arial"/>
    </style:style>
    <style:style style:name="T2340" style:parent-style-name="Standardnípísmoodstavce" style:family="text">
      <style:text-properties style:font-name="Arial" style:font-name-complex="Arial"/>
    </style:style>
    <style:style style:name="T2341" style:parent-style-name="Standardnípísmoodstavce" style:family="text">
      <style:text-properties style:font-name="Arial" style:font-name-complex="Arial"/>
    </style:style>
    <style:style style:name="T2342" style:parent-style-name="Standardnípísmoodstavce" style:family="text">
      <style:text-properties style:font-name="Arial" style:font-name-complex="Arial"/>
    </style:style>
    <style:style style:name="T2343" style:parent-style-name="Standardnípísmoodstavce" style:family="text">
      <style:text-properties style:font-name="Arial" style:font-name-complex="Arial"/>
    </style:style>
    <style:style style:name="T2344" style:parent-style-name="Standardnípísmoodstavce" style:family="text">
      <style:text-properties style:font-name="Arial" style:font-name-complex="Arial"/>
    </style:style>
    <style:style style:name="T2345" style:parent-style-name="Standardnípísmoodstavce" style:family="text">
      <style:text-properties style:font-name="Arial" style:font-name-complex="Arial"/>
    </style:style>
    <style:style style:name="T2346" style:parent-style-name="Standardnípísmoodstavce" style:family="text">
      <style:text-properties style:font-name="Arial" style:font-name-complex="Arial"/>
    </style:style>
    <style:style style:name="T2347" style:parent-style-name="Standardnípísmoodstavce" style:family="text">
      <style:text-properties style:font-name="Arial" style:font-name-complex="Arial"/>
    </style:style>
    <style:style style:name="T2348" style:parent-style-name="Standardnípísmoodstavce" style:family="text">
      <style:text-properties style:font-name="Arial" style:font-name-complex="Arial"/>
    </style:style>
    <style:style style:name="T2349" style:parent-style-name="Standardnípísmoodstavce" style:family="text">
      <style:text-properties style:font-name="Arial" style:font-name-complex="Arial"/>
    </style:style>
    <style:style style:name="T2350" style:parent-style-name="Standardnípísmoodstavce" style:family="text">
      <style:text-properties style:font-name="Arial" style:font-name-complex="Arial"/>
    </style:style>
    <style:style style:name="T2351" style:parent-style-name="Standardnípísmoodstavce" style:family="text">
      <style:text-properties style:font-name="Arial" style:font-name-complex="Arial"/>
    </style:style>
    <style:style style:name="T2352" style:parent-style-name="Standardnípísmoodstavce" style:family="text">
      <style:text-properties style:font-name="Arial" style:font-name-complex="Arial"/>
    </style:style>
    <style:style style:name="T2353" style:parent-style-name="Standardnípísmoodstavce" style:family="text">
      <style:text-properties style:font-name="Arial" style:font-name-complex="Arial"/>
    </style:style>
    <style:style style:name="T2354" style:parent-style-name="Standardnípísmoodstavce" style:family="text">
      <style:text-properties style:font-name="Arial" style:font-name-complex="Arial"/>
    </style:style>
    <style:style style:name="T2355" style:parent-style-name="Standardnípísmoodstavce" style:family="text">
      <style:text-properties style:font-name="Arial" style:font-name-complex="Arial"/>
    </style:style>
    <style:style style:name="T2356" style:parent-style-name="Standardnípísmoodstavce" style:family="text">
      <style:text-properties style:font-name="Arial" style:font-name-complex="Arial"/>
    </style:style>
    <style:style style:name="T2357" style:parent-style-name="Standardnípísmoodstavce" style:family="text">
      <style:text-properties style:font-name="Arial" style:font-name-complex="Arial"/>
    </style:style>
    <style:style style:name="T2358" style:parent-style-name="Standardnípísmoodstavce" style:family="text">
      <style:text-properties style:font-name="Arial" style:font-name-complex="Arial"/>
    </style:style>
    <style:style style:name="T2359" style:parent-style-name="Standardnípísmoodstavce" style:family="text">
      <style:text-properties style:font-name="Arial" style:font-name-complex="Arial"/>
    </style:style>
    <style:style style:name="T2360" style:parent-style-name="Standardnípísmoodstavce" style:family="text">
      <style:text-properties style:font-name="Arial" style:font-name-complex="Arial"/>
    </style:style>
    <style:style style:name="T2361" style:parent-style-name="Standardnípísmoodstavce" style:family="text">
      <style:text-properties style:font-name="Arial" style:font-name-complex="Arial"/>
    </style:style>
    <style:style style:name="T2362" style:parent-style-name="Standardnípísmoodstavce" style:family="text">
      <style:text-properties style:font-name="Arial" style:font-name-complex="Arial"/>
    </style:style>
    <style:style style:name="T2363" style:parent-style-name="Standardnípísmoodstavce" style:family="text">
      <style:text-properties style:font-name="Arial" style:font-name-complex="Arial"/>
    </style:style>
    <style:style style:name="T2364" style:parent-style-name="Standardnípísmoodstavce" style:family="text">
      <style:text-properties style:font-name="Arial" style:font-name-complex="Arial"/>
    </style:style>
    <style:style style:name="T2365" style:parent-style-name="Standardnípísmoodstavce" style:family="text">
      <style:text-properties style:font-name="Arial" style:font-name-complex="Arial"/>
    </style:style>
    <style:style style:name="T236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367" style:parent-style-name="Standardnípísmoodstavce" style:family="text">
      <style:text-properties style:font-name="Arial" style:font-name-complex="Arial"/>
    </style:style>
    <style:style style:name="T2368" style:parent-style-name="Standardnípísmoodstavce" style:family="text">
      <style:text-properties style:font-name="Arial" style:font-name-complex="Arial"/>
    </style:style>
    <style:style style:name="T2369" style:parent-style-name="Standardnípísmoodstavce" style:family="text">
      <style:text-properties style:font-name="Arial" style:font-name-complex="Arial"/>
    </style:style>
    <style:style style:name="T237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371" style:parent-style-name="Standardnípísmoodstavce" style:family="text">
      <style:text-properties style:font-name="Arial" style:font-name-complex="Arial"/>
    </style:style>
    <style:style style:name="T2372" style:parent-style-name="Standardnípísmoodstavce" style:family="text">
      <style:text-properties style:font-name="Arial" style:font-name-complex="Arial"/>
    </style:style>
    <style:style style:name="T2373" style:parent-style-name="Standardnípísmoodstavce" style:family="text">
      <style:text-properties style:font-name="Arial" style:font-name-complex="Arial" fo:font-weight="bold" style:font-weight-asian="bold"/>
    </style:style>
    <style:style style:name="T2374" style:parent-style-name="Standardnípísmoodstavce" style:family="text">
      <style:text-properties style:font-name="Arial" style:font-name-complex="Arial" fo:font-weight="bold" style:font-weight-asian="bold"/>
    </style:style>
    <style:style style:name="T2375" style:parent-style-name="Standardnípísmoodstavce" style:family="text">
      <style:text-properties style:font-name="Arial" style:font-name-complex="Arial" fo:font-weight="bold" style:font-weight-asian="bold"/>
    </style:style>
    <style:style style:name="T2376" style:parent-style-name="Standardnípísmoodstavce" style:family="text">
      <style:text-properties style:font-name="Arial" style:font-name-complex="Arial" fo:font-weight="bold" style:font-weight-asian="bold"/>
    </style:style>
    <style:style style:name="P2377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2378" style:parent-style-name="Normální" style:family="paragraph">
      <style:paragraph-properties fo:text-align="justify" fo:margin-top="0.0833in" fo:margin-bottom="0in" fo:line-height="100%"/>
    </style:style>
    <style:style style:name="T2379" style:parent-style-name="Standardnípísmoodstavce" style:family="text">
      <style:text-properties style:font-name="Arial" style:font-name-complex="Arial"/>
    </style:style>
    <style:style style:name="T2380" style:parent-style-name="Standardnípísmoodstavce" style:family="text">
      <style:text-properties style:font-name="Arial" style:font-name-complex="Arial"/>
    </style:style>
    <style:style style:name="T2381" style:parent-style-name="Standardnípísmoodstavce" style:family="text">
      <style:text-properties style:font-name="Arial" style:font-name-complex="Arial"/>
    </style:style>
    <style:style style:name="T2382" style:parent-style-name="Standardnípísmoodstavce" style:family="text">
      <style:text-properties style:font-name="Arial" style:font-name-complex="Arial"/>
    </style:style>
    <style:style style:name="T2383" style:parent-style-name="Standardnípísmoodstavce" style:family="text">
      <style:text-properties style:font-name="Arial" style:font-name-complex="Arial"/>
    </style:style>
    <style:style style:name="T2384" style:parent-style-name="Standardnípísmoodstavce" style:family="text">
      <style:text-properties style:font-name="Arial" style:font-name-complex="Arial"/>
    </style:style>
    <style:style style:name="T2385" style:parent-style-name="Standardnípísmoodstavce" style:family="text">
      <style:text-properties style:font-name="Arial" style:font-name-complex="Arial"/>
    </style:style>
    <style:style style:name="T2386" style:parent-style-name="Standardnípísmoodstavce" style:family="text">
      <style:text-properties style:font-name="Arial" style:font-name-complex="Arial"/>
    </style:style>
    <style:style style:name="T2387" style:parent-style-name="Standardnípísmoodstavce" style:family="text">
      <style:text-properties style:font-name="Arial" style:font-name-complex="Arial"/>
    </style:style>
    <style:style style:name="T2388" style:parent-style-name="Standardnípísmoodstavce" style:family="text">
      <style:text-properties style:font-name="Arial" style:font-name-complex="Arial"/>
    </style:style>
    <style:style style:name="T2389" style:parent-style-name="Standardnípísmoodstavce" style:family="text">
      <style:text-properties style:font-name="Arial" style:font-name-complex="Arial"/>
    </style:style>
    <style:style style:name="T239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39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39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39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394" style:parent-style-name="Značkapozn.podčarou" style:family="text">
      <style:text-properties style:font-name="Arial" style:font-name-complex="Arial"/>
    </style:style>
    <style:style style:name="P2395" style:parent-style-name="Textpozn.podčarou" style:family="paragraph">
      <style:paragraph-properties fo:text-align="justify" fo:margin-bottom="0in" fo:line-height="100%"/>
    </style:style>
    <style:style style:name="T2396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397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398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399" style:parent-style-name="Standardnípísmoodstavce" style:family="text">
      <style:text-properties style:font-name="Arial" style:font-name-complex="Arial"/>
    </style:style>
    <style:style style:name="T2400" style:parent-style-name="Standardnípísmoodstavce" style:family="text">
      <style:text-properties style:font-name="Arial" style:font-name-complex="Arial"/>
    </style:style>
    <style:style style:name="T2401" style:parent-style-name="Standardnípísmoodstavce" style:family="text">
      <style:text-properties style:font-name="Arial" style:font-name-complex="Arial"/>
    </style:style>
    <style:style style:name="T2402" style:parent-style-name="Standardnípísmoodstavce" style:family="text">
      <style:text-properties style:font-name="Arial" style:font-name-complex="Arial"/>
    </style:style>
    <style:style style:name="T2403" style:parent-style-name="Standardnípísmoodstavce" style:family="text">
      <style:text-properties style:font-name="Arial" style:font-name-complex="Arial"/>
    </style:style>
    <style:style style:name="T2404" style:parent-style-name="Standardnípísmoodstavce" style:family="text">
      <style:text-properties style:font-name="Arial" style:font-name-complex="Arial"/>
    </style:style>
    <style:style style:name="T2405" style:parent-style-name="Standardnípísmoodstavce" style:family="text">
      <style:text-properties style:font-name="Arial" style:font-name-complex="Arial"/>
    </style:style>
    <style:style style:name="T2406" style:parent-style-name="Standardnípísmoodstavce" style:family="text">
      <style:text-properties style:font-name="Arial" style:font-name-complex="Arial"/>
    </style:style>
    <style:style style:name="T2407" style:parent-style-name="Standardnípísmoodstavce" style:family="text">
      <style:text-properties style:font-name="Arial" style:font-name-complex="Arial"/>
    </style:style>
    <style:style style:name="T2408" style:parent-style-name="Standardnípísmoodstavce" style:family="text">
      <style:text-properties style:font-name="Arial" style:font-name-complex="Arial" fo:font-weight="bold" style:font-weight-asian="bold"/>
    </style:style>
    <style:style style:name="T2409" style:parent-style-name="Standardnípísmoodstavce" style:family="text">
      <style:text-properties style:font-name="Arial" style:font-name-complex="Arial"/>
    </style:style>
    <style:style style:name="P2410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241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41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41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41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41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41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41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241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TableColumn2420" style:family="table-column">
      <style:table-column-properties style:column-width="0.5576in"/>
    </style:style>
    <style:style style:name="TableColumn2421" style:family="table-column">
      <style:table-column-properties style:column-width="3.7138in"/>
    </style:style>
    <style:style style:name="TableColumn2422" style:family="table-column">
      <style:table-column-properties style:column-width="2.1034in"/>
    </style:style>
    <style:style style:name="Table2419" style:family="table">
      <style:table-properties style:width="6.375in" fo:margin-left="0in" table:align="left"/>
    </style:style>
    <style:style style:name="TableRow2423" style:family="table-row">
      <style:table-row-properties style:min-row-height="0.2756in"/>
    </style:style>
    <style:style style:name="TableCell242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425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426" style:family="table-row">
      <style:table-row-properties style:min-row-height="0.2756in"/>
    </style:style>
    <style:style style:name="TableCell2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8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/>
    </style:style>
    <style:style style:name="TableCell2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0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Cell2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2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433" style:family="table-row">
      <style:table-row-properties style:min-row-height="0.2756in"/>
    </style:style>
    <style:style style:name="TableCell2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5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436" style:family="table-cell">
      <style:table-cell-properties fo:border="0.0069in solid #000000" style:writing-mode="lr-tb" fo:padding-top="0in" fo:padding-left="0.075in" fo:padding-bottom="0in" fo:padding-right="0.075in"/>
    </style:style>
    <style:style style:name="P2437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2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9" style:parent-style-name="Normální" style:family="paragraph">
      <style:paragraph-properties fo:text-align="center" fo:margin-top="0.0833in" fo:margin-bottom="0in" fo:line-height="100%"/>
    </style:style>
    <style:style style:name="T2440" style:parent-style-name="Standardnípísmoodstavce" style:family="text">
      <style:text-properties style:font-name="Arial" style:font-name-complex="Arial" fo:font-weight="bold" style:font-weight-asian="bold"/>
    </style:style>
    <style:style style:name="T2441" style:parent-style-name="Standardnípísmoodstavce" style:family="text">
      <style:text-properties style:font-name="Arial" style:font-name-complex="Arial" fo:font-weight="bold" style:font-weight-asian="bold"/>
    </style:style>
    <style:style style:name="TableRow2442" style:family="table-row">
      <style:table-row-properties style:min-row-height="0.2756in"/>
    </style:style>
    <style:style style:name="TableCell2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4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445" style:family="table-cell">
      <style:table-cell-properties fo:border="0.0069in solid #000000" style:writing-mode="lr-tb" fo:padding-top="0in" fo:padding-left="0.075in" fo:padding-bottom="0in" fo:padding-right="0.075in"/>
    </style:style>
    <style:style style:name="P2446" style:parent-style-name="Normální" style:family="paragraph">
      <style:paragraph-properties fo:text-align="justify" fo:margin-top="0.0833in" fo:margin-bottom="0in" fo:line-height="100%"/>
    </style:style>
    <style:style style:name="T2447" style:parent-style-name="Standardnípísmoodstavce" style:family="text">
      <style:text-properties style:font-name="Arial" style:font-name-complex="Arial" fo:font-weight="bold" style:font-weight-asian="bold"/>
    </style:style>
    <style:style style:name="T2448" style:parent-style-name="Standardnípísmoodstavce" style:family="text">
      <style:text-properties style:font-name="Arial" style:font-name-complex="Arial" fo:font-weight="bold" style:font-weight-asian="bold"/>
    </style:style>
    <style:style style:name="T2449" style:parent-style-name="Standardnípísmoodstavce" style:family="text">
      <style:text-properties style:font-name="Arial" style:font-name-complex="Arial" fo:font-weight="bold" style:font-weight-asian="bold"/>
    </style:style>
    <style:style style:name="T2450" style:parent-style-name="Standardnípísmoodstavce" style:family="text">
      <style:text-properties style:font-name="Arial" style:font-name-complex="Arial"/>
    </style:style>
    <style:style style:name="T2451" style:parent-style-name="Standardnípísmoodstavce" style:family="text">
      <style:text-properties style:font-name="Arial" style:font-name-complex="Arial" fo:font-weight="bold" style:font-weight-asian="bold"/>
    </style:style>
    <style:style style:name="T2452" style:parent-style-name="Standardnípísmoodstavce" style:family="text">
      <style:text-properties style:font-name="Arial" style:font-name-complex="Arial" fo:font-weight="bold" style:font-weight-asian="bold"/>
    </style:style>
    <style:style style:name="TableCell2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4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455" style:family="table-row">
      <style:table-row-properties style:min-row-height="0.2756in"/>
    </style:style>
    <style:style style:name="TableCell2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7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458" style:family="table-cell">
      <style:table-cell-properties fo:border="0.0069in solid #000000" style:writing-mode="lr-tb" fo:padding-top="0in" fo:padding-left="0.075in" fo:padding-bottom="0in" fo:padding-right="0.075in"/>
    </style:style>
    <style:style style:name="P2459" style:parent-style-name="Normální" style:family="paragraph">
      <style:paragraph-properties fo:text-align="justify" fo:margin-top="0.0833in" fo:margin-bottom="0in" fo:line-height="100%"/>
    </style:style>
    <style:style style:name="T2460" style:parent-style-name="Standardnípísmoodstavce" style:family="text">
      <style:text-properties style:font-name="Arial" style:font-name-complex="Arial" fo:font-weight="bold" style:font-weight-asian="bold"/>
    </style:style>
    <style:style style:name="T2461" style:parent-style-name="Standardnípísmoodstavce" style:family="text">
      <style:text-properties style:font-name="Arial" style:font-name-complex="Arial" fo:font-weight="bold" style:font-weight-asian="bold"/>
    </style:style>
    <style:style style:name="T2462" style:parent-style-name="Standardnípísmoodstavce" style:family="text">
      <style:text-properties style:font-name="Arial" style:font-name-complex="Arial" fo:font-weight="bold" style:font-weight-asian="bold"/>
    </style:style>
    <style:style style:name="T2463" style:parent-style-name="Standardnípísmoodstavce" style:family="text">
      <style:text-properties style:font-name="Arial" style:font-name-complex="Arial" fo:font-weight="bold" style:font-weight-asian="bold"/>
    </style:style>
    <style:style style:name="T2464" style:parent-style-name="Standardnípísmoodstavce" style:family="text">
      <style:text-properties style:font-name="Arial" style:font-name-complex="Arial" fo:font-weight="bold" style:font-weight-asian="bold"/>
    </style:style>
    <style:style style:name="T2465" style:parent-style-name="Standardnípísmoodstavce" style:family="text">
      <style:text-properties style:font-name="Arial" style:font-name-complex="Arial" fo:font-weight="bold" style:font-weight-asian="bold"/>
    </style:style>
    <style:style style:name="T2466" style:parent-style-name="Standardnípísmoodstavce" style:family="text">
      <style:text-properties style:font-name="Arial" style:font-name-complex="Arial" fo:font-weight="bold" style:font-weight-asian="bold"/>
    </style:style>
    <style:style style:name="T2467" style:parent-style-name="Standardnípísmoodstavce" style:family="text">
      <style:text-properties style:font-name="Arial" style:font-name-complex="Arial" fo:font-weight="bold" style:font-weight-asian="bold"/>
    </style:style>
    <style:style style:name="T2468" style:parent-style-name="Standardnípísmoodstavce" style:family="text">
      <style:text-properties style:font-name="Arial" style:font-name-complex="Arial" fo:font-weight="bold" style:font-weight-asian="bold"/>
    </style:style>
    <style:style style:name="T2469" style:parent-style-name="Standardnípísmoodstavce" style:family="text">
      <style:text-properties style:font-name="Arial" style:font-name-complex="Arial"/>
    </style:style>
    <style:style style:name="T2470" style:parent-style-name="Standardnípísmoodstavce" style:family="text">
      <style:text-properties style:font-name="Arial" style:font-name-complex="Arial" fo:font-weight="bold" style:font-weight-asian="bold"/>
    </style:style>
    <style:style style:name="T2471" style:parent-style-name="Standardnípísmoodstavce" style:family="text">
      <style:text-properties style:font-name="Arial" style:font-name-complex="Arial" fo:font-weight="bold" style:font-weight-asian="bold"/>
    </style:style>
    <style:style style:name="T2472" style:parent-style-name="Standardnípísmoodstavce" style:family="text">
      <style:text-properties style:font-name="Arial" style:font-name-complex="Arial" fo:font-weight="bold" style:font-weight-asian="bold"/>
    </style:style>
    <style:style style:name="T2473" style:parent-style-name="Standardnípísmoodstavce" style:family="text">
      <style:text-properties style:font-name="Arial" style:font-name-complex="Arial" fo:font-weight="bold" style:font-weight-asian="bold"/>
    </style:style>
    <style:style style:name="T2474" style:parent-style-name="Standardnípísmoodstavce" style:family="text">
      <style:text-properties style:font-name="Arial" style:font-name-complex="Arial" fo:font-weight="bold" style:font-weight-asian="bold"/>
    </style:style>
    <style:style style:name="T2475" style:parent-style-name="Standardnípísmoodstavce" style:family="text">
      <style:text-properties style:font-name="Arial" style:font-name-complex="Arial" fo:font-weight="bold" style:font-weight-asian="bold"/>
    </style:style>
    <style:style style:name="T2476" style:parent-style-name="Standardnípísmoodstavce" style:family="text">
      <style:text-properties style:font-name="Arial" style:font-name-complex="Arial" fo:font-weight="bold" style:font-weight-asian="bold"/>
    </style:style>
    <style:style style:name="T2477" style:parent-style-name="Standardnípísmoodstavce" style:family="text">
      <style:text-properties style:font-name="Arial" style:font-name-complex="Arial" fo:font-weight="bold" style:font-weight-asian="bold"/>
    </style:style>
    <style:style style:name="T2478" style:parent-style-name="Standardnípísmoodstavce" style:family="text">
      <style:text-properties style:font-name="Arial" style:font-name-complex="Arial" fo:font-weight="bold" style:font-weight-asian="bold"/>
    </style:style>
    <style:style style:name="T2479" style:parent-style-name="Standardnípísmoodstavce" style:family="text">
      <style:text-properties style:font-name="Arial" style:font-name-complex="Arial" fo:font-weight="bold" style:font-weight-asian="bold"/>
    </style:style>
    <style:style style:name="T2480" style:parent-style-name="Standardnípísmoodstavce" style:family="text">
      <style:text-properties style:font-name="Arial" style:font-name-complex="Arial" fo:font-weight="bold" style:font-weight-asian="bold"/>
    </style:style>
    <style:style style:name="T2481" style:parent-style-name="Standardnípísmoodstavce" style:family="text">
      <style:text-properties style:font-name="Arial" style:font-name-complex="Arial" fo:font-weight="bold" style:font-weight-asian="bold"/>
    </style:style>
    <style:style style:name="T2482" style:parent-style-name="Standardnípísmoodstavce" style:family="text">
      <style:text-properties style:font-name="Arial" style:font-name-complex="Arial" fo:font-weight="bold" style:font-weight-asian="bold"/>
    </style:style>
    <style:style style:name="T2483" style:parent-style-name="Standardnípísmoodstavce" style:family="text">
      <style:text-properties style:font-name="Arial" style:font-name-complex="Arial" fo:font-weight="bold" style:font-weight-asian="bold"/>
    </style:style>
    <style:style style:name="T2484" style:parent-style-name="Standardnípísmoodstavce" style:family="text">
      <style:text-properties style:font-name="Arial" style:font-name-complex="Arial" fo:font-weight="bold" style:font-weight-asian="bold"/>
    </style:style>
    <style:style style:name="T2485" style:parent-style-name="Standardnípísmoodstavce" style:family="text">
      <style:text-properties style:font-name="Arial" style:font-name-complex="Arial" fo:font-weight="bold" style:font-weight-asian="bold"/>
    </style:style>
    <style:style style:name="T2486" style:parent-style-name="Standardnípísmoodstavce" style:family="text">
      <style:text-properties style:font-name="Arial" style:font-name-complex="Arial" fo:font-weight="bold" style:font-weight-asian="bold"/>
    </style:style>
    <style:style style:name="T2487" style:parent-style-name="Standardnípísmoodstavce" style:family="text">
      <style:text-properties style:font-name="Arial" style:font-name-complex="Arial" fo:font-weight="bold" style:font-weight-asian="bold"/>
    </style:style>
    <style:style style:name="TableCell2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9" style:parent-style-name="Normální" style:family="paragraph">
      <style:paragraph-properties fo:text-align="center" fo:margin-top="0.0833in" fo:margin-bottom="0in" fo:line-height="100%"/>
    </style:style>
    <style:style style:name="T2490" style:parent-style-name="Standardnípísmoodstavce" style:family="text">
      <style:text-properties style:font-name="Arial" style:font-name-complex="Arial" fo:font-weight="bold" style:font-weight-asian="bold"/>
    </style:style>
    <style:style style:name="T2491" style:parent-style-name="Standardnípísmoodstavce" style:family="text">
      <style:text-properties style:font-name="Arial" style:font-name-complex="Arial" fo:font-weight="bold" style:font-weight-asian="bold"/>
    </style:style>
    <style:style style:name="TableRow2492" style:family="table-row">
      <style:table-row-properties style:min-row-height="0.2756in"/>
    </style:style>
    <style:style style:name="TableCell2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4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495" style:family="table-cell">
      <style:table-cell-properties fo:border="0.0069in solid #000000" style:writing-mode="lr-tb" fo:padding-top="0in" fo:padding-left="0.075in" fo:padding-bottom="0in" fo:padding-right="0.075in"/>
    </style:style>
    <style:style style:name="P2496" style:parent-style-name="Normální" style:family="paragraph">
      <style:paragraph-properties fo:text-align="justify" fo:margin-top="0.0833in" fo:margin-bottom="0in" fo:line-height="100%"/>
    </style:style>
    <style:style style:name="T2497" style:parent-style-name="Standardnípísmoodstavce" style:family="text">
      <style:text-properties style:font-name="Arial" style:font-name-complex="Arial" fo:font-weight="bold" style:font-weight-asian="bold"/>
    </style:style>
    <style:style style:name="T2498" style:parent-style-name="Standardnípísmoodstavce" style:family="text">
      <style:text-properties style:font-name="Arial" style:font-name-complex="Arial" fo:font-weight="bold" style:font-weight-asian="bold"/>
    </style:style>
    <style:style style:name="T2499" style:parent-style-name="Standardnípísmoodstavce" style:family="text">
      <style:text-properties style:font-name="Arial" style:font-name-complex="Arial" fo:font-weight="bold" style:font-weight-asian="bold"/>
    </style:style>
    <style:style style:name="T2500" style:parent-style-name="Standardnípísmoodstavce" style:family="text">
      <style:text-properties style:font-name="Arial" style:font-name-complex="Arial" fo:font-weight="bold" style:font-weight-asian="bold"/>
    </style:style>
    <style:style style:name="T2501" style:parent-style-name="Standardnípísmoodstavce" style:family="text">
      <style:text-properties style:font-name="Arial" style:font-name-complex="Arial" fo:font-weight="bold" style:font-weight-asian="bold"/>
    </style:style>
    <style:style style:name="T2502" style:parent-style-name="Standardnípísmoodstavce" style:family="text">
      <style:text-properties style:font-name="Arial" style:font-name-complex="Arial" fo:font-weight="bold" style:font-weight-asian="bold"/>
    </style:style>
    <style:style style:name="T2503" style:parent-style-name="Standardnípísmoodstavce" style:family="text">
      <style:text-properties style:font-name="Arial" style:font-name-complex="Arial" fo:font-weight="bold" style:font-weight-asian="bold"/>
    </style:style>
    <style:style style:name="T2504" style:parent-style-name="Standardnípísmoodstavce" style:family="text">
      <style:text-properties style:font-name="Arial" style:font-name-complex="Arial" fo:font-weight="bold" style:font-weight-asian="bold"/>
    </style:style>
    <style:style style:name="T2505" style:parent-style-name="Standardnípísmoodstavce" style:family="text">
      <style:text-properties style:font-name="Arial" style:font-name-complex="Arial" fo:font-weight="bold" style:font-weight-asian="bold"/>
    </style:style>
    <style:style style:name="T2506" style:parent-style-name="Standardnípísmoodstavce" style:family="text">
      <style:text-properties style:font-name="Arial" style:font-name-complex="Arial" fo:font-weight="bold" style:font-weight-asian="bold"/>
    </style:style>
    <style:style style:name="TableCell2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8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509" style:family="table-row">
      <style:table-row-properties style:min-row-height="0.2756in"/>
    </style:style>
    <style:style style:name="TableCell2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1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512" style:family="table-cell">
      <style:table-cell-properties fo:border="0.0069in solid #000000" style:writing-mode="lr-tb" fo:padding-top="0in" fo:padding-left="0.075in" fo:padding-bottom="0in" fo:padding-right="0.075in"/>
    </style:style>
    <style:style style:name="P2513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P2514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P2515" style:parent-style-name="Normální" style:family="paragraph">
      <style:paragraph-properties fo:text-align="justify" fo:margin-top="0.0833in" fo:margin-bottom="0in" fo:line-height="100%"/>
    </style:style>
    <style:style style:name="T2516" style:parent-style-name="Standardnípísmoodstavce" style:family="text">
      <style:text-properties style:font-name="Arial" style:font-name-complex="Arial" fo:font-weight="bold" style:font-weight-asian="bold"/>
    </style:style>
    <style:style style:name="T2517" style:parent-style-name="Standardnípísmoodstavce" style:family="text">
      <style:text-properties style:font-name="Arial" style:font-name-complex="Arial" fo:font-weight="bold" style:font-weight-asian="bold"/>
    </style:style>
    <style:style style:name="T2518" style:parent-style-name="Standardnípísmoodstavce" style:family="text">
      <style:text-properties style:font-name="Arial" style:font-name-complex="Arial" fo:font-weight="bold" style:font-weight-asian="bold"/>
    </style:style>
    <style:style style:name="T2519" style:parent-style-name="Standardnípísmoodstavce" style:family="text">
      <style:text-properties style:font-name="Arial" style:font-name-complex="Arial" fo:font-weight="bold" style:font-weight-asian="bold"/>
    </style:style>
    <style:style style:name="T2520" style:parent-style-name="Standardnípísmoodstavce" style:family="text">
      <style:text-properties style:font-name="Arial" style:font-name-complex="Arial" fo:font-weight="bold" style:font-weight-asian="bold"/>
    </style:style>
    <style:style style:name="TableCell2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2" style:parent-style-name="Normální" style:family="paragraph">
      <style:paragraph-properties fo:text-align="center" fo:margin-top="0.0833in" fo:margin-bottom="0in" fo:line-height="100%"/>
    </style:style>
    <style:style style:name="T2523" style:parent-style-name="Standardnípísmoodstavce" style:family="text">
      <style:text-properties style:font-name="Arial" style:font-name-complex="Arial" fo:font-weight="bold" style:font-weight-asian="bold"/>
    </style:style>
    <style:style style:name="T2524" style:parent-style-name="Standardnípísmoodstavce" style:family="text">
      <style:text-properties style:font-name="Arial" style:font-name-complex="Arial" fo:font-weight="bold" style:font-weight-asian="bold"/>
    </style:style>
    <style:style style:name="T2525" style:parent-style-name="Standardnípísmoodstavce" style:family="text">
      <style:text-properties style:font-name="Arial" style:font-name-complex="Arial" fo:font-weight="bold" style:font-weight-asian="bold"/>
    </style:style>
    <style:style style:name="TableRow2526" style:family="table-row">
      <style:table-row-properties style:min-row-height="0.2756in"/>
    </style:style>
    <style:style style:name="TableCell2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8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529" style:family="table-cell">
      <style:table-cell-properties fo:border="0.0069in solid #000000" style:writing-mode="lr-tb" fo:padding-top="0in" fo:padding-left="0.075in" fo:padding-bottom="0in" fo:padding-right="0.075in"/>
    </style:style>
    <style:style style:name="P2530" style:parent-style-name="Normální" style:family="paragraph">
      <style:paragraph-properties fo:text-align="justify" fo:margin-top="0.0833in" fo:margin-bottom="0in" fo:line-height="100%"/>
    </style:style>
    <style:style style:name="T2531" style:parent-style-name="Standardnípísmoodstavce" style:family="text">
      <style:text-properties style:font-name="Arial" style:font-name-complex="Arial" fo:font-weight="bold" style:font-weight-asian="bold"/>
    </style:style>
    <style:style style:name="TableCell2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3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2534" style:parent-style-name="Nadpis2" style:family="paragraph">
      <style:paragraph-properties fo:break-before="page" fo:line-height="100%"/>
    </style:style>
    <style:style style:name="P253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color="#31849B"/>
    </style:style>
    <style:style style:name="TableColumn2537" style:family="table-column">
      <style:table-column-properties style:column-width="6.3972in"/>
    </style:style>
    <style:style style:name="Table2536" style:family="table">
      <style:table-properties style:width="6.3972in" fo:margin-left="0in" table:align="left"/>
    </style:style>
    <style:style style:name="TableRow2538" style:family="table-row">
      <style:table-row-properties style:min-row-height="0.2756in"/>
    </style:style>
    <style:style style:name="TableCell253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54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541" style:family="table-row">
      <style:table-row-properties/>
    </style:style>
    <style:style style:name="TableCell2542" style:family="table-cell">
      <style:table-cell-properties fo:border="0.0069in solid #000000" style:writing-mode="lr-tb" fo:padding-top="0in" fo:padding-left="0.075in" fo:padding-bottom="0in" fo:padding-right="0.075in"/>
    </style:style>
    <style:style style:name="P2543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2544" style:parent-style-name="Normální" style:family="paragraph">
      <style:paragraph-properties fo:text-align="justify" fo:margin-top="0.0833in" fo:margin-bottom="0in" fo:line-height="100%"/>
    </style:style>
    <style:style style:name="T2545" style:parent-style-name="Standardnípísmoodstavce" style:family="text">
      <style:text-properties style:font-name="Arial" style:font-name-complex="Arial"/>
    </style:style>
    <style:style style:name="T2546" style:parent-style-name="Standardnípísmoodstavce" style:family="text">
      <style:text-properties style:font-name="Arial" style:font-name-complex="Arial"/>
    </style:style>
    <style:style style:name="T2547" style:parent-style-name="Standardnípísmoodstavce" style:family="text">
      <style:text-properties style:font-name="Arial" style:font-name-complex="Arial"/>
    </style:style>
    <style:style style:name="T2548" style:parent-style-name="Standardnípísmoodstavce" style:family="text">
      <style:text-properties style:font-name="Arial" style:font-name-complex="Arial"/>
    </style:style>
    <style:style style:name="T2549" style:parent-style-name="Standardnípísmoodstavce" style:family="text">
      <style:text-properties style:font-name="Arial" style:font-name-complex="Arial"/>
    </style:style>
    <style:style style:name="T2550" style:parent-style-name="Standardnípísmoodstavce" style:family="text">
      <style:text-properties style:font-name="Arial" style:font-name-complex="Arial"/>
    </style:style>
    <style:style style:name="T2551" style:parent-style-name="Standardnípísmoodstavce" style:family="text">
      <style:text-properties style:font-name="Arial" style:font-name-complex="Arial"/>
    </style:style>
    <style:style style:name="T2552" style:parent-style-name="Standardnípísmoodstavce" style:family="text">
      <style:text-properties style:font-name="Arial" style:font-name-complex="Arial"/>
    </style:style>
    <style:style style:name="T2553" style:parent-style-name="Standardnípísmoodstavce" style:family="text">
      <style:text-properties style:font-name="Arial" style:font-name-complex="Arial"/>
    </style:style>
    <style:style style:name="T2554" style:parent-style-name="Standardnípísmoodstavce" style:family="text">
      <style:text-properties style:font-name="Arial" style:font-name-complex="Arial"/>
    </style:style>
    <style:style style:name="T2555" style:parent-style-name="Standardnípísmoodstavce" style:family="text">
      <style:text-properties style:font-name="Arial" style:font-name-complex="Arial"/>
    </style:style>
    <style:style style:name="T2556" style:parent-style-name="Standardnípísmoodstavce" style:family="text">
      <style:text-properties style:font-name="Arial" style:font-name-complex="Arial"/>
    </style:style>
    <style:style style:name="T2557" style:parent-style-name="Standardnípísmoodstavce" style:family="text">
      <style:text-properties style:font-name="Arial" style:font-name-complex="Arial"/>
    </style:style>
    <style:style style:name="T2558" style:parent-style-name="Standardnípísmoodstavce" style:family="text">
      <style:text-properties style:font-name="Arial" style:font-name-complex="Arial"/>
    </style:style>
    <style:style style:name="T2559" style:parent-style-name="Standardnípísmoodstavce" style:family="text">
      <style:text-properties style:font-name="Arial" style:font-name-complex="Arial"/>
    </style:style>
    <style:style style:name="T2560" style:parent-style-name="Standardnípísmoodstavce" style:family="text">
      <style:text-properties style:font-name="Arial" style:font-name-complex="Arial"/>
    </style:style>
    <style:style style:name="T2561" style:parent-style-name="Standardnípísmoodstavce" style:family="text">
      <style:text-properties style:font-name="Arial" style:font-name-complex="Arial"/>
    </style:style>
    <style:style style:name="T2562" style:parent-style-name="Standardnípísmoodstavce" style:family="text">
      <style:text-properties style:font-name="Arial" style:font-name-complex="Arial"/>
    </style:style>
    <style:style style:name="T2563" style:parent-style-name="Standardnípísmoodstavce" style:family="text">
      <style:text-properties style:font-name="Arial" style:font-name-complex="Arial"/>
    </style:style>
    <style:style style:name="T2564" style:parent-style-name="Standardnípísmoodstavce" style:family="text">
      <style:text-properties style:font-name="Arial" style:font-name-complex="Arial"/>
    </style:style>
    <style:style style:name="T2565" style:parent-style-name="Standardnípísmoodstavce" style:family="text">
      <style:text-properties style:font-name="Arial" style:font-name-complex="Arial"/>
    </style:style>
    <style:style style:name="T2566" style:parent-style-name="Standardnípísmoodstavce" style:family="text">
      <style:text-properties style:font-name="Arial" style:font-name-complex="Arial"/>
    </style:style>
    <style:style style:name="T2567" style:parent-style-name="Standardnípísmoodstavce" style:family="text">
      <style:text-properties style:font-name="Arial" style:font-name-complex="Arial"/>
    </style:style>
    <style:style style:name="T2568" style:parent-style-name="Standardnípísmoodstavce" style:family="text">
      <style:text-properties style:font-name="Arial" style:font-name-complex="Arial"/>
    </style:style>
    <style:style style:name="T2569" style:parent-style-name="Standardnípísmoodstavce" style:family="text">
      <style:text-properties style:font-name="Arial" style:font-name-complex="Arial"/>
    </style:style>
    <style:style style:name="T2570" style:parent-style-name="Standardnípísmoodstavce" style:family="text">
      <style:text-properties style:font-name="Arial" style:font-name-complex="Arial"/>
    </style:style>
    <style:style style:name="T2571" style:parent-style-name="Standardnípísmoodstavce" style:family="text">
      <style:text-properties style:font-name="Arial" style:font-name-complex="Arial"/>
    </style:style>
    <style:style style:name="T2572" style:parent-style-name="Standardnípísmoodstavce" style:family="text">
      <style:text-properties style:font-name="Arial" style:font-name-complex="Arial"/>
    </style:style>
    <style:style style:name="T2573" style:parent-style-name="Značkapozn.podčarou" style:family="text">
      <style:text-properties style:font-name="Arial" style:font-name-complex="Arial"/>
    </style:style>
    <style:style style:name="P2574" style:parent-style-name="Textpozn.podčarou" style:family="paragraph">
      <style:paragraph-properties fo:text-align="justify" fo:margin-bottom="0in" fo:line-height="100%"/>
    </style:style>
    <style:style style:name="T2575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576" style:parent-style-name="Standardnípísmoodstavce" style:family="text">
      <style:text-properties style:font-name="Arial" style:font-name-complex="Arial"/>
    </style:style>
    <style:style style:name="T2577" style:parent-style-name="Standardnípísmoodstavce" style:family="text">
      <style:text-properties style:font-name="Arial" style:font-name-complex="Arial"/>
    </style:style>
    <style:style style:name="T2578" style:parent-style-name="Standardnípísmoodstavce" style:family="text">
      <style:text-properties style:font-name="Arial" style:font-name-complex="Arial"/>
    </style:style>
    <style:style style:name="T2579" style:parent-style-name="Standardnípísmoodstavce" style:family="text">
      <style:text-properties style:font-name="Arial" style:font-name-complex="Arial"/>
    </style:style>
    <style:style style:name="T2580" style:parent-style-name="Standardnípísmoodstavce" style:family="text">
      <style:text-properties style:font-name="Arial" style:font-name-complex="Arial"/>
    </style:style>
    <style:style style:name="T2581" style:parent-style-name="Standardnípísmoodstavce" style:family="text">
      <style:text-properties style:font-name="Arial" style:font-name-complex="Arial"/>
    </style:style>
    <style:style style:name="T2582" style:parent-style-name="Standardnípísmoodstavce" style:family="text">
      <style:text-properties style:font-name="Arial" style:font-name-complex="Arial"/>
    </style:style>
    <style:style style:name="T2583" style:parent-style-name="Standardnípísmoodstavce" style:family="text">
      <style:text-properties style:font-name="Arial" style:font-name-complex="Arial"/>
    </style:style>
    <style:style style:name="T2584" style:parent-style-name="Standardnípísmoodstavce" style:family="text">
      <style:text-properties style:font-name="Arial" style:font-name-complex="Arial"/>
    </style:style>
    <style:style style:name="T2585" style:parent-style-name="Standardnípísmoodstavce" style:family="text">
      <style:text-properties style:font-name="Arial" style:font-name-complex="Arial"/>
    </style:style>
    <style:style style:name="T2586" style:parent-style-name="Standardnípísmoodstavce" style:family="text">
      <style:text-properties style:font-name="Arial" style:font-name-complex="Arial"/>
    </style:style>
    <style:style style:name="T2587" style:parent-style-name="Standardnípísmoodstavce" style:family="text">
      <style:text-properties style:font-name="Arial" style:font-name-complex="Arial"/>
    </style:style>
    <style:style style:name="T2588" style:parent-style-name="Standardnípísmoodstavce" style:family="text">
      <style:text-properties style:font-name="Arial" style:font-name-complex="Arial"/>
    </style:style>
    <style:style style:name="T2589" style:parent-style-name="Standardnípísmoodstavce" style:family="text">
      <style:text-properties style:font-name="Arial" style:font-name-complex="Arial"/>
    </style:style>
    <style:style style:name="T2590" style:parent-style-name="Standardnípísmoodstavce" style:family="text">
      <style:text-properties style:font-name="Arial" style:font-name-complex="Arial"/>
    </style:style>
    <style:style style:name="T2591" style:parent-style-name="Standardnípísmoodstavce" style:family="text">
      <style:text-properties style:font-name="Arial" style:font-name-complex="Arial"/>
    </style:style>
    <style:style style:name="T2592" style:parent-style-name="Standardnípísmoodstavce" style:family="text">
      <style:text-properties style:font-name="Arial" style:font-name-complex="Arial"/>
    </style:style>
    <style:style style:name="T2593" style:parent-style-name="Standardnípísmoodstavce" style:family="text">
      <style:text-properties style:font-name="Arial" style:font-name-complex="Arial"/>
    </style:style>
    <style:style style:name="T2594" style:parent-style-name="Standardnípísmoodstavce" style:family="text">
      <style:text-properties style:font-name="Arial" style:font-name-complex="Arial"/>
    </style:style>
    <style:style style:name="T2595" style:parent-style-name="Standardnípísmoodstavce" style:family="text">
      <style:text-properties style:font-name="Arial" style:font-name-complex="Arial"/>
    </style:style>
    <style:style style:name="T2596" style:parent-style-name="Standardnípísmoodstavce" style:family="text">
      <style:text-properties style:font-name="Arial" style:font-name-complex="Arial"/>
    </style:style>
    <style:style style:name="T2597" style:parent-style-name="Značkapozn.podčarou" style:family="text">
      <style:text-properties style:font-name="Arial" style:font-name-complex="Arial"/>
    </style:style>
    <style:style style:name="P2598" style:parent-style-name="Textpozn.podčarou" style:family="paragraph">
      <style:paragraph-properties fo:text-align="justify" fo:margin-bottom="0in" fo:line-height="100%"/>
    </style:style>
    <style:style style:name="T259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60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601" style:parent-style-name="Standardnípísmoodstavce" style:family="text">
      <style:text-properties style:font-name="Arial" style:font-name-complex="Arial"/>
    </style:style>
    <style:style style:name="T2602" style:parent-style-name="Standardnípísmoodstavce" style:family="text">
      <style:text-properties style:font-name="Arial" style:font-name-complex="Arial"/>
    </style:style>
    <style:style style:name="T2603" style:parent-style-name="Standardnípísmoodstavce" style:family="text">
      <style:text-properties style:font-name="Arial" style:font-name-complex="Arial"/>
    </style:style>
    <style:style style:name="T2604" style:parent-style-name="Standardnípísmoodstavce" style:family="text">
      <style:text-properties style:font-name="Arial" style:font-name-complex="Arial"/>
    </style:style>
    <style:style style:name="T2605" style:parent-style-name="Standardnípísmoodstavce" style:family="text">
      <style:text-properties style:font-name="Arial" style:font-name-complex="Arial"/>
    </style:style>
    <style:style style:name="T2606" style:parent-style-name="Standardnípísmoodstavce" style:family="text">
      <style:text-properties style:font-name="Arial" style:font-name-complex="Arial"/>
    </style:style>
    <style:style style:name="T2607" style:parent-style-name="Standardnípísmoodstavce" style:family="text">
      <style:text-properties style:font-name="Arial" style:font-name-complex="Arial" fo:font-weight="bold" style:font-weight-asian="bold"/>
    </style:style>
    <style:style style:name="T2608" style:parent-style-name="Standardnípísmoodstavce" style:family="text">
      <style:text-properties style:font-name="Arial" style:font-name-complex="Arial" fo:font-weight="bold" style:font-weight-asian="bold"/>
    </style:style>
    <style:style style:name="T2609" style:parent-style-name="Standardnípísmoodstavce" style:family="text">
      <style:text-properties style:font-name="Arial" style:font-name-complex="Arial" fo:font-weight="bold" style:font-weight-asian="bold"/>
    </style:style>
    <style:style style:name="T2610" style:parent-style-name="Standardnípísmoodstavce" style:family="text">
      <style:text-properties style:font-name="Arial" style:font-name-complex="Arial" fo:font-weight="bold" style:font-weight-asian="bold"/>
    </style:style>
    <style:style style:name="P2611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2612" style:parent-style-name="Normální" style:family="paragraph">
      <style:paragraph-properties fo:text-align="justify" fo:margin-top="0.0833in" fo:margin-bottom="0in" fo:line-height="100%"/>
    </style:style>
    <style:style style:name="T2613" style:parent-style-name="Standardnípísmoodstavce" style:family="text">
      <style:text-properties style:font-name="Arial" style:font-name-complex="Arial"/>
    </style:style>
    <style:style style:name="T2614" style:parent-style-name="Standardnípísmoodstavce" style:family="text">
      <style:text-properties style:font-name="Arial" style:font-name-complex="Arial"/>
    </style:style>
    <style:style style:name="T2615" style:parent-style-name="Standardnípísmoodstavce" style:family="text">
      <style:text-properties style:font-name="Arial" style:font-name-complex="Arial"/>
    </style:style>
    <style:style style:name="T2616" style:parent-style-name="Standardnípísmoodstavce" style:family="text">
      <style:text-properties style:font-name="Arial" style:font-name-complex="Arial"/>
    </style:style>
    <style:style style:name="T2617" style:parent-style-name="Standardnípísmoodstavce" style:family="text">
      <style:text-properties style:font-name="Arial" style:font-name-complex="Arial"/>
    </style:style>
    <style:style style:name="T2618" style:parent-style-name="Značkapozn.podčarou" style:family="text">
      <style:text-properties style:font-name="Arial" style:font-name-complex="Arial"/>
    </style:style>
    <style:style style:name="P2619" style:parent-style-name="Textpozn.podčarou" style:family="paragraph">
      <style:paragraph-properties fo:text-align="justify" fo:margin-bottom="0in" fo:line-height="100%"/>
    </style:style>
    <style:style style:name="T2620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62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62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62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62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2625" style:parent-style-name="Standardnípísmoodstavce" style:family="text">
      <style:text-properties style:font-name="Arial" style:font-name-complex="Arial"/>
    </style:style>
    <style:style style:name="T2626" style:parent-style-name="Standardnípísmoodstavce" style:family="text">
      <style:text-properties style:font-name="Arial" style:font-name-complex="Arial"/>
    </style:style>
    <style:style style:name="T2627" style:parent-style-name="Standardnípísmoodstavce" style:family="text">
      <style:text-properties style:font-name="Arial" style:font-name-complex="Arial"/>
    </style:style>
    <style:style style:name="T2628" style:parent-style-name="Standardnípísmoodstavce" style:family="text">
      <style:text-properties style:font-name="Arial" style:font-name-complex="Arial"/>
    </style:style>
    <style:style style:name="T2629" style:parent-style-name="Značkapozn.podčarou" style:family="text">
      <style:text-properties style:font-name="Arial" style:font-name-complex="Arial"/>
    </style:style>
    <style:style style:name="P2630" style:parent-style-name="Textpozn.podčarou" style:family="paragraph">
      <style:paragraph-properties fo:text-align="justify" fo:margin-bottom="0in" fo:line-height="100%"/>
    </style:style>
    <style:style style:name="T2631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63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633" style:parent-style-name="Standardnípísmoodstavce" style:family="text">
      <style:text-properties style:font-name="Arial" style:font-name-complex="Arial"/>
    </style:style>
    <style:style style:name="T2634" style:parent-style-name="Standardnípísmoodstavce" style:family="text">
      <style:text-properties style:font-name="Arial" style:font-name-complex="Arial" fo:font-weight="bold" style:font-weight-asian="bold"/>
    </style:style>
    <style:style style:name="P2635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2636" style:parent-style-name="Normální" style:family="paragraph">
      <style:paragraph-properties fo:text-align="justify" fo:margin-top="0.0833in" fo:margin-bottom="0in" fo:line-height="100%"/>
    </style:style>
    <style:style style:name="T2637" style:parent-style-name="Standardnípísmoodstavce" style:family="text">
      <style:text-properties style:font-name="Arial" style:font-name-complex="Arial"/>
    </style:style>
    <style:style style:name="T2638" style:parent-style-name="Standardnípísmoodstavce" style:family="text">
      <style:text-properties style:font-name="Arial" style:font-name-complex="Arial"/>
    </style:style>
    <style:style style:name="T2639" style:parent-style-name="Standardnípísmoodstavce" style:family="text">
      <style:text-properties style:font-name="Arial" style:font-name-complex="Arial"/>
    </style:style>
    <style:style style:name="T2640" style:parent-style-name="Standardnípísmoodstavce" style:family="text">
      <style:text-properties style:font-name="Arial" style:font-name-complex="Arial"/>
    </style:style>
    <style:style style:name="T2641" style:parent-style-name="Standardnípísmoodstavce" style:family="text">
      <style:text-properties style:font-name="Arial" style:font-name-complex="Arial"/>
    </style:style>
    <style:style style:name="T2642" style:parent-style-name="Standardnípísmoodstavce" style:family="text">
      <style:text-properties style:font-name="Arial" style:font-name-complex="Arial"/>
    </style:style>
    <style:style style:name="T2643" style:parent-style-name="Standardnípísmoodstavce" style:family="text">
      <style:text-properties style:font-name="Arial" style:font-name-complex="Arial" fo:font-weight="bold" style:font-weight-asian="bold"/>
    </style:style>
    <style:style style:name="T2644" style:parent-style-name="Standardnípísmoodstavce" style:family="text">
      <style:text-properties style:font-name="Arial" style:font-name-complex="Arial" fo:font-weight="bold" style:font-weight-asian="bold"/>
    </style:style>
    <style:style style:name="T2645" style:parent-style-name="Standardnípísmoodstavce" style:family="text">
      <style:text-properties style:font-name="Arial" style:font-name-complex="Arial"/>
    </style:style>
    <style:style style:name="P2646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2647" style:parent-style-name="Normální" style:family="paragraph">
      <style:paragraph-properties fo:text-align="justify" fo:margin-top="0.0833in" fo:margin-bottom="0in" fo:line-height="100%"/>
    </style:style>
    <style:style style:name="T2648" style:parent-style-name="Standardnípísmoodstavce" style:family="text">
      <style:text-properties style:font-name="Arial" style:font-name-complex="Arial"/>
    </style:style>
    <style:style style:name="T2649" style:parent-style-name="Standardnípísmoodstavce" style:family="text">
      <style:text-properties style:font-name="Arial" style:font-name-complex="Arial"/>
    </style:style>
    <style:style style:name="T2650" style:parent-style-name="Standardnípísmoodstavce" style:family="text">
      <style:text-properties style:font-name="Arial" style:font-name-complex="Arial"/>
    </style:style>
    <style:style style:name="T2651" style:parent-style-name="Standardnípísmoodstavce" style:family="text">
      <style:text-properties style:font-name="Arial" style:font-name-complex="Arial"/>
    </style:style>
    <style:style style:name="T2652" style:parent-style-name="Standardnípísmoodstavce" style:family="text">
      <style:text-properties style:font-name="Arial" style:font-name-complex="Arial"/>
    </style:style>
    <style:style style:name="T2653" style:parent-style-name="Standardnípísmoodstavce" style:family="text">
      <style:text-properties style:font-name="Arial" style:font-name-complex="Arial"/>
    </style:style>
    <style:style style:name="T2654" style:parent-style-name="Standardnípísmoodstavce" style:family="text">
      <style:text-properties style:font-name="Arial" style:font-name-complex="Arial"/>
    </style:style>
    <style:style style:name="T2655" style:parent-style-name="Standardnípísmoodstavce" style:family="text">
      <style:text-properties style:font-name="Arial" style:font-name-complex="Arial"/>
    </style:style>
    <style:style style:name="T2656" style:parent-style-name="Standardnípísmoodstavce" style:family="text">
      <style:text-properties style:font-name="Arial" style:font-name-complex="Arial"/>
    </style:style>
    <style:style style:name="T2657" style:parent-style-name="Standardnípísmoodstavce" style:family="text">
      <style:text-properties style:font-name="Arial" style:font-name-complex="Arial"/>
    </style:style>
    <style:style style:name="T2658" style:parent-style-name="Značkapozn.podčarou" style:family="text">
      <style:text-properties style:font-name="Arial"/>
    </style:style>
    <style:style style:name="P2659" style:parent-style-name="Textpozn.podčarou" style:family="paragraph">
      <style:paragraph-properties fo:text-align="justify" fo:margin-bottom="0in" fo:line-height="100%"/>
    </style:style>
    <style:style style:name="T2660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661" style:parent-style-name="Standardnípísmoodstavce" style:family="text">
      <style:text-properties style:font-name="Arial" style:font-name-complex="Arial"/>
    </style:style>
    <style:style style:name="T2662" style:parent-style-name="Standardnípísmoodstavce" style:family="text">
      <style:text-properties style:font-name="Arial" style:font-name-complex="Arial"/>
    </style:style>
    <style:style style:name="T2663" style:parent-style-name="Standardnípísmoodstavce" style:family="text">
      <style:text-properties style:font-name="Arial" style:font-name-complex="Arial"/>
    </style:style>
    <style:style style:name="T2664" style:parent-style-name="Standardnípísmoodstavce" style:family="text">
      <style:text-properties style:font-name="Arial" style:font-name-complex="Arial"/>
    </style:style>
    <style:style style:name="T2665" style:parent-style-name="Standardnípísmoodstavce" style:family="text">
      <style:text-properties style:font-name="Arial" style:font-name-complex="Arial"/>
    </style:style>
    <style:style style:name="T2666" style:parent-style-name="Standardnípísmoodstavce" style:family="text">
      <style:text-properties style:font-name="Arial" style:font-name-complex="Arial"/>
    </style:style>
    <style:style style:name="T2667" style:parent-style-name="Standardnípísmoodstavce" style:family="text">
      <style:text-properties style:font-name="Arial" style:font-name-complex="Arial"/>
    </style:style>
    <style:style style:name="T2668" style:parent-style-name="Standardnípísmoodstavce" style:family="text">
      <style:text-properties style:font-name="Arial" style:font-name-complex="Arial"/>
    </style:style>
    <style:style style:name="T2669" style:parent-style-name="Standardnípísmoodstavce" style:family="text">
      <style:text-properties style:font-name="Arial" style:font-name-complex="Arial"/>
    </style:style>
    <style:style style:name="T2670" style:parent-style-name="Standardnípísmoodstavce" style:family="text">
      <style:text-properties style:font-name="Arial" style:font-name-complex="Arial"/>
    </style:style>
    <style:style style:name="T2671" style:parent-style-name="Standardnípísmoodstavce" style:family="text">
      <style:text-properties style:font-name="Arial" style:font-name-complex="Arial"/>
    </style:style>
    <style:style style:name="T2672" style:parent-style-name="Standardnípísmoodstavce" style:family="text">
      <style:text-properties style:font-name="Arial" style:font-name-complex="Arial"/>
    </style:style>
    <style:style style:name="T2673" style:parent-style-name="Standardnípísmoodstavce" style:family="text">
      <style:text-properties style:font-name="Arial" style:font-name-complex="Arial"/>
    </style:style>
    <style:style style:name="T2674" style:parent-style-name="Standardnípísmoodstavce" style:family="text">
      <style:text-properties style:font-name="Arial" style:font-name-complex="Arial"/>
    </style:style>
    <style:style style:name="T2675" style:parent-style-name="Standardnípísmoodstavce" style:family="text">
      <style:text-properties style:font-name="Arial" style:font-name-complex="Arial"/>
    </style:style>
    <style:style style:name="T2676" style:parent-style-name="Standardnípísmoodstavce" style:family="text">
      <style:text-properties style:font-name="Arial" style:font-name-complex="Arial"/>
    </style:style>
    <style:style style:name="T2677" style:parent-style-name="Standardnípísmoodstavce" style:family="text">
      <style:text-properties style:font-name="Arial" style:font-name-complex="Arial"/>
    </style:style>
    <style:style style:name="T2678" style:parent-style-name="Standardnípísmoodstavce" style:family="text">
      <style:text-properties style:font-name="Arial" style:font-name-complex="Arial"/>
    </style:style>
    <style:style style:name="T2679" style:parent-style-name="Standardnípísmoodstavce" style:family="text">
      <style:text-properties style:font-name="Arial" style:font-name-complex="Arial"/>
    </style:style>
    <style:style style:name="T2680" style:parent-style-name="Standardnípísmoodstavce" style:family="text">
      <style:text-properties style:font-name="Arial" style:font-name-complex="Arial"/>
    </style:style>
    <style:style style:name="T2681" style:parent-style-name="Standardnípísmoodstavce" style:family="text">
      <style:text-properties style:font-name="Arial" style:font-name-complex="Arial"/>
    </style:style>
    <style:style style:name="T2682" style:parent-style-name="Značkapozn.podčarou" style:family="text">
      <style:text-properties style:font-name="Arial" style:font-name-complex="Arial"/>
    </style:style>
    <style:style style:name="P2683" style:parent-style-name="Textpozn.podčarou" style:family="paragraph">
      <style:paragraph-properties fo:margin-bottom="0in" fo:line-height="100%"/>
    </style:style>
    <style:style style:name="T2684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685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686" style:parent-style-name="Standardnípísmoodstavce" style:family="text">
      <style:text-properties style:font-name="Arial" style:font-name-complex="Arial"/>
    </style:style>
    <style:style style:name="T2687" style:parent-style-name="Standardnípísmoodstavce" style:family="text">
      <style:text-properties style:font-name="Arial" style:font-name-complex="Arial"/>
    </style:style>
    <style:style style:name="T2688" style:parent-style-name="Standardnípísmoodstavce" style:family="text">
      <style:text-properties style:font-name="Arial" style:font-name-complex="Arial"/>
    </style:style>
    <style:style style:name="T2689" style:parent-style-name="Standardnípísmoodstavce" style:family="text">
      <style:text-properties style:font-name="Arial" style:font-name-complex="Arial" fo:font-weight="bold" style:font-weight-asian="bold"/>
    </style:style>
    <style:style style:name="T2690" style:parent-style-name="Standardnípísmoodstavce" style:family="text">
      <style:text-properties style:font-name="Arial" style:font-name-complex="Arial" fo:font-weight="bold" style:font-weight-asian="bold"/>
    </style:style>
    <style:style style:name="T2691" style:parent-style-name="Standardnípísmoodstavce" style:family="text">
      <style:text-properties style:font-name="Arial" style:font-name-complex="Arial" fo:font-weight="bold" style:font-weight-asian="bold"/>
    </style:style>
    <style:style style:name="T2692" style:parent-style-name="Standardnípísmoodstavce" style:family="text">
      <style:text-properties style:font-name="Arial" style:font-name-complex="Arial" fo:font-weight="bold" style:font-weight-asian="bold"/>
    </style:style>
    <style:style style:name="T2693" style:parent-style-name="Standardnípísmoodstavce" style:family="text">
      <style:text-properties style:font-name="Arial" style:font-name-complex="Arial" fo:font-weight="bold" style:font-weight-asian="bold"/>
    </style:style>
    <style:style style:name="T2694" style:parent-style-name="Standardnípísmoodstavce" style:family="text">
      <style:text-properties style:font-name="Arial" style:font-name-complex="Arial" fo:font-weight="bold" style:font-weight-asian="bold"/>
    </style:style>
    <style:style style:name="P2695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 style:font-weight-complex="bold"/>
    </style:style>
    <style:style style:name="P2696" style:parent-style-name="Normální" style:family="paragraph">
      <style:paragraph-properties fo:text-align="justify" fo:margin-top="0.0833in" fo:margin-bottom="0in" fo:line-height="100%"/>
    </style:style>
    <style:style style:name="T2697" style:parent-style-name="Standardnípísmoodstavce" style:family="text">
      <style:text-properties style:font-name="Arial" style:font-name-complex="Arial"/>
    </style:style>
    <style:style style:name="T2698" style:parent-style-name="Standardnípísmoodstavce" style:family="text">
      <style:text-properties style:font-name="Arial" style:font-name-complex="Arial"/>
    </style:style>
    <style:style style:name="T2699" style:parent-style-name="Standardnípísmoodstavce" style:family="text">
      <style:text-properties style:font-name="Arial" style:font-name-complex="Arial"/>
    </style:style>
    <style:style style:name="T2700" style:parent-style-name="Standardnípísmoodstavce" style:family="text">
      <style:text-properties style:font-name="Arial" style:font-name-complex="Arial"/>
    </style:style>
    <style:style style:name="T2701" style:parent-style-name="Standardnípísmoodstavce" style:family="text">
      <style:text-properties style:font-name="Arial" style:font-name-complex="Arial"/>
    </style:style>
    <style:style style:name="T2702" style:parent-style-name="Standardnípísmoodstavce" style:family="text">
      <style:text-properties style:font-name="Arial" style:font-name-complex="Arial"/>
    </style:style>
    <style:style style:name="T2703" style:parent-style-name="Standardnípísmoodstavce" style:family="text">
      <style:text-properties style:font-name="Arial" style:font-name-complex="Arial"/>
    </style:style>
    <style:style style:name="T2704" style:parent-style-name="Standardnípísmoodstavce" style:family="text">
      <style:text-properties style:font-name="Arial" style:font-name-complex="Arial"/>
    </style:style>
    <style:style style:name="T2705" style:parent-style-name="Standardnípísmoodstavce" style:family="text">
      <style:text-properties style:font-name="Arial" style:font-name-complex="Arial"/>
    </style:style>
    <style:style style:name="T2706" style:parent-style-name="Standardnípísmoodstavce" style:family="text">
      <style:text-properties style:font-name="Arial" style:font-name-complex="Arial"/>
    </style:style>
    <style:style style:name="T2707" style:parent-style-name="Standardnípísmoodstavce" style:family="text">
      <style:text-properties style:font-name="Arial" style:font-name-complex="Arial"/>
    </style:style>
    <style:style style:name="T2708" style:parent-style-name="Standardnípísmoodstavce" style:family="text">
      <style:text-properties style:font-name="Arial" style:font-name-complex="Arial"/>
    </style:style>
    <style:style style:name="T2709" style:parent-style-name="Standardnípísmoodstavce" style:family="text">
      <style:text-properties style:font-name="Arial" style:font-name-complex="Arial"/>
    </style:style>
    <style:style style:name="T2710" style:parent-style-name="Standardnípísmoodstavce" style:family="text">
      <style:text-properties style:font-name="Arial" style:font-name-complex="Arial"/>
    </style:style>
    <style:style style:name="T2711" style:parent-style-name="Standardnípísmoodstavce" style:family="text">
      <style:text-properties style:font-name="Arial" style:font-name-complex="Arial" style:font-weight-complex="bold"/>
    </style:style>
    <style:style style:name="T2712" style:parent-style-name="Standardnípísmoodstavce" style:family="text">
      <style:text-properties style:font-name="Arial" style:font-name-complex="Arial" style:font-weight-complex="bold"/>
    </style:style>
    <style:style style:name="T2713" style:parent-style-name="Standardnípísmoodstavce" style:family="text">
      <style:text-properties style:font-name="Arial" style:font-name-complex="Arial" style:font-weight-complex="bold"/>
    </style:style>
    <style:style style:name="T2714" style:parent-style-name="Standardnípísmoodstavce" style:family="text">
      <style:text-properties style:font-name="Arial" style:font-name-complex="Arial" style:font-weight-complex="bold"/>
    </style:style>
    <style:style style:name="T2715" style:parent-style-name="Standardnípísmoodstavce" style:family="text">
      <style:text-properties style:font-name="Arial" style:font-name-complex="Arial"/>
    </style:style>
    <style:style style:name="T2716" style:parent-style-name="Standardnípísmoodstavce" style:family="text">
      <style:text-properties style:font-name="Arial" style:font-name-complex="Arial"/>
    </style:style>
    <style:style style:name="T2717" style:parent-style-name="Standardnípísmoodstavce" style:family="text">
      <style:text-properties style:font-name="Arial" style:font-name-complex="Arial"/>
    </style:style>
    <style:style style:name="T2718" style:parent-style-name="Standardnípísmoodstavce" style:family="text">
      <style:text-properties style:font-name="Arial" style:font-name-complex="Arial" fo:font-weight="bold" style:font-weight-asian="bold"/>
    </style:style>
    <style:style style:name="P271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olumn2721" style:family="table-column">
      <style:table-column-properties style:column-width="0.5576in"/>
    </style:style>
    <style:style style:name="TableColumn2722" style:family="table-column">
      <style:table-column-properties style:column-width="3.7138in"/>
    </style:style>
    <style:style style:name="TableColumn2723" style:family="table-column">
      <style:table-column-properties style:column-width="2.1034in"/>
    </style:style>
    <style:style style:name="Table2720" style:family="table">
      <style:table-properties style:width="6.375in" fo:margin-left="0in" table:align="left"/>
    </style:style>
    <style:style style:name="TableRow2724" style:family="table-row">
      <style:table-row-properties style:min-row-height="0.2756in"/>
    </style:style>
    <style:style style:name="TableCell272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726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727" style:family="table-row">
      <style:table-row-properties style:min-row-height="0.2756in"/>
    </style:style>
    <style:style style:name="TableCell2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9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/>
    </style:style>
    <style:style style:name="TableCell2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1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Cell2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3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734" style:family="table-row">
      <style:table-row-properties style:min-row-height="0.2756in"/>
    </style:style>
    <style:style style:name="TableCell2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6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737" style:family="table-cell">
      <style:table-cell-properties fo:border="0.0069in solid #000000" style:writing-mode="lr-tb" fo:padding-top="0in" fo:padding-left="0.075in" fo:padding-bottom="0in" fo:padding-right="0.075in"/>
    </style:style>
    <style:style style:name="P2738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2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0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741" style:family="table-row">
      <style:table-row-properties style:min-row-height="0.2756in"/>
    </style:style>
    <style:style style:name="TableCell2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3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744" style:family="table-cell">
      <style:table-cell-properties fo:border="0.0069in solid #000000" style:writing-mode="lr-tb" fo:padding-top="0in" fo:padding-left="0.075in" fo:padding-bottom="0in" fo:padding-right="0.075in"/>
    </style:style>
    <style:style style:name="P2745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2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7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748" style:family="table-row">
      <style:table-row-properties style:min-row-height="0.2756in"/>
    </style:style>
    <style:style style:name="TableCell2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0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751" style:family="table-cell">
      <style:table-cell-properties fo:border="0.0069in solid #000000" style:writing-mode="lr-tb" fo:padding-top="0in" fo:padding-left="0.075in" fo:padding-bottom="0in" fo:padding-right="0.075in"/>
    </style:style>
    <style:style style:name="P2752" style:parent-style-name="Normální" style:family="paragraph">
      <style:paragraph-properties fo:text-align="justify" fo:margin-top="0.0833in" fo:margin-bottom="0in" fo:line-height="100%"/>
    </style:style>
    <style:style style:name="T2753" style:parent-style-name="Standardnípísmoodstavce" style:family="text">
      <style:text-properties style:font-name="Arial" style:font-name-complex="Arial" fo:font-weight="bold" style:font-weight-asian="bold"/>
    </style:style>
    <style:style style:name="T2754" style:parent-style-name="Standardnípísmoodstavce" style:family="text">
      <style:text-properties style:font-name="Arial" style:font-name-complex="Arial"/>
    </style:style>
    <style:style style:name="TableCell2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6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757" style:family="table-row">
      <style:table-row-properties style:min-row-height="0.2756in"/>
    </style:style>
    <style:style style:name="TableCell2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9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760" style:family="table-cell">
      <style:table-cell-properties fo:border="0.0069in solid #000000" style:writing-mode="lr-tb" fo:padding-top="0in" fo:padding-left="0.075in" fo:padding-bottom="0in" fo:padding-right="0.075in"/>
    </style:style>
    <style:style style:name="P2761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2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3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764" style:family="table-row">
      <style:table-row-properties style:min-row-height="0.2756in"/>
    </style:style>
    <style:style style:name="TableCell2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6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767" style:family="table-cell">
      <style:table-cell-properties fo:border="0.0069in solid #000000" style:writing-mode="lr-tb" fo:padding-top="0in" fo:padding-left="0.075in" fo:padding-bottom="0in" fo:padding-right="0.075in"/>
    </style:style>
    <style:style style:name="P2768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TableCell2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0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2771" style:parent-style-name="Nadpis2" style:family="paragraph">
      <style:paragraph-properties fo:break-before="page" fo:line-height="100%"/>
    </style:style>
    <style:style style:name="P277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color="#31849B"/>
    </style:style>
    <style:style style:name="TableColumn2774" style:family="table-column">
      <style:table-column-properties style:column-width="6.3972in"/>
    </style:style>
    <style:style style:name="Table2773" style:family="table">
      <style:table-properties style:width="6.3972in" fo:margin-left="0in" table:align="left"/>
    </style:style>
    <style:style style:name="TableRow2775" style:family="table-row">
      <style:table-row-properties style:min-row-height="0.2756in"/>
    </style:style>
    <style:style style:name="TableCell277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77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2778" style:family="table-row">
      <style:table-row-properties/>
    </style:style>
    <style:style style:name="TableCell2779" style:family="table-cell">
      <style:table-cell-properties fo:border="0.0069in solid #000000" style:writing-mode="lr-tb" fo:padding-top="0in" fo:padding-left="0.075in" fo:padding-bottom="0in" fo:padding-right="0.075in"/>
    </style:style>
    <style:style style:name="P2780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2781" style:parent-style-name="Normální" style:family="paragraph">
      <style:paragraph-properties fo:text-align="justify" fo:margin-top="0.0833in" fo:margin-bottom="0in" fo:line-height="100%"/>
    </style:style>
    <style:style style:name="T2782" style:parent-style-name="Standardnípísmoodstavce" style:family="text">
      <style:text-properties style:font-name="Arial" style:font-name-complex="Arial"/>
    </style:style>
    <style:style style:name="T2783" style:parent-style-name="Standardnípísmoodstavce" style:family="text">
      <style:text-properties style:font-name="Arial" style:font-name-complex="Arial"/>
    </style:style>
    <style:style style:name="T2784" style:parent-style-name="Standardnípísmoodstavce" style:family="text">
      <style:text-properties style:font-name="Arial" style:font-name-complex="Arial"/>
    </style:style>
    <style:style style:name="T2785" style:parent-style-name="Standardnípísmoodstavce" style:family="text">
      <style:text-properties style:font-name="Arial" style:font-name-complex="Arial"/>
    </style:style>
    <style:style style:name="T2786" style:parent-style-name="Standardnípísmoodstavce" style:family="text">
      <style:text-properties style:font-name="Arial" style:font-name-complex="Arial"/>
    </style:style>
    <style:style style:name="T2787" style:parent-style-name="Standardnípísmoodstavce" style:family="text">
      <style:text-properties style:font-name="Arial" style:font-name-complex="Arial"/>
    </style:style>
    <style:style style:name="T2788" style:parent-style-name="Standardnípísmoodstavce" style:family="text">
      <style:text-properties style:font-name="Arial" style:font-name-complex="Arial"/>
    </style:style>
    <style:style style:name="T2789" style:parent-style-name="Standardnípísmoodstavce" style:family="text">
      <style:text-properties style:font-name="Arial" style:font-name-complex="Arial"/>
    </style:style>
    <style:style style:name="T2790" style:parent-style-name="Standardnípísmoodstavce" style:family="text">
      <style:text-properties style:font-name="Arial" style:font-name-complex="Arial"/>
    </style:style>
    <style:style style:name="T2791" style:parent-style-name="Standardnípísmoodstavce" style:family="text">
      <style:text-properties style:font-name="Arial" style:font-name-complex="Arial"/>
    </style:style>
    <style:style style:name="T2792" style:parent-style-name="Standardnípísmoodstavce" style:family="text">
      <style:text-properties style:font-name="Arial" style:font-name-complex="Arial"/>
    </style:style>
    <style:style style:name="T2793" style:parent-style-name="Standardnípísmoodstavce" style:family="text">
      <style:text-properties style:font-name="Arial" style:font-name-complex="Arial"/>
    </style:style>
    <style:style style:name="T2794" style:parent-style-name="Standardnípísmoodstavce" style:family="text">
      <style:text-properties style:font-name="Arial" style:font-name-complex="Arial"/>
    </style:style>
    <style:style style:name="T2795" style:parent-style-name="Standardnípísmoodstavce" style:family="text">
      <style:text-properties style:font-name="Arial" style:font-name-complex="Arial"/>
    </style:style>
    <style:style style:name="T2796" style:parent-style-name="Standardnípísmoodstavce" style:family="text">
      <style:text-properties style:font-name="Arial" style:font-name-complex="Arial"/>
    </style:style>
    <style:style style:name="T2797" style:parent-style-name="Standardnípísmoodstavce" style:family="text">
      <style:text-properties style:font-name="Arial" style:font-name-complex="Arial" fo:font-weight="bold" style:font-weight-asian="bold"/>
    </style:style>
    <style:style style:name="P2798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 fo:color="#948A54"/>
    </style:style>
    <style:style style:name="TableColumn2800" style:family="table-column">
      <style:table-column-properties style:column-width="0.5576in"/>
    </style:style>
    <style:style style:name="TableColumn2801" style:family="table-column">
      <style:table-column-properties style:column-width="3.7138in"/>
    </style:style>
    <style:style style:name="TableColumn2802" style:family="table-column">
      <style:table-column-properties style:column-width="2.1034in"/>
    </style:style>
    <style:style style:name="Table2799" style:family="table">
      <style:table-properties style:width="6.375in" fo:margin-left="0in" table:align="left"/>
    </style:style>
    <style:style style:name="TableRow2803" style:family="table-row">
      <style:table-row-properties style:min-row-height="0.2756in"/>
    </style:style>
    <style:style style:name="TableCell280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805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806" style:family="table-row">
      <style:table-row-properties style:min-row-height="0.2756in"/>
    </style:style>
    <style:style style:name="TableCell2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8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/>
    </style:style>
    <style:style style:name="TableCell2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0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Cell2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2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813" style:family="table-row">
      <style:table-row-properties style:min-row-height="0.2756in"/>
    </style:style>
    <style:style style:name="TableCell2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5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816" style:family="table-cell">
      <style:table-cell-properties fo:border="0.0069in solid #000000" style:writing-mode="lr-tb" fo:padding-top="0in" fo:padding-left="0.075in" fo:padding-bottom="0in" fo:padding-right="0.075in"/>
    </style:style>
    <style:style style:name="P2817" style:parent-style-name="Normální" style:family="paragraph">
      <style:paragraph-properties fo:text-align="justify" fo:margin-top="0.0833in" fo:margin-bottom="0in" fo:line-height="100%"/>
    </style:style>
    <style:style style:name="T2818" style:parent-style-name="Standardnípísmoodstavce" style:family="text">
      <style:text-properties style:font-name="Arial" style:font-name-complex="Arial" fo:font-weight="bold" style:font-weight-asian="bold"/>
    </style:style>
    <style:style style:name="T2819" style:parent-style-name="Standardnípísmoodstavce" style:family="text">
      <style:text-properties style:font-name="Arial" style:font-name-complex="Arial" fo:font-weight="bold" style:font-weight-asian="bold"/>
    </style:style>
    <style:style style:name="TableCell2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1" style:parent-style-name="Normální" style:family="paragraph">
      <style:paragraph-properties fo:text-align="center" fo:margin-top="0.0833in" fo:margin-bottom="0in" fo:line-height="100%"/>
    </style:style>
    <style:style style:name="T2822" style:parent-style-name="Standardnípísmoodstavce" style:family="text">
      <style:text-properties style:font-name="Arial" style:font-name-complex="Arial" fo:font-weight="bold" style:font-weight-asian="bold"/>
    </style:style>
    <style:style style:name="P2823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 fo:color="#948A54" fo:background-color="#FFFF00"/>
    </style:style>
    <style:style style:name="TableColumn2825" style:family="table-column">
      <style:table-column-properties style:column-width="6.434in"/>
    </style:style>
    <style:style style:name="Table2824" style:family="table">
      <style:table-properties style:width="6.434in" fo:margin-left="0in" table:align="left"/>
    </style:style>
    <style:style style:name="TableRow2826" style:family="table-row">
      <style:table-row-properties style:min-row-height="0.2479in"/>
    </style:style>
    <style:style style:name="TableCell282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828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829" style:family="table-row">
      <style:table-row-properties style:min-row-height="0.2479in"/>
    </style:style>
    <style:style style:name="TableCell2830" style:family="table-cell">
      <style:table-cell-properties fo:border="0.0069in solid #000000" style:writing-mode="lr-tb" fo:padding-top="0in" fo:padding-left="0.075in" fo:padding-bottom="0in" fo:padding-right="0.075in"/>
    </style:style>
    <style:style style:name="P2831" style:parent-style-name="Normální" style:family="paragraph">
      <style:paragraph-properties fo:text-align="justify" fo:margin-top="0.0833in" fo:margin-bottom="0in" fo:line-height="100%"/>
      <style:text-properties style:font-name="Arial" style:font-name-complex="Arial" fo:font-weight="bold" style:font-weight-asian="bold"/>
    </style:style>
    <style:style style:name="P2832" style:parent-style-name="Normální" style:family="paragraph">
      <style:paragraph-properties fo:text-align="justify" fo:margin-top="0.0833in" fo:margin-bottom="0in" fo:line-height="100%"/>
    </style:style>
    <style:style style:name="T2833" style:parent-style-name="Standardnípísmoodstavce" style:family="text">
      <style:text-properties style:font-name="Arial" style:font-name-complex="Arial" fo:font-weight="bold" style:font-weight-asian="bold"/>
    </style:style>
    <style:style style:name="T2834" style:parent-style-name="Standardnípísmoodstavce" style:family="text">
      <style:text-properties style:font-name="Arial" style:font-name-complex="Arial" fo:font-weight="bold" style:font-weight-asian="bold"/>
    </style:style>
    <style:style style:name="T2835" style:parent-style-name="Standardnípísmoodstavce" style:family="text">
      <style:text-properties style:font-name="Arial" style:font-name-complex="Arial" fo:font-weight="bold" style:font-weight-asian="bold"/>
    </style:style>
    <style:style style:name="T2836" style:parent-style-name="Standardnípísmoodstavce" style:family="text">
      <style:text-properties style:font-name="Arial" style:font-name-complex="Arial" fo:font-weight="bold" style:font-weight-asian="bold"/>
    </style:style>
    <style:style style:name="P283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83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839" style:parent-style-name="Nadpis2" style:family="paragraph">
      <style:paragraph-properties fo:break-before="page" fo:line-height="100%"/>
    </style:style>
    <style:style style:name="P2840" style:parent-style-name="Normální" style:family="paragraph">
      <style:paragraph-properties fo:text-align="justify" fo:margin-top="0.0833in" fo:margin-bottom="0in" fo:line-height="100%"/>
    </style:style>
    <style:style style:name="T2841" style:parent-style-name="Standardnípísmoodstavce" style:family="text">
      <style:text-properties style:font-name="Arial" style:font-name-complex="Arial"/>
    </style:style>
    <style:style style:name="T2842" style:parent-style-name="Standardnípísmoodstavce" style:family="text">
      <style:text-properties style:font-name="Arial" style:font-name-complex="Arial"/>
    </style:style>
    <style:style style:name="T2843" style:parent-style-name="Standardnípísmoodstavce" style:family="text">
      <style:text-properties style:font-name="Arial" style:font-name-complex="Arial"/>
    </style:style>
    <style:style style:name="T2844" style:parent-style-name="Standardnípísmoodstavce" style:family="text">
      <style:text-properties style:font-name="Arial" style:font-name-complex="Arial"/>
    </style:style>
    <style:style style:name="T2845" style:parent-style-name="Standardnípísmoodstavce" style:family="text">
      <style:text-properties style:font-name="Arial" style:font-name-complex="Arial"/>
    </style:style>
    <style:style style:name="T2846" style:parent-style-name="Standardnípísmoodstavce" style:family="text">
      <style:text-properties style:font-name="Arial" style:font-name-complex="Arial"/>
    </style:style>
    <style:style style:name="T2847" style:parent-style-name="Standardnípísmoodstavce" style:family="text">
      <style:text-properties style:font-name="Arial" style:font-name-complex="Arial"/>
    </style:style>
    <style:style style:name="T2848" style:parent-style-name="Standardnípísmoodstavce" style:family="text">
      <style:text-properties style:font-name="Arial" style:font-name-complex="Arial"/>
    </style:style>
    <style:style style:name="T2849" style:parent-style-name="Standardnípísmoodstavce" style:family="text">
      <style:text-properties style:font-name="Arial" style:font-name-complex="Arial"/>
    </style:style>
    <style:style style:name="T2850" style:parent-style-name="Standardnípísmoodstavce" style:family="text">
      <style:text-properties style:font-name="Arial" style:font-name-complex="Arial"/>
    </style:style>
    <style:style style:name="T2851" style:parent-style-name="Standardnípísmoodstavce" style:family="text">
      <style:text-properties style:font-name="Arial" style:font-name-complex="Arial"/>
    </style:style>
    <style:style style:name="T2852" style:parent-style-name="Standardnípísmoodstavce" style:family="text">
      <style:text-properties style:font-name="Arial" style:font-name-complex="Arial"/>
    </style:style>
    <style:style style:name="T2853" style:parent-style-name="Standardnípísmoodstavce" style:family="text">
      <style:text-properties style:font-name="Arial" style:font-name-complex="Arial"/>
    </style:style>
    <style:style style:name="T2854" style:parent-style-name="Standardnípísmoodstavce" style:family="text">
      <style:text-properties style:font-name="Arial" style:font-name-asian="Times New Roman" style:font-name-complex="Arial" style:language-asian="cs" style:country-asian="CZ"/>
    </style:style>
    <style:style style:name="P2855" style:parent-style-name="Normální" style:family="paragraph">
      <style:paragraph-properties fo:text-align="justify" fo:margin-top="0.0833in" fo:margin-bottom="0in" fo:line-height="100%"/>
      <style:text-properties style:font-name="Arial" style:font-name-asian="Times New Roman" style:font-name-complex="Arial" style:language-asian="cs" style:country-asian="CZ"/>
    </style:style>
    <style:style style:name="P285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857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85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85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860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861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862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2863" style:parent-style-name="Normální" style:family="paragraph">
      <style:paragraph-properties fo:text-align="center" fo:margin-bottom="0in" fo:line-height="100%">
        <style:tab-stops>
          <style:tab-stop style:type="left" style:position="-3.375in"/>
        </style:tab-stops>
      </style:paragraph-properties>
    </style:style>
    <style:style style:name="T2864" style:parent-style-name="Standardnípísmoodstavce" style:family="text"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T2865" style:parent-style-name="Standardnípísmoodstavce" style:family="text"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T2866" style:parent-style-name="Standardnípísmoodstavce" style:family="text">
      <style:text-properties style:font-name="Arial" style:font-name-asian="Times New Roman" style:font-name-complex="Arial" style:language-asian="cs" style:country-asian="CZ"/>
    </style:style>
    <style:style style:name="T2867" style:parent-style-name="Standardnípísmoodstavce" style:family="text">
      <style:text-properties style:font-name="Arial" style:font-name-asian="Times New Roman" style:font-name-complex="Arial" style:language-asian="cs" style:country-asian="CZ"/>
    </style:style>
    <style:style style:name="P2868" style:parent-style-name="Normální" style:family="paragraph">
      <style:paragraph-properties fo:text-align="center" fo:margin-bottom="0in" fo:line-height="100%">
        <style:tab-stops>
          <style:tab-stop style:type="left" style:position="-3.375in"/>
        </style:tab-stops>
      </style:paragraph-properties>
      <style:text-properties style:font-name="Arial" style:font-name-asian="Times New Roman" style:font-name-complex="Arial" style:language-asian="cs" style:country-asian="CZ"/>
    </style:style>
    <style:style style:name="P2869" style:parent-style-name="Normální" style:family="paragraph">
      <style:paragraph-properties fo:text-align="center" fo:margin-bottom="0in" fo:line-height="100%">
        <style:tab-stops>
          <style:tab-stop style:type="left" style:position="1.0104in"/>
        </style:tab-stops>
      </style:paragraph-properties>
      <style:text-properties style:font-name="Arial" style:font-name-asian="Times New Roman" style:font-name-complex="Arial" style:language-asian="cs" style:country-asian="CZ"/>
    </style:style>
    <style:style style:name="P2870" style:parent-style-name="Normální" style:family="paragraph">
      <style:paragraph-properties fo:margin-bottom="0in" fo:line-height="100%"/>
    </style:style>
    <style:style style:name="P2871" style:parent-style-name="Normální" style:family="paragraph">
      <style:paragraph-properties fo:line-height="100%"/>
    </style:style>
  </office:automatic-styles>
  <office:body>
    <office:text text:use-soft-page-breaks="true">
      <text:p text:style-name="P1"/>
      <text:p text:style-name="P6"/>
      <text:p text:style-name="P7"/>
      <text:p text:style-name="P8"/>
      <text:p text:style-name="P9"/>
      <text:p text:style-name="P10"/>
      <text:p text:style-name="P11"/>
      <text:p text:style-name="P12">ZPRÁVA Z NÁVŠTĚVY ZAŘÍZENÍ</text:p>
      <text:p text:style-name="P13"/>
      <text:p text:style-name="P14">Domov<text:s/>pro seniory<text:s/>Zlaté<text:s/>slunce, Patrice Lumumby 2608/66, 700 30 Ostrava</text:p>
      <text:p text:style-name="P15"/>
      <text:p text:style-name="P16"/>
      <text:p text:style-name="P17"/>
      <text:p text:style-name="P18"/>
      <text:p text:style-name="P19"/>
      <text:p text:style-name="P20"/>
      <text:p text:style-name="Normální"/>
      <text:p text:style-name="P21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Název zařízení:</text:p>
          </table:table-cell>
          <table:table-cell table:style-name="TableCell28">
            <text:p text:style-name="P29">Domov pro seniory<text:s/>Zlaté slunce</text:p>
          </table:table-cell>
        </table:table-row>
        <table:table-row table:style-name="TableRow30">
          <table:table-cell table:style-name="TableCell31">
            <text:p text:style-name="P32">Kontakt:</text:p>
          </table:table-cell>
          <table:table-cell table:style-name="TableCell33">
            <text:p text:style-name="P34"><text:span text:style-name="T35">email:<text:s/></text:span><text:a xlink:href="mailto:info@agenturaslunce.cz" office:target-frame-name="_top" xlink:show="replace"><text:span text:style-name="T36">info@agenturaslunce.cz</text:span></text:a></text:p>
            <text:p text:style-name="P37">telefon:<text:s/>596 916 050</text:p>
          </table:table-cell>
        </table:table-row>
        <table:table-row table:style-name="TableRow38">
          <table:table-cell table:style-name="TableCell39">
            <text:p text:style-name="P40">Zřizovatel:</text:p>
          </table:table-cell>
          <table:table-cell table:style-name="TableCell41">
            <text:p text:style-name="P42">Agentura Slunce,<text:s/>o.<text:s/>p.<text:s/>s.</text:p>
          </table:table-cell>
        </table:table-row>
        <table:table-row table:style-name="TableRow43">
          <table:table-cell table:style-name="TableCell44">
            <text:p text:style-name="P45">Ředitelka:</text:p>
          </table:table-cell>
          <table:table-cell table:style-name="TableCell46">
            <text:p text:style-name="P47"><text:span text:style-name="T48">Vlasta Hrubošová</text:span></text:p>
          </table:table-cell>
        </table:table-row>
        <table:table-row table:style-name="TableRow49">
          <table:table-cell table:style-name="TableCell50">
            <text:p text:style-name="P51">Typ zařízení:</text:p>
          </table:table-cell>
          <table:table-cell table:style-name="TableCell52">
            <text:p text:style-name="P53">zařízení sociálních služeb<text:s/>–<text:s/>domov pro seniory<text:s/></text:p>
          </table:table-cell>
        </table:table-row>
        <table:table-row table:style-name="TableRow54">
          <table:table-cell table:style-name="TableCell55">
            <text:p text:style-name="P56">Kapacita:</text:p>
          </table:table-cell>
          <table:table-cell table:style-name="TableCell57">
            <text:p text:style-name="P58">62<text:s/>lůžek<text:s/>registrovaných, fakticky 59<text:s/></text:p>
          </table:table-cell>
        </table:table-row>
        <table:table-row table:style-name="TableRow59">
          <table:table-cell table:style-name="TableCell60">
            <text:p text:style-name="P61">Datum návštěvy:</text:p>
          </table:table-cell>
          <table:table-cell table:style-name="TableCell62">
            <text:p text:style-name="P63">2. –<text:s/>4.<text:s/>září<text:s/>2013</text:p>
          </table:table-cell>
        </table:table-row>
        <table:table-row table:style-name="TableRow64">
          <table:table-cell table:style-name="TableCell65">
            <text:p text:style-name="P66">Druh návštěvy:</text:p>
          </table:table-cell>
          <table:table-cell table:style-name="TableCell67">
            <text:p text:style-name="P68">neohlášená</text:p>
          </table:table-cell>
        </table:table-row>
        <table:table-row table:style-name="TableRow69">
          <table:table-cell table:style-name="TableCell70">
            <text:p text:style-name="P71">Datum vydání zprávy:</text:p>
          </table:table-cell>
          <table:table-cell table:style-name="TableCell72">
            <text:p text:style-name="P73"><text:span text:style-name="T74">1</text:span><text:span text:style-name="T75">6</text:span><text:span text:style-name="T76">. prosince</text:span><text:span text:style-name="T77"><text:s/>2013</text:span></text:p>
          </table:table-cell>
        </table:table-row>
        <table:table-row table:style-name="TableRow78">
          <table:table-cell table:style-name="TableCell79">
            <text:p text:style-name="P80">Návštěvu provedli:</text:p>
          </table:table-cell>
          <table:table-cell table:style-name="TableCell81">
            <text:p text:style-name="P82">Mgr.<text:s/>et Mgr. Adéla Hradilová,<text:s/>Mgr. Zuzana Kameníková, Mgr. Jana Růžičková,<text:s/>Mgr. Ladislav Tomeček<text:s/>a<text:s/>Mgr. Tomáš Petr,<text:s/>Ph.D.</text:p>
          </table:table-cell>
        </table:table-row>
      </table:table>
      <text:p text:style-name="P83"/>
      <text:p text:style-name="P84"/>
      <text:p text:style-name="P85"/>
      <text:p text:style-name="P86"/>
      <text:p text:style-name="P87"/>
      <text:p text:style-name="P88"/>
      <text:p text:style-name="P93">OBSAH</text:p>
      <text:p text:style-name="P94"/>
      <text:p text:style-name="P95"/>
      <text:p text:style-name="P96"><text:tab/><text:tab/><text:tab/><text:tab/><text:tab/><text:tab/><text:tab/><text:tab/><text:tab/><text:tab/><text:tab/>Strana</text:p>
      <text:p text:style-name="P97"><text:span text:style-name="T98">ÚVOD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3-4</text:span></text:p>
      <text:p text:style-name="P111"><text:tab/><text:tab/>Právní podklad pro provedení návštěvy a její cíl<text:tab/><text:tab/><text:tab/>3</text:p>
      <text:p text:style-name="P112"><text:tab/><text:tab/>Právní úprava<text:s/>poskytování sociální služby<text:s/>DPS a DZR<text:s/><text:tab/><text:tab/>3-4</text:p>
      <text:p text:style-name="P113"><text:tab/><text:tab/>Informace o zařízení<text:tab/><text:tab/><text:tab/><text:tab/><text:tab/><text:tab/><text:tab/>4</text:p>
      <text:p text:style-name="P114"><text:tab/><text:tab/>Informace o klientech<text:tab/><text:tab/><text:tab/><text:tab/><text:tab/><text:tab/><text:tab/>4</text:p>
      <text:p text:style-name="P115"><text:tab/><text:tab/>Průběh návštěvy<text:tab/><text:tab/><text:tab/><text:tab/><text:tab/><text:tab/><text:tab/>4</text:p>
      <text:p text:style-name="P116"><text:tab/><text:tab/></text:p>
      <text:p text:style-name="P117"><text:span text:style-name="T118">ČÁST 1</text:span><text:span text:style-name="T119"><text:tab/></text:span><text:span text:style-name="T120">Prostředí, vybavení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5-8</text:span></text:p>
      <text:p text:style-name="P129"><text:span text:style-name="T130"><text:tab/></text:span><text:span text:style-name="T131"><text:tab/></text:span><text:span text:style-name="T132">Zjištění z návštěvy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5-7</text:span></text:p>
      <text:p text:style-name="P141"><text:tab/><text:tab/>Doporučení ochránce<text:tab/><text:tab/><text:tab/><text:tab/><text:tab/><text:tab/><text:tab/>7-8</text:p>
      <text:p text:style-name="P142"/>
      <text:p text:style-name="P143"><text:span text:style-name="T144">ČÁST 2</text:span><text:span text:style-name="T145"><text:tab/></text:span><text:span text:style-name="T146">Poskytovaná péče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9-19</text:span></text:p>
      <text:p text:style-name="P155"><text:span text:style-name="T156"><text:tab/></text:span><text:span text:style-name="T157"><text:tab/></text:span><text:span text:style-name="T158">Zjištění z návštěvy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9-16</text:span></text:p>
      <text:p text:style-name="P167">Doporučení ochránce<text:tab/><text:tab/><text:tab/><text:tab/><text:tab/><text:tab/><text:tab/>17-19</text:p>
      <text:p text:style-name="P168"/>
      <text:p text:style-name="P169"><text:span text:style-name="T170">ČÁST 3</text:span><text:span text:style-name="T171"><text:tab/></text:span><text:span text:style-name="T172">Volnost pohybu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2</text:span><text:span text:style-name="T181">0</text:span><text:span text:style-name="T182">-2</text:span><text:span text:style-name="T183">4</text:span></text:p>
      <text:p text:style-name="P184"><text:span text:style-name="T185"><text:tab/></text:span><text:span text:style-name="T186"><text:tab/></text:span><text:span text:style-name="T187">Zjištění z návštěvy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20-23</text:span></text:p>
      <text:p text:style-name="P196"><text:tab/><text:tab/>Doporučení ochránce<text:tab/><text:tab/><text:tab/><text:tab/><text:tab/><text:tab/><text:tab/>24</text:p>
      <text:p text:style-name="P197"/>
      <text:p text:style-name="P198"><text:span text:style-name="T199">ČÁST 4</text:span><text:span text:style-name="T200"><text:tab/></text:span><text:span text:style-name="T201">Smlouva o poskytnutí sociální služby</text:span><text:span text:style-name="T202"><text:tab/></text:span><text:span text:style-name="T203"><text:tab/></text:span><text:span text:style-name="T204"><text:tab/></text:span><text:span text:style-name="T205"><text:tab/></text:span><text:span text:style-name="T206">25-</text:span><text:span text:style-name="T207">26</text:span></text:p>
      <text:p text:style-name="P208"><text:span text:style-name="T209"><text:tab/></text:span><text:span text:style-name="T210"><text:tab/></text:span><text:span text:style-name="T211">Zjištění z návštěvy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25-26</text:span></text:p>
      <text:p text:style-name="P220"><text:tab/><text:tab/>Doporučení ochránce<text:tab/><text:tab/><text:tab/><text:tab/><text:tab/><text:tab/><text:tab/>26</text:p>
      <text:p text:style-name="P221"/>
      <text:p text:style-name="P222"><text:span text:style-name="T223">ČÁST 5</text:span><text:span text:style-name="T224"><text:tab/></text:span><text:span text:style-name="T225">Personál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/text:span><text:span text:style-name="T234">2</text:span><text:span text:style-name="T235">7</text:span></text:p>
      <text:p text:style-name="P236"><text:span text:style-name="T237"><text:tab/></text:span><text:span text:style-name="T238"><text:tab/></text:span><text:span text:style-name="T239">Zjištění z návštěvy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2</text:span><text:span text:style-name="T248">7</text:span></text:p>
      <text:p text:style-name="P249"><text:tab/><text:tab/>Doporučení ochránce<text:tab/><text:tab/><text:tab/><text:tab/><text:tab/><text:tab/><text:tab/>27</text:p>
      <text:p text:style-name="P250">Opatření doporučená ke zvýšení standardu poskytované péče<text:tab/>27</text:p>
      <text:p text:style-name="P251"/>
      <text:p text:style-name="P252"><text:span text:style-name="T253">ZÁVĚR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/text:span><text:span text:style-name="T260"><text:tab/></text:span><text:span text:style-name="T261"><text:tab/></text:span><text:span text:style-name="T262"><text:tab/></text:span><text:span text:style-name="T263"><text:tab/></text:span><text:span text:style-name="T264">2</text:span><text:span text:style-name="T265">8</text:span></text:p>
      <text:p text:style-name="P266"/>
      <text:p text:style-name="P267"/>
      <text:soft-page-break/>
      <text:p text:style-name="P268"><text:span text:style-name="T269">ÚVOD</text:span></text:p>
      <text:p text:style-name="P270"/>
      <text:p text:style-name="P271">Právní podklad pro provedení návštěvy a její cíl</text:p>
      <text:p text:style-name="P272">Veřejný ochránce práv na základě ustanovení § 1 odst. 3 a 4 zákona č. 349/1999 Sb., o veřejném ochránci práv, ve znění pozdějších<text:s/>předpisů (dále také<text:s/>„zákon o veřejném ochránci práv“),<text:s/>provádí systematické návštěvy míst (zařízení), v nichž se nacházejí nebo mohou nacházet osoby omezené na svobodě. Příčinou omezení na svobodě může být rozhodnutí orgánu veřejné moci,<text:s/>nebo může jít o důsledek<text:s/>závislosti na poskytované péči.<text:s/><text:s/>Zařízení sociálních služeb<text:s/>představují<text:s/>zařízení, kde omezení<text:s/>osobní svobody osob může být způsobeno<text:s/>závislostí<text:s/>na poskytované péči<text:s/>ve smyslu ustanovení § 1 odst. 4 písm. c) zákona o veřejném ochránci práv.<text:s/></text:p>
      <text:p text:style-name="P273"><text:span text:style-name="T274">Cílem systematických návštěv je posílit ochranu osob před všemi formami tzv. špatného zacházení. Špatným zacházením je třeba rozumět jednání, které obecně řečeno nerespektuje lidskou důstojnost. V extrémní poloze může mít podobu mučení, krutého, nelidského či ponižujícího zacházení nebo trestání, v nižší intenzitě formu neúcty k člověku a jeho právům, nerespektování jeho sociální autonomie, soukromí nebo práva na spoluúčast v procesu rozhodování o jeho vlastním životě, zneužívání závislosti na poskytované péči, nebo její prohlubování. Formálně může špatné zacházení spočívat jak v porušování práv garantovaných Listinou základních práv a svobod</text:span><text:span text:style-name="T275">,</text:span><text:span text:style-name="T276"><text:note text:note-class="footnote" text:id="_ftn0"><text:note-citation>1</text:note-citation><text:note-body><text:p text:style-name="P277"><text:span text:style-name="T278">Usnesení předsednictva ČNR č. 2/1993 Sb., o vyhlášení Listiny základních práv a svobod jako součásti ústavního pořádku České republiky.</text:span></text:p></text:note-body></text:note></text:span><text:span text:style-name="T279"><text:s/>m</text:span><text:span text:style-name="T280">ezinárodními úmluvami, zákony a </text:span><text:span text:style-name="T281">podzákonnými právními předpisy, tak v neplnění více či méně závazných instrukcí, pokynů, standardů péče, principů dobré praxe či postupů.</text:span></text:p>
      <text:p text:style-name="P282">V<text:s/>zařízeních sociálních služeb<text:s/>může mít špatné zacházení<text:s/>obecně<text:s/>podobu nerespektování práva na soukromí, práva na rodinný život, posilování závislosti na poskytované péči, nerespektování sociální autonomie a práva na spoluúčast při rozhodování o vlastním životě.<text:s/>Konkrétně v zařízeních se zvláštním režimem<text:s/>může docházet k faktickému omezení svobody,<text:s/>či zásahu do lidské důstojnosti klientů<text:s/>v závislosti na míře jejich soběstačnosti, jakož i s ohledem na relativně dlouhodobou<text:s/>péči.<text:s/></text:p>
      <text:p text:style-name="P283"><text:span text:style-name="T284">Veřejný ochránce práv provádí systematické návštěvy od roku 2006. Zveřejňuje informace se zevšeobecněnými poznatky o situaci v jednotlivých typech zařízení.<text:s/></text:span><text:span text:style-name="T285">Tyto j</text:span><text:span text:style-name="T286">sou dálkově dostupné</text:span><text:span text:style-name="T287">,</text:span><text:span text:style-name="T288"><text:note text:note-class="footnote" text:id="_ftn1"><text:note-citation>2</text:note-citation><text:note-body><text:p text:style-name="P289"><text:span text:style-name="T290"><text:s/></text:span><text:span text:style-name="T291">Veřejný ochránce práv. Souhrn zpráv z návštěv zařízení:</text:span><text:span text:style-name="T292"><text:s/></text:span><text:span text:style-name="T293">http://www.ochrance.cz/ochrana-osob-omezenych-na-svobode/z-cinnosti-ombudsmana/zpravy-z-navstev-zarizeni/.</text:span></text:p></text:note-body></text:note></text:span><text:span text:style-name="T294"><text:s/></text:span><text:span text:style-name="T295">aby mohly sloužit jak veřejnosti, tak i nenavštíveným zařízením jako zdroj informací o doporučeních ochránce.<text:s/></text:span></text:p>
      <text:p text:style-name="P296"><text:span text:style-name="T297">Rád bych</text:span><text:span text:style-name="T298"><text:s/>zdůraznil, abych vysvětlil koncepci této zprávy, která by bez této úvodní poznámky mohla vyvolávat negativní dojem, že s cílem koncipovat zprávu jako st</text:span><text:span text:style-name="T299">ručnou a </text:span><text:span text:style-name="T300">přehlednou<text:s/></text:span><text:span text:style-name="T301">nepopisuji praxi, kterou lze označit za dobrou a obecně předpokládanou</text:span><text:span text:style-name="T302">. Formuluji</text:span><text:span text:style-name="T303"><text:s/>zde</text:span><text:span text:style-name="T304"><text:s/>doporučení a návrhy pro zlepšení standardu zacházení s </text:span><text:span text:style-name="T305">klienty</text:span><text:span text:style-name="T306"><text:s/>a vyzdvihuji pouze příklady mimořádně dobré praxe</text:span><text:span text:style-name="T307">.</text:span></text:p>
      <text:p text:style-name="P308"/>
      <text:p text:style-name="P309">Právní úprava<text:s/>poskytování sociální služby „domov pro seniory“ a „domov se zvláštním režimem“</text:p>
      <text:p text:style-name="P310"/>
      <text:p text:style-name="P311"><text:span text:style-name="T312">Pobyt v</text:span><text:span text:style-name="T313"> domovech<text:s/></text:span><text:span text:style-name="T314">pro seniory a domovech<text:s/></text:span><text:span text:style-name="T315">se zvláštním režimem</text:span><text:span text:style-name="T316"><text:s/></text:span><text:span text:style-name="T317">je upraven<text:s/></text:span><text:span text:style-name="T318">zejména v zákoně č. 108/2006 Sb., o sociálních službách, ve znění pozdějších předpisů (dále také „zákon o sociálních službách“)</text:span><text:span text:style-name="T319">. Na ústavní úrovni je<text:s/></text:span><text:span text:style-name="T320">pak<text:s/></text:span><text:span text:style-name="T321">stě</text:span><text:span text:style-name="T322">žejní Listina základních práv a </text:span><text:span text:style-name="T323">svobod, která<text:s/></text:span><text:span text:style-name="T324">klientům<text:s/></text:span><text:span text:style-name="T325">těchto služeb<text:s/></text:span><text:span text:style-name="T326">garantuje základní práva a svobody.</text:span><text:span text:style-name="T327"><text:s/></text:span><text:span text:style-name="T328">Z mezinárodněprávních dokumentů, které mají před vnitrostátní</text:span><text:span text:style-name="T329">m</text:span><text:span text:style-name="T330"><text:s/>právem aplikační<text:s/></text:span><text:soft-page-break/><text:span text:style-name="T331">přednost, je nutné zmínit zejména Úmluvu o ochraně lidských práv a základních svobod</text:span><text:span text:style-name="T332"><text:note text:note-class="footnote" text:id="_ftn2"><text:note-citation>3</text:note-citation><text:note-body><text:p text:style-name="P333"><text:span text:style-name="T334"><text:s/></text:span><text:span text:style-name="T335">Sdělení č. 209/1992 Sb., o Úmluvě o ochraně lidských práv a základních svobod, ve znění protokolů č 3, 5 a 8.<text:s/></text:span></text:p></text:note-body></text:note></text:span><text:span text:style-name="T336"><text:s/>(dále</text:span><text:span text:style-name="T337"><text:s/>také</text:span><text:span text:style-name="T338"><text:s/>„Úmluva“)<text:s/></text:span><text:span text:style-name="T339">a Úmluvu<text:s/></text:span><text:span text:style-name="T340">o právech osob se zdravotním postižením.</text:span><text:span text:style-name="T341"><text:note text:note-class="footnote" text:id="_ftn3"><text:note-citation>4</text:note-citation><text:note-body><text:p text:style-name="P342"><text:span text:style-name="T343"><text:s/></text:span><text:span text:style-name="T344">Sdělení č. 10/2010 Sb. m. s., o sjednání Úmluvy o právech osob se zdravotním postižením.<text:s/></text:span></text:p></text:note-body></text:note></text:span></text:p>
      <text:p text:style-name="P345"/>
      <text:p text:style-name="P346">Na podzákonné úrovni lze zmínit zejm. vyhlášku č. 505/2006 Sb., kterou se provádějí<text:s/>některá<text:s/>ustanovení zákona o sociálních službách, ve znění pozdějších předpisů, která<text:s/>obsahuje mj.<text:s/>Standardy<text:s/>kvality<text:s/>sociálních služeb.<text:s/></text:p>
      <text:p text:style-name="P347"/>
      <text:p text:style-name="P348">Informace o zařízení<text:s/></text:p>
      <text:p text:style-name="P349"/>
      <text:p text:style-name="P350"><text:span text:style-name="T351">Domov<text:s/></text:span><text:span text:style-name="T352">pro seniory<text:s/></text:span><text:span text:style-name="T353">Zlaté slunce</text:span><text:span text:style-name="T354"><text:s/></text:span><text:span text:style-name="T355">je zařízením sociálních služeb ve smyslu ustanoven</text:span><text:span text:style-name="T356">í §<text:s/></text:span><text:span text:style-name="T357">49 (domov pro seniory)<text:s/></text:span><text:span text:style-name="T358">zákona o sociálních službách</text:span><text:span text:style-name="T359"><text:s/>(dále také „zařízení“</text:span><text:span text:style-name="T360"><text:s/>nebo „Domov“</text:span><text:span text:style-name="T361">)</text:span><text:span text:style-name="T362">. Zřizovatelem<text:s/></text:span><text:span text:style-name="T363">Domova<text:s/></text:span><text:span text:style-name="T364">je<text:s/></text:span><text:span text:style-name="T365">Agentura Slunce</text:span><text:span text:style-name="T366">,</text:span><text:span text:style-name="T367"><text:s/>o.</text:span><text:span text:style-name="T368"><text:s/></text:span><text:span text:style-name="T369">p.</text:span><text:span text:style-name="T370"><text:s/></text:span><text:span text:style-name="T371">s</text:span><text:span text:style-name="T372">.</text:span><text:span text:style-name="T373"><text:s/></text:span><text:span text:style-name="T374">Domov může být poskytovatelem zdravotních služeb ve smyslu § 11 odst. 2 písm. b) zákona o zdravotních službách.<text:s/></text:span><text:span text:style-name="T375">Žádám o </text:span><text:span text:style-name="T376">kopii oznámení krajskému úřadu podle ustanovení § 11 odst. 8 zákona o zdravotních službách.</text:span><text:span text:style-name="T377"><text:note text:note-class="footnote" text:id="_ftn4"><text:note-citation>5</text:note-citation><text:note-body><text:p text:style-name="Poznámkapodčarou"><text:s/><text:span text:style-name="T378">V současné době zákon č. 372/2011 Sb., o zdravotních službách a podmínkách jejich poskytování (zákon o zdravotních službách), ve znění pozdějších předpisů, přikazuje poskytovateli sociálních služeb poskytování zdravotních služeb v zařízeních sociálních služeb před jejich započetím<text:s/></text:span><text:span text:style-name="T379">oznámit krajskému úřadu</text:span><text:span text:style-name="T380"><text:s/>příslušnému podle místa jejich poskytování [§ 11 odst. 8 v návaznosti na § 11 odst. 2 písm. b)].</text:span></text:p></text:note-body></text:note></text:span><text:span text:style-name="T381"><text:s/></text:span><text:span text:style-name="T382">Domov má</text:span><text:span text:style-name="T383"><text:s/>i přes proklamovanou otevřenost charakter uzavřeného<text:s/></text:span><text:span text:style-name="T384">zařízení</text:span><text:span text:style-name="T385">. Recepční je přítomná 24 hodin a<text:s/></text:span><text:span text:style-name="T386">nesmí pustit<text:s/></text:span><text:span text:style-name="T387">mimo areál zařízení</text:span><text:span text:style-name="T388"><text:s/>žádného klienta samotného. Pokud klient „nepozorovaně“ odejde, je to<text:s/></text:span><text:span text:style-name="T389">považováno za exces.<text:s/></text:span><text:span text:style-name="T390">Bez ohledu na právní statut zařízení je<text:s/></text:span><text:span text:style-name="T391">nutno říct</text:span><text:span text:style-name="T392">, že<text:s/></text:span><text:span text:style-name="T393">většina klientů<text:s/></text:span><text:span text:style-name="T394">vyžaduje režim, který je přizpůsoben jejich specifickým potřebám vyplývajícím většino</text:span><text:span text:style-name="T395">u ze ztráty kognitivních funkcí, tj. že nemohou sami bez doprovodu opustit zařízení.</text:span><text:span text:style-name="T396"><text:s/></text:span></text:p>
      <text:p text:style-name="P397"/>
      <text:p text:style-name="P398">Informace<text:s/>o klientech</text:p>
      <text:p text:style-name="P399"/>
      <text:p text:style-name="P400"><text:span text:style-name="T401">Cílovou skupinu domova</text:span><text:span text:style-name="T402"><text:s/>představují</text:span><text:span text:style-name="T403"><text:s/></text:span><text:span text:style-name="T404">senioři a zdravotně postižení občané, kteří s</text:span><text:span text:style-name="T405">e ocitli v</text:span><text:span text:style-name="T406"> </text:span><text:span text:style-name="T407">závislosti na péči druhé osoby, způsobené věkem, úrazem nebo náhlou změnou zdravotního stavu, včetně prohlubující se demence</text:span><text:span text:style-name="T408"><text:s/>a osoby s Alzheimerovou chorobou.</text:span><text:span text:style-name="T409"><text:note text:note-class="footnote" text:id="_ftn5"><text:note-citation>6</text:note-citation><text:note-body><text:p text:style-name="P410"><text:span text:style-name="T411"><text:s/></text:span><text:span text:style-name="T412">http://www.agenturaslunce.cz/sluzby/domov-pro-seniory/</text:span></text:p></text:note-body></text:note></text:span><text:span text:style-name="T413"><text:s/></text:span></text:p>
      <text:p text:style-name="P414"/>
      <text:p text:style-name="P415">Přehled klientů v jednotlivých stupních závislosti na péči dle přiznaného příspěvku na péči:</text:p>
      <text:p text:style-name="P416"/>
      <table:table table:style-name="Table417">
        <table:table-columns>
          <table:table-column table:style-name="TableColumn418"/>
          <table:table-column table:style-name="TableColumn419"/>
        </table:table-columns>
        <table:table-row table:style-name="TableRow420">
          <table:table-cell table:style-name="TableCell421">
            <text:p text:style-name="P422"/>
          </table:table-cell>
          <table:table-cell table:style-name="TableCell423">
            <text:p text:style-name="P424"><text:span text:style-name="T425">Počet</text:span><text:span text:style-name="T426"><text:s/>klientů</text:span></text:p>
          </table:table-cell>
        </table:table-row>
        <table:table-row table:style-name="TableRow427">
          <table:table-cell table:style-name="TableCell428">
            <text:p text:style-name="P429"><text:span text:style-name="T430">aktuální stav</text:span><text:span text:style-name="T431"><text:s/></text:span><text:span text:style-name="T432">v zařízení</text:span></text:p>
          </table:table-cell>
          <table:table-cell table:style-name="TableCell433">
            <text:p text:style-name="P434">58</text:p>
          </table:table-cell>
        </table:table-row>
        <table:table-row table:style-name="TableRow435">
          <table:table-cell table:style-name="TableCell436">
            <text:p text:style-name="P437">z toho<text:s/>v řízení o přiznání příspěvku</text:p>
          </table:table-cell>
          <table:table-cell table:style-name="TableCell438">
            <text:p text:style-name="P439">1</text:p>
          </table:table-cell>
        </table:table-row>
        <table:table-row table:style-name="TableRow440">
          <table:table-cell table:style-name="TableCell441">
            <text:p text:style-name="P442">s příspěvkem na péči</text:p>
          </table:table-cell>
          <table:table-cell table:style-name="TableCell443">
            <text:p text:style-name="P444">57</text:p>
          </table:table-cell>
        </table:table-row>
        <table:table-row table:style-name="TableRow445">
          <table:table-cell table:style-name="TableCell446">
            <text:p text:style-name="P447"><text:span text:style-name="T448">z toho s </text:span><text:span text:style-name="T449">1.</text:span><text:span text:style-name="T450"><text:s/>stupněm závislosti<text:s/></text:span></text:p>
          </table:table-cell>
          <table:table-cell table:style-name="TableCell451">
            <text:p text:style-name="P452">1</text:p>
          </table:table-cell>
        </table:table-row>
        <table:table-row table:style-name="TableRow453">
          <table:table-cell table:style-name="TableCell454">
            <text:p text:style-name="P455"><text:span text:style-name="T456">z toho s </text:span><text:span text:style-name="T457">2.</text:span><text:span text:style-name="T458"><text:s/>stupněm závislosti<text:s/></text:span></text:p>
          </table:table-cell>
          <table:table-cell table:style-name="TableCell459">
            <text:p text:style-name="P460">5</text:p>
          </table:table-cell>
        </table:table-row>
        <table:table-row table:style-name="TableRow461">
          <table:table-cell table:style-name="TableCell462">
            <text:p text:style-name="P463"><text:span text:style-name="T464">z toho s </text:span><text:span text:style-name="T465">3.</text:span><text:span text:style-name="T466"><text:s/>stupněm závislosti<text:s/></text:span></text:p>
          </table:table-cell>
          <table:table-cell table:style-name="TableCell467">
            <text:p text:style-name="P468">18</text:p>
          </table:table-cell>
        </table:table-row>
        <table:table-row table:style-name="TableRow469">
          <table:table-cell table:style-name="TableCell470">
            <text:p text:style-name="P471"><text:span text:style-name="T472">z toho se<text:s/></text:span><text:span text:style-name="T473">4.</text:span><text:span text:style-name="T474"><text:s/>stupněm závislosti</text:span></text:p>
          </table:table-cell>
          <table:table-cell table:style-name="TableCell475">
            <text:p text:style-name="P476">33</text:p>
          </table:table-cell>
        </table:table-row>
      </table:table>
      <text:p text:style-name="P477"/>
      <text:p text:style-name="P478">Průběh návštěvy</text:p>
      <text:p text:style-name="P479">Systematická návštěva<text:s/>Domova pro seniory<text:s/>Zlaté slunce<text:s/>proběhla<text:s/>neohlášeně, s vědomím<text:s/>ředitelky<text:s/>domova,<text:s/>a trvala<text:s/>tři<text:s/>dny.<text:s/>Návštěva spočívala v prohlídce zařízení, rozhovorech s ředitelkou, zaměstnanci a některými klienty, pozorování zaměstnanců při práci a ve studiu<text:s/>dokumentace.<text:s/></text:p>
      <text:soft-page-break/>
      <text:p text:style-name="P480">ČÁST 1 –<text:s/>PROSTŘEDÍ, VYBAVENÍ</text:p>
      <text:p text:style-name="P485"/>
      <table:table table:style-name="Table486">
        <table:table-columns>
          <table:table-column table:style-name="TableColumn487"/>
        </table:table-columns>
        <table:table-row table:style-name="TableRow488">
          <table:table-cell table:style-name="TableCell489">
            <text:p text:style-name="P490">Zjištění z návštěvy</text:p>
          </table:table-cell>
        </table:table-row>
        <table:table-row table:style-name="TableRow491">
          <table:table-cell table:style-name="TableCell492">
            <text:p text:style-name="P493">Domov je organizačně členěn na dvě podlaží. V prvním nadzemním podlaží<text:s/>(modrém)<text:s/>jsou<text:s/>lůžka určena pro<text:s/>uživatele<text:s/>s demencí. V druhém nadzemním podlaží<text:s/>(oranžovém)<text:s/>se nacházejí lůžka tzv. paliativní péče.<text:s/>Bez dalšího upozorňuji, že<text:s/>toto označení je zavádějící, neboť bez lékaře není možno paliativní péči poskytovat.<text:s/>Většinu klientů<text:s/>oranžového<text:s/>podlaží tvoří taktéž osoby s demencí.<text:s/>Pracovníci v přímé péči, tj. ani zdravotní sestry ani pracovnice v sociálních službách, nemají po ruce informaci s údaji, kdo z klientů a v jakém stupni je stižen demencí.<text:s/></text:p>
            <text:p text:style-name="P494">Modré podlaží</text:p>
            <text:p text:style-name="P495"><text:span text:style-name="T496">Na modrém podlaží mají<text:s/></text:span><text:span text:style-name="T497">vždy<text:s/></text:span><text:span text:style-name="T498">dva pok</text:span><text:span text:style-name="T499">oje společnou<text:s/></text:span><text:span text:style-name="T500">koupelnu s toaletou a sprchou</text:span><text:span text:style-name="T501">. D</text:span><text:span text:style-name="T502">o<text:s/></text:span><text:span text:style-name="T503">této<text:s/></text:span><text:span text:style-name="T504">místnosti<text:s/></text:span><text:span text:style-name="T505">se vstupuje z obou pokojů, žádné dveře se ale<text:s/></text:span><text:span text:style-name="T506">nedají uzamknout</text:span><text:span text:style-name="T507">.<text:s/></text:span><text:span text:style-name="T508">Sprchový kout není od<text:s/></text:span><text:span text:style-name="T509">zbytku<text:s/></text:span><text:span text:style-name="T510">místnosti oddělen závě</text:span><text:span text:style-name="T511">sem. Zásah do soukromí nelze<text:s/></text:span><text:span text:style-name="T512">vyl</text:span><text:span text:style-name="T513">oučit.<text:s/></text:span><text:span text:style-name="T514">Doporučuji opatřit dveře<text:s/></text:span><text:span text:style-name="T515">koupelen<text:s/></text:span><text:span text:style-name="T516">zámky.<text:s/></text:span><text:span text:style-name="T517">(Lze použít mechanismy, které umožňují dveře zvenčí personálem snadno odemknout.)</text:span></text:p>
            <text:p text:style-name="P518"><text:span text:style-name="T519">Sprchový kout je oddělen od zbytku místnosti obrubníkem vysokým asi 10 cm.<text:s/></text:span><text:span text:style-name="T520">Ten představuje<text:s/></text:span><text:span text:style-name="T521">vyšší<text:s/></text:span><text:span text:style-name="T522">riziko pádu</text:span><text:span text:style-name="T523">.<text:s/></text:span><text:span text:style-name="T524">Doporučuji věnovat zvýšenou pozornost klientům, kteří se sprchují, a minimalizovat tak riziko pádu.<text:s/></text:span></text:p>
            <text:p text:style-name="P525"><text:span text:style-name="T526">Dveře od t</text:span><text:span text:style-name="T527">oale</text:span><text:span text:style-name="T528">ty</text:span><text:span text:style-name="T529"><text:s/>u jídelny<text:s/></text:span><text:span text:style-name="T530">jsou opatřeny cedulí s nápisem obsazeno/volno. Klienti ceduli prakticky nepoužívají. Cedule např. během jednoho dne<text:s/></text:span><text:span text:style-name="T531">stále<text:s/></text:span><text:span text:style-name="T532">informovala</text:span><text:span text:style-name="T533">, že je o</text:span><text:span text:style-name="T534">bsazeno, i </text:span><text:span text:style-name="T535">když na toaletě nikdo nebyl. Používání této cedule se nejeví jako praktické.<text:s/></text:span><text:span text:style-name="T536">Doporučuji opatřit i tyto dveře zámkem.<text:s/></text:span></text:p>
            <text:p text:style-name="P537"><text:span text:style-name="T538">Na toaletá</text:span><text:span text:style-name="T539">ch není dostupný toaletní papír ani ručníky.</text:span><text:span text:style-name="T540"><text:s/>Údajně je to proto, aby<text:s/></text:span><text:span text:style-name="T541">jimi</text:span><text:span text:style-name="T542"><text:s/>uživatelé neucpávali</text:span><text:span text:style-name="T543"><text:s/>odpad.<text:s/></text:span><text:span text:style-name="T544">T</text:span><text:span text:style-name="T545">oaletní papír<text:s/></text:span><text:span text:style-name="T546">a ručníky<text:s/></text:span><text:span text:style-name="T547">musí být<text:s/></text:span><text:span text:style-name="T548">d</text:span><text:span text:style-name="T549">ostupné</text:span><text:span text:style-name="T550">, aby</text:span><text:span text:style-name="T551"><text:s/>klienti nemuseli žádat<text:s/></text:span><text:span text:style-name="T552">pracovnice v sociálních službách</text:span><text:span text:style-name="T553"><text:s/>o poskytnutí. Poukazuji na dobrou praxi<text:s/></text:span><text:span text:style-name="T554">z<text:s/></text:span><text:span text:style-name="T555">jiných zaříz</text:span><text:span text:style-name="T556">ení, která používají mechanismy</text:span><text:span text:style-name="T557"><text:s/>s trhacím<text:s/></text:span><text:span text:style-name="T558">toaletním<text:s/></text:span><text:span text:style-name="T559">papírem, aby<text:s/></text:span><text:span text:style-name="T560">se<text:s/></text:span><text:span text:style-name="T561">tak<text:s/></text:span><text:span text:style-name="T562">předešlo</text:span><text:span text:style-name="T563"><text:s/></text:span><text:span text:style-name="T564">případnému<text:s/></text:span><text:span text:style-name="T565">ucpání odpadu rolí</text:span><text:span text:style-name="T566"><text:s/>toaletního papíru</text:span><text:span text:style-name="T567">.<text:s/></text:span><text:span text:style-name="T568">Doporučuji zajistit toaletní papír</text:span><text:span text:style-name="T569"><text:s/>a ručníky</text:span><text:span text:style-name="T570">.</text:span><text:span text:style-name="T571"><text:s/></text:span></text:p>
            <text:p text:style-name="P572"><text:span text:style-name="T573">V modrém podlaží je ubytováno 25 klientů. Ti mají k dispozici pouze jedinou společenskou místnost, která slouží současně jako jídelna. Již při obsazenosti 22 klienty byla místnost přeplněná a pohyb v ní byl obtížný.</text:span><text:span text:style-name="T574"><text:s/>Dle Strategie České alzheimerovské společnosti by<text:s/></text:span><text:span text:style-name="T575">skupina osob s demencí neměla čítat více než 15 osob</text:span><text:span text:style-name="T576">, přičemž potřebám skupiny má odpovídat také jedna vhodná místnost, připomínající domácnost.</text:span><text:span text:style-name="T577"><text:note text:note-class="footnote" text:id="_ftn6"><text:note-citation>7</text:note-citation><text:note-body><text:p text:style-name="P578"><text:span text:style-name="T579"><text:s/>Strategie České alzheimerovské společnosti</text:span><text:span text:style-name="T580"><text:s/>P</text:span><text:span text:style-name="T581">-</text:span><text:span text:style-name="T582">PA</text:span><text:span text:style-name="T583">-</text:span><text:span text:style-name="T584">IA. Dostupná na:<text:s/></text:span><text:a xlink:href="http://www.alzheimer.cz/cals/doporuceni-cals/" office:target-frame-name="_top" xlink:show="replace"><text:span text:style-name="T585">http://www.alzheimer.cz/cals/doporuceni-cals/</text:span></text:a></text:p></text:note-body></text:note></text:span><text:span text:style-name="T586"><text:s/></text:span><text:span text:style-name="T587">Doporučuji zajistit<text:s/></text:span><text:span text:style-name="T588">na modrém podlaží další<text:s/></text:span><text:span text:style-name="T589">vhodnou společenskou místnost pro každou maximálně patnáctičlennou skupinu osob s demencí.</text:span></text:p>
            <text:p text:style-name="P590">Oranžové<text:s/>podlaží</text:p>
            <text:p text:style-name="P591"><text:span text:style-name="T592">V</text:span><text:span text:style-name="T593"> oranžovém<text:s/></text:span><text:span text:style-name="T594">(</text:span><text:span text:style-name="T595">druhém nadzemním</text:span><text:span text:style-name="T596">)</text:span><text:span text:style-name="T597"><text:s/>podlaží bydlí<text:s/></text:span><text:span text:style-name="T598">většinou imobilní klienti</text:span><text:span text:style-name="T599">.</text:span><text:span text:style-name="T600"><text:s/></text:span><text:span text:style-name="T601">Pouze dva pokoje na tomto podlaží mají jednu vlastní společnou koupelnu.<text:s/></text:span><text:span text:style-name="T602">Na dalších 34 klientů připadá jedna koupelna s toaletou. To je žalostně málo.<text:s/></text:span><text:span text:style-name="T603">Nedostatečný počet toalet</text:span><text:span text:style-name="T604"><text:s/>nelze<text:s/></text:span><text:span text:style-name="T605">omlouvat</text:span><text:span text:style-name="T606"><text:s/>tím</text:span><text:span text:style-name="T607">, že jsou<text:s/></text:span><text:span text:style-name="T608">klienti inkontinentní</text:span><text:span text:style-name="T609">,</text:span><text:span text:style-name="T610"><text:s/>nebo že jsou</text:span><text:span text:style-name="T611"><text:s/>k d</text:span><text:span text:style-name="T612">ispozici mobilní toaletní křesla. Ta mají</text:span><text:span text:style-name="T613"><text:s/>sloužit spíše jako mimořádná pojistka a<text:s/></text:span><text:span text:style-name="T614">nemají<text:s/></text:span><text:span text:style-name="T615">nahrazovat běžnou toaletu.<text:s/></text:span><text:span text:style-name="T616">Doporučuji vybudovat dostatečný počet toalet.</text:span></text:p>
            <text:soft-page-break/>
            <text:p text:style-name="P617"><text:span text:style-name="T618">V koupelně v</text:span><text:span text:style-name="T619"><text:s/></text:span><text:span text:style-name="T620">oranžovém</text:span><text:span text:style-name="T621"><text:s/>podlaží byly umístěny pytle s použitými plenami a pytle se špinavým prádlem. Současně zde byly čisté</text:span><text:span text:style-name="T622"><text:s/>ručníky a polštáře. Nepodařilo se zjistit, zda jsou pytle s použitými plenami v koupelně i v době, kdy se klienti sprchují. Z hygienického hlediska je nutné<text:s/></text:span><text:span text:style-name="T623">zajistit skladování ve vhodné místnosti</text:span><text:span text:style-name="T624"><text:s/>určené k tomuto účelu a nepoužívat koupelnu jako sklad odpadu a špinavého prádla.<text:s/></text:span><text:span text:style-name="T625">Doporučuji nepoužívat koupelnu jako sklad.</text:span><text:span text:style-name="T626"><text:s/></text:span></text:p>
            <text:p text:style-name="P627"><text:span text:style-name="T628">Během dne byly zatažené žaluzie v pokojích některých ležících klientů. Žaluzie zjevně nebránily dopadu slunečních paprsků, bylo pod mrakem. Dostatek přirozeného světla je pro osoby s demencí velmi důležitý. Není vhodné vzbuzovat dojem nočního šera a „uspávat“ tak klienty během dne. Je třeba umožnit klientům zakoušet a vnímat<text:s/></text:span><text:span text:style-name="T629">rozdíl mezi dnem a nocí</text:span><text:span text:style-name="T630">.<text:s/></text:span><text:span text:style-name="T631">Doporučuji nestahovat žaluzie během dne</text:span><text:span text:style-name="T632">, když není nutné chránit osoby před sluncem</text:span><text:span text:style-name="T633">.</text:span><text:span text:style-name="T634"><text:s/></text:span></text:p>
            <text:p text:style-name="P635"><text:span text:style-name="T636">V oranžovém podlaží, kde je ubytováno 37 uživatelů, doposud žádná společenská místnost/jídelna nebyla. Uživatelé z oranžového podlaží, kromě čtyř, kteří využívali společenskou místnost v modrém podlaží, tak trávili celé dny pouze ve svých pokojích. To je v zásadním rozporu s tzv.<text:s/></text:span><text:span text:style-name="T637">principem normality</text:span><text:span text:style-name="T638">.<text:s/></text:span><text:span text:style-name="T639">Je normální či přirozené, že střídáme různá prostředí dle typu různých činností: prostor pro stravování, odpočinek, volnočasové či pracovní aktivity. Osoba s demencí má jako každá jin</text:span><text:span text:style-name="T640">á osoba právo střídat prostředí a</text:span><text:span text:style-name="T641"><text:s/>z této změny profitovat.<text:s/></text:span><text:span text:style-name="T642">Zařízení jí to musí umožnit. I když se</text:span><text:span text:style-name="T643"><text:s/>společenská místnost/jídelna v </text:span><text:span text:style-name="T644">oranžovém podlaží přistavuje, bude domov<text:s/></text:span><text:span text:style-name="T645">d</text:span><text:span text:style-name="T646">le Strategie České alzheimerovské společnosti<text:s/></text:span><text:span text:style-name="T647">i nadále<text:s/></text:span><text:span text:style-name="T648">v oranžovém podlaží postrádat dostatek společenských místností.</text:span><text:span text:style-name="T649"><text:note text:note-class="footnote" text:id="_ftn7"><text:note-citation>8</text:note-citation><text:note-body><text:p text:style-name="P650"><text:span text:style-name="T651"><text:s/>Strategie České alzheimerovské společnosti</text:span><text:span text:style-name="T652"><text:s/>P</text:span><text:span text:style-name="T653">-</text:span><text:span text:style-name="T654">PA</text:span><text:span text:style-name="T655">-</text:span><text:span text:style-name="T656">IA. Dostupná na:<text:s/></text:span><text:a xlink:href="http://www.alzheimer.cz/cals/doporuceni-cals/" office:target-frame-name="_top" xlink:show="replace"><text:span text:style-name="T657">http://www.alzheimer.cz/cals/doporuceni-cals/</text:span></text:a></text:p></text:note-body></text:note></text:span><text:span text:style-name="T658"><text:s/></text:span><text:span text:style-name="T659">Doporučuji zajistit v oranžovém podlaží další vhodnou společenskou místnost.<text:s/></text:span></text:p>
            <text:p text:style-name="P660">Některé místnosti byly<text:s/>pravděpodobně<text:s/>původně určeny k jinému účelu než k bydlení.<text:s/>Okna v nich nejsou umístěna<text:s/>v běžné výšce, jak tomu u oken bývá, ale vysoko u stropu. Z oken tak není vidět ven.<text:s/>Osoby s demencí často<text:s/>tráví denní dobu v lůžku, a proto je vhodné, aby viděly z okna ven. Ideální jsou pak francouzská okna,<text:s/>jimiž mohou pohodlně<text:s/>z lůžka pozorovat venkovní dění a mají<text:s/>tak více vizuálních podnětů.<text:s/>Taktéž upozorňuji, že některá okna<text:s/>se pro pokoje osob s demencí či seniorů nehodí, neboť<text:s/>jsou malá a do pokojů tak dopadá málo slunečního světla. I tato zdánlivá drobnost má zcela nepopiratelně<text:s/>negativní<text:s/>vliv na kvalitu života osob s demencí.<text:s/></text:p>
            <text:p text:style-name="P661">Obě podlaží</text:p>
            <text:p text:style-name="P662"><text:span text:style-name="T663">Pokoje nejsou opatřeny<text:s/></text:span><text:span text:style-name="T664">tlumeným nočním osvětlením</text:span><text:span text:style-name="T665">. Orientace v noci je pro klienta velmi obtížná. Absence nočního osvětlení zvyšuje riziko pádu. Obava z pádu či nemožnost orientace ve tmě může vést k tomu, že se klient neodváží jít na toaletu, nebo nemůže použít močovou láh</text:span><text:span text:style-name="T666">e</text:span><text:span text:style-name="T667">v</text:span><text:span text:style-name="T668">. Panu T.</text:span><text:span text:style-name="T669"><text:s/>pořídil noční osvětlení syn.<text:s/></text:span><text:span text:style-name="T670">Doporučuji opatřit nočním osvětlením všechny pokoje klientů, kteří v noci chodí na toalet</text:span><text:span text:style-name="T671">u</text:span><text:span text:style-name="T672">,</text:span><text:span text:style-name="T673"><text:s/>či používají pomůcky pro vypra</text:span><text:span text:style-name="T674">zdňování.<text:s/></text:span></text:p>
            <text:p text:style-name="P675"><text:span text:style-name="T676">Ne všichni k</text:span><text:span text:style-name="T677">lienti mají možnost přivolat si personál pomocí<text:s/></text:span><text:span text:style-name="T678">signalizace</text:span><text:span text:style-name="T679">.</text:span><text:span text:style-name="T680"><text:s/>Za standardní je nutno považovat signalizaci<text:s/></text:span><text:span text:style-name="T681">dostupnou<text:s/></text:span><text:span text:style-name="T682">z lůžka a koupelny.</text:span><text:span text:style-name="T683"><text:s/></text:span><text:span text:style-name="T684">Doporučuji instalovat signalizační zařízení, aby si každý klient mohl přivolat personál.<text:s/></text:span></text:p>
            <text:p text:style-name="P685"><text:span text:style-name="T686">Schodiště</text:span><text:span text:style-name="T687"><text:s/>mezi podlažími je nechráněné</text:span><text:span text:style-name="T688"><text:s/>a bez jakéhokoliv zajištění</text:span><text:span text:style-name="T689">.<text:s/></text:span><text:span text:style-name="T690">Je zde reálné riziko, že některý z dezorientovaných klientů s demencí neodhadne své možnosti a pádem ze schodů si způsobí vážné poranění.<text:s/></text:span><text:span text:style-name="T691">Žádám o vyjádření, zda zařízení tuto skutečnost reflektuje a</text:span><text:span text:style-name="T692"> </text:span><text:span text:style-name="T693">zda a jak ji hodlá řešit.</text:span></text:p>
            <text:soft-page-break/>
            <text:p text:style-name="P694"><text:span text:style-name="T695">Chodb</text:span><text:span text:style-name="T696">y</text:span><text:span text:style-name="T697"><text:s/>j</text:span><text:span text:style-name="T698">sou<text:s/></text:span><text:span text:style-name="T699">dlouh</text:span><text:span text:style-name="T700">é</text:span><text:span text:style-name="T701">, měl</text:span><text:span text:style-name="T702">y</text:span><text:span text:style-name="T703"><text:s/>by proto být opatřen</text:span><text:span text:style-name="T704">y</text:span><text:span text:style-name="T705"><text:s/></text:span><text:span text:style-name="T706">odpočinkovými zónami</text:span><text:span text:style-name="T707"><text:s/>– vhodným posezením. Pokud nějaká odpočinková zóna existuje</text:span><text:span text:style-name="T708">, jako např. v modrém podlaží u </text:span><text:span text:style-name="T709">sesterny, je za</text:span><text:span text:style-name="T710">sklá</text:span><text:span text:style-name="T711">d</text:span><text:span text:style-name="T712">a</text:span><text:span text:style-name="T713">n</text:span><text:span text:style-name="T714">á</text:span><text:span text:style-name="T715"><text:s/>prádlem a balíky s plenami. Chodby<text:s/></text:span><text:span text:style-name="T716">také<text:s/></text:span><text:span text:style-name="T717">slouží jako úložný prostor pro polohovací pomůcky, chodítka či vozíky.<text:s/></text:span><text:span text:style-name="T718">Skladování „materiálu“ a pomůcek na chodbě nepovažuji za vhodné.<text:s/></text:span><text:span text:style-name="T719">Doporučuji vytvořit na chodbách odpočinkové zóny a upustit od skladování<text:s/></text:span><text:span text:style-name="T720">plen, prádla a vozíků na chodbě.</text:span></text:p>
            <text:p text:style-name="P721"><text:span text:style-name="T722">Prostředí není přizpůsobeno potřebám osob s demencí. Schází<text:s/></text:span><text:span text:style-name="T723">piktogramy</text:span><text:span text:style-name="T724">,</text:span><text:span text:style-name="T725"><text:s/>např. pro označení jídelny či toalet. Dveře od pokojů jsou stejné barvy. Jmenovka na dveřích<text:s/></text:span><text:span text:style-name="T726">nebo číslo pokoje<text:s/></text:span><text:span text:style-name="T727">je pro uživatele s demencí jako orientační pomůcka zcela nedostačující. Totéž platí o malých<text:s/></text:span><text:span text:style-name="T728">fotografiích průkazového formátu, které nadto nejsou na všech dveřích.</text:span><text:span text:style-name="T729"><text:s/>Doporučuji používat orientační pomůcky a piktogramy vhodné pro osoby s demencí.<text:s/></text:span></text:p>
            <text:p text:style-name="P730"><text:span text:style-name="T731">Pokud jde o standard bydlení, upozorním bez dalšího na mnohé nevhodné prvky. Např. úzké vstupy do pokojů brání průjezdu lůžka dveřmi, což může být významnou komplikací v případě požáru a evakuace klientů. Dvoulůžkové pokoje jsou příliš malé a stísněné. Přístup k lůžku je možný pouze z jedné strany.<text:s/></text:span><text:span text:style-name="T732">Vysazování klientů na toaletní křeslo je kvůli nedostatku prostoru komplikované.<text:s/></text:span><text:span text:style-name="T733">Nedostatek prostoru</text:span><text:span text:style-name="T734"><text:s/>znesnadňuje polohování klientů a provádění některých ošetřovatelských úkonů.<text:s/></text:span></text:p>
          </table:table-cell>
        </table:table-row>
      </table:table>
      <text:p text:style-name="P735"/>
      <table:table table:style-name="Table736">
        <table:table-columns>
          <table:table-column table:style-name="TableColumn737"/>
          <table:table-column table:style-name="TableColumn738"/>
          <table:table-column table:style-name="TableColumn739"/>
        </table:table-columns>
        <table:table-row table:style-name="TableRow740">
          <table:table-cell table:style-name="TableCell741" table:number-columns-spanned="3">
            <text:p text:style-name="P742">Doporučení ochránce</text:p>
          </table:table-cell>
          <table:covered-table-cell/>
          <table:covered-table-cell/>
        </table:table-row>
        <table:table-row table:style-name="TableRow743">
          <table:table-cell table:style-name="TableCell744">
            <text:p text:style-name="P745">Číslo</text:p>
          </table:table-cell>
          <table:table-cell table:style-name="TableCell746">
            <text:p text:style-name="P747">Doporučené opatření:</text:p>
          </table:table-cell>
          <table:table-cell table:style-name="TableCell748">
            <text:p text:style-name="P749">Termín naplnění</text:p>
          </table:table-cell>
        </table:table-row>
        <table:table-row table:style-name="TableRow750">
          <table:table-cell table:style-name="TableCell751">
            <text:p text:style-name="P752">1.1</text:p>
          </table:table-cell>
          <table:table-cell table:style-name="TableCell753">
            <text:p text:style-name="P754">Doporučuji opatřit dveře koupelen zámky.<text:s/></text:p>
          </table:table-cell>
          <table:table-cell table:style-name="TableCell755">
            <text:p text:style-name="P756"><text:span text:style-name="T757">Okamžitě</text:span></text:p>
          </table:table-cell>
        </table:table-row>
        <table:table-row table:style-name="TableRow758">
          <table:table-cell table:style-name="TableCell759">
            <text:p text:style-name="P760">1.2</text:p>
          </table:table-cell>
          <table:table-cell table:style-name="TableCell761">
            <text:p text:style-name="P762"><text:span text:style-name="T763">Doporučuji věnovat zvýšenou pozornost klientům, kteří se sprchují, a minimalizovat tak riziko pádu.<text:s/></text:span></text:p>
          </table:table-cell>
          <table:table-cell table:style-name="TableCell764">
            <text:p text:style-name="P765">Okamžitě</text:p>
          </table:table-cell>
        </table:table-row>
        <table:table-row table:style-name="TableRow766">
          <table:table-cell table:style-name="TableCell767">
            <text:p text:style-name="P768">1.3</text:p>
          </table:table-cell>
          <table:table-cell table:style-name="TableCell769">
            <text:p text:style-name="P770"><text:span text:style-name="T771">Doporučuji opatřit dveře<text:s/></text:span><text:span text:style-name="T772">toalety u jídelny<text:s/></text:span><text:span text:style-name="T773">zámkem.<text:s/></text:span></text:p>
          </table:table-cell>
          <table:table-cell table:style-name="TableCell774">
            <text:p text:style-name="P775">Okamžitě</text:p>
          </table:table-cell>
        </table:table-row>
        <table:table-row table:style-name="TableRow776">
          <table:table-cell table:style-name="TableCell777">
            <text:p text:style-name="P778">1.4</text:p>
          </table:table-cell>
          <table:table-cell table:style-name="TableCell779">
            <text:p text:style-name="P780"><text:span text:style-name="T781">Doporučuji zajistit toaletní papír</text:span><text:span text:style-name="T782"><text:s/>a ručníky.</text:span></text:p>
          </table:table-cell>
          <table:table-cell table:style-name="TableCell783">
            <text:p text:style-name="P784">Okamžitě</text:p>
          </table:table-cell>
        </table:table-row>
        <table:table-row table:style-name="TableRow785">
          <table:table-cell table:style-name="TableCell786">
            <text:p text:style-name="P787">1.5</text:p>
          </table:table-cell>
          <table:table-cell table:style-name="TableCell788">
            <text:p text:style-name="P789"><text:span text:style-name="T790">Doporučuji zajistit na modrém podlaží další vhodnou společenskou místnost pro každou maximálně patnáctičlennou skupinu osob s demencí.</text:span></text:p>
          </table:table-cell>
          <table:table-cell table:style-name="TableCell791">
            <text:p text:style-name="P792">Bezodkladně</text:p>
          </table:table-cell>
        </table:table-row>
        <table:table-row table:style-name="TableRow793">
          <table:table-cell table:style-name="TableCell794">
            <text:p text:style-name="P795">1.6</text:p>
          </table:table-cell>
          <table:table-cell table:style-name="TableCell796">
            <text:p text:style-name="P797"><text:span text:style-name="T798">Doporučuji vybudovat dostatečný počet toalet</text:span><text:span text:style-name="T799"><text:s/>na oranžovém podlaží</text:span><text:span text:style-name="T800">.</text:span></text:p>
          </table:table-cell>
          <table:table-cell table:style-name="TableCell801">
            <text:p text:style-name="P802">Okamžitě</text:p>
          </table:table-cell>
        </table:table-row>
        <table:table-row table:style-name="TableRow803">
          <table:table-cell table:style-name="TableCell804">
            <text:p text:style-name="P805">1.7</text:p>
          </table:table-cell>
          <table:table-cell table:style-name="TableCell806">
            <text:p text:style-name="P807"><text:span text:style-name="T808">Doporučuji nepoužívat koupelnu jako sklad.</text:span></text:p>
          </table:table-cell>
          <table:table-cell table:style-name="TableCell809">
            <text:p text:style-name="P810">Okamžitě</text:p>
          </table:table-cell>
        </table:table-row>
        <table:table-row table:style-name="TableRow811">
          <table:table-cell table:style-name="TableCell812">
            <text:p text:style-name="P813">1.8</text:p>
          </table:table-cell>
          <table:table-cell table:style-name="TableCell814">
            <text:p text:style-name="P815"><text:span text:style-name="T816">Doporučuji nestahovat žaluzie během dne</text:span><text:span text:style-name="T817">, leda z důvodu nutnosti ochrany před sluncem</text:span><text:span text:style-name="T818">.</text:span></text:p>
          </table:table-cell>
          <table:table-cell table:style-name="TableCell819">
            <text:p text:style-name="P820">Okamžitě</text:p>
          </table:table-cell>
        </table:table-row>
        <table:table-row table:style-name="TableRow821">
          <table:table-cell table:style-name="TableCell822">
            <text:p text:style-name="P823">1.9</text:p>
          </table:table-cell>
          <table:table-cell table:style-name="TableCell824">
            <text:p text:style-name="P825"><text:span text:style-name="T826">Doporučuji zajistit v oranžovém podlaží další vhodnou společenskou místnost.<text:s/></text:span></text:p>
          </table:table-cell>
          <table:table-cell table:style-name="TableCell827">
            <text:p text:style-name="P828">Bezodkladně</text:p>
          </table:table-cell>
        </table:table-row>
        <text:soft-page-break/>
        <table:table-row table:style-name="TableRow829">
          <table:table-cell table:style-name="TableCell830">
            <text:p text:style-name="P831">1.10</text:p>
          </table:table-cell>
          <table:table-cell table:style-name="TableCell832">
            <text:p text:style-name="P833"><text:span text:style-name="T834">Doporučuji opatřit nočním osvětlením všechny pokoje klientů, kteří v noci chodí na toaletu</text:span><text:span text:style-name="T835">,</text:span><text:span text:style-name="T836"><text:s/>či používají pomůcky pro vyprazdňování.<text:s/></text:span></text:p>
          </table:table-cell>
          <table:table-cell table:style-name="TableCell837">
            <text:p text:style-name="P838">Okamžitě</text:p>
          </table:table-cell>
        </table:table-row>
        <table:table-row table:style-name="TableRow839">
          <table:table-cell table:style-name="TableCell840">
            <text:p text:style-name="P841">1.11</text:p>
          </table:table-cell>
          <table:table-cell table:style-name="TableCell842">
            <text:p text:style-name="P843"><text:span text:style-name="T844">Doporučuji instalovat signalizační zařízení, aby si každý klient mohl přivolat personál.<text:s/></text:span></text:p>
          </table:table-cell>
          <table:table-cell table:style-name="TableCell845">
            <text:p text:style-name="P846">Bezodkladně</text:p>
          </table:table-cell>
        </table:table-row>
        <table:table-row table:style-name="TableRow847">
          <table:table-cell table:style-name="TableCell848">
            <text:p text:style-name="P849">1.12</text:p>
          </table:table-cell>
          <table:table-cell table:style-name="TableCell850">
            <text:p text:style-name="P851"><text:span text:style-name="T852">Doporučují přijmout opatření, které bude<text:s/></text:span><text:span text:style-name="T853">minimalizovat<text:s/></text:span><text:span text:style-name="T854">riziko pádu.</text:span><text:span text:style-name="T855"><text:s/></text:span><text:span text:style-name="T856">Žádám o vyjádření,<text:s/></text:span><text:span text:style-name="T857">jaké konkrétní opatření zařízení v této věci udělalo.</text:span></text:p>
          </table:table-cell>
          <table:table-cell table:style-name="TableCell858">
            <text:p text:style-name="P859">Okamžitě</text:p>
          </table:table-cell>
        </table:table-row>
        <table:table-row table:style-name="TableRow860">
          <table:table-cell table:style-name="TableCell861">
            <text:p text:style-name="P862">1.13</text:p>
          </table:table-cell>
          <table:table-cell table:style-name="TableCell863">
            <text:p text:style-name="P864"><text:span text:style-name="T865">Doporučuji vytvořit na chodbách odpočinkové zóny a upustit od skladování plen, prádla a vozíků na chodbě.<text:s/></text:span></text:p>
          </table:table-cell>
          <table:table-cell table:style-name="TableCell866">
            <text:p text:style-name="P867">Okamžitě</text:p>
          </table:table-cell>
        </table:table-row>
        <table:table-row table:style-name="TableRow868">
          <table:table-cell table:style-name="TableCell869">
            <text:p text:style-name="P870">1.14</text:p>
          </table:table-cell>
          <table:table-cell table:style-name="TableCell871">
            <text:p text:style-name="P872"><text:span text:style-name="T873">Doporučuji používat orie</text:span><text:span text:style-name="T874">ntační pomůcky a </text:span><text:span text:style-name="T875">piktogramy vhodné pro osoby s demencí.<text:s/></text:span></text:p>
          </table:table-cell>
          <table:table-cell table:style-name="TableCell876">
            <text:p text:style-name="P877">Okamžitě</text:p>
          </table:table-cell>
        </table:table-row>
      </table:table>
      <text:soft-page-break/>
      <text:h text:style-name="P878" text:outline-level="2">ČÁST 2<text:s/>– POSKYTOVANÁ PÉČE<text:s/></text:h>
      <text:p text:style-name="P879"/>
      <table:table table:style-name="Table880">
        <table:table-columns>
          <table:table-column table:style-name="TableColumn881"/>
        </table:table-columns>
        <table:table-row table:style-name="TableRow882">
          <table:table-cell table:style-name="TableCell883">
            <text:p text:style-name="P884">Zjištění z návštěvy</text:p>
          </table:table-cell>
        </table:table-row>
        <table:table-row table:style-name="TableRow885">
          <table:table-cell table:style-name="TableCell886">
            <text:p text:style-name="P887">Zdravotní péče</text:p>
            <text:p text:style-name="P888"><text:span text:style-name="T889">V domově jsou umístěni klienti ve vážném zdravotním stavu, v různ</text:span><text:span text:style-name="T890">ém stupni demence, polymorbidní a</text:span><text:span text:style-name="T891"><text:s/>s diabetem mellitus vyžadující pravidelnou aplikaci insulinu a kontrolu glykémie, s kožními defekty, enterální výživou aj., což představuje vysoké nároky na poskytování odpovídající zdravotní</text:span><text:span text:style-name="T892"><text:s/>péče</text:span><text:span text:style-name="T893">. Domov zaměstnává 5 všeobecných registrovaných sester (včetně hlavní sestry) a 1 všeobecnou sestru na dohodu o pracovní činnosti. Všeobecné sestry poskytují zdravotní péči pouze v období od 7</text:span><text:span text:style-name="T894">:</text:span><text:span text:style-name="T895">00 do 19</text:span><text:span text:style-name="T896">:</text:span><text:span text:style-name="T897">00 hod., což vede k tomu, že část poskytované zdravotní<text:s/></text:span><text:span text:style-name="T898">péče je delegována na pracovnice v sociálních službách, které</text:span><text:span text:style-name="T899"><text:s/>tak provádějí činnosti, ke kterým nemají kvalifikaci ani odpovídající kompetence. K těmto činnostem patří zejména podávání léků v průběhu noční směny (zejména léků na nespavost, bolest a ad hoc medikace v případě neklidu), aplikace nočních inzulínů formou subkutánních injekcí, sledování hladiny cukru v krvi, posuzování změn zdravotního stavu a rozhodování o přivolání lékařské pomoci.</text:span><text:span text:style-name="T900"><text:s/>To je<text:s/></text:span><text:span text:style-name="T901">nepřípustné překračování zákonných kompetencí pracovnic v sociálních službách,</text:span><text:span text:style-name="T902"><text:note text:note-class="footnote" text:id="_ftn8"><text:note-citation>9</text:note-citation><text:note-body><text:p text:style-name="Poznámkapodčarou"><text:s/><text:span text:style-name="T903">Ustanovení § 116 odst. 1 zákona o sociálních službách.</text:span></text:p></text:note-body></text:note></text:span><text:span text:style-name="T904"><text:s/>resp. k takovým úkonům je příslušná pouze všeobecná sestra bez odborného dohledu.</text:span><text:span text:style-name="T905"><text:note text:note-class="footnote" text:id="_ftn9"><text:note-citation>10</text:note-citation><text:note-body><text:p text:style-name="Poznámkapodčarou"><text:s/><text:span text:style-name="T906">Ustanovení § 4 odst. 3 písm. a) vyhlášky č.<text:s/></text:span><text:span text:style-name="T907">55/2011 Sb.</text:span><text:span text:style-name="T908">,<text:s/></text:span><text:span text:style-name="T909">o činnostech zdravotnických pracovníků a jiných odborných pracovníků</text:span><text:span text:style-name="T910">.</text:span></text:p></text:note-body></text:note></text:span><text:span text:style-name="T911"><text:s/>Vzhledem ke skladbě klientů, potřebě zajištění kontinuity poskytování zdravotní péče a respektování kompetencí jednotlivých skupin pracovníků<text:s/></text:span><text:span text:style-name="T912">je nezbytné zajistit přítomnost všeobecné sestry na pracovišti tak, aby obstarala všechny potřebné úkony ošetřovatelské péče.<text:s/></text:span></text:p>
            <text:p text:style-name="P913"><text:span text:style-name="T914">Aktuální ordinace léků není zdravotním sestrám dostupná</text:span><text:span text:style-name="T915"><text:s/>(výjimku tvoří ordinace psychiatra)</text:span><text:span text:style-name="T916">.<text:s/></text:span><text:span text:style-name="T917">Stává se, že změna v </text:span><text:span text:style-name="T918">medikační kartě</text:span><text:span text:style-name="T919"><text:s/>se děje pouze na základě ústního pokynu lékaře.<text:s/></text:span><text:span text:style-name="T920">V průběhu návštěvy tak nebylo možné zkontrolovat léky předepsané na medikačních kartách s aktuální ordinací. V případě pochybností o vhodnosti podání léků nemůže ani zdravotní sestra bezprostředně zkontrolovat, zda údaje v medikační kartě odpovídají těm v ordinaci lékařky.<text:s/></text:span><text:span text:style-name="T921">Doporučuji, aby domov vyžadoval od všech lékařů ordinaci léků v písemné formě.<text:s/></text:span></text:p>
            <text:p text:style-name="P922"><text:span text:style-name="T923">Noční medikace</text:span><text:span text:style-name="T924"><text:s/>společně se zvláštními kelímky pro tuto medikaci je na modrém podlaží umístěna ve zvláštní<text:s/></text:span><text:span text:style-name="T925">neuzamčené<text:s/></text:span><text:span text:style-name="T926">skříňce v místnosti pracovnic v sociálních službách.<text:s/></text:span><text:span text:style-name="T927">Do místnosti se může dostat kdokoliv z personálu i klientů.</text:span><text:span text:style-name="T928"><text:s/></text:span><text:span text:style-name="T929">Obdobn</text:span><text:span text:style-name="T930">ě</text:span><text:span text:style-name="T931"><text:s/>na oranžovém podlaží.<text:s/></text:span><text:span text:style-name="T932">Na sesterně<text:s/></text:span><text:span text:style-name="T933">v modrém podlaží<text:s/></text:span><text:span text:style-name="T934">je odemčená skříň s nápisem<text:s/></text:span><text:span text:style-name="T935">„</text:span><text:span text:style-name="T936">n</text:span><text:span text:style-name="T937">áhradní léky</text:span><text:span text:style-name="T938">“</text:span><text:span text:style-name="T939">, kde se uchovávají nepřiřazené léky (i psychofarmaka) po zemřelých klientech. Skříň byla odemčená a dveře do sesterny rovněž</text:span><text:span text:style-name="T940">, k lékům m</text:span><text:span text:style-name="T941">ohl<text:s/></text:span><text:span text:style-name="T942">mít přístup<text:s/></text:span><text:span text:style-name="T943">kdokoliv (skříň je přitom uzamykatelná)</text:span><text:span text:style-name="T944">.<text:s/></text:span><text:span text:style-name="T945">Na<text:s/></text:span><text:span text:style-name="T946">oranžovém</text:span><text:span text:style-name="T947"><text:s/>podlaží jsou noční léky uloženy taktéž tak, že k nim má přístup kdokoliv a nelze vyloučit přístup klientů</text:span><text:span text:style-name="T948">.<text:s/></text:span><text:span text:style-name="T949">Doporučuji zajistit, aby k lékům měl přístup pouze personál oprávněný s nimi nakládat.</text:span><text:span text:style-name="T950"><text:s/>Doporučuji okamžitě zlikvidovat veškeré léky, které nejsou přidělené konkrétnímu klientovi.</text:span></text:p>
            <text:p text:style-name="P951">Na tvz. terminálním pokoji v<text:s/>oranžovém<text:s/>podlaží určeném pro tzv. paliativní péči byl umístěn pan K. V jeho propouštěcí zprávě však nebyly jednoznačné záznamy indikující tuto péči.<text:s/>Bylo<text:s/>v ní pouze<text:s/>doporučení podávat transfůze v případě anémie. Pro absenci dokumentace praktické lékařky nebylo možné zjistit důvody k tomuto postupu.<text:s/></text:p>
            <text:p text:style-name="P952"/>
            <text:soft-page-break/>
            <text:p text:style-name="P953">Podávání léků</text:p>
            <text:p text:style-name="P954"><text:span text:style-name="T955">Léky jsou připravovány na základě medikačních karet, za které je zodpovědná hlavní sestra (zajišťuje jejich aktualizaci). Medikační karty obsahují pouze ordinaci pravidelně podávaných léků ráno, v poledne a večer.<text:s/></text:span><text:span text:style-name="T956">Noční léky jsou psány na zvláštním papíře, léčba antibiotiky byla uvedena na jiném místě a ordinované inzulíny rovněž na jiné kartičce</text:span><text:span text:style-name="T957">. Takto vedený způsob přepisování léků považuji za zbytečně komplikovaný, obtížně přehledný, skrývající v sobě riziko pochybení.<text:s/></text:span><text:span text:style-name="T958">V případě paní V.</text:span><text:span text:style-name="T959"><text:s/>je</text:span><text:span text:style-name="T960"><text:s/>v lékařské zprávě ze dne 31.</text:span><text:span text:style-name="T961"><text:s/></text:span><text:span text:style-name="T962">7.</text:span><text:span text:style-name="T963"><text:s/></text:span><text:span text:style-name="T964">2013 psychiatrem ordinován lék Alzin, v medikační kartě však není uveden.</text:span><text:span text:style-name="T965"><text:s/>Paní tedy ordinovaný lék</text:span><text:span text:style-name="T966"><text:s/></text:span><text:span text:style-name="T967">nedostává.<text:s/></text:span><text:span text:style-name="T968">Medikační karta by měla obsahovat vše</text:span><text:span text:style-name="T969">chna aktuálně předepsaná léčiva</text:span><text:span text:style-name="T970">.</text:span><text:span text:style-name="T971"><text:s/>Pan L.</text:span><text:span text:style-name="T972"><text:s/>dostává v případě neklidu Tisercin. Lék byl připraven v kelímku „Tisercin při neklidu“ s jeho jménem, v medikační kartě ani v jiných záznamech o předepsaných lécích nešlo tuto ordinaci dohledat. Informaci o ordinaci léku si v jeho případě předávají sestry ústně. Pokud je kelímek prázdný, sestra vloží do kelímku nový lék. Podání léku zapíše pracovnice v sociálních službách<text:s/></text:span><text:span text:style-name="T973">jen<text:s/></text:span><text:span text:style-name="T974">do knihy hlášení</text:span><text:span text:style-name="T975">, ne d</text:span><text:span text:style-name="T976">o osobní dokumentace pana L</text:span><text:span text:style-name="T977">. Pro úplnost uvádím, že nakonec byla ordinace Tisercinu nalezena ve zprávě od psychiatra.</text:span><text:span text:style-name="T978"><text:s/></text:span><text:span text:style-name="T979">Doporučuji uvádět v medikační kartě všechny předepsané léky.</text:span><text:span text:style-name="T980"><text:s/></text:span></text:p>
            <text:p text:style-name="P981"><text:span text:style-name="T982">Údaje v medikačních kartách jsou<text:s/></text:span><text:span text:style-name="T983">přepisované,<text:s/></text:span><text:span text:style-name="T984">přeškrtané, bělené</text:span><text:span text:style-name="T985">. Není zřejmé, kdo a kdy tyto „změny“ provedl.<text:s/></text:span><text:span text:style-name="T986">Doporučuji v medikačních kartách provádět změny novým<text:s/></text:span><text:span text:style-name="T987">autorizovaným<text:s/></text:span><text:span text:style-name="T988">záznamem namísto přepisování či retuší.</text:span><text:span text:style-name="T989"><text:s/></text:span></text:p>
            <text:p text:style-name="P990"><text:span text:style-name="T991">Mezi ordinovanými léky byly také<text:s/></text:span><text:span text:style-name="T992">léky na bolest a nespavost</text:span><text:span text:style-name="T993">. Z dokumentace není zřejmé, jak jsou tato léčiva efektivní, zda došlo ke zmírnění bolesti</text:span><text:span text:style-name="T994">,</text:span><text:span text:style-name="T995"><text:s/>či nikoliv. Podávání hypnotik zajišťují pracovnice v sociálních službách.<text:s/></text:span><text:span text:style-name="T996">Léky se vydávají v určitou hodinu, bez ohledu na to,</text:span><text:span text:style-name="T997"><text:s/>zdali již chce klient</text:span><text:span text:style-name="T998"><text:s/>spát či nikoliv, nebo zda<text:s/></text:span><text:span text:style-name="T999">chce<text:s/></text:span><text:span text:style-name="T1000">zkusit<text:s/></text:span><text:span text:style-name="T1001">usnout a spát</text:span><text:span text:style-name="T1002"><text:s/>bez podání léků</text:span><text:span text:style-name="T1003">.</text:span><text:span text:style-name="T1004"><text:s/></text:span><text:span text:style-name="T1005">O </text:span><text:span text:style-name="T1006">jejich podání však nebyl veden záznam. Ačkoliv byly kelímky s připraveným hypnotikem po noční službě prázdné</text:span><text:span text:style-name="T1007">, např. u pana</text:span><text:span text:style-name="T1008"><text:s/></text:span><text:span text:style-name="T1009">F.</text:span><text:span text:style-name="T1010"><text:s/>či paní G.</text:span><text:span text:style-name="T1011">,<text:s/></text:span><text:span text:style-name="T1012">nebyl v hlášení záznam o </text:span><text:span text:style-name="T1013">jejich podání. U některých klientů (</text:span><text:span text:style-name="T1014">např. u pana H. či paní P.</text:span><text:span text:style-name="T1015">) docházelo<text:s/></text:span><text:span text:style-name="T1016">k svévolné záměně léků na spaní</text:span><text:span text:style-name="T1017">. Místo hypnotika (Zolpinox) byl podáván Pyridoxin. Dle slov hlavní sestry využívají place</text:span><text:span text:style-name="T1018">bo efekt. Tato praxe</text:span><text:span text:style-name="T1019"><text:s/>však nemá</text:span><text:span text:style-name="T1020"><text:s/>žádnou oporu ve zdravotnické dokumentaci. Lékař jednoznačně ordinoval na nespavost Zolpinox.</text:span><text:span text:style-name="T1021"><text:s/></text:span><text:span text:style-name="T1022">Doporučuji, aby byla hypnotika klientům podávána teprve</text:span><text:span text:style-name="T1023"><text:s/>tehdy, když chtějí jít spát, a </text:span><text:span text:style-name="T1024">zároveň aby jim bylo umožněno jít spát i bez podání hypnotik tehdy, když je zřejmé, že je nechtějí.<text:s/></text:span><text:span text:style-name="T1025">Doporučuji o podání každého léku tzv. fakultativní medikace (tedy léky, které nejsou podávány pravidelně, ale jen v případě nějak definované potřeby) pořídit záznam do dokumentace klienta.<text:s/></text:span><text:span text:style-name="T1026">Doporučuji<text:s/></text:span><text:span text:style-name="T1027">zároveň<text:s/></text:span><text:span text:style-name="T1028">zaznamenávat efekt léků na spaní</text:span><text:span text:style-name="T1029">,</text:span><text:span text:style-name="T1030"><text:s/>či jiných fakultativně podávaných léků.</text:span><text:span text:style-name="T1031"><text:s/>Doporučuji podávat pouze předepsané léky.<text:s/></text:span></text:p>
            <text:p text:style-name="P1032"><text:span text:style-name="T1033">Některým klientům jsou<text:s/></text:span><text:span text:style-name="T1034">drceny léky</text:span><text:span text:style-name="T1035">.<text:s/></text:span><text:span text:style-name="T1036">Z</text:span><text:span text:style-name="T1037"><text:s/>dokumentace však nevyplývá, že by o drcení rozhodl lékař. Některé léky však mohou mít po rozdrcení změněný účinek, a proto o jejich drcení může rozhodovat pouze lékař a ne zdravotní sestra</text:span><text:span text:style-name="T1038">. Za nevhodné lze považovat i přidávání drcených léků d</text:span><text:span text:style-name="T1039">o rozmixované stravy. Rozdrcený lék</text:span><text:span text:style-name="T1040"><text:s/></text:span><text:span text:style-name="T1041">může<text:s/></text:span><text:span text:style-name="T1042">změn</text:span><text:span text:style-name="T1043">it chuť jídla, což<text:s/></text:span><text:span text:style-name="T1044">může vést<text:s/></text:span><text:span text:style-name="T1045">klienta<text:s/></text:span><text:span text:style-name="T1046">k odmítání jídla jako takového</text:span><text:span text:style-name="T1047">.<text:s/></text:span><text:span text:style-name="T1048">Doporučuji, aby o</text:span><text:span text:style-name="T1049"> možnosti drtit konkrétní lék u </text:span><text:span text:style-name="T1050">konkrétního klienta rozhodl vždy lékař</text:span><text:span text:style-name="T1051"><text:s/>a zařízení si o tom vyžádalo jeho záznam jako důkaz</text:span><text:span text:style-name="T1052">.<text:s/></text:span><text:span text:style-name="T1053">Drcené léky nepřidávat do běžného jídla.<text:s/></text:span></text:p>
            <text:p text:style-name="P1054">Individualizace poskytované ošetřovatelské péče</text:p>
            <text:p text:style-name="P1055"><text:span text:style-name="T1056">Při nástupu do zařízení je klient komplexně vyšetřen</text:span><text:span text:style-name="T1057"><text:s/>praktickou lékařkou, záznamy o </text:span><text:span text:style-name="T1058">vyšetření však nemá domov k dispozici. Záznamy o provedení vstupní ošetřovatelské anamnézy jsou sporadické, někdy v písemné, někdy v elektronické formě.<text:s/></text:span><text:span text:style-name="T1059">Konstatuji tak, že n</text:span><text:span text:style-name="T1060">ení odebírána<text:s/></text:span><text:span text:style-name="T1061">ošetřovatelská anamnéza</text:span><text:span text:style-name="T1062"><text:s/>a získávány informace, na základě kterých by<text:s/></text:span><text:soft-page-break/><text:span text:style-name="T1063">bylo možno identifikovat problémové oblasti, dokumentovat realizaci péče a vyhodnocovat ji. Typicky se jedná o níže uvedené okruhy jako malnutrice, bolest, deprese, ale i další</text:span><text:span text:style-name="T1064">,</text:span><text:span text:style-name="T1065"><text:s/>např. spánkové zvyklosti, způsob vyprazdňování, porušení celistvosti kůže a prevence vzniku dekubitu, potenciální rizika péče apod. Ošetřovatelská péče však nesmí opomíjet ani rovinu psycho-sociální, typicky jde o duševní tíseň, agresivitu atd. Není stanoven individuální<text:s/></text:span><text:span text:style-name="T1066">plán ošetřovatelské péče</text:span><text:span text:style-name="T1067"><text:s/>ušitý na míru každého klienta. Důsledkem je, že nejsou prováděna cílená preventivní opatření.<text:s/></text:span></text:p>
            <text:p text:style-name="P1068"><text:span text:style-name="T1069">Ošetřovatelská péče musí být klientům poskytována na základě ošetřovatelského plánu. Realizace ošetřovatelského procesu</text:span><text:span text:style-name="T1070"><text:note text:note-class="footnote" text:id="_ftn10"><text:note-citation>11</text:note-citation><text:note-body><text:p text:style-name="P1071"><text:span text:style-name="T1072"><text:s/>Ošetřovatelským procesem se dle odst. 2 písm. f) vyhlášky č. 55/2011 Sb., o činnostech zdravotnických pracovníků a jiných odborných pracovníků, rozumí zhodnocení stavu individuálních potřeb klienta a stanovení ošetřovatelských problémů, plánování a realizace ošetřovatelské péče, vyhodnocování účinnosti ošetřovatelské péče a zaznamenávání do zdravotnické dokumentace</text:span><text:span text:style-name="T1073">.</text:span><text:span text:style-name="T1074"><text:s/></text:span></text:p></text:note-body></text:note></text:span><text:span text:style-name="T1075"><text:s/>musí zahrnovat všechny jeho fáze: 1. sběr informací a zhodnocení/posouzení klienta; 2. stanovení ošetřovatelských diagnóz; 3. tvorba ošetřovatelského plánu</text:span><text:span text:style-name="T1076">;</text:span><text:span text:style-name="T1077"><text:s/>4. realizace ošetřovatelské péče; 5. hodnocení efektu poskytované ošetřovatelské péče.</text:span><text:span text:style-name="T1078"><text:note text:note-class="footnote" text:id="_ftn11"><text:note-citation>12</text:note-citation><text:note-body><text:p text:style-name="P1079"><text:span text:style-name="T1080"><text:s/>Viz Malíková:<text:s/></text:span><text:span text:style-name="T1081">Péče o seniory v pobytových sociálních zařízeních.</text:span><text:span text:style-name="T1082"><text:s/>Praha: Grada</text:span><text:span text:style-name="T1083">,</text:span><text:span text:style-name="T1084"><text:s/>2011, str. 205</text:span><text:span text:style-name="T1085">.</text:span></text:p></text:note-body></text:note></text:span><text:span text:style-name="T1086"><text:s/></text:span><text:span text:style-name="T1087">Doporučuji zohlednit výše uvedené a u každého klienta</text:span><text:span text:style-name="T1088">, který to potřebuje,</text:span><text:span text:style-name="T1089"><text:s/>vytvořit ošetřovatelský plán péče.</text:span></text:p>
            <text:p text:style-name="P1090">Tyto nároky vznáším s ohledem na aktuální cílovou skupinu zařízení, kdy zdravotní stav většiny klientů přináší řadu ošetřovatelských problémů, na které má profesionální zařízení odpovědět nastavením rozsahu poskytované péče (mj. s ohledem na<text:s/>§ 36 zákona o sociálních službách).</text:p>
            <text:p text:style-name="P1091">Prevence malnutrice, podávání stravy</text:p>
            <text:p text:style-name="P1092">Někteří klienti domova jsou trvale upoutáni na lůžko, mají omezené komunikační schopnosti a jsou tak zcela odkázáni na péči personálu zařízení. Ta musí zahrnovat i zajištění základní výživy těchto klientů. Proto se během systematických návštěv zařízení tohoto typu zaměřuji na to, zda si je zařízení vědomo rizik spojených s malnutricí a zda má nastavený systém prevence, aby se vzniku malnutrice zabránilo.</text:p>
            <text:p text:style-name="P1093"><text:span text:style-name="T1094">Pracovnice v sociálních službách</text:span><text:span text:style-name="T1095"><text:s/>a zdravotní sestry sledují některé ukazatele nutričního rizika, např.<text:s/></text:span><text:span text:style-name="T1096">jedenkrát měsíčně váží klienty, kteří se postaví, ostatním je měřen obvod bicepsu. Není zřejmé,<text:s/></text:span><text:span text:style-name="T1097">jak se dále se získanými informacemi pracuj</text:span><text:span text:style-name="T1098">e</text:span><text:span text:style-name="T1099">, čemu vlastně slouží</text:span><text:span text:style-name="T1100">. Např. paní D.</text:span><text:span text:style-name="T1101"><text:s/>zhubla od ledna o 5 kg, nyní váží 44 kg</text:span><text:span text:style-name="T1102">, paní M.</text:span><text:span text:style-name="T1103"><text:s/>zhubla za posledních 8 měsíců o 11 kg, paní<text:s/></text:span><text:span text:style-name="T1104">B.</text:span><text:span text:style-name="T1105"><text:s/>se snížil objem paže z</text:span><text:span text:style-name="T1106"><text:s/>31 cm v dubnu na 23 </text:span><text:span text:style-name="T1107">cm v srpnu 2013</text:span><text:span text:style-name="T1108">. Záznam o nějaké nutriční intervenci se v dokumentaci nenachází.<text:s/></text:span><text:span text:style-name="T1109">Údaj o výšce veden není a body mass index tedy není zjišťován.</text:span><text:span text:style-name="T1110"><text:s/></text:span><text:span text:style-name="T1111">Doporučuji systematicky hodnotit případné váhové úbytky. Případný váhový úbytek klientů doporučuji konzultovat s lékařem a stanovit navazující postup.</text:span></text:p>
            <text:p text:style-name="P1112"><text:span text:style-name="T1113">U žádného z klientů není<text:s/></text:span><text:span text:style-name="T1114">systematicky sledován příjem stravy</text:span><text:span text:style-name="T1115">.<text:s/></text:span><text:span text:style-name="T1116">Dop</text:span><text:span text:style-name="T1117">oručuji stanovit, u </text:span><text:span text:style-name="T1118">koho má být příjem stravy preventivně sledován, a tento zaznamenávat pomocí objektivizovaných záznamů, ze kterých bude zjevné, zda klient snědl celou porci, polovinu, čtvrtinu. Tyto záznamy doporučuji pravidelně vyhodnocovat a ve spolupráci s lékařem stanovit navazující postup pro případ, že klient opakovaně nedojí.</text:span></text:p>
            <text:p text:style-name="P1119">Obědy<text:s/>se do zařízení dováží od<text:s/>externího dodavatele, a to<text:s/>každý den.<text:s/>Klienti mají možnost vybrat si<text:s/>ve všední den<text:s/>oběd ze tří jídel,<text:s/>o víkendech je nabízeno jídlo jedno. Vždy jedno jídlo<text:s/>je diabetické.<text:s/>Domov složení jídelníčků neovlivňuje.<text:s/>Snídaně a večeře<text:s/>se dovážejí jen ve všední dny.<text:s/>O víkendech<text:s/>se<text:s/>připravují v domově.<text:s/>Za<text:s/>jejich skladbu<text:s/>je odpovědna pracovnice v sociálních službách.<text:s/>Jídelníčky víkendových snídaní a večeří nejsou<text:s/>klientům<text:s/><text:soft-page-break/>k dispozici.<text:s/>Hlavní sestra spolupracuje s nutriční ambulancí. Spolupráce se však týká pouze předepisování nutriční výživy do sondy či PEGu.<text:s/></text:p>
            <text:p text:style-name="P1120"><text:span text:style-name="T1121">Dle čl. III. smlouvy<text:s/></text:span><text:span text:style-name="T1122">o poskytování pobytové služby v </text:span><text:span text:style-name="T1123">D</text:span><text:span text:style-name="T1124">omově S</text:span><text:span text:style-name="T1125">lunce</text:span><text:span text:style-name="T1126"><text:s/></text:span><text:span text:style-name="T1127">(dále „smlouva“)<text:s/></text:span><text:span text:style-name="T1128">poskytuje zařízení diety, a to diabetickou a šetřící. Dle domácího řádu zajišťuje zařízení<text:s/></text:span><text:span text:style-name="T1129">stravu<text:s/></text:span><text:span text:style-name="T1130">odpovídající potřebám dietního stravování.<text:s/></text:span><text:span text:style-name="T1131">Nelze však např. zjistit množství<text:s/></text:span><text:span text:style-name="T1132">sacharidů pro diabetickou dietu</text:span><text:span text:style-name="T1133">. Hovořit tedy o poskytování diabetické diety je zavádějící. To samé platí o šetřící dietě</text:span><text:span text:style-name="T1134">:</text:span><text:span text:style-name="T1135"><text:s/>energetická hodnota stravy se nedá zjistit a j</text:span><text:span text:style-name="T1136">ídla uváděná na jídelníčcích</text:span><text:span text:style-name="T1137"><text:s/></text:span><text:span text:style-name="T1138">nesplňují<text:s/></text:span><text:span text:style-name="T1139">požadavky na šetřící<text:s/></text:span><text:span text:style-name="T1140">dietu</text:span><text:span text:style-name="T1141">. Musím konstatovat, že<text:s/></text:span><text:span text:style-name="T1142">d</text:span><text:span text:style-name="T1143">ietní systém</text:span><text:span text:style-name="T1144"><text:s/>pro danou klientelu není vytvořen</text:span><text:span text:style-name="T1145">, nedá se zjistit, jaká je nutriční hodnota stravy</text:span><text:span text:style-name="T1146">.<text:s/></text:span><text:span text:style-name="T1147">Upozorňuji, že<text:s/></text:span><text:span text:style-name="T1148">léčebná výživa</text:span><text:span text:style-name="T1149"><text:s/>je nedílnou součástí ošetřovatels</text:span><text:span text:style-name="T1150">ké péče a rizika z nekvalitně a </text:span><text:span text:style-name="T1151">neprofesionálně poskytnuté výživy jsou<text:s/></text:span><text:span text:style-name="T1152">u dané cílové skupiny<text:s/></text:span><text:span text:style-name="T1153">srovnatelná s nekvalitně poskytnutou léčbou. Jedinou oprávněnou profesí vykonávající tuto specifickou činnost dle zákona č. 96/2004 Sb., o nelékařských zdravotnických povoláních, je nutriční terapeut.<text:s/></text:span><text:span text:style-name="T1154">Doporučuji zaměstnat nutričního terapeuta.</text:span><text:span text:style-name="T1155"><text:s/></text:span><text:span text:style-name="T1156">Doporučuji vytvořit dietní systém odpovídající potřebám cílové skupiny strávníků, jehož součástí musí být charakteristika konkrétní diety, její složení: ene</text:span><text:span text:style-name="T1157">rgie, množství bílkovin, tuků a </text:span><text:span text:style-name="T1158">sacharidů a také energetický obsah živin. Dále pak sestavovat jídelníčky dle vytvořeného dietního systému, včetně dodržení stanovených nutričních hodnot</text:span><text:span text:style-name="T1159">, a </text:span><text:span text:style-name="T1160">zajistit, aby dodavatel stravy připravoval jídla dle těchto jídelníčků</text:span><text:span text:style-name="T1161">.<text:s/></text:span></text:p>
            <text:p text:style-name="P1162"><text:span text:style-name="T1163">Zařízení je povinno v rámci základní<text:s/></text:span><text:span text:style-name="T1164">činnosti</text:span><text:span text:style-name="T1165"><text:s/>poskytnutí stravy dle § 49 odst. 2 písm. b)<text:s/></text:span><text:span text:style-name="T1166">zákona o sociálních službách v souvislosti s §<text:s/></text:span><text:span text:style-name="T1167">15 odst. 1 písm. b) vyhlášky č. 505/2006 Sb.</text:span><text:span text:style-name="T1168">,</text:span><text:span text:style-name="T1169"><text:s/></text:span><text:span text:style-name="T1170">zajistit celodenní stravu dopovídající věku, zásadám racionální výživy a potřebám dietního stravování, minimálně v rozsahu tří hlavních jídel. Pokud však zařízení poskytuje péči osobám trpícím demencí,<text:s/></text:span><text:span text:style-name="T1171">je třeba této klientele přizpůsobit i stravovací režim</text:span><text:span text:style-name="T1172">. Klienti trpící syndromem demence by měli mít mj. neustálý přístup k jídl</text:span><text:span text:style-name="T1173">u. Další zásady nutriční péče o </text:span><text:span text:style-name="T1174">osoby trpící demencí dle odborné literatury spočívají v následujícím:</text:span></text:p>
            <text:list text:style-name="LFO10" text:continue-numbering="true">
              <text:list-item>
                <text:p text:style-name="P1175">„Včas rozpoznat snížení zájmu pacienta o jídlo;</text:p>
              </text:list-item>
              <text:list-item>
                <text:p text:style-name="P1176">sledovat v čase tělesnou hmotnost a svalovou sílu;</text:p>
              </text:list-item>
              <text:list-item>
                <text:p text:style-name="P1177">dodržovat pravidelnost a řád v příjmu potravy, dělit ji do hlavních a vedlejších jídel;</text:p>
              </text:list-item>
              <text:list-item>
                <text:p text:style-name="P1178">zachovávat úroveň a styl stolování;</text:p>
              </text:list-item>
              <text:list-item>
                <text:p text:style-name="P1179">respektovat chuť nemocného, je-li to možné (pozor na tučná a sladká jídla);</text:p>
              </text:list-item>
              <text:list-item>
                <text:p text:style-name="P1180">dbát na správné složení potravy;</text:p>
              </text:list-item>
              <text:list-item>
                <text:p text:style-name="P1181">dbát na dostatečný a kontinuální přísun tekutin;</text:p>
              </text:list-item>
              <text:list-item>
                <text:p text:style-name="P1182">mít objektivní přehled o skutečné konzumaci stravy;</text:p>
              </text:list-item>
              <text:list-item>
                <text:p text:style-name="P1183"><text:span text:style-name="T1184">motivovat a zapojit nemocného do přípravy jídla a stolování.“</text:span><text:span text:style-name="T1185"><text:note text:note-class="footnote" text:id="_ftn12"><text:note-citation>13</text:note-citation><text:note-body><text:p text:style-name="P1186"><text:span text:style-name="T1187"><text:s/>Vladimír Pidrman:<text:s/></text:span><text:span text:style-name="T1188">Demence</text:span><text:span text:style-name="T1189">, Grada, Praha, 2007, s. 160.</text:span></text:p></text:note-body></text:note></text:span></text:p>
              </text:list-item>
            </text:list>
            <text:p text:style-name="P1190"/>
            <text:p text:style-name="P1191">Doporučuji tyto zásady dodržovat.</text:p>
            <text:p text:style-name="P1192"><text:span text:style-name="T1193">Některým klientům je podávána<text:s/></text:span><text:span text:style-name="T1194">mechanicky upravená strava</text:span><text:span text:style-name="T1195">. O tom, komu se strava takto upravuje, rozhodují zdravotní sestry</text:span><text:span text:style-name="T1196">. Rozhodnutí není nikde zaznamenáno, nedá se zjistit,<text:s/></text:span><text:span text:style-name="T1197">kdo konkrétně rozhodl a kdy</text:span><text:span text:style-name="T1198">.<text:s/></text:span><text:span text:style-name="T1199">Přechod na mechanicky upravenou stravu je přitom pro klienta zásadní životní změnou, neboť vnímá postupnou ztrátu svých schopností a<text:s/></text:span><text:span text:style-name="T1200">soběstačnosti a </text:span><text:span text:style-name="T1201">přichází o plnou kvalitu stravy.</text:span><text:span text:style-name="T1202"><text:s/>Doporučuji zaznamenat rozhodnutí o mechanické úpravě stravy v dokumentaci klientů (nutriční plán) tak, aby bylo patrné, kdo toto rozhodnutí přijal, kdy, a jaké byly důvody.</text:span></text:p>
            <text:p text:style-name="P1203"/>
            <text:p text:style-name="P1204"><text:span text:style-name="T1205">Mixovaná strava se připravuje v domově.<text:s/></text:span><text:span text:style-name="T1206">Na oběd je m</text:span><text:span text:style-name="T1207">ixováno jídlo dodávané externím<text:s/></text:span><text:soft-page-break/><text:span text:style-name="T1208">dodavatelem,<text:s/></text:span><text:span text:style-name="T1209">hlavní chod společně s polévkou. Vzniká nevzhledná kaše. Klient nemá možnost rozeznat jednotlivé chutě pokrmu</text:span><text:span text:style-name="T1210"><text:s/>a i</text:span><text:span text:style-name="T1211"><text:s/>esteticky je takto upravená strava naprosto nepřijatelná, nedůstojná podání klientovi. Při tomto způsobu není také možné vysledovat</text:span><text:span text:style-name="T1212"><text:s/>(pro případn</text:span><text:span text:style-name="T1213">é sledování příjmu stavy)</text:span><text:span text:style-name="T1214">, zda<text:s/></text:span><text:span text:style-name="T1215">klient<text:s/></text:span><text:span text:style-name="T1216">snědl<text:s/></text:span><text:span text:style-name="T1217">biologicky hodnotnější část stravy</text:span><text:span text:style-name="T1218"><text:s/>(např. maso) apod., tudíž ani nejde určit, které živiny je potřeba doplnit (např. bílkoviny) v případě, že klient nedojídá</text:span><text:span text:style-name="T1219">. Mixované snídaně a večeře nejsou od externího dodavatel</text:span><text:span text:style-name="T1220">e</text:span><text:span text:style-name="T1221">. O </text:span><text:span text:style-name="T1222">konkrétní<text:s/></text:span><text:span text:style-name="T1223">skladbě snídaně či večeře</text:span><text:span text:style-name="T1224">, údajně se je</text:span><text:span text:style-name="T1225">dná o jogurt, puding, rohlík s kakaem, bramborovou kaši např. s paštikou, kaše (nespecifikované)</text:span><text:span text:style-name="T1226">, rozhoduje pracovnice v sociálních službách</text:span><text:span text:style-name="T1227">.</text:span><text:span text:style-name="T1228"><text:s/></text:span><text:span text:style-name="T1229">Energetickou hodnotu mixovaných snídaní a večeří nelze<text:s/></text:span><text:span text:style-name="T1230">nikterak zjistit</text:span><text:span text:style-name="T1231">.<text:s/></text:span><text:span text:style-name="T1232">Doporučuji věnovat skladbě a přípravě mechanicky upravené s</text:span><text:span text:style-name="T1233">travy (MUS) patřičnou pozornost</text:span><text:span text:style-name="T1234"><text:s/>jak z hlediska nutriční hodnoty stravy, tak také konkrétní podoby finálního pokrmu. Doporučuji tvořit jídelníček konkrétně pro MUS, aby bylo všem pracovníkům jasné, co mají klientovi připravit a také co klientovi podávají.</text:span><text:span text:style-name="T1235"><text:s/></text:span></text:p>
            <text:p text:style-name="P1236"><text:span text:style-name="T1237">Bylo zjištěno, že p</text:span><text:span text:style-name="T1238">ersonál při krmení nad sedícím klientem stojí.<text:s/></text:span><text:span text:style-name="T1239">Ústa otírá klientům lžící.<text:s/></text:span><text:span text:style-name="T1240">Podávání stravy klientům není věnováno dostatek pozornosti ani času.<text:s/></text:span><text:span text:style-name="T1241">Při jídle hraje nahlas televize.</text:span><text:span text:style-name="T1242"><text:s/></text:span><text:span text:style-name="T1243">Doporučuji upustit od<text:s/></text:span><text:span text:style-name="T1244">nevhodných postupů</text:span><text:span text:style-name="T1245">.</text:span><text:span text:style-name="T1246"><text:s/></text:span></text:p>
            <text:p text:style-name="P1247"><text:span text:style-name="T1248">Téměř všichni klienti z </text:span><text:span text:style-name="T1249">oranžového</text:span><text:span text:style-name="T1250"><text:s/>podlaží<text:s/></text:span><text:span text:style-name="T1251">jedí na pokojích</text:span><text:span text:style-name="T1252">, jídelnu doposud neměli k </text:span><text:span text:style-name="T1253">dispozici</text:span><text:span text:style-name="T1254">.<text:s/></text:span><text:span text:style-name="T1255">To považuji za nevhodné.<text:s/></text:span><text:span text:style-name="T1256">Jídlo má také významnou socializační rovinu</text:span><text:span text:style-name="T1257">.<text:s/></text:span><text:span text:style-name="T1258">Mnozí klienti jedí v lůžku, nejsou posazováni do židle. Není zřejmé, kdo rozhodl<text:s/></text:span><text:span text:style-name="T1259">o tom, že klient</text:span><text:span text:style-name="T1260">ům bude strava podávána v lůžku</text:span><text:span text:style-name="T1261">. Není konzultován fyzioterapeut.<text:s/></text:span><text:span text:style-name="T1262">Doporučuji, aby<text:s/></text:span><text:span text:style-name="T1263">bylo zásadou, z níž jsou odůvodněné výjimky, že<text:s/></text:span><text:span text:style-name="T1264">všichni klienti jed</text:span><text:span text:style-name="T1265">í<text:s/></text:span><text:span text:style-name="T1266">v jídelně. Případné rozhodnutí o konzumaci jídla na pokoji musí být zdůvodněné v dokumentaci.<text:s/></text:span><text:span text:style-name="T1267">Do</text:span><text:span text:style-name="T1268">poručuji konzultovat fyzioterapeuta o nutnosti podávat stravu pouze na lůžku.<text:s/></text:span><text:span text:style-name="T1269">Rozhodnutí o podávání jídla v lůžku zaznamenat do </text:span><text:span text:style-name="T1270">dokumentac</text:span><text:span text:style-name="T1271">e.<text:s/></text:span></text:p>
            <text:p text:style-name="P1272"><text:span text:style-name="T1273">V zařízení<text:s/></text:span><text:span text:style-name="T1274">není sledován příjem tekutin</text:span><text:span text:style-name="T1275">. U osob trpících syndromem demence je přitom nutné dbát na pitný režim.<text:s/></text:span><text:span text:style-name="T1276">N</text:span><text:span text:style-name="T1277">emají pocit žízně a tekutiny je tak nutné stále aktivně nabízet.</text:span><text:span text:style-name="T1278"><text:note text:note-class="footnote" text:id="_ftn13"><text:note-citation>14</text:note-citation><text:note-body><text:p text:style-name="P1279"><text:span text:style-name="T1280"><text:s/></text:span><text:span text:style-name="T1281">Viz Holmerová, Jarolímová, Suchá a kol</text:span><text:span text:style-name="T1282">.</text:span><text:span text:style-name="T1283">:<text:s/></text:span><text:span text:style-name="T1284">Péče o pacienty s kognitivní poruchou</text:span><text:span text:style-name="T1285">. Gerontologické centrum 2007</text:span><text:span text:style-name="T1286"><text:s/>(dále také „Holmerová“).</text:span></text:p></text:note-body></text:note></text:span><text:span text:style-name="T1287"><text:s/></text:span><text:span text:style-name="T1288">Neurčité pokyny zdravotní sestry „hodně pít“</text:span><text:span text:style-name="T1289">, které se nacházejí v knize hlášení,</text:span><text:span text:style-name="T1290"><text:s/>nemůž</text:span><text:span text:style-name="T1291">ou vést k tomu, že budou klientům</text:span><text:span text:style-name="T1292"><text:s/>dostatečně a prokazatelně podávány tekutiny.<text:s/></text:span><text:span text:style-name="T1293">Doporučuji ve spolupráci s lékařem stanovit, u kterých klientů má</text:span><text:span text:style-name="T1294"><text:s/>být sledován příjem tekutin, a </text:span><text:span text:style-name="T1295">určit, kolik tekutin má klient za den přijmout, a tyto informace zaznamenat do osobní dokumentace klienta.</text:span></text:p>
            <text:p text:style-name="P1296"><text:span text:style-name="T1297">Personál krmící pacienty nepoužíval<text:s/></text:span><text:span text:style-name="T1298">ochranné pomůcky</text:span><text:span text:style-name="T1299">, v oblečení, ve kterém manipuluje s biologickým a infekčním odpadem, poté manipuluje se stravou.<text:s/></text:span><text:span text:style-name="T1300">Při podávání stravy by měl personál používat ochranné pomůcky.<text:s/></text:span></text:p>
            <text:p text:style-name="P1301"><text:span text:style-name="T1302">Pro Vaši další informaci zasílám v příloze leták „</text:span><text:span text:style-name="T1303">Malnutrice – riziko a možnosti ochrany v zařízeních sociálních a zdravotních služeb“</text:span><text:span text:style-name="T1304">.<text:s/></text:span></text:p>
            <text:p text:style-name="P1305">Hygiena</text:p>
            <text:p text:style-name="P1306"><text:span text:style-name="T1307">Každý den se provádí tzv. osobní hygiena.<text:s/></text:span><text:span text:style-name="T1308">Ta<text:s/></text:span><text:span text:style-name="T1309">dle<text:s/></text:span><text:span text:style-name="T1310">sdělení pracovnic v sociálních službách<text:s/></text:span><text:span text:style-name="T1311">spočívá v opláchnutí obličeje a rukou, v létě i podpaží.<text:s/></text:span><text:span text:style-name="T1312">Dále je hygiena prováděna při výměně plen.<text:s/></text:span><text:span text:style-name="T1313">T</text:span><text:span text:style-name="T1314">zv.<text:s/></text:span><text:span text:style-name="T1315">celková hygiena</text:span><text:span text:style-name="T1316">, tj. koupání, je<text:s/></text:span><text:span text:style-name="T1317">dle sdělení personálu<text:s/></text:span><text:span text:style-name="T1318">poskytována<text:s/></text:span><text:span text:style-name="T1319">jednou týdně. Z výkaz</text:span><text:span text:style-name="T1320">ů</text:span><text:span text:style-name="T1321"><text:s/>„Záznam o poskytování péče“<text:s/></text:span><text:span text:style-name="T1322">bylo zjištěno:<text:s/></text:span><text:span text:style-name="T1323">pan</text:span><text:span text:style-name="T1324">u P.</text:span><text:span text:style-name="T1325"><text:s/>byla celková hygiena<text:s/></text:span><text:span text:style-name="T1326">v srpnu<text:s/></text:span><text:span text:style-name="T1327">poskytnuta pouze jednou, a to dne</text:span><text:span text:style-name="T1328"><text:s/>28. srpna. Obdobně je tomu u </text:span><text:span text:style-name="T1329">pana M</text:span><text:span text:style-name="T1330">. Paní<text:s/></text:span><text:span text:style-name="T1331">A.<text:s/></text:span><text:span text:style-name="T1332">byla celková hygiena za srpen poskytnuta<text:s/></text:span><text:span text:style-name="T1333">taktéž<text:s/></text:span><text:span text:style-name="T1334">pouze jednou, a to dne 23. srpna.<text:s/></text:span><text:span text:style-name="T1335">Interval mezi poskytnutím celkové hygieny<text:s/></text:span><text:span text:style-name="T1336">u<text:s/></text:span><text:span text:style-name="T1337">paní L.</text:span><text:span text:style-name="T1338"><text:s/>činí v srpnu 15 dnů.<text:s/></text:span><text:span text:style-name="T1339">Provádění hygieny<text:s/></text:span><text:soft-page-break/><text:span text:style-name="T1340">je na<text:s/></text:span><text:span text:style-name="T1341">oranžovém</text:span><text:span text:style-name="T1342"><text:s/>podlaží naprosto nedostatečné</text:span><text:span text:style-name="T1343">.<text:s/></text:span><text:span text:style-name="T1344">Doporučuji<text:s/></text:span><text:span text:style-name="T1345">zajistit celkovou hygienu minimálně<text:s/></text:span><text:span text:style-name="T1346">jednou</text:span><text:span text:style-name="T1347"><text:s/>týdně</text:span><text:span text:style-name="T1348">, v případě potřeby či přání i častěji.</text:span></text:p>
            <text:p text:style-name="P1349">Mikční režim</text:p>
            <text:p text:style-name="P1350"><text:span text:style-name="T1351">Jedním z projevů demence je inkontinence. Cílem správné ošetřovatelské péče by mělo být udržet pacienta (klienta) kontinentním, a to díky správnému režimu, včetně režimu mikčního. Klient by měl mít možnost se v cca 2hodinových intervalech, i častěji, vymočit.</text:span><text:span text:style-name="T1352"><text:note text:note-class="footnote" text:id="_ftn14"><text:note-citation>15</text:note-citation><text:note-body><text:p text:style-name="P1353"><text:s/><text:span text:style-name="T1354">Holmerová</text:span><text:span text:style-name="T1355">, s</text:span><text:span text:style-name="T1356">.</text:span><text:span text:style-name="T1357"><text:s/>109.</text:span></text:p></text:note-body></text:note></text:span><text:span text:style-name="T1358"><text:s/>P</text:span><text:span text:style-name="T1359">racovni</text:span><text:span text:style-name="T1360">ce v sociálních službách by měly mít<text:s/></text:span><text:span text:style-name="T1361">jasné zadání, koho z klientů jak často vysazovat na (přenosné) WC, komu pomáhat dojít na toaletu a jak často</text:span><text:span text:style-name="T1362">. Komunikační bariéra na straně klienta (klient si neřekne, že potřebuje doprovodit na WC) by neměla být důvodem pro ukončení dopomáhání na toaletu. Mikční režim by měl vycházet z individuálních potřeb každého klienta a měl by mít odraz v dokumentaci klienta.</text:span></text:p>
            <text:p text:style-name="P1363"/>
            <text:p text:style-name="P1364"><text:span text:style-name="T1365">V domově se s mikčním režimem nepracuje. Namísto toho, aby cílem péče bylo udržet seniora co nejdéle kontinentním, je spíše<text:s/></text:span><text:span text:style-name="T1366">podporován co nejrychlejší nástup inkontinence.<text:s/></text:span><text:span text:style-name="T1367">Na oranžovém podlaží k tomu přispívá fakt jediné toalety pro 34 klientů.<text:s/></text:span><text:span text:style-name="T1368">A</text:span><text:span text:style-name="T1369">bsenci<text:s/></text:span><text:span text:style-name="T1370">toalety<text:s/></text:span><text:span text:style-name="T1371">nemohou toaletní křesla nahradit. Na modrém podlaží si musí<text:s/></text:span><text:span text:style-name="T1372">senior před použitím toalety<text:s/></text:span><text:span text:style-name="T1373">vyžádat toaletní papír, najít dveře</text:span><text:span text:style-name="T1374"><text:s/>správné místnosti</text:span><text:span text:style-name="T1375">, které nejsou značeny piktogramy.<text:s/></text:span><text:span text:style-name="T1376">Při celém tomto procesu musí navíc udržet myšlenku, že potřebuje na toaletu. Představa, že tento proces bude senior trpíc</text:span><text:span text:style-name="T1377">í syndromem demence, či senior mající</text:span><text:span text:style-name="T1378"> problémy s</text:span><text:span text:style-name="T1379"> </text:span><text:span text:style-name="T1380">pohyblivostí</text:span><text:span text:style-name="T1381">,</text:span><text:span text:style-name="T1382"><text:s/>opakovat několikrát denně, je iluzorní.<text:s/></text:span><text:span text:style-name="T1383">V blízkosti společenské místnosti je jen jedna toaleta, vzhledem k počtu<text:s/></text:span><text:span text:style-name="T1384">osob zdržujících se v místnosti</text:span><text:span text:style-name="T1385"><text:s/>může být často obsazená.<text:s/></text:span></text:p>
            <text:p text:style-name="P1386"/>
            <text:p text:style-name="P1387"><text:span text:style-name="T1388">Při odpovídající péči by<text:s/></text:span><text:span text:style-name="T1389">klienti<text:s/></text:span><text:span text:style-name="T1390">byli schopni udržet se kontinentními mnohem déle.<text:s/></text:span><text:span text:style-name="T1391">D</text:span><text:span text:style-name="T1392">oporučuji</text:span><text:span text:style-name="T1393"><text:s/>stanovit klientům mikční režim</text:span><text:span text:style-name="T1394">.</text:span></text:p>
            <text:p text:style-name="P1395">Sledování bolesti</text:p>
            <text:p text:style-name="P1396"><text:span text:style-name="T1397">U klientů s pokročilou demencí není rozpoznání bolesti vždy snadné. Nerozpoznaná a neléčená bolest přitom zásadně zhoršuje kvalitu života klientů.</text:span><text:span text:style-name="T1398"><text:note text:note-class="footnote" text:id="_ftn15"><text:note-citation>16</text:note-citation><text:note-body><text:p text:style-name="P1399"><text:span text:style-name="T1400"><text:s/></text:span><text:span text:style-name="T1401">Tamtéž, s. 105.</text:span></text:p></text:note-body></text:note></text:span><text:span text:style-name="T1402"><text:s/>V zařízení není zaveden<text:s/></text:span><text:span text:style-name="T1403">standardizovaný systém pravidelného testování a zaznamenávání bolesti</text:span><text:span text:style-name="T1404"><text:s/>klientů. Pokud o některém z klientů personál ví, že trpí bolestí, jde o výsledek každodenního intuitivního pozorování klientů.<text:s/></text:span><text:span text:style-name="T1405">Doporučuji zavést standardizovaný způsob monitorování bolesti klientů, zejména těch, kteří mají omezené komunikační schopnosti.</text:span><text:span text:style-name="T1406"><text:note text:note-class="footnote" text:id="_ftn16"><text:note-citation>17</text:note-citation><text:note-body><text:p text:style-name="P1407"><text:span text:style-name="T1408"><text:s/></text:span><text:span text:style-name="T1409">Existuje řada škál k hodnocení bolesti u pacientů s pokročilou demencí, např. DOLOPLUS-2, ECPA, PACSLAC či PAINAD.</text:span></text:p></text:note-body></text:note></text:span></text:p>
            <text:p text:style-name="P1410">Deprese</text:p>
            <text:p text:style-name="P1411"><text:span text:style-name="T1412">Zařízení nepracuje systematicky s problematikou detekování deprese. Ta je však průvodním jevem zejména demencí vaskulárního typu,</text:span><text:span text:style-name="T1413"><text:note text:note-class="footnote" text:id="_ftn17"><text:note-citation>18</text:note-citation><text:note-body><text:p text:style-name="P1414"><text:span text:style-name="T1415"><text:s/>Holmerová, s. 72.</text:span></text:p></text:note-body></text:note></text:span><text:span text:style-name="T1416"><text:s/>je namístě, aby zařízení<text:s/></text:span><text:span text:style-name="T1417">systematicky<text:s/></text:span><text:span text:style-name="T1418">sledovalo a aktivně zjišťovalo</text:span><text:span text:style-name="T1419">, zda některý z klientů trpí depresí.<text:s/></text:span><text:span text:style-name="T1420">Doporučuji u klientů trpících syndromem demence věnovat zvýšenou pozornost tomu, zda netrpí depresí, a za tím účelem provádět pravidelné testy, či systematicky pozorovat možné příznaky.</text:span></text:p>
            <text:p text:style-name="P1421"/>
            <text:p text:style-name="P1422"/>
            <text:p text:style-name="P1423">Předávání informací mezi personálem, dokumentace<text:s/></text:p>
            <text:soft-page-break/>
            <text:p text:style-name="P1424"><text:span text:style-name="T1425">Dokumentace<text:s/></text:span><text:span text:style-name="T1426">vedená pracovnicemi v sociálních službách<text:s/></text:span><text:span text:style-name="T1427">je roztříštěná a nepřehledná. Informace o klientech se nacházejí v nejrůznějších dokumentech. Jde<text:s/></text:span><text:span text:style-name="T1428">např.<text:s/></text:span><text:span text:style-name="T1429">o „sešit denního hlášení“</text:span><text:span text:style-name="T1430">,</text:span><text:span text:style-name="T1431"><text:s/>nebo „záznam o poskytované službě“. Koupání se značí do zvláštního<text:s/></text:span><text:span text:style-name="T1432">„sešit</text:span><text:span text:style-name="T1433">u</text:span><text:span text:style-name="T1434"><text:s/>koupání“</text:span><text:span text:style-name="T1435">, současně ale i do „záznamu o poskytované službě“.<text:s/></text:span><text:span text:style-name="T1436">Důvody pro vedení dvojí dokumentace nejsou zřejmé</text:span><text:span text:style-name="T1437">.<text:s/></text:span><text:span text:style-name="T1438">Další dokumentaci vedou p</text:span><text:span text:style-name="T1439">racovnice pro volnočasové aktivity</text:span><text:span text:style-name="T1440">. Ta je v počítačovém programu<text:s/></text:span><text:span text:style-name="T1441">W</text:span><text:span text:style-name="T1442">ord</text:span><text:span text:style-name="T1443">.<text:s/></text:span><text:span text:style-name="T1444">Účast na aktivitách<text:s/></text:span><text:span text:style-name="T1445">je<text:s/></text:span><text:span text:style-name="T1446">evidována<text:s/></text:span><text:span text:style-name="T1447">dle druhů aktivit a ne dle klientů. Dohled</text:span><text:span text:style-name="T1448">at</text:span><text:span text:style-name="T1449"><text:s/>aktivity konkrétního klienta je<text:s/></text:span><text:span text:style-name="T1450">obtížné</text:span><text:span text:style-name="T1451">, např. jak často byla trvale ležícímu klientovi nabízena bazální stimulace</text:span><text:span text:style-name="T1452">.<text:s/></text:span><text:span text:style-name="T1453">Sociální pracovnice pak<text:s/></text:span><text:span text:style-name="T1454">veškerou<text:s/></text:span><text:span text:style-name="T1455">roztříštěnou dokumentaci přepisuje a vytváří<text:s/></text:span><text:span text:style-name="T1456">pro každého klienta<text:s/></text:span><text:span text:style-name="T1457">jakýsi deník o průběhu poskytování služby.<text:s/></text:span><text:span text:style-name="T1458">S deníkem se však<text:s/></text:span><text:span text:style-name="T1459">nikterak nepracuje</text:span><text:span text:style-name="T1460">.<text:s/></text:span><text:span text:style-name="T1461">N</text:span><text:span text:style-name="T1462">ení zřejmé, proč by měly být sociální pracovnici známy údaje týkající se zdravotnického či pečovatelského aspektu služby. Na jednu stranu je nezbytné, aby každý praco</text:span><text:span text:style-name="T1463">vník získal všechny informace o </text:span><text:span text:style-name="T1464">klientovi, které jsou důležité pro<text:s/></text:span><text:span text:style-name="T1465">jeho podíl na<text:s/></text:span><text:span text:style-name="T1466">poskytování služby, na druhou stranu je zbytečné získávat informace, které pracovník nepotřebuje, typicky údaj o teplotě<text:s/></text:span><text:span text:style-name="T1467">nepotřebuje<text:s/></text:span><text:span text:style-name="T1468">sociální pracovnice<text:s/></text:span><text:span text:style-name="T1469">znát</text:span><text:span text:style-name="T1470">.</text:span><text:span text:style-name="T1471"><text:note text:note-class="footnote" text:id="_ftn18"><text:note-citation>19</text:note-citation><text:note-body><text:p text:style-name="P1472"><text:span text:style-name="T1473"><text:s/></text:span><text:span text:style-name="T1474">Bod č. 104 Zprávy z návštěv domovů pro osoby se zdravotním postižením. Zpráva je dostupná na www.ochrance.cz.</text:span></text:p></text:note-body></text:note></text:span><text:span text:style-name="T1475"><text:s/></text:span><text:span text:style-name="T1476">Stávající způsob vedení a sdílení dokumentace nenasvědčuje tomu, že každý dostane ty informace, které potřebuje.<text:s/></text:span><text:span text:style-name="T1477">Zá</text:span><text:span text:style-name="T1478">kon o sociálních službách<text:s/></text:span><text:span text:style-name="T1479">přitom<text:s/></text:span><text:span text:style-name="T1480">v ustanovení § 88 písm. f) stanoví jako jednu z povinností poskytovatelů sociálních služeb „…</text:span><text:span text:style-name="T1481">vést písemné individuální záznamy o průběhu poskytování sociální služby a hodnotit průběh poskytování sociální služby…“.<text:s/></text:span><text:span text:style-name="T1482">Upozorňuji, že se nejedná o </text:span><text:span text:style-name="T1483">pouhou formalitu. Správně vedené průkazné záznamy mohou v případném sporu pomoci prokázat, zda zařízení poskytovalo klientovi řádnou péči. Mohou rovněž sloužit jako nástroj kontroly ze strany vedení ohledně poskytování péče klientům.</text:span><text:span text:style-name="T1484"><text:s/>Stávající dokumentace nic takového neumožňuje.<text:s/></text:span><text:span text:style-name="T1485">Doporučuji vést dokumentaci tak, aby odpovídala požadavkům zákona a aby byla nástrojem pro poskytování služby.</text:span></text:p>
            <text:p text:style-name="P1486"><text:span text:style-name="T1487">O</text:span><text:span text:style-name="T1488">šetřovatelská dokumentace</text:span><text:span text:style-name="T1489"><text:s/>je neúplná, ošetřovatelské<text:s/></text:span><text:span text:style-name="T1490">plány péče nejsou vypracovány.<text:s/></text:span><text:span text:style-name="T1491">Záznamy o provedení screeningových testů (riziko pádů a dekubitů) nejsou<text:s/></text:span><text:span text:style-name="T1492">průběžně aktualizovány, případně chybí úplně</text:span><text:span text:style-name="T1493"><text:s/></text:span><text:span text:style-name="T1494">(n</text:span><text:span text:style-name="T1495">utriční</text:span><text:span text:style-name="T1496">,<text:s/></text:span><text:span text:style-name="T1497">úrovně soběstačnosti</text:span><text:span text:style-name="T1498">,<text:s/></text:span><text:span text:style-name="T1499">zhodnocení psychického stavu</text:span><text:span text:style-name="T1500">).<text:s/></text:span><text:span text:style-name="T1501">U klientů s narušením kožní integri</text:span><text:span text:style-name="T1502">ty nejsou k dispozici záznamy o </text:span><text:span text:style-name="T1503">stavu rány, její velikosti, průběhu hojení a prováděných převazech.<text:s/></text:span><text:span text:style-name="T1504">Nedostatečná</text:span><text:span text:style-name="T1505"><text:s/>dokumentace poskytované péče<text:s/></text:span><text:span text:style-name="T1506">může mít dopad na kvalitu péče a<text:s/></text:span><text:span text:style-name="T1507">negativně<text:s/></text:span><text:span text:style-name="T1508">ji ovlivnit.<text:s/></text:span><text:span text:style-name="T1509">Do denního hlášení<text:s/></text:span><text:span text:style-name="T1510">jsou<text:s/></text:span><text:span text:style-name="T1511">dokumentovány záznamy o stoli</text:span><text:span text:style-name="T1512">ci klientů. Ze záznamů vyplývá</text:span><text:span text:style-name="T1513">, že někteří klienti nebyli na stolic</text:span><text:span text:style-name="T1514">i</text:span><text:span text:style-name="T1515"><text:s/>téměř<text:s/></text:span><text:span text:style-name="T1516">týden (</text:span><text:span text:style-name="T1517">pan</text:span><text:span text:style-name="T1518"><text:s/></text:span><text:span text:style-name="T1519">F.</text:span><text:span text:style-name="T1520"><text:s/>nebyl na stolici od 26.</text:span><text:span text:style-name="T1521"><text:s/></text:span><text:span text:style-name="T1522">8. do 3.</text:span><text:span text:style-name="T1523"><text:s/></text:span><text:span text:style-name="T1524">9., p</text:span><text:span text:style-name="T1525">an<text:s/></text:span><text:span text:style-name="T1526">Z.</text:span><text:span text:style-name="T1527"><text:s/>od 28.</text:span><text:span text:style-name="T1528"><text:s/></text:span><text:span text:style-name="T1529">8. do 3.</text:span><text:span text:style-name="T1530"><text:s/></text:span><text:span text:style-name="T1531">9.). Na tyto skutečnosti nebylo nijak reagováno.<text:s/></text:span><text:span text:style-name="T1532">Stávající vedení zdravotnické (ošetřovatelské) dokumentace neodpovídá nejen právním předpisům,</text:span><text:span text:style-name="T1533"><text:note text:note-class="footnote" text:id="_ftn19"><text:note-citation>20</text:note-citation><text:note-body><text:p text:style-name="P1534"><text:span text:style-name="T1535"><text:s/>Ustanovení § 11 odst. 8 ve spojení s § 53 odst. 1 zákona o zdravotních službách; příloha č. 1, bod 11, vyhlášky č. 98/2012 Sb., o zdravotnické dokumentaci, ve znění pozdějších předpisů.</text:span></text:p></text:note-body></text:note></text:span><text:span text:style-name="T1536"><text:s/>ale ani standardům pro vedení ošetřovatelské dokumentace,</text:span><text:span text:style-name="T1537"><text:note text:note-class="footnote" text:id="_ftn20"><text:note-citation>21</text:note-citation><text:note-body><text:p text:style-name="P1538"><text:span text:style-name="T1539"><text:s/>Česká asociace sester:<text:s/></text:span><text:span text:style-name="T1540">Vedení ošetřovatelské dokumentace,<text:s/></text:span><text:span text:style-name="T1541">[cit. 2013-06-14]. Dostupné z:<text:s/></text:span><text:a xlink:href="http://www.cnna.cz/vedeni-%20osetrovatelske-dokumentace%20" office:target-frame-name="_top" xlink:show="replace"><text:span text:style-name="T1542">http://www.cnna.cz/vedeni- osetrovatelske-dokumentace</text:span></text:a><text:span text:style-name="T1543">.</text:span></text:p></text:note-body></text:note></text:span><text:span text:style-name="T1544"><text:s/>neboť informace o zdravotním stavu klienta musí splňovat kritérium konkrétnosti, kontinuity a vyhodnotitelnosti.<text:s/></text:span><text:span text:style-name="T1545">Doporučuji, aby zařízení vedlo ke každému klientovi, který je příjemcem ošetřovatelské péče, samostatně ošetřovatelskou dokumentaci, jež bude obsahovat ošetřovatelskou anamnézu klienta, ošetřovatelský plán a průběžné záznamy o vývoji zdravotního stavu klienta dle obecně platných standardů pro ošetřovatelskou péči.</text:span></text:p>
            <text:p text:style-name="P1546"/>
            <text:p text:style-name="P1547"><text:span text:style-name="T1548">Na sesterně jsou uloženy lékařské zprávy, které jsou přístupny</text:span><text:span text:style-name="T1549"><text:s/>nejen zdravotnickému personálu</text:span><text:span text:style-name="T1550">, přístup do místnosti má i nezdravotnický personál</text:span><text:span text:style-name="T1551">. Lékařská zpráva vy</text:span><text:span text:style-name="T1552">povídá<text:s/></text:span><text:soft-page-break/><text:span text:style-name="T1553">o </text:span><text:span text:style-name="T1554">zdravotním stavu a má tudíž povahu<text:s/></text:span><text:span text:style-name="T1555">osobního citlivého údaje</text:span><text:span text:style-name="T1556">.<text:s/></text:span><text:span text:style-name="T1557">Domov jako správce osobních údajů musí přijmout taková opatření, aby nemohlo dojít k neoprávněnému nebo nahodilému přístupu k osobním údajům, k jejich změně, zničení či ztrátě, neoprávněným přenosům, k jejich jinému neoprávněnému zpracování, jakož i k jinému zneužití osobních údajů.</text:span><text:span text:style-name="T1558"><text:note text:note-class="footnote" text:id="_ftn21"><text:note-citation>22</text:note-citation><text:note-body><text:p text:style-name="P1559"><text:span text:style-name="T1560"><text:s/></text:span><text:span text:style-name="T1561">§ 13 zákona č. 101/2000 Sb., o ochraně osobních údajů a o změně některých zákonů</text:span></text:p></text:note-body></text:note></text:span><text:span text:style-name="T1562"><text:s/></text:span><text:span text:style-name="T1563">Doporučuji zajistit takové uložení<text:s/></text:span><text:span text:style-name="T1564">lékařských zpráv</text:span><text:span text:style-name="T1565">, které vyloučí<text:s/></text:span><text:span text:style-name="T1566">neoprávněný přístup.<text:s/></text:span></text:p>
            <text:p text:style-name="P1567">Zařízení zavádí počítačový program Cygnus. Přístup do něj<text:s/>mají<text:s/>mít<text:s/>pouze zdravotní sestry. Ty již do něj<text:s/>přepisují jinde uvedené skutečnosti. Přepisování informací obsahuje riziko pochybení a<text:s/>představuje také časovou zátěž.<text:s/>Pracovnice v sociálních službách ani pracovnice pro volnočasové aktivity však přístup do Cygnusu nemají.<text:s/>Z návštěv jiných zařízení vím, že vedení dokumentace v elektronické podobě může být dobrým nástrojem, který umožňuje všem pracovníkům v přímé péči sdílet<text:s/>(podle odstupňovaných oprávnění k přístupu)<text:s/>informace, které jsou pro<text:s/>poskytování kvalitní péče<text:s/>nezbytné.<text:s/></text:p>
            <text:p text:style-name="P1568">Fáze demence</text:p>
            <text:p text:style-name="P1569"><text:span text:style-name="T1570">Osoba trpící syndromem demence v každé z fází onemocnění vyžaduje specifickou péči, kterou by zařízení mělo zajistit. Od<text:s/></text:span><text:span text:style-name="T1571">fáze demence</text:span><text:span text:style-name="T1572"><text:s/>by se měla odvíjet i náplň dne klienta. Pro více informací odkazuji na doporučení České alzheimerovské společnosti „</text:span><text:span text:style-name="T1573">P-PA-IA – podpora a péče lidem postiženým syndromem demence“</text:span><text:span text:style-name="T1574">.</text:span><text:span text:style-name="T1575"><text:note text:note-class="footnote" text:id="_ftn22"><text:note-citation>23</text:note-citation><text:note-body><text:p text:style-name="P1576"><text:span text:style-name="T1577"><text:s/>Česká alzheimerovská společnost:<text:s/></text:span><text:span text:style-name="T1578">Strategie České alzheimerovské společnosti P-PA-IA. Podpora a péče lidem postiženým syndromem demence</text:span><text:span text:style-name="T1579">, on-line (http://www.alzheimer.cz/res/data/000063.pdf).</text:span></text:p></text:note-body></text:note></text:span><text:span text:style-name="T1580"><text:s/>Informace o fázi demence, ve které se člověk trpící tímto onemocněním nachází, je obsa</text:span><text:span text:style-name="T1581">žena v dokumentaci psychiatra k </text:span><text:span text:style-name="T1582">jednotlivým klientům.</text:span><text:span text:style-name="T1583"><text:s/>T</text:span><text:span text:style-name="T1584">uto informaci nema</text:span><text:span text:style-name="T1585">jí po ruce zdravotní sestry</text:span><text:span text:style-name="T1586"><text:s/>ani pracovnice v sociálních službách, a není tedy možno promítnout ji do poskytované péče.</text:span><text:span text:style-name="T1587"><text:s/></text:span><text:span text:style-name="T1588">Doporučuji přizpůsobit péči o klienta a průběh jeho dne stádiu, v jakém se nachází jeho onemocnění.</text:span></text:p>
            <text:p text:style-name="P1589">Trvale ležící klient</text:p>
            <text:p text:style-name="P1590"><text:span text:style-name="T1591">Všichni klienti<text:s/></text:span><text:span text:style-name="T1592">z oranžového<text:s/></text:span><text:span text:style-name="T1593">podlaží jsou trvale upoutáni na lůžko. Většina z nich není ani vysazována do křesla, či v lůžku posazována k jídlu. Z ošetřovatelské dokumentace však není zjevné,<text:s/></text:span><text:span text:style-name="T1594">kdo o tomto rozhodl a jak dlouho tento stav trvá</text:span><text:span text:style-name="T1595">, přestože se jedná o zásadní a </text:span><text:span text:style-name="T1596">trvalé zhoršení kvality života seniora. Bylo zjištěno, že aktivizační činnost se soustřeďuje spíše na klienty chodící z modrého podlaží.<text:s/></text:span><text:span text:style-name="T1597">Klientům z</text:span><text:span text:style-name="T1598"><text:s/></text:span><text:span text:style-name="T1599">oranžového</text:span><text:span text:style-name="T1600"><text:s/>podlaží nejsou nabízeny žádné programové aktivity, pouze<text:s/></text:span><text:span text:style-name="T1601">bazální stimulace</text:span><text:span text:style-name="T1602">. Téměř v každém pokoji v </text:span><text:span text:style-name="T1603">oranžovém</text:span><text:span text:style-name="T1604"><text:s/>podlaží byla zapnutá televize, klienti však o její sledování nejevili zájem.<text:s/></text:span><text:span text:style-name="T1605">P</text:span><text:span text:style-name="T1606">roč<text:s/></text:span><text:span text:style-name="T1607">tomu tak je? M</text:span><text:span text:style-name="T1608">ají<text:s/></text:span><text:span text:style-name="T1609">klienti</text:span><text:span text:style-name="T1610"><text:s/></text:span><text:span text:style-name="T1611">z vysílání<text:s/></text:span><text:span text:style-name="T1612">užitek</text:span><text:span text:style-name="T1613">,</text:span><text:span text:style-name="T1614"><text:s/>nebo j</text:span><text:span text:style-name="T1615">de o rušivý prvek</text:span><text:span text:style-name="T1616">? Nemá tato kulisa suplovat nedostatek individuální práce s klienty?<text:s/></text:span><text:span text:style-name="T1617">Naopak je třeba upozornit na to, že trvale ležící klient potřebuje zajistit<text:s/></text:span><text:span text:style-name="T1618">tzv. pasivní</text:span><text:span text:style-name="T1619"><text:s/>cvičen</text:span><text:span text:style-name="T1620">í,<text:s/></text:span><text:span text:style-name="T1621">masáže apod., a to<text:s/></text:span><text:span text:style-name="T1622">z důvodu<text:s/></text:span><text:span text:style-name="T1623">vstřebávání<text:s/></text:span><text:span text:style-name="T1624">bílkovin</text:span><text:span text:style-name="T1625"><text:s/>a tvorby svalové hmoty.<text:s/></text:span><text:span text:style-name="T1626">Doporučuji, aby rozhodnutí o tom, že určitý klient již nebude posazován, bylo vždy konzultováno s lékařem a bylo za</text:span><text:span text:style-name="T1627">znamenáno v dokumentaci klienta.<text:s/></text:span><text:span text:style-name="T1628">Doporučuji zajistit těmto klientům pravideln</text:span><text:span text:style-name="T1629">é pasivní cvičení.<text:s/></text:span></text:p>
            <text:p text:style-name="P1630">Kouření</text:p>
            <text:p text:style-name="P1631"><text:span text:style-name="T1632">V knize hlášení je dne 30.</text:span><text:span text:style-name="T1633"><text:s/></text:span><text:span text:style-name="T1634">8.</text:span><text:span text:style-name="T1635"><text:s/></text:span><text:span text:style-name="T1636">2013 uvedeno, že má pan<text:s/></text:span><text:span text:style-name="T1637">F.</text:span><text:span text:style-name="T1638"><text:s/>„přísný zákaz kouření!!!“.<text:s/></text:span><text:span text:style-name="T1639">Upozorňuji, že domov nemá oprávnění bez dalšího kouření zakazovat. V této souvislosti odkazuji na bod č. 78 Zprávy z návštěv zařízení sociálních služeb pro seniory a bod č. 86</text:span><text:span text:style-name="T1640"><text:s/>Zprávy z návštěv domovů pro osoby se zdravotním postižením.</text:span><text:span text:style-name="T1641"><text:s/></text:span><text:span text:style-name="T1642">Žádám o sdělení, proč<text:s/></text:span><text:span text:style-name="T1643">(a </text:span><text:span text:style-name="T1644">kým)<text:s/></text:span><text:span text:style-name="T1645">je klientovi zakázáno kouřit.</text:span><text:span text:style-name="T1646"><text:s/></text:span><text:span text:style-name="T1647"><text:s/></text:span></text:p>
          </table:table-cell>
        </table:table-row>
      </table:table>
      <text:p text:style-name="P1648"/>
      <table:table table:style-name="Table1649">
        <table:table-columns>
          <table:table-column table:style-name="TableColumn1650"/>
          <table:table-column table:style-name="TableColumn1651"/>
          <table:table-column table:style-name="TableColumn1652"/>
        </table:table-columns>
        <table:table-row table:style-name="TableRow1653">
          <table:table-cell table:style-name="TableCell1654" table:number-columns-spanned="3">
            <text:soft-page-break/>
            <text:p text:style-name="P1655">Doporučení ochránce</text:p>
          </table:table-cell>
          <table:covered-table-cell/>
          <table:covered-table-cell/>
        </table:table-row>
        <table:table-row table:style-name="TableRow1656">
          <table:table-cell table:style-name="TableCell1657">
            <text:p text:style-name="P1658">Číslo</text:p>
          </table:table-cell>
          <table:table-cell table:style-name="TableCell1659">
            <text:p text:style-name="P1660">Doporučené opatření:</text:p>
          </table:table-cell>
          <table:table-cell table:style-name="TableCell1661">
            <text:p text:style-name="P1662">Termín naplnění:</text:p>
          </table:table-cell>
        </table:table-row>
        <table:table-row table:style-name="TableRow1663">
          <table:table-cell table:style-name="TableCell1664">
            <text:p text:style-name="P1665">2.1</text:p>
          </table:table-cell>
          <table:table-cell table:style-name="TableCell1666">
            <text:p text:style-name="P1667"><text:span text:style-name="T1668">Doporučuji</text:span><text:span text:style-name="T1669"><text:s/>zajistit přítomnost všeobecné sestry na pracovišti tak, aby obstarala všechny potřebné úkony ošetřovatelské péče.<text:s/></text:span></text:p>
          </table:table-cell>
          <table:table-cell table:style-name="TableCell1670">
            <text:p text:style-name="P1671">Bezodkladně</text:p>
          </table:table-cell>
        </table:table-row>
        <table:table-row table:style-name="TableRow1672">
          <table:table-cell table:style-name="TableCell1673">
            <text:p text:style-name="P1674">2.2</text:p>
          </table:table-cell>
          <table:table-cell table:style-name="TableCell1675">
            <text:p text:style-name="P1676"><text:span text:style-name="T1677">Doporučuji, aby domov vyžadoval od všech lékařů ordinaci léků v písemné formě.<text:s/></text:span></text:p>
          </table:table-cell>
          <table:table-cell table:style-name="TableCell1678">
            <text:p text:style-name="P1679">Okamžitě</text:p>
          </table:table-cell>
        </table:table-row>
        <table:table-row table:style-name="TableRow1680">
          <table:table-cell table:style-name="TableCell1681">
            <text:p text:style-name="P1682">2.3</text:p>
          </table:table-cell>
          <table:table-cell table:style-name="TableCell1683">
            <text:p text:style-name="P1684"><text:span text:style-name="T1685">Doporučuji zajistit, aby k lékům měl přístup pouze personál oprávněný s nimi nakládat.</text:span><text:span text:style-name="T1686"><text:s/></text:span><text:span text:style-name="T1687">Doporučuji okamžitě zlikvidovat veškeré léky, které nejsou přidělené konkrétnímu klientovi.</text:span></text:p>
          </table:table-cell>
          <table:table-cell table:style-name="TableCell1688">
            <text:p text:style-name="P1689">Okamžitě</text:p>
          </table:table-cell>
        </table:table-row>
        <table:table-row table:style-name="TableRow1690">
          <table:table-cell table:style-name="TableCell1691">
            <text:p text:style-name="P1692">2.4</text:p>
          </table:table-cell>
          <table:table-cell table:style-name="TableCell1693">
            <text:p text:style-name="P1694"><text:span text:style-name="T1695">Doporučuji uvádět v medikační kartě všechny předepsané léky.</text:span><text:span text:style-name="T1696"><text:s/></text:span></text:p>
          </table:table-cell>
          <table:table-cell table:style-name="TableCell1697">
            <text:p text:style-name="P1698">Okamžitě</text:p>
          </table:table-cell>
        </table:table-row>
        <table:table-row table:style-name="TableRow1699">
          <table:table-cell table:style-name="TableCell1700">
            <text:p text:style-name="P1701">2.5</text:p>
          </table:table-cell>
          <table:table-cell table:style-name="TableCell1702">
            <text:p text:style-name="P1703">Doporučuji v medikačních kartách provádět změny novým<text:s/>autorizovaným<text:s/>záznamem namísto přepisování či retuší.<text:s/></text:p>
          </table:table-cell>
          <table:table-cell table:style-name="TableCell1704">
            <text:p text:style-name="P1705">Okamžitě</text:p>
          </table:table-cell>
        </table:table-row>
        <table:table-row table:style-name="TableRow1706">
          <table:table-cell table:style-name="TableCell1707">
            <text:p text:style-name="P1708">2.6</text:p>
          </table:table-cell>
          <table:table-cell table:style-name="TableCell1709">
            <text:p text:style-name="P1710"><text:span text:style-name="T1711">Doporučuji, aby byla hypnotika klientům podávána teprve</text:span><text:span text:style-name="T1712"><text:s/>tehdy, když chtějí jít spát, a </text:span><text:span text:style-name="T1713">zároveň aby jim bylo umožněno jít spát i bez podání hypnotik tehdy, když je zřejmé, že je nechtějí.<text:s/></text:span><text:span text:style-name="T1714">Doporučuji o podání každého léku tzv. fakultativní medikace (tedy léky, které nejsou podávány pravidelně, ale jen v případě nějak definované potřeby) pořídit záznam do dokumentace klienta.<text:s/></text:span><text:span text:style-name="T1715">Doporučuji<text:s/></text:span><text:span text:style-name="T1716">zároveň<text:s/></text:span><text:span text:style-name="T1717">zaznamenávat efekt léků na spaní či jiných fakultativně podávaných léků. Doporučuji podávat pouze předepsané léky.<text:s/></text:span></text:p>
          </table:table-cell>
          <table:table-cell table:style-name="TableCell1718">
            <text:p text:style-name="P1719">Okamžitě</text:p>
          </table:table-cell>
        </table:table-row>
        <table:table-row table:style-name="TableRow1720">
          <table:table-cell table:style-name="TableCell1721">
            <text:p text:style-name="P1722">2.7</text:p>
          </table:table-cell>
          <table:table-cell table:style-name="TableCell1723">
            <text:p text:style-name="P1724"><text:span text:style-name="T1725">Doporučuji, aby o</text:span><text:span text:style-name="T1726"> možnosti drtit konkrétní lék u </text:span><text:span text:style-name="T1727">konkrétního klienta rozhodl vždy lékař</text:span><text:span text:style-name="T1728"><text:s/>a </text:span><text:span text:style-name="T1729">zařízení si o tom vyžádalo jeho záznam jako důkaz</text:span><text:span text:style-name="T1730">. Drcené léky nepřidávat do běžného jídla.</text:span></text:p>
          </table:table-cell>
          <table:table-cell table:style-name="TableCell1731">
            <text:p text:style-name="P1732">Okamžitě</text:p>
          </table:table-cell>
        </table:table-row>
        <table:table-row table:style-name="TableRow1733">
          <table:table-cell table:style-name="TableCell1734">
            <text:p text:style-name="P1735">2.8</text:p>
          </table:table-cell>
          <table:table-cell table:style-name="TableCell1736">
            <text:p text:style-name="P1737">Doporučuji u každého klienta, který to potřebuje,<text:s/>vytvořit ošetřovatelský plán péče.</text:p>
          </table:table-cell>
          <table:table-cell table:style-name="TableCell1738">
            <text:p text:style-name="P1739">Okamžitě</text:p>
          </table:table-cell>
        </table:table-row>
        <table:table-row table:style-name="TableRow1740">
          <table:table-cell table:style-name="TableCell1741">
            <text:p text:style-name="P1742">2.9</text:p>
          </table:table-cell>
          <table:table-cell table:style-name="TableCell1743">
            <text:p text:style-name="P1744">Doporučuji systematicky hodnotit případné váhové úbytky. Případný váhový úbytek klientů doporučuji konzultovat s lékařem a stanovit navazující postup.</text:p>
          </table:table-cell>
          <table:table-cell table:style-name="TableCell1745">
            <text:p text:style-name="P1746">Okamžitě</text:p>
          </table:table-cell>
        </table:table-row>
        <table:table-row table:style-name="TableRow1747">
          <table:table-cell table:style-name="TableCell1748">
            <text:p text:style-name="P1749">2.10</text:p>
          </table:table-cell>
          <table:table-cell table:style-name="TableCell1750">
            <text:p text:style-name="P1751">Doporučuji<text:s/>stanovit, u koho má být příjem stravy preventivně sledován, a tento zaznamenávat pomocí<text:s/>objektivizovaných záznamů, ze kterých bude zjevné, zda klient snědl celou porci, polovinu, čtvrtinu. Tyto záznamy doporučuji pravidelně vyhodnocovat a ve spolupráci<text:s/><text:soft-page-break/>s lékařem stanovit navazující postup pro případ, že klient opakovaně nedojí.</text:p>
          </table:table-cell>
          <table:table-cell table:style-name="TableCell1752">
            <text:p text:style-name="P1753">Okamžitě</text:p>
          </table:table-cell>
        </table:table-row>
        <table:table-row table:style-name="TableRow1754">
          <table:table-cell table:style-name="TableCell1755">
            <text:p text:style-name="P1756">2.11</text:p>
          </table:table-cell>
          <table:table-cell table:style-name="TableCell1757">
            <text:p text:style-name="P1758"><text:span text:style-name="T1759">Doporučuji zaměstnat nutričního terapeuta.</text:span><text:span text:style-name="T1760"><text:s/></text:span><text:span text:style-name="T1761">Doporučuji vytvořit dietní systém odpovídající potřebám cílové skupiny strávníků, jehož součástí musí být charakteristika konkrétní diety, její složení: energie, množství bílkovin, tuků a sacharidů a také energetický obsah živin. Dále pak sestavovat jídelníčky dle vytvořeného dietního systému, včetně dodržení stanovených nutričních hodnot</text:span><text:span text:style-name="T1762">, a zajistit, aby dodavatel stravy připravoval jídla dle těchto jídelníčků</text:span><text:span text:style-name="T1763">.<text:s/></text:span></text:p>
          </table:table-cell>
          <table:table-cell table:style-name="TableCell1764">
            <text:p text:style-name="P1765">Bezodkladně</text:p>
          </table:table-cell>
        </table:table-row>
        <table:table-row table:style-name="TableRow1766">
          <table:table-cell table:style-name="TableCell1767">
            <text:p text:style-name="P1768">2.12</text:p>
          </table:table-cell>
          <table:table-cell table:style-name="TableCell1769">
            <text:p text:style-name="P1770">Doporučuji dodržovat zásady nutriční péče.<text:s/></text:p>
          </table:table-cell>
          <table:table-cell table:style-name="TableCell1771">
            <text:p text:style-name="P1772">Bezodkladně</text:p>
          </table:table-cell>
        </table:table-row>
        <table:table-row table:style-name="TableRow1773">
          <table:table-cell table:style-name="TableCell1774">
            <text:p text:style-name="P1775">2.13</text:p>
          </table:table-cell>
          <table:table-cell table:style-name="TableCell1776">
            <text:p text:style-name="P1777"><text:span text:style-name="T1778">Doporučuji</text:span><text:span text:style-name="T1779"><text:s/>zaznamenat rozhodnutí o </text:span><text:span text:style-name="T1780">mechanické úpravě stravy v dokumentaci klientů (nutriční plán) tak, aby bylo patrné, kdo toto rozhodnutí přijal, kdy, a jaké byly důvody.</text:span></text:p>
          </table:table-cell>
          <table:table-cell table:style-name="TableCell1781">
            <text:p text:style-name="P1782">Průběžně</text:p>
          </table:table-cell>
        </table:table-row>
        <table:table-row table:style-name="TableRow1783">
          <table:table-cell table:style-name="TableCell1784">
            <text:p text:style-name="P1785">2.14</text:p>
          </table:table-cell>
          <table:table-cell table:style-name="TableCell1786">
            <text:p text:style-name="P1787"><text:span text:style-name="T1788">Doporučuji věnovat skladbě a přípravě mechanicky upravené stravy (MUS) patřičnou pozornost, jak z hlediska nutriční hodnoty stravy, tak také konkrétní podoby finálního pokrmu. Doporučuji tvořit jídelníček konkrétně pro MUS, aby bylo všem pracovníkům jasné, co mají klientovi připravit a také co klientovi podávají.</text:span></text:p>
          </table:table-cell>
          <table:table-cell table:style-name="TableCell1789">
            <text:p text:style-name="P1790">Bezodkladně</text:p>
          </table:table-cell>
        </table:table-row>
        <table:table-row table:style-name="TableRow1791">
          <table:table-cell table:style-name="TableCell1792">
            <text:p text:style-name="P1793">2.15</text:p>
          </table:table-cell>
          <table:table-cell table:style-name="TableCell1794">
            <text:p text:style-name="P1795"><text:span text:style-name="T1796">Doporučuji upustit od<text:s/></text:span><text:span text:style-name="T1797">nevhodných postupů</text:span><text:span text:style-name="T1798"><text:s/>při krmení klientů</text:span><text:span text:style-name="T1799">.</text:span></text:p>
          </table:table-cell>
          <table:table-cell table:style-name="TableCell1800">
            <text:p text:style-name="P1801">Okamžitě</text:p>
          </table:table-cell>
        </table:table-row>
        <table:table-row table:style-name="TableRow1802">
          <table:table-cell table:style-name="TableCell1803">
            <text:p text:style-name="P1804">2.16</text:p>
          </table:table-cell>
          <table:table-cell table:style-name="TableCell1805">
            <text:p text:style-name="P1806"><text:span text:style-name="T1807">Doporučuji, aby<text:s/></text:span><text:span text:style-name="T1808">bylo zásadou, z níž jsou odůvodněné výjimky, že<text:s/></text:span><text:span text:style-name="T1809">všichni klienti jed</text:span><text:span text:style-name="T1810">í<text:s/></text:span><text:span text:style-name="T1811">v jídelně. Případné rozhodnutí o konzumaci jídla na pokoji musí být zdůvodněné v dokumentaci. Doporučuji konzultovat fyzioterapeuta o nutnosti podávat stra</text:span><text:span text:style-name="T1812">vu pouze na lůžku. Rozhodnutí o </text:span><text:span text:style-name="T1813">podáv</text:span><text:span text:style-name="T1814">ání jídla v lůžku zaznamenat do<text:s/></text:span><text:span text:style-name="T1815">dokumentace.</text:span></text:p>
          </table:table-cell>
          <table:table-cell table:style-name="TableCell1816">
            <text:p text:style-name="P1817">Okamžitě</text:p>
          </table:table-cell>
        </table:table-row>
        <table:table-row table:style-name="TableRow1818">
          <table:table-cell table:style-name="TableCell1819">
            <text:p text:style-name="P1820">2.17</text:p>
          </table:table-cell>
          <table:table-cell table:style-name="TableCell1821">
            <text:p text:style-name="P1822"><text:span text:style-name="T1823">Doporučuji ve s</text:span><text:span text:style-name="T1824">polupráci s lékařem stanovit, u </text:span><text:span text:style-name="T1825">kterých klientů má být sledován příjem tekutin, a určit, kolik tekut</text:span><text:span text:style-name="T1826">in má klient za den přijmout, a </text:span><text:span text:style-name="T1827">tyto informace zaznamenat do osobní dokumentace klienta.</text:span></text:p>
          </table:table-cell>
          <table:table-cell table:style-name="TableCell1828">
            <text:p text:style-name="P1829">Okamžitě</text:p>
          </table:table-cell>
        </table:table-row>
        <table:table-row table:style-name="TableRow1830">
          <table:table-cell table:style-name="TableCell1831">
            <text:p text:style-name="P1832">2.18</text:p>
          </table:table-cell>
          <table:table-cell table:style-name="TableCell1833">
            <text:p text:style-name="P1834"><text:span text:style-name="T1835">Při podávání stravy by měl personál používat ochranné pomůcky.<text:s/></text:span></text:p>
          </table:table-cell>
          <table:table-cell table:style-name="TableCell1836">
            <text:p text:style-name="P1837">Okamžitě</text:p>
          </table:table-cell>
        </table:table-row>
        <table:table-row table:style-name="TableRow1838">
          <table:table-cell table:style-name="TableCell1839">
            <text:p text:style-name="P1840">2.19</text:p>
          </table:table-cell>
          <table:table-cell table:style-name="TableCell1841">
            <text:p text:style-name="P1842">Doporučuji zajistit celkovou hygienu minimálně<text:s/>jednou<text:s/>týdně, v případě potřeby či přání i častěji.</text:p>
          </table:table-cell>
          <table:table-cell table:style-name="TableCell1843">
            <text:p text:style-name="P1844">Okamžitě</text:p>
          </table:table-cell>
        </table:table-row>
        <table:table-row table:style-name="TableRow1845">
          <table:table-cell table:style-name="TableCell1846">
            <text:p text:style-name="P1847">2.20</text:p>
          </table:table-cell>
          <table:table-cell table:style-name="TableCell1848">
            <text:p text:style-name="P1849">Doporučuji<text:s/>stanovit klientům mikční režim.</text:p>
          </table:table-cell>
          <table:table-cell table:style-name="TableCell1850">
            <text:p text:style-name="P1851">Okamžitě</text:p>
          </table:table-cell>
        </table:table-row>
        <text:soft-page-break/>
        <table:table-row table:style-name="TableRow1852">
          <table:table-cell table:style-name="TableCell1853">
            <text:p text:style-name="P1854">2.21</text:p>
          </table:table-cell>
          <table:table-cell table:style-name="TableCell1855">
            <text:p text:style-name="P1856"><text:span text:style-name="T1857">Doporučuji zavést standardizovaný způsob monitorování bolesti klientů, zejména těch, kteří mají omezené komunikační schopnosti.</text:span></text:p>
          </table:table-cell>
          <table:table-cell table:style-name="TableCell1858">
            <text:p text:style-name="P1859">Okamžitě</text:p>
          </table:table-cell>
        </table:table-row>
        <table:table-row table:style-name="TableRow1860">
          <table:table-cell table:style-name="TableCell1861">
            <text:p text:style-name="P1862">2.22</text:p>
          </table:table-cell>
          <table:table-cell table:style-name="TableCell1863">
            <text:p text:style-name="P1864"><text:span text:style-name="T1865">Doporučuji u klientů trpících syndromem demence věnovat zvýšenou pozornost tomu, zda netrpí depresí, a za tím účelem provádět pravidelné testy, či systematicky pozorovat možné příznaky.</text:span></text:p>
          </table:table-cell>
          <table:table-cell table:style-name="TableCell1866">
            <text:p text:style-name="P1867">Okamžitě</text:p>
          </table:table-cell>
        </table:table-row>
        <table:table-row table:style-name="TableRow1868">
          <table:table-cell table:style-name="TableCell1869">
            <text:p text:style-name="P1870">2.23</text:p>
          </table:table-cell>
          <table:table-cell table:style-name="TableCell1871">
            <text:p text:style-name="P1872">Doporučuji vést dokumentaci tak, aby odpovídala požadavkům zákona a aby byla nástrojem pro poskytování služby.</text:p>
          </table:table-cell>
          <table:table-cell table:style-name="TableCell1873">
            <text:p text:style-name="P1874">Okamžitě</text:p>
          </table:table-cell>
        </table:table-row>
        <table:table-row table:style-name="TableRow1875">
          <table:table-cell table:style-name="TableCell1876">
            <text:p text:style-name="P1877">2.24</text:p>
          </table:table-cell>
          <table:table-cell table:style-name="TableCell1878">
            <text:p text:style-name="P1879">Doporučuji, aby zařízení vedlo ke každému klientovi, který je příjemcem ošetřovatelské péče, samostatně ošetřovatelskou dokumentaci, jež bude obsahovat ošetřovatelskou anamnézu klienta, ošetřovatelský plán a průběžné záznamy o vývoji zdravotního stavu klienta dle obecně platných standardů pro ošetřovatelskou péči.</text:p>
          </table:table-cell>
          <table:table-cell table:style-name="TableCell1880">
            <text:p text:style-name="P1881">Okamžitě</text:p>
          </table:table-cell>
        </table:table-row>
        <table:table-row table:style-name="TableRow1882">
          <table:table-cell table:style-name="TableCell1883">
            <text:p text:style-name="P1884">2.25</text:p>
          </table:table-cell>
          <table:table-cell table:style-name="TableCell1885">
            <text:p text:style-name="P1886"><text:span text:style-name="T1887">Doporučuji zajistit takové uložení<text:s/></text:span><text:span text:style-name="T1888">lékařských zpráv</text:span><text:span text:style-name="T1889">, které vyloučí neoprávněný přístup.</text:span></text:p>
          </table:table-cell>
          <table:table-cell table:style-name="TableCell1890">
            <text:p text:style-name="P1891">Okamžitě</text:p>
          </table:table-cell>
        </table:table-row>
        <table:table-row table:style-name="TableRow1892">
          <table:table-cell table:style-name="TableCell1893">
            <text:p text:style-name="P1894">2.26</text:p>
          </table:table-cell>
          <table:table-cell table:style-name="TableCell1895">
            <text:p text:style-name="P1896"><text:span text:style-name="T1897">Doporučuji přizpůsobit péči o klienta a průběh jeho dne stádiu, v jakém se nachází jeho onemocnění.</text:span></text:p>
          </table:table-cell>
          <table:table-cell table:style-name="TableCell1898">
            <text:p text:style-name="P1899">Okamžitě</text:p>
          </table:table-cell>
        </table:table-row>
        <table:table-row table:style-name="TableRow1900">
          <table:table-cell table:style-name="TableCell1901">
            <text:p text:style-name="P1902">2.27</text:p>
          </table:table-cell>
          <table:table-cell table:style-name="TableCell1903">
            <text:p text:style-name="P1904"><text:span text:style-name="T1905">Doporučuji, aby rozhodnutí o tom, že určitý klient již nebude posazován, bylo vždy konzultováno s lékařem a bylo zaznamenáno v dokumentaci klienta. Doporučuji z</text:span><text:span text:style-name="T1906">ajistit těmto klientům pravidelné pasivní cvičení.<text:s/></text:span></text:p>
          </table:table-cell>
          <table:table-cell table:style-name="TableCell1907">
            <text:p text:style-name="P1908">Okamžitě</text:p>
          </table:table-cell>
        </table:table-row>
        <table:table-row table:style-name="TableRow1909">
          <table:table-cell table:style-name="TableCell1910">
            <text:p text:style-name="P1911">2.28</text:p>
          </table:table-cell>
          <table:table-cell table:style-name="TableCell1912">
            <text:p text:style-name="P1913"><text:span text:style-name="T1914">Žádám o sdělení, proč je klientovi zakázáno kouřit.</text:span><text:span text:style-name="T1915"><text:s text:c="2"/></text:span></text:p>
          </table:table-cell>
          <table:table-cell table:style-name="TableCell1916">
            <text:p text:style-name="P1917">V reakci na zprávu</text:p>
          </table:table-cell>
        </table:table-row>
      </table:table>
      <text:p text:style-name="P1918"/>
      <text:soft-page-break/>
      <text:h text:style-name="P1919" text:outline-level="2">ČÁST 3<text:s/>–<text:s/>VOLNOST POHYBU<text:span text:style-name="T1920"><text:s/></text:span></text:h>
      <text:p text:style-name="P1921"/>
      <table:table table:style-name="Table1922">
        <table:table-columns>
          <table:table-column table:style-name="TableColumn1923"/>
        </table:table-columns>
        <table:table-row table:style-name="TableRow1924">
          <table:table-cell table:style-name="TableCell1925">
            <text:p text:style-name="P1926">Zjištění z návštěvy</text:p>
          </table:table-cell>
        </table:table-row>
        <table:table-row table:style-name="TableRow1927">
          <table:table-cell table:style-name="TableCell1928">
            <text:p text:style-name="P1929"/>
            <text:p text:style-name="P1930">Podání tlumicí medikace<text:s/></text:p>
            <text:p text:style-name="P1931"/>
            <text:p text:style-name="P1932"><text:span text:style-name="T1933">Někteří klienti mají od lékaře<text:s/></text:span><text:span text:style-name="T1934">dopředu předepsanou</text:span><text:span text:style-name="T1935"><text:s/></text:span><text:span text:style-name="T1936">medikaci s tlumícím účinkem pro případ neklidu či agrese</text:span><text:span text:style-name="T1937">, tj. nepravidelné podání léku.<text:s/></text:span></text:p>
            <text:p text:style-name="P1938"/>
            <text:p text:style-name="P1939"><text:span text:style-name="T1940">Podání léku s tlumivým účinkem v případě neklidu klienta může být buď opatřením omezujícím pohyb, nebo může jít o ad hoc podání léku, které pro určité předem předvídané situace předepsal lékař. Pokud je účelem podání léku<text:s/></text:span><text:span text:style-name="T1941">omezení klienta v pohybu (zabránění mu v chůzi, ve vstávání z lůžka,</text:span><text:span text:style-name="T1942"><text:s/>v sahání na předměty či osoby atp.), půjde zpravidla o opatření omezující pohyb dle zákona o sociálních službách. O opatření omezující pohyb půjde i v případech, kdy je klientovi podán lék kvůli agresivnímu chování. Není zde relevantní, zda má dopředu od lékaře předepsaný lék s tlumivým účinkem pro případ „neklidu“ či „agrese“.<text:s/></text:span></text:p>
            <text:p text:style-name="P1943"/>
            <text:p text:style-name="P1944"><text:span text:style-name="T1945">Opatření omezující pohyb nejsou dle slov hlavní sestry v zařízení používána. Na druhou stranu je v domově k dispozici metodický pokyn popisující postup při užití opatření omezující pohyb, který však tato opatření nevyjmenovává. Existuje také sešit, ve kterém se má použití opatření evidovat, ten je ovšem<text:s/></text:span><text:span text:style-name="T1946">bez záznamů.<text:s/></text:span><text:span text:style-name="T1947">Bylo zjištěno, že p</text:span><text:span text:style-name="T1948">an L.</text:span><text:span text:style-name="T1949"><text:s/>dostává v případě<text:s/></text:span><text:span text:style-name="T1950">„neklidu“ Tisercin,<text:s/></text:span><text:span text:style-name="T1951">přičemž<text:s/></text:span><text:span text:style-name="T1952">tato mimořádná medikace</text:span><text:span text:style-name="T1953"><text:s/>není zapsána v</text:span><text:span text:style-name="T1954"> jeho<text:s/></text:span><text:span text:style-name="T1955">medikační kartě. Jeho</text:span><text:span text:style-name="T1956"><text:s/>lék je<text:s/></text:span><text:span text:style-name="T1957">připraven v kelímku a všichni vědí</text:span><text:span text:style-name="T1958">, že ho má v případě nespecifikovaného „neklidu“ dostat. V</text:span><text:span text:style-name="T1959"> knize hlášení<text:s/></text:span><text:span text:style-name="T1960">je<text:s/></text:span><text:span text:style-name="T1961">dne 1.</text:span><text:span text:style-name="T1962"><text:s/></text:span><text:span text:style-name="T1963">8.</text:span><text:span text:style-name="T1964"><text:s/></text:span><text:span text:style-name="T1965">2013 uvedeno</text:span><text:span text:style-name="T1966">, že pan L.</text:span><text:span text:style-name="T1967">: „2x vykopl postranice, podána tableta na uklidnění“. Dne 17.</text:span><text:span text:style-name="T1968"><text:s/></text:span><text:span text:style-name="T1969">8</text:span><text:span text:style-name="T1970">.<text:s/></text:span><text:span text:style-name="T1971">2013 je uvedeno: „po 19</text:span><text:span text:style-name="T1972">:</text:span><text:span text:style-name="T1973">00 hod</text:span><text:span text:style-name="T1974">.</text:span><text:span text:style-name="T1975"><text:s/>přistižen, jak klečí v posteli a naklání se přes postranice. Asi po 30 min. se vše opakovalo, podána 1 tableta na uklidnění“. Dne 24.</text:span><text:span text:style-name="T1976"><text:s/></text:span><text:span text:style-name="T1977">8.</text:span><text:span text:style-name="T1978"><text:s/></text:span><text:span text:style-name="T1979">2013: „po výměně pleny a lůžkovin (2</text:span><text:span text:style-name="T1980">:</text:span><text:span text:style-name="T1981">00 hod</text:span><text:span text:style-name="T1982">.</text:span><text:span text:style-name="T1983">) vylézal nepřetržitě z postele – podána tableta na uklidnění“.<text:s/></text:span><text:span text:style-name="T1984">V</text:span><text:span text:style-name="T1985">e všech těchto případech sledovalo podání medikace jediný účel, a to<text:s/></text:span><text:span text:style-name="T1986">omezit klienta ve volném pohybu</text:span><text:span text:style-name="T1987">. Šlo</text:span><text:span text:style-name="T1988"><text:s/></text:span><text:span text:style-name="T1989">tedy<text:s/></text:span><text:span text:style-name="T1990">o použití opatření omezující pohyb, ovšem v rozporu<text:s/></text:span><text:span text:style-name="T1991">se zákonem,<text:s/></text:span><text:span text:style-name="T1992">a to hned z několika<text:s/></text:span><text:span text:style-name="T1993">důvodů, jak uvádím níže.<text:s/></text:span></text:p>
            <text:p text:style-name="P1994"/>
            <text:p text:style-name="P1995"><text:span text:style-name="T1996">Při použití opatření omezujících pohyb osob je nutné dodržet podmínky stanovené v § 89 zákona o sociálních službách. V prvé řadě je nelze použít kromě případů<text:s/></text:span><text:span text:style-name="T1997">přímého ohrožení zdraví a života</text:span><text:span text:style-name="T1998"><text:s/>osob, kterým je neklidová medikace podávána, případně osob jiných (§ 89 odst. 1). Tzn. nelze (jednorázově, tj. ne na základě předpisu – viz dále) aplikovat medikaci s tlumivým účinkem jen z důvodu neklidu klienta.</text:span><text:span text:style-name="T1999"><text:note text:note-class="footnote" text:id="_ftn23"><text:note-citation>24</text:note-citation><text:note-body><text:p text:style-name="P2000"><text:span text:style-name="T2001"><text:s/></text:span><text:span text:style-name="T2002">Obdobně viz Doporučení Alzheimer Europe k použití omezovacích prostřed</text:span><text:span text:style-name="T2003">k</text:span><text:span text:style-name="T2004">ů v péči o pacienty s demencí, překlad Iva Holmerová, on-line (http://www.alzheimer.cz/res/data/000062.pdf).</text:span></text:p></text:note-body></text:note></text:span><text:span text:style-name="T2005"><text:s/>Za druhé, opatření omezující pohyb osob, tedy i neklidovou medikaci, lze použít pouze tehdy, pokud byla<text:s/></text:span><text:span text:style-name="T2006">neúspěšně použita jiná opatření</text:span><text:span text:style-name="T2007">, která jsou vyjmenována v § 89 odst. 2. Léčivé přípravky mohou být podány pouze<text:s/></text:span><text:span text:style-name="T2008">na základě ordinace přivolaného lékaře a za jeho přítomnosti!</text:span><text:span text:style-name="T2009"><text:s/>Neboli v žádném případě nemůže při střetové, konfliktní situaci neklidovou medikaci podat zdravotní sestra nebo jiný personál na základě svého uvážení</text:span><text:span text:style-name="T2010">,</text:span><text:span text:style-name="T2011"><text:s/>či na základě telefonické konzultace s lékařem. Vždy je nutné, aby byl fyzicky přítomen lékař, který o podání léčivého přípravku rozhodne.<text:s/></text:span><text:span text:style-name="T2012">Upozorňuji, že nedodrž</text:span><text:span text:style-name="T2013">ení tohoto postupu je podle ustanovení</text:span><text:span text:style-name="T2014"><text:s/>§ 107 odst. 2 písm. e) ZSS správním deliktem, za který zákon umožňuje uložit pokutu</text:span><text:span text:style-name="T2015"><text:s/>až do výše 250.000,- Kč [viz § </text:span><text:span text:style-name="T2016">107 odst. 5 písm. d) zákona o sociálních službách]. Zákon rovněž stanoví požadavky na vedení<text:s/></text:span><text:span text:style-name="T2017">evidence o použití opatření omezující</text:span><text:span text:style-name="T2018">ho</text:span><text:span text:style-name="T2019"><text:s/>pohyb</text:span><text:span text:style-name="T2020"><text:s/>osob</text:span><text:span text:style-name="T2021">. V ustanovení § 89 odst. 6 zákona je uvedeno, že poskytovatel sociálních služeb je povinen evidovat mj. tyto údaje:<text:s/></text:span></text:p>
            <text:soft-page-break/>
            <text:p text:style-name="P2022">„a) jméno, příjmení, datum narození osoby,</text:p>
            <text:p text:style-name="P2023">c) důvod použití opatření omezujícího pohyb osob,<text:s/></text:p>
            <text:p text:style-name="P2024">d) jméno a příjmení osoby, která opatření omezujícího pohyb osob použila,</text:p>
            <text:p text:style-name="P2025">g) popis bezprostředně předcházející situace před použitím opatření omezujícího pohyb osob, popis průběhu situace při použití tohoto opatření a její zhodnocení a popis<text:s/>bezprostředně následující situace,</text:p>
            <text:p text:style-name="P2026">i) popis případných poranění osob, ke kterým došlo při použití opatření omezujícího pohyb osob.“</text:p>
            <text:p text:style-name="P2027"><text:span text:style-name="T2028">P</text:span><text:span text:style-name="T2029">okud v zařízení není vedena evidence, která splňuje požadavky stanovené v</text:span><text:span text:style-name="T2030"><text:s/></text:span><text:span text:style-name="T2031">§ 89 odst. 6<text:s/></text:span><text:span text:style-name="T2032">zákona,</text:span><text:span text:style-name="T2033"><text:s/>jedná se rovněž o správní delikt podle § 107 odst. 2 písm. g)<text:s/></text:span><text:span text:style-name="T2034">ZSS</text:span><text:span text:style-name="T2035">, za který lze uložit pokutu až do výše 20.000</text:span><text:span text:style-name="T2036">,-<text:s/></text:span><text:span text:style-name="T2037">Kč.</text:span><text:span text:style-name="T2038"><text:s/></text:span><text:span text:style-name="T2039">Doporučuji používat opatření omezující pohyb jen v souladu se zákonem.<text:s/></text:span></text:p>
            <text:p text:style-name="P2040"><text:span text:style-name="T2041">O opatření omezující pohyb nepůjde, pokud je účelem podání léku úleva od nepříjemného stavu, například od neklidu či nespavosti, přičemž lékař dopředu předvídal, že tento stav může, s ohledem na projevy onemocnění klienta, nastat. Zde je potom možné, aby lék podala všeobecná sestra bez fyzické přítomnosti lékaře. Je však nutné, aby lékař v předpisu uvedl, pro jaké konkrétní situace je lék předepisován. Ze znalo</text:span><text:span text:style-name="T2042">sti zdravotního stavu klienta a </text:span><text:span text:style-name="T2043">projevů jeho onemocnění by měl specifikovat, v čem u něj „neklid“ spočívá. V opačném případě je odpovědnost za posouzení stavu klienta nepřijatelným způsobem přenášena na sestru zařízení, která k tomuto není kompetentní.<text:s/></text:span><text:span text:style-name="T2044">Doporučuji proto trvat na tom, aby lékař přesně uvedl, pro jaké situace lék s tlumivým účinkem předepisuje.</text:span><text:span text:style-name="T2045"><text:s/>Rovněž nepřísluší sestře zařízení rozhodnout o velikosti dávky ad hoc podání léku. Dále proto<text:s/></text:span><text:span text:style-name="T2046">doporučuji vyžadovat po lékaři přesné určení toho, jak velká dávka léku má být podána, jaké síly je předepsaný lék a kolikrát je podání možné v jakém časovém rozpětí.<text:s/></text:span><text:span text:style-name="T2047">V rámci prevence případného zneužití tlumícího medikamentu k usnadnění práce personálu považuji za přiměřené<text:s/></text:span><text:span text:style-name="T2048">podrobit tato podání soustavné ko</text:span><text:span text:style-name="T2049">ntrole nadřízenými pracovníky a </text:span><text:span text:style-name="T2050">lékařem, trvat na dokumentaci stavů, jež k podání vedly, a rovněž na zaznamenání efektu medikace</text:span><text:span text:style-name="T2051">. Vhodným nástrojem pro správný postup<text:s/></text:span><text:span text:style-name="T2052">je zpracování krizových plánů u </text:span><text:span text:style-name="T2053">rizikových pacientů.</text:span></text:p>
            <text:p text:style-name="P2054">Postranice</text:p>
            <text:p text:style-name="P2055"><text:span text:style-name="T2056">Řada klientů má nasazovány postranice. Zařízení postranice<text:s/></text:span><text:span text:style-name="T2057">ne</text:span><text:span text:style-name="T2058">považuje za<text:s/></text:span><text:span text:style-name="T2059">opatření<text:s/></text:span><text:span text:style-name="T2060">omezující<text:s/></text:span><text:span text:style-name="T2061">pohyb. D</text:span><text:span text:style-name="T2062">le zdravotnického personálu<text:s/></text:span><text:span text:style-name="T2063">se<text:s/></text:span><text:span text:style-name="T2064">jedná o součást lůžka.</text:span><text:span text:style-name="T2065"><text:s/>V dokumentaci klientů, kteří mají u lůžka postranice,<text:s/></text:span><text:span text:style-name="T2066">nelze dohledat žádnou informaci o tom,<text:s/></text:span><text:span text:style-name="T2067">kdo<text:s/></text:span><text:span text:style-name="T2068">a kdy<text:s/></text:span><text:span text:style-name="T2069">o </text:span><text:span text:style-name="T2070">používání postranice rozhodl, a z jakého důvodu</text:span><text:span text:style-name="T2071"><text:s/>má být používána</text:span><text:span text:style-name="T2072">. Bylo zjištěno, že rozhodnutí o použití postranice je v kompetenci pracovnic v sociálních službách</text:span><text:span text:style-name="T2073">. O</text:span><text:span text:style-name="T2074">bjektivní kritérium<text:s/></text:span><text:span text:style-name="T2075">pro nasazení postranice<text:s/></text:span><text:span text:style-name="T2076">stanoveno v zařízení<text:s/></text:span><text:span text:style-name="T2077">žádné n</text:span><text:span text:style-name="T2078">ení, je to jen na uvážení praco</text:span><text:span text:style-name="T2079">v</text:span><text:span text:style-name="T2080">n</text:span><text:span text:style-name="T2081">ic</text:span><text:span text:style-name="T2082">.<text:s/></text:span><text:span text:style-name="T2083">Neexistuje žádný seznam, komu postranic</text:span><text:span text:style-name="T2084">e</text:span><text:span text:style-name="T2085"><text:s/>nasadit</text:span><text:span text:style-name="T2086">. Nee</text:span><text:span text:style-name="T2087">viduje</text:span><text:span text:style-name="T2088"><text:s/>se</text:span><text:span text:style-name="T2089">, komu byla</text:span><text:span text:style-name="T2090"><text:s/>nasazena. Jedna pracovnice uvedla, že jsou nasazovány všem klientům v modrém podlaží, když jsou v lůžku, a to ve dne i v noci. Jiná uvedla, že jen v noci. Další, že jen při zhoršení zdravotního stavu.<text:s/></text:span><text:span text:style-name="T2091">Dle jiné jen těm, co sami nechodí.<text:s/></text:span><text:span text:style-name="T2092">Dle jedné pra</text:span><text:span text:style-name="T2093">covnice se pos</text:span><text:span text:style-name="T2094">tranice nenasazují paní P.</text:span><text:span text:style-name="T2095">, dl</text:span><text:span text:style-name="T2096">e jiné je musí paní P.</text:span><text:span text:style-name="T2097"><text:s/>nasazovat v noci, jinak by prý vstávala z lůžka, chodila by a mohla by spadnout. Používání postranic je neko</text:span><text:span text:style-name="T2098">ntrolovatelné.<text:s/></text:span></text:p>
            <text:p text:style-name="P2099"><text:span text:style-name="T2100">Rád bych vysvětlit, v jakých situacích jsou postranice omezujícím prostředkem. Postranice na rozdíl od<text:s/></text:span><text:span text:style-name="T2101">omezovacích prostředků uvedených<text:s/></text:span><text:span text:style-name="T2102">v </text:span><text:span text:style-name="T2103">§ 89 zákona</text:span><text:span text:style-name="T2104"><text:s/>o sociálních službách,<text:s/></text:span><text:span text:style-name="T2105">které omezují v pohybu vždy, když jsou použity, pře</text:span><text:span text:style-name="T2106">d</text:span><text:span text:style-name="T2107">stavují nástroj, který sice</text:span><text:span text:style-name="T2108"><text:s/>má potenciál omezit osobu v pohybu, avšak míra toho, jak mohou člověka omezit, závisí na jeho<text:s/></text:span><text:soft-page-break/><text:span text:style-name="T2109">pohyblivosti.</text:span><text:span text:style-name="T2110"><text:s/></text:span><text:span text:style-name="T2111">Trvale ležícího klienta zdvižené<text:s/></text:span><text:span text:style-name="T2112">postranice v pohybu neomezují a </text:span><text:span text:style-name="T2113">nepředstavují tak omezovací prostředek.<text:s/></text:span><text:span text:style-name="T2114">Omezují toho, kdo je jinak schopen sám z lůžka vstát</text:span><text:span text:style-name="T2115">.<text:s/></text:span><text:span text:style-name="T2116">Tzn., pokud</text:span><text:span text:style-name="T2117"><text:s/>je klient sám schopen vstát, ale brání mu v tom zvednuté postranice, je omezován v</text:span><text:span text:style-name="T2118"> </text:span><text:span text:style-name="T2119">pohybu.</text:span><text:span text:style-name="T2120"><text:s/></text:span></text:p>
            <text:p text:style-name="P2121">Ani tato situace však není nutně protiprávní.<text:s/>Postranice či zábrany představují<text:s/>standardní nástroj pro poskytování ošetřovatelské péče a k zabránění pádu klienta<text:s/>z lůžka.<text:s/>Jejich použití však<text:s/>musí splňovat určité podmínky.<text:s/></text:p>
            <text:p text:style-name="P2122"><text:span text:style-name="T2123">Účelem</text:span><text:span text:style-name="T2124"><text:s/>jejich použití musí být zamezení</text:span><text:span text:style-name="T2125"><text:s/>pádu klienta</text:span><text:span text:style-name="T2126">, tedy zajištění</text:span><text:span text:style-name="T2127"><text:s/>jeho bezpečnost</text:span><text:span text:style-name="T2128">i</text:span><text:span text:style-name="T2129">.<text:s/></text:span><text:span text:style-name="T2130">Jako pravidlo platí, že je nutné vždy<text:s/></text:span><text:span text:style-name="T2131">používat co nejméně restriktivní opatření.</text:span><text:span text:style-name="T2132"><text:note text:note-class="footnote" text:id="_ftn24"><text:note-citation>25</text:note-citation><text:note-body><text:p text:style-name="P2133"><text:span text:style-name="T2134"><text:s/></text:span><text:span text:style-name="T2135">Podobně zákon o zdravotních službách v § 28 odst. 3 písm. k) stanoví, že pacient má právo na poskytování zdravotních služeb v co nejméně omezujícím prostředí při zajištění kvality a bezpečí.</text:span></text:p></text:note-body></text:note></text:span><text:span text:style-name="T2136"><text:s/></text:span><text:span text:style-name="T2137">Je tedy<text:s/></text:span><text:span text:style-name="T2138">třeba<text:s/></text:span><text:span text:style-name="T2139">nejdříve zvážit, zda<text:s/></text:span><text:span text:style-name="T2140">nelze k ochraně klientů před pády použít jiné prostředky,<text:s/></text:span><text:span text:style-name="T2141">které takový omezovací efekt nemají. N</text:span><text:span text:style-name="T2142">apř.</text:span><text:span text:style-name="T2143"><text:s/>snížení</text:span><text:span text:style-name="T2144"><text:s/>lůžka</text:span><text:span text:style-name="T2145">,</text:span><text:span text:style-name="T2146"><text:s/>či<text:s/></text:span><text:span text:style-name="T2147">položení matrace<text:s/></text:span><text:span text:style-name="T2148">vedle lůžka</text:span><text:span text:style-name="T2149">,</text:span><text:span text:style-name="T2150"><text:s/>nebo<text:s/></text:span><text:span text:style-name="T2151">p</text:span><text:span text:style-name="T2152">oužití postranic částečných</text:span><text:span text:style-name="T2153">,</text:span><text:span text:style-name="T2154"><text:s/>nebo<text:s/></text:span><text:span text:style-name="T2155">spustitelných osobou na lůžku</text:span><text:span text:style-name="T2156">.</text:span><text:span text:style-name="T2157"><text:note text:note-class="footnote" text:id="_ftn25"><text:note-citation>26</text:note-citation><text:note-body><text:p text:style-name="P2158"><text:span text:style-name="T2159"><text:s/></text:span><text:span text:style-name="T2160">Ví</text:span><text:span text:style-name="T2161">ce k alternativám postranic viz</text:span><text:span text:style-name="T2162"><text:s/>Joint Commission on Accreditation of Healthcare Organizations:<text:s/></text:span><text:span text:style-name="T2163">Prevence pádů ve zdravotnickém zařízení,<text:s/></text:span><text:span text:style-name="T2164">Praha:</text:span><text:span text:style-name="T2165"><text:s/></text:span><text:span text:style-name="T2166">Grada Publishing a. s. 2007, s. 55 a násl.</text:span></text:p></text:note-body></text:note></text:span><text:span text:style-name="T2167"><text:s/></text:span><text:span text:style-name="T2168">Při použití postranic u </text:span><text:span text:style-name="T2169">pohyblivých klientů za účelem prevence pádu (např. při otočení ve spánku) je nutné<text:s/></text:span><text:span text:style-name="T2170">zajistit, aby klient měl možnost sám opustit lůžko</text:span><text:span text:style-name="T2171"><text:s/>(zkrácená</text:span><text:span text:style-name="T2172"><text:s/>postranice, technická úprava).</text:span><text:span text:style-name="T2173"><text:s/></text:span><text:span text:style-name="T2174">Jejich použití musí být<text:s/></text:span><text:span text:style-name="T2175">přiměřené riziku.</text:span><text:span text:style-name="T2176"><text:s/>Nelze je tedy užívat pouze k usnadnění práce personálu. Rovněž není<text:s/></text:span><text:span text:style-name="T2177">přípustné jejich použití z důvodu neklidu pohyblivého klienta.<text:s/></text:span></text:p>
            <text:p text:style-name="P2178"><text:span text:style-name="T2179">Aby bylo zajištěno použití postranic jako bezpečnostního opatření v souladu se zákonnými předpisy,<text:s/></text:span><text:span text:style-name="T2180">doporučuji individuálně u každého klienta</text:span><text:span text:style-name="T2181"><text:s/></text:span><text:span text:style-name="T2182">specifikovat dobu odpočinku</text:span><text:span text:style-name="T2183">,<text:s/></text:span><text:span text:style-name="T2184">čímž bude omezena doba,<text:s/></text:span><text:span text:style-name="T2185">kdy mu má být<text:s/></text:span><text:span text:style-name="T2186">postranice<text:s/></text:span><text:span text:style-name="T2187">nasazena</text:span><text:span text:style-name="T2188"><text:s/>a je tedy upoután na lůžko</text:span><text:span text:style-name="T2189"><text:s/></text:span><text:span text:style-name="T2190">(např.<text:s/></text:span><text:span text:style-name="T2191">dopoledne/odpoledne</text:span><text:span text:style-name="T2192">).<text:s/></text:span><text:span text:style-name="T2193">V</text:span><text:span text:style-name="T2194"> dokumentaci klienta<text:s/></text:span><text:span text:style-name="T2195">doporučuji<text:s/></text:span><text:span text:style-name="T2196">uvádět</text:span><text:span text:style-name="T2197"><text:s/>úda</text:span><text:span text:style-name="T2198">j<text:s/></text:span><text:span text:style-name="T2199">o </text:span><text:span text:style-name="T2200">tom, kdo<text:s/></text:span><text:span text:style-name="T2201">o používání postranic rozhod</text:span><text:span text:style-name="T2202">l</text:span><text:span text:style-name="T2203"><text:s/>a z jakého důvodu</text:span><text:span text:style-name="T2204">.<text:s/></text:span><text:span text:style-name="T2205">Zde upozorňuji, že není nezbytně nutné, aby o nasazení postranic rozhodoval lékař, či jejich použití indikoval.<text:s/></text:span><text:span text:style-name="T2206">Vedoucími pracovníky autorizovaný<text:s/></text:span><text:span text:style-name="T2207">písemný<text:s/></text:span><text:span text:style-name="T2208">s</text:span><text:span text:style-name="T2209">eznam, kterým klientům má být kdy postranice nasazována,<text:s/></text:span><text:span text:style-name="T2210">doporučuji</text:span><text:span text:style-name="T2211"><text:s/></text:span><text:span text:style-name="T2212">zpřístupnit v pracovně</text:span><text:span text:style-name="T2213"><text:s/>personálu v přímé péči.<text:s/></text:span><text:span text:style-name="T2214">Dále upozorňuji, že nasazování postranic z důvodů omezení volného pohybu klienta je nepřípustné.<text:s/></text:span></text:p>
            <text:p text:style-name="P2215"><text:span text:style-name="T2216">O tom, že<text:s/></text:span><text:span text:style-name="T2217">jsou v zařízení používány postranice jako opatření omezující pohyb</text:span><text:span text:style-name="T2218">, svědčí nejen zázna</text:span><text:span text:style-name="T2219">my v knize hlášení u pana L.</text:span><text:span text:style-name="T2220"><text:s/>(viz výše</text:span><text:span text:style-name="T2221">, a to ve spojení s neklidovou medikací</text:span><text:span text:style-name="T2222">). Např. v</text:span><text:span text:style-name="T2223"> případě paní</text:span><text:span text:style-name="T2224"><text:s/>P.</text:span><text:span text:style-name="T2225"><text:s/>je uvedeno: dne 20.</text:span><text:span text:style-name="T2226"><text:s/></text:span><text:span text:style-name="T2227">7.</text:span><text:span text:style-name="T2228"><text:s/></text:span><text:span text:style-name="T2229">2013: „celou noc nespala, neustále si sundávala postranice a mo</text:span><text:span text:style-name="T2230">čila po pokoji i chodbě“. Dne 21</text:span><text:span text:style-name="T2231">.</text:span><text:span text:style-name="T2232"><text:s/></text:span><text:span text:style-name="T2233">7.</text:span><text:span text:style-name="T2234"><text:s/></text:span><text:span text:style-name="T2235">2013: „přelézala postranice a </text:span><text:span text:style-name="T2236">dala si židli, ať může přelézat na wc“. Dne 16.</text:span><text:span text:style-name="T2237"><text:s/></text:span><text:span text:style-name="T2238">8.</text:span><text:span text:style-name="T2239"><text:s/></text:span><text:span text:style-name="T2240">2013: „přelézala postranice“.<text:s/></text:span><text:span text:style-name="T2241">U paní N.</text:span><text:span text:style-name="T2242"><text:s/>je dne 16.</text:span><text:span text:style-name="T2243"><text:s/></text:span><text:span text:style-name="T2244">8.</text:span><text:span text:style-name="T2245"><text:s/></text:span><text:span text:style-name="T2246">2013 uvedeno: „celou noc nespala, přelézala postranice“.<text:s/></text:span><text:span text:style-name="T2247">Používání</text:span><text:span text:style-name="T2248"><text:s/>postranic<text:s/></text:span><text:span text:style-name="T2249">v těchto konkrétních případech<text:s/></text:span><text:span text:style-name="T2250">představuje<text:s/></text:span><text:span text:style-name="T2251">poruš</text:span><text:span text:style-name="T2252">ení<text:s/></text:span><text:span text:style-name="T2253">§ 89 odst. 1 zákona o sociálních službách, neboť<text:s/></text:span><text:span text:style-name="T2254">bylo bráněno</text:span><text:span text:style-name="T2255"><text:s/>osobám ve volném pohybu</text:span><text:span text:style-name="T2256"><text:s/>a<text:s/></text:span><text:span text:style-name="T2257">postranice<text:s/></text:span><text:span text:style-name="T2258">nikterak<text:s/></text:span><text:span text:style-name="T2259">nepředstavovaly preventivní prostředek ochrany<text:s/></text:span><text:span text:style-name="T2260">před pádem. Naopak v případě pádu z větší výšky</text:span><text:span text:style-name="T2261">, jež je dána</text:span><text:span text:style-name="T2262"><text:s/></text:span><text:span text:style-name="T2263">snaho</text:span><text:span text:style-name="T2264">u přelézt postranici, mohlo<text:s/></text:span><text:span text:style-name="T2265">být<text:s/></text:span><text:span text:style-name="T2266">případné zranění a jeho následky<text:s/></text:span><text:span text:style-name="T2267">mnohem závažnější.<text:s/></text:span><text:span text:style-name="T2268">Upoz</text:span><text:span text:style-name="T2269">orňuji, že nasazování postranic z důvodů omezení volného pohybu klienta, jako ve výše uvedených případech, je nepřípustné.</text:span></text:p>
            <text:p text:style-name="P2270">Pády</text:p>
            <text:p text:style-name="P2271"><text:span text:style-name="T2272">P</text:span><text:span text:style-name="T2273">ád</text:span><text:span text:style-name="T2274">y<text:s/></text:span><text:span text:style-name="T2275">se<text:s/></text:span><text:span text:style-name="T2276">za</text:span><text:span text:style-name="T2277">znam</text:span><text:span text:style-name="T2278">enávaj</text:span><text:span text:style-name="T2279">í</text:span><text:span text:style-name="T2280"><text:s/>v sešitě denního hlášení.<text:s/></text:span><text:span text:style-name="T2281">S informací se<text:s/></text:span><text:span text:style-name="T2282">dál nijak nepracuje. Neřeší se příčina, prevence, nedělá se statistika, rizikovost.<text:s/></text:span><text:span text:style-name="T2283">V případě<text:s/></text:span><text:span text:style-name="T2284">paní<text:s/></text:span><text:span text:style-name="T2285">E.<text:s/></text:span><text:span text:style-name="T2286">je uvedeno</text:span><text:span text:style-name="T2287">, že<text:s/></text:span><text:span text:style-name="T2288">má chodit s chodítkem pouze s doprovodem. Tato informace se však nachází</text:span><text:span text:style-name="T2289"><text:s/></text:span><text:span text:style-name="T2290">v dokumentaci ze dne<text:s/></text:span><text:span text:style-name="T2291">z 28. 1. 2013</text:span><text:span text:style-name="T2292">. Musím se ptát, jak se tuto informaci dozví nová pracovnice. Dostane se<text:s/></text:span><text:soft-page-break/><text:span text:style-name="T2293">k ní jinak, než že bude listovat zpětně dokumentac</text:span><text:span text:style-name="T2294">í</text:span><text:span text:style-name="T2295">?<text:s/></text:span><text:span text:style-name="T2296">A má povinnost listovat několik měsíců nazpět, aby to zjistila?<text:s/></text:span><text:span text:style-name="T2297">Dle z</text:span><text:span text:style-name="T2298">áznam</text:span><text:span text:style-name="T2299">u</text:span><text:span text:style-name="T2300"><text:s/>u pa</text:span><text:span text:style-name="T2301">na T.</text:span><text:span text:style-name="T2302"><text:s/>z </text:span><text:span text:style-name="T2303">led</text:span><text:span text:style-name="T2304">n</text:span><text:span text:style-name="T2305">a</text:span><text:span text:style-name="T2306"><text:s/></text:span><text:span text:style-name="T2307">je třeba dávat pozor, aby nespadl, neboť je zmatený. To je zcela jistě správný postřeh a důležitá informace. Je možné si ale pamatovat, že je od ledna tento pán stále zmatený, a že je třeba mu věnovat zvýšenou pozornost? Nebo už neklid přešel?<text:s/></text:span><text:span text:style-name="T2308">S prevencí<text:s/></text:span><text:span text:style-name="T2309">pádů<text:s/></text:span><text:span text:style-name="T2310">u jednotlivých klientů<text:s/></text:span><text:span text:style-name="T2311">se nepracuje</text:span><text:span text:style-name="T2312">,<text:s/></text:span><text:span text:style-name="T2313">ani<text:s/></text:span><text:span text:style-name="T2314">není<text:s/></text:span><text:span text:style-name="T2315">systematicky v</text:span><text:span text:style-name="T2316">yhodnocováno riziko pádu</text:span><text:span text:style-name="T2317">.</text:span><text:span text:style-name="T2318"><text:s/></text:span><text:span text:style-name="T2319">Výskyt pádů je v zařízení častý, svědčí o tom velké množství<text:s/></text:span><text:span text:style-name="T2320">hlášení</text:span><text:span text:style-name="T2321">.<text:s/></text:span><text:span text:style-name="T2322">Pád přitom může mít pro seniora velmi závažné</text:span><text:span text:style-name="T2323"><text:s/>následky (zlomeniny, zranění hlavy, úzkost, deprese…).</text:span><text:span text:style-name="T2324"><text:note text:note-class="footnote" text:id="_ftn26"><text:note-citation>27</text:note-citation><text:note-body><text:p text:style-name="P2325"><text:span text:style-name="T2326"><text:s/></text:span><text:span text:style-name="T2327">Tamtéž, s. 29 a násl.</text:span></text:p></text:note-body></text:note></text:span><text:span text:style-name="T2328"><text:s/>Doporučuji proto u každého klienta vyhodnocovat a průběžně aktualizovat riziko pádu. V</text:span><text:span text:style-name="T2329"> </text:span><text:span text:style-name="T2330">případě</text:span><text:span text:style-name="T2331"><text:s/>rizika</text:span><text:span text:style-name="T2332">,</text:span><text:span text:style-name="T2333"><text:s/>a také pokud<text:s/></text:span><text:span text:style-name="T2334">k pádu dojde, doporučuji zvážit a přijmout adekvátní preventivní opatření.</text:span></text:p>
            <text:p text:style-name="P2335">Kamery</text:p>
            <text:p text:style-name="P2336"><text:span text:style-name="T2337">Na chodbách v</text:span><text:span text:style-name="T2338"> obou podlažích</text:span><text:span text:style-name="T2339"><text:s/>jsou nainstalovány kamery,<text:s/></text:span><text:span text:style-name="T2340">další dvě kamery snímají venkovní prostor. O</text:span><text:span text:style-name="T2341">braz je přenášen<text:s/></text:span><text:span text:style-name="T2342">na monitor umístěný</text:span><text:span text:style-name="T2343"><text:s/>na recepci</text:span><text:span text:style-name="T2344">, kde je stálá služba, dále pak k ředitelce a<text:s/></text:span><text:span text:style-name="T2345">k<text:s/></text:span><text:span text:style-name="T2346">vedoucímu zařízení.<text:s/></text:span><text:span text:style-name="T2347">Informace o pořizování záznamu se lišily. Nejprve bylo uváděno, že<text:s/></text:span><text:span text:style-name="T2348">j</text:span><text:span text:style-name="T2349">e záznam uchovává</text:span><text:span text:style-name="T2350">n<text:s/></text:span><text:span text:style-name="T2351">24 hod. Později<text:s/></text:span><text:span text:style-name="T2352">vedoucí zařízení</text:span><text:span text:style-name="T2353"><text:s/></text:span><text:span text:style-name="T2354">uvedl, že se záznam nepořizuje.<text:s/></text:span><text:span text:style-name="T2355">Pokud<text:s/></text:span><text:span text:style-name="T2356">je<text:s/></text:span><text:span text:style-name="T2357">první informace pravdivá,<text:s/></text:span><text:span text:style-name="T2358">má</text:span><text:span text:style-name="T2359"><text:s/>zařízení povinnost oznámit skutečnost<text:s/></text:span><text:span text:style-name="T2360">o<text:s/></text:span><text:span text:style-name="T2361">pořizování záznamů příslušnému úřadu. Odkazuji v této souvislosti na Zprávu<text:s/></text:span><text:span text:style-name="T2362">z návštěv domovů pro osoby se zdravotním postižením, bod č. 106.<text:s/></text:span><text:span text:style-name="T2363">I p</text:span><text:span text:style-name="T2364">okud není záznam pořizován, musí z</text:span><text:span text:style-name="T2365">ařízení<text:s/></text:span><text:span text:style-name="T2366">zajistit, aby měl k obrazu přístup pouze určený pracovník</text:span><text:span text:style-name="T2367"><text:s/>a nikdo jiný.<text:s/></text:span><text:span text:style-name="T2368">Nelze vyloučit, že na monitor na recepci vidí i třetí osoby.<text:s/></text:span><text:span text:style-name="T2369">Dále je nezbytné<text:s/></text:span><text:span text:style-name="T2370">cílené informování obyvatel zařízení</text:span><text:span text:style-name="T2371">, kde a v jakém režimu kamery fungují.</text:span><text:span text:style-name="T2372"><text:s/></text:span><text:span text:style-name="T2373">Doporučuji</text:span><text:span text:style-name="T2374"><text:s/>poměřit míru zásahu do soukromí v případě interiérových kamer, které umožňují rozpoznat zabírané osoby, a míru jejich potřebnosti. Lze si například představit zapínání kamery na noc, kdy v části areálu není přítomen personál. Tedy stanovení pravidel používání kamer, případně instalace spínačů. Za všech okolností musí být v místech zabíraných kamerami upozornění, klienti musí být vzhle</text:span><text:span text:style-name="T2375">dem ke své schopnosti rozumět o </text:span><text:span text:style-name="T2376">kamerách informováni.</text:span></text:p>
            <text:p text:style-name="P2377">Možnost opustit domov</text:p>
            <text:p text:style-name="P2378"><text:span text:style-name="T2379">V knize hlášení je dne 11.</text:span><text:span text:style-name="T2380"><text:s/></text:span><text:span text:style-name="T2381">8.</text:span><text:span text:style-name="T2382"><text:s/></text:span><text:span text:style-name="T2383">2013 uvedeno, že „pan Z.</text:span><text:span text:style-name="T2384"><text:s/></text:span><text:span text:style-name="T2385">opustil<text:s/></text:span><text:span text:style-name="T2386">po svačině svévolně bez vědomí ošetřujícího personálu domov, nalezen byl v pivnici „Avion“ s pěti čárkami na účtu“.<text:s/></text:span><text:span text:style-name="T2387">S ohledem na<text:s/></text:span><text:span text:style-name="T2388">právo klientů na volný pohyb</text:span><text:span text:style-name="T2389"><text:s/>musím poukázat na dva principy, a<text:s/></text:span><text:span text:style-name="T2390">to<text:s/></text:span><text:span text:style-name="T2391">náležitý dohled a<text:s/></text:span><text:span text:style-name="T2392">přiměřené riziko</text:span><text:span text:style-name="T2393">,</text:span><text:span text:style-name="T2394"><text:note text:note-class="footnote" text:id="_ftn27"><text:note-citation>28</text:note-citation><text:note-body><text:p text:style-name="P2395"><text:span text:style-name="T2396"><text:s/></text:span><text:span text:style-name="T2397">Bod č. 81 a 82<text:s/></text:span><text:span text:style-name="T2398">Zprávy z návštěv zařízení sociálních služeb pro seniory</text:span></text:p></text:note-body></text:note></text:span><text:span text:style-name="T2399"><text:s/>s nimiž je nutno pracovat a<text:s/></text:span><text:span text:style-name="T2400">zohlednit<text:s/></text:span><text:span text:style-name="T2401">je<text:s/></text:span><text:span text:style-name="T2402">v individuálním plánu klienta</text:span><text:span text:style-name="T2403">. Následně mu<text:s/></text:span><text:span text:style-name="T2404">buď umožnit opustit samostatně d</text:span><text:span text:style-name="T2405">omov, nebo mu zajistit doprovod. T</text:span><text:span text:style-name="T2406">en je nutno podřadit pod jednu z</text:span><text:span text:style-name="T2407">e základních činností, kterou je domov povinen klientům poskytnout.<text:s/></text:span><text:span text:style-name="T2408">Doporučuji pracovat s principy náležitého dohledu a přiměřeného rizika.</text:span><text:span text:style-name="T2409"><text:s/></text:span></text:p>
            <text:p text:style-name="P2410"/>
          </table:table-cell>
        </table:table-row>
      </table:table>
      <text:p text:style-name="P2411"/>
      <text:p text:style-name="P2412"/>
      <text:p text:style-name="P2413"/>
      <text:p text:style-name="P2414"/>
      <text:p text:style-name="P2415"/>
      <text:p text:style-name="P2416"/>
      <text:p text:style-name="P2417"/>
      <text:p text:style-name="P2418"/>
      <table:table table:style-name="Table2419">
        <table:table-columns>
          <table:table-column table:style-name="TableColumn2420"/>
          <table:table-column table:style-name="TableColumn2421"/>
          <table:table-column table:style-name="TableColumn2422"/>
        </table:table-columns>
        <table:table-row table:style-name="TableRow2423">
          <table:table-cell table:style-name="TableCell2424" table:number-columns-spanned="3">
            <text:p text:style-name="P2425">Doporučení ochránce</text:p>
          </table:table-cell>
          <table:covered-table-cell/>
          <table:covered-table-cell/>
        </table:table-row>
        <text:soft-page-break/>
        <table:table-row table:style-name="TableRow2426">
          <table:table-cell table:style-name="TableCell2427">
            <text:p text:style-name="P2428">Číslo</text:p>
          </table:table-cell>
          <table:table-cell table:style-name="TableCell2429">
            <text:p text:style-name="P2430">Doporučené opatření:</text:p>
          </table:table-cell>
          <table:table-cell table:style-name="TableCell2431">
            <text:p text:style-name="P2432">Termín naplnění:</text:p>
          </table:table-cell>
        </table:table-row>
        <table:table-row table:style-name="TableRow2433">
          <table:table-cell table:style-name="TableCell2434">
            <text:p text:style-name="P2435">3.1</text:p>
          </table:table-cell>
          <table:table-cell table:style-name="TableCell2436">
            <text:p text:style-name="P2437">Doporučuji používat opatření omezující pohyb jen v souladu se zákonem.<text:s/></text:p>
          </table:table-cell>
          <table:table-cell table:style-name="TableCell2438">
            <text:p text:style-name="P2439"><text:span text:style-name="T2440">O</text:span><text:span text:style-name="T2441">kamžitě</text:span></text:p>
          </table:table-cell>
        </table:table-row>
        <table:table-row table:style-name="TableRow2442">
          <table:table-cell table:style-name="TableCell2443">
            <text:p text:style-name="P2444">3.2</text:p>
          </table:table-cell>
          <table:table-cell table:style-name="TableCell2445">
            <text:p text:style-name="P2446"><text:span text:style-name="T2447">Doporučuji<text:s/></text:span><text:span text:style-name="T2448">požadovat po lékaři, aby</text:span><text:span text:style-name="T2449"><text:s/>přesně uvedl, pro jaké situace lék s tlumivým účinkem předepisuje.</text:span><text:span text:style-name="T2450"><text:s/></text:span><text:span text:style-name="T2451">D</text:span><text:span text:style-name="T2452">oporučuji vyžadovat po lékaři přesné určení toho, jak velká dávka léku má být podána, jaké síly je předepsaný lék a kolikrát je podání možné v jakém časovém rozpětí.<text:s/></text:span></text:p>
          </table:table-cell>
          <table:table-cell table:style-name="TableCell2453">
            <text:p text:style-name="P2454">Okamžitě</text:p>
          </table:table-cell>
        </table:table-row>
        <table:table-row table:style-name="TableRow2455">
          <table:table-cell table:style-name="TableCell2456">
            <text:p text:style-name="P2457">3.3</text:p>
          </table:table-cell>
          <table:table-cell table:style-name="TableCell2458">
            <text:p text:style-name="P2459"><text:span text:style-name="T2460">D</text:span><text:span text:style-name="T2461">oporučuji individuálně u každého klienta<text:s/></text:span><text:span text:style-name="T2462">specifikovat dobu odpočinku</text:span><text:span text:style-name="T2463">,<text:s/></text:span><text:span text:style-name="T2464">čímž bude omezena doba,<text:s/></text:span><text:span text:style-name="T2465">kdy mu má být<text:s/></text:span><text:span text:style-name="T2466">postranice<text:s/></text:span><text:span text:style-name="T2467">nasazena</text:span><text:span text:style-name="T2468"><text:s/>a je tedy upoután na lůžko</text:span><text:span text:style-name="T2469">.<text:s/></text:span><text:span text:style-name="T2470">V</text:span><text:span text:style-name="T2471"> dokumentaci klienta<text:s/></text:span><text:span text:style-name="T2472">doporučuji uvádět</text:span><text:span text:style-name="T2473"><text:s/>úda</text:span><text:span text:style-name="T2474">j o </text:span><text:span text:style-name="T2475">tom, kdo<text:s/></text:span><text:span text:style-name="T2476">o používání postranic rozhod</text:span><text:span text:style-name="T2477">l</text:span><text:span text:style-name="T2478"><text:s/>a </text:span><text:span text:style-name="T2479">z jakého důvodu.<text:s/></text:span><text:span text:style-name="T2480">Vedoucími pracovníky autorizovaný<text:s/></text:span><text:span text:style-name="T2481">písemný<text:s/></text:span><text:span text:style-name="T2482">s</text:span><text:span text:style-name="T2483">eznam, kterým klientům má být kdy postranice nasazována,<text:s/></text:span><text:span text:style-name="T2484">doporučuji</text:span><text:span text:style-name="T2485"><text:s/></text:span><text:span text:style-name="T2486">zpřístupnit v pracovně</text:span><text:span text:style-name="T2487"><text:s/>personálu v přímé péči.</text:span></text:p>
          </table:table-cell>
          <table:table-cell table:style-name="TableCell2488">
            <text:p text:style-name="P2489"><text:span text:style-name="T2490">O</text:span><text:span text:style-name="T2491">kamžitě</text:span></text:p>
          </table:table-cell>
        </table:table-row>
        <table:table-row table:style-name="TableRow2492">
          <table:table-cell table:style-name="TableCell2493">
            <text:p text:style-name="P2494">3.4</text:p>
          </table:table-cell>
          <table:table-cell table:style-name="TableCell2495">
            <text:p text:style-name="P2496"><text:span text:style-name="T2497">Doporučuji u každé</text:span><text:span text:style-name="T2498">ho klienta vyhodnocovat a </text:span><text:span text:style-name="T2499">průběžně aktualizovat riziko pádu. V</text:span><text:span text:style-name="T2500"> </text:span><text:span text:style-name="T2501">případě</text:span><text:span text:style-name="T2502"><text:s/>rizika, a pokud</text:span><text:span text:style-name="T2503"><text:s/>dojde</text:span><text:span text:style-name="T2504"><text:s/>k pádu</text:span><text:span text:style-name="T2505">, doporučuji zvážit a </text:span><text:span text:style-name="T2506">přijmout adekvátní preventivní opatření.</text:span></text:p>
          </table:table-cell>
          <table:table-cell table:style-name="TableCell2507">
            <text:p text:style-name="P2508">Okamžitě</text:p>
          </table:table-cell>
        </table:table-row>
        <table:table-row table:style-name="TableRow2509">
          <table:table-cell table:style-name="TableCell2510">
            <text:p text:style-name="P2511">3.5</text:p>
          </table:table-cell>
          <table:table-cell table:style-name="TableCell2512">
            <text:p text:style-name="P2513">Doporučuji<text:s/>poměřit míru zásahu do soukromí v případě interiérových kamer, které umožňují rozpoznat zabírané osoby, a míru jejich potřebnosti.<text:s/></text:p>
            <text:p text:style-name="P2514">Stanovit pravidla<text:s/>používání kamer, případně instalace spínačů.<text:s/></text:p>
            <text:p text:style-name="P2515"><text:span text:style-name="T2516">Za všech okolností musí být v místech zabíraných kamerami upozornění, klienti musí být</text:span><text:span text:style-name="T2517">,</text:span><text:span text:style-name="T2518"><text:s/>vzhledem ke své schopnosti rozumět</text:span><text:span text:style-name="T2519">,</text:span><text:span text:style-name="T2520"><text:s/>o kamerách informováni.</text:span></text:p>
          </table:table-cell>
          <table:table-cell table:style-name="TableCell2521">
            <text:p text:style-name="P2522"><text:span text:style-name="T2523">O</text:span><text:span text:style-name="T2524">kamžitě</text:span><text:span text:style-name="T2525">; stanovená pravidla sdělit spolu s vyjádřením k této zprávě</text:span></text:p>
          </table:table-cell>
        </table:table-row>
        <table:table-row table:style-name="TableRow2526">
          <table:table-cell table:style-name="TableCell2527">
            <text:p text:style-name="P2528">3.6</text:p>
          </table:table-cell>
          <table:table-cell table:style-name="TableCell2529">
            <text:p text:style-name="P2530"><text:span text:style-name="T2531">Doporučuji pracovat s principy náležitého dohledu a přiměřeného rizika.</text:span></text:p>
          </table:table-cell>
          <table:table-cell table:style-name="TableCell2532">
            <text:p text:style-name="P2533">Okamžitě</text:p>
          </table:table-cell>
        </table:table-row>
      </table:table>
      <text:soft-page-break/>
      <text:h text:style-name="P2534" text:outline-level="2">ČÁST<text:s/>4<text:s/>–<text:s/>SMLOUVA O POSKYTNUTÍ SOCIÁLNÍ SLUŽBY</text:h>
      <text:p text:style-name="P2535"/>
      <table:table table:style-name="Table2536">
        <table:table-columns>
          <table:table-column table:style-name="TableColumn2537"/>
        </table:table-columns>
        <table:table-row table:style-name="TableRow2538">
          <table:table-cell table:style-name="TableCell2539">
            <text:p text:style-name="P2540">Zjištění z návštěvy</text:p>
          </table:table-cell>
        </table:table-row>
        <table:table-row table:style-name="TableRow2541">
          <table:table-cell table:style-name="TableCell2542">
            <text:p text:style-name="P2543">Zjišťování výše důchodu</text:p>
            <text:p text:style-name="P2544"><text:span text:style-name="T2545">Zařízení<text:s/></text:span><text:span text:style-name="T2546">dle formuláře „Žádost o přijetí do pobytového zařízení domov pro seniory Zlaté slunce“<text:s/></text:span><text:span text:style-name="T2547">zjišťuje<text:s/></text:span><text:span text:style-name="T2548">u žadatelů<text:s/></text:span><text:span text:style-name="T2549">o službu<text:s/></text:span><text:span text:style-name="T2550">výši<text:s/></text:span><text:span text:style-name="T2551">jejich důchodu a „ochotu rodiny doplácet při nedostatečné výši“</text:span><text:span text:style-name="T2552">.<text:s/></text:span><text:span text:style-name="T2553">Zjišťovat tuto informaci v</text:span><text:span text:style-name="T2554"> této fázi, tj. při podávání žádosti,<text:s/></text:span><text:span text:style-name="T2555">není nutné</text:span><text:span text:style-name="T2556">, a </text:span><text:span text:style-name="T2557">tedy není možné tyto osobní údaje získávat jinak než v dobrovolném režimu</text:span><text:span text:style-name="T2558">.<text:s/></text:span><text:span text:style-name="T2559">Tyto informace jsou<text:s/></text:span><text:span text:style-name="T2560">nadbytečné a nepotřebné</text:span><text:span text:style-name="T2561"><text:s/></text:span><text:span text:style-name="T2562">pro rozhodnutí o vyřízení žádosti podle § 91 odst. 3 zákona o sociálních službách.<text:s/></text:span><text:span text:style-name="T2563">Respektive d</text:span><text:span text:style-name="T2564">ůchod, jehož výše nepostačuje na úhradu za ubytování a stravu v plné výši</text:span><text:span text:style-name="T2565">,</text:span><text:span text:style-name="T2566"><text:s/></text:span><text:span text:style-name="T2567">a<text:s/></text:span><text:span text:style-name="T2568">případná<text:s/></text:span><text:span text:style-name="T2569">neochota rodiny doplácet</text:span><text:span text:style-name="T2570">,</text:span><text:span text:style-name="T2571"><text:s/>nemůže být důvodem pro odmítnutí služby</text:span><text:span text:style-name="T2572">.</text:span><text:span text:style-name="T2573"><text:note text:note-class="footnote" text:id="_ftn28"><text:note-citation>29</text:note-citation><text:note-body><text:p text:style-name="P2574"><text:s/><text:span text:style-name="T2575">§ 91 odst. 3 zákona č. 108/2006 Sb., o sociálních službách.</text:span></text:p></text:note-body></text:note></text:span><text:span text:style-name="T2576"><text:s/></text:span><text:span text:style-name="T2577">Domov by měl mít spočítánu<text:s/></text:span><text:span text:style-name="T2578">„minimální“<text:s/></text:span><text:span text:style-name="T2579">výši důchodu</text:span><text:span text:style-name="T2580"><text:s/>žadatele</text:span><text:span text:style-name="T2581">, která stačí na plnou úhradu za ubytování a stravu při respektování 15% zůstatku<text:s/></text:span><text:span text:style-name="T2582">příjmu</text:span><text:span text:style-name="T2583">. S</text:span><text:span text:style-name="T2584"> ní seznámit uchazeče o službu</text:span><text:span text:style-name="T2585"><text:s/>s tím, že p</text:span><text:span text:style-name="T2586">okud<text:s/></text:span><text:span text:style-name="T2587">má<text:s/></text:span><text:span text:style-name="T2588">uchazeč<text:s/></text:span><text:span text:style-name="T2589">důchod nižší</text:span><text:span text:style-name="T2590">,<text:s/></text:span><text:span text:style-name="T2591">nechť to doloží, a<text:s/></text:span><text:span text:style-name="T2592">domov<text:s/></text:span><text:span text:style-name="T2593">mu<text:s/></text:span><text:span text:style-name="T2594">úhradu sníž</text:span><text:span text:style-name="T2595">í</text:span><text:span text:style-name="T2596">.</text:span><text:span text:style-name="T2597"><text:note text:note-class="footnote" text:id="_ftn29"><text:note-citation>30</text:note-citation><text:note-body><text:p text:style-name="P2598"><text:span text:style-name="T2599"><text:s/></text:span><text:span text:style-name="T2600">§ 73 odst. 4 zákona č. 108/2006 Sb., o sociálních službách</text:span></text:p></text:note-body></text:note></text:span><text:span text:style-name="T2601"><text:s/></text:span><text:span text:style-name="T2602">V dalším odkazuji na bod č. 150 Zprávy z návštěv<text:s/></text:span><text:span text:style-name="T2603">domovů pro osoby se zdravotním<text:s/></text:span><text:span text:style-name="T2604">postižením</text:span><text:span text:style-name="T2605">.</text:span><text:span text:style-name="T2606"><text:s/></text:span><text:span text:style-name="T2607">Doporučuji změnit formulář žádosti a nezjišťovat výši důchodu</text:span><text:span text:style-name="T2608">,</text:span><text:span text:style-name="T2609"><text:s/>ani ochotu rodiny doplácet</text:span><text:span text:style-name="T2610">.<text:s/></text:span></text:p>
            <text:p text:style-name="P2611">Výpovědní lhůta</text:p>
            <text:p text:style-name="P2612"><text:span text:style-name="T2613">Dle čl. VIII. smlouvy je výpovědním důvodem nezaplacení úhrady, a to bez dalšího.<text:s/></text:span><text:span text:style-name="T2614">Důvod nezaplacení se nezkoumá.<text:s/></text:span><text:span text:style-name="T2615">Výpovědní lhůta činí 10 dnů.<text:s/></text:span><text:span text:style-name="T2616">Lhůta se jeví jako nepřiměřeně<text:s/></text:span><text:span text:style-name="T2617">krátká.</text:span><text:span text:style-name="T2618"><text:note text:note-class="footnote" text:id="_ftn30"><text:note-citation>31</text:note-citation><text:note-body><text:p text:style-name="P2619"><text:span text:style-name="T2620"><text:s/>Užijeme-li analogie s nájemní smlouvou podle občanského zákoníku ustanovení § 710 odst. 2, nesmí být výpovědní lhůta kratší než tři měsíce.</text:span><text:span text:style-name="T2621"><text:s/>Taktéž dle nového občanského zákoníku účinného od 1. ledna 2014, tj. zá</text:span><text:span text:style-name="T2622">kona č. 89/2012 Sb., je dle ustanovení</text:span><text:span text:style-name="T2623"><text:s/>§ 2288 odst. 1 výpovědní doba tříměsíční.<text:s/></text:span></text:p></text:note-body></text:note></text:span><text:span text:style-name="T2624"><text:s/></text:span><text:span text:style-name="T2625">Dále odkazuji na bod č. 157<text:s/></text:span><text:span text:style-name="T2626">Zprávy z návštěv<text:s/></text:span><text:span text:style-name="T2627">domovů pro osoby se zdravotním<text:s/></text:span><text:span text:style-name="T2628">postižením</text:span><text:span text:style-name="T2629"><text:note text:note-class="footnote" text:id="_ftn31"><text:note-citation>32</text:note-citation><text:note-body><text:p text:style-name="P2630"><text:span text:style-name="T2631"><text:s/>Dostupná na www.ochrance</text:span><text:span text:style-name="T2632">.cz</text:span></text:p></text:note-body></text:note></text:span><text:span text:style-name="T2633">.<text:s/></text:span><text:span text:style-name="T2634">Doporučuji prodloužit výpovědní lhůtu.<text:s/></text:span></text:p>
            <text:p text:style-name="P2635">Výše<text:s/>úhrady a způsob jejího placení<text:s/></text:p>
            <text:p text:style-name="P2636"><text:span text:style-name="T2637">Smlouva neobsahuje výši úhrady za služby a způsob jejího placení. To je v roz</text:span><text:span text:style-name="T2638">poru s kogentním požadavkem ustanovení</text:span><text:span text:style-name="T2639"><text:s/>§ 91</text:span><text:span text:style-name="T2640"><text:s/></text:span><text:span text:style-name="T2641">odst. 2 písm.<text:s/></text:span><text:span text:style-name="T2642">e) zákona o sociálních službách.<text:s/></text:span><text:span text:style-name="T2643">Doporučuji uvádět ve smlouvě zákonné náležitosti, tj.<text:s/></text:span><text:span text:style-name="T2644">výši úhrady a způsob jejího placení.</text:span><text:span text:style-name="T2645"><text:s/></text:span></text:p>
            <text:p text:style-name="P2646">Správa financí uživatelů</text:p>
            <text:p text:style-name="P2647"><text:span text:style-name="T2648">Vedoucí zařízení</text:span><text:span text:style-name="T2649"><text:s/>spravuje<text:s/></text:span><text:span text:style-name="T2650">51 uživatelům jejich finance na<text:s/></text:span><text:span text:style-name="T2651">depozi</text:span><text:span text:style-name="T2652">tním účtu. Ke správě jejich financí však nemá domov žádné zmocnění či pověření, smlouva ani jiný dokument správu financí klientů neupravuje</text:span><text:span text:style-name="T2653">. Zajišťuje-li domov<text:s/></text:span><text:span text:style-name="T2654">klientovi nákupy, měla by být vedena průkazná evidence nákupů</text:span><text:span text:style-name="T2655">.</text:span><text:span text:style-name="T2656"><text:s/>Veškeré nakládání s financemi klientů by měla obsahovat písemná pravidla</text:span><text:span text:style-name="T2657">.</text:span><text:span text:style-name="T2658"><text:note text:note-class="footnote" text:id="_ftn32"><text:note-citation>33</text:note-citation><text:note-body><text:p text:style-name="P2659"><text:span text:style-name="T2660"><text:s/>standard kvality č. 1 písm. c) a č. 2</text:span></text:p></text:note-body></text:note></text:span><text:span text:style-name="T2661"><text:s/></text:span><text:span text:style-name="T2662">Smlouva či jiný dokument, na nějž smlouva odkazuje, by měl ošetřit vydávání hotovosti klientům, kteří vzhledem ke stupni demence<text:s/></text:span><text:span text:style-name="T2663">nejsou schopni se svými penězi<text:s/></text:span><text:span text:style-name="T2664">sami<text:s/></text:span><text:span text:style-name="T2665">nakládat</text:span><text:span text:style-name="T2666">. Nelze bez dalšího</text:span><text:span text:style-name="T2667">, jak uvedl<text:s/></text:span><text:span text:style-name="T2668">vedoucí zařízení</text:span><text:span text:style-name="T2669">,<text:s/></text:span><text:span text:style-name="T2670">vydat řádově desetitisíce klientovi s</text:span><text:span text:style-name="T2671"> </text:span><text:span text:style-name="T2672">demencí</text:span><text:span text:style-name="T2673"><text:s/>středního</text:span><text:span text:style-name="T2674"><text:s/>či těžkého</text:span><text:span text:style-name="T2675"><text:s/>stupně s tím, že se jedná o peníze klienta a že má na jejich vydání právo</text:span><text:span text:style-name="T2676">.<text:s/></text:span><text:span text:style-name="T2677">To uvádím z lidského hlediska, nicméně jako veřejný ochránce práv se ptám, jak je možné, že jsou spravovány klientům<text:s/></text:span><text:span text:style-name="T2678">finanční<text:s/></text:span><text:span text:style-name="T2679">hodnoty, aniž by byla upravena pravidla<text:s/></text:span><text:soft-page-break/><text:span text:style-name="T2680">pro takto citlivou agendu. Jedná se o pochybení, neboť tato činnost vychází ze základních činností při poskytování dané sociální služby</text:span><text:span text:style-name="T2681"><text:s/>(pomoc při uplatňování práv a oprávněných zájmů</text:span><text:span text:style-name="T2682"><text:note text:note-class="footnote" text:id="_ftn33"><text:note-citation>34</text:note-citation><text:note-body><text:p text:style-name="P2683"><text:span text:style-name="T2684"><text:s/></text:span><text:span text:style-name="T2685">§ 49 odst. 2 písm. h) zákona č. 108/2006 Sb., o sociálních službách</text:span></text:p></text:note-body></text:note></text:span><text:span text:style-name="T2686">)</text:span><text:span text:style-name="T2687">. Stejně jako fakt, že poskytovatel nezohledňuje specifikum své cílové skupiny, kterým je i (postupující) nesvéprávnost. Chovat se k lidem, jejichž duševní stav<text:s/></text:span><text:span text:style-name="T2688">neumožňuje platné právní jednání, jako by tomu tak bylo, je nepřípustné.<text:s/></text:span><text:span text:style-name="T2689">Doporučuj</text:span><text:span text:style-name="T2690">i<text:s/></text:span><text:span text:style-name="T2691">spravovat peníze klientů pouze na základě výslovného zmocnění. Doporučuj</text:span><text:span text:style-name="T2692">i</text:span><text:span text:style-name="T2693"><text:s/>pro správu stanovit písemná pravidla.</text:span><text:span text:style-name="T2694"><text:s/></text:span></text:p>
            <text:p text:style-name="P2695">Nakládání s občanským průkazem</text:p>
            <text:p text:style-name="P2696"><text:span text:style-name="T2697">Na sesterně jsou<text:s/></text:span><text:span text:style-name="T2698">uloženy kopie občanských průkazů klientů</text:span><text:span text:style-name="T2699">;<text:s/></text:span><text:span text:style-name="T2700">jsou dostupné v podstatě komukoliv. Žádný souhlas klientů s pořízením kopie se ve smlouvě</text:span><text:span text:style-name="T2701">,</text:span><text:span text:style-name="T2702"><text:s/>nebo</text:span><text:span text:style-name="T2703"><text:s/>v</text:span><text:span text:style-name="T2704"><text:s/>jiné</text:span><text:span text:style-name="T2705"><text:s/></text:span><text:span text:style-name="T2706">dokumentaci ne</text:span><text:span text:style-name="T2707">nachází. Upozorňuji, že dle ustanovení</text:span><text:span text:style-name="T2708"><text:s/>§ 15a od</text:span><text:span text:style-name="T2709">st. 2 zákona č. 328/1999 Sb., o </text:span><text:span text:style-name="T2710">občanských průkazech, ve znění pozdějších předpisů, je<text:s/></text:span><text:span text:style-name="T2711">zakázáno pořizovat jakýmikoliv prostředky kopie občanského průkazu bez prokazatelného souhlasu občana, kterému byl občanský průkaz vydán.<text:s/></text:span><text:span text:style-name="T2712">Pokud jde o způsob uložení osobních údajů, odkazuji na b</text:span><text:span text:style-name="T2713">od č. </text:span><text:span text:style-name="T2714">104<text:s/></text:span><text:span text:style-name="T2715">Zprávy z návštěv<text:s/></text:span><text:span text:style-name="T2716">domovů pro osoby se zdravotním<text:s/></text:span><text:span text:style-name="T2717">postižením.<text:s/></text:span><text:span text:style-name="T2718">Doporučuji získat souhlasy klientů.<text:s/></text:span></text:p>
          </table:table-cell>
        </table:table-row>
      </table:table>
      <text:p text:style-name="P2719"/>
      <table:table table:style-name="Table2720">
        <table:table-columns>
          <table:table-column table:style-name="TableColumn2721"/>
          <table:table-column table:style-name="TableColumn2722"/>
          <table:table-column table:style-name="TableColumn2723"/>
        </table:table-columns>
        <table:table-row table:style-name="TableRow2724">
          <table:table-cell table:style-name="TableCell2725" table:number-columns-spanned="3">
            <text:p text:style-name="P2726">Doporučení ochránce</text:p>
          </table:table-cell>
          <table:covered-table-cell/>
          <table:covered-table-cell/>
        </table:table-row>
        <table:table-row table:style-name="TableRow2727">
          <table:table-cell table:style-name="TableCell2728">
            <text:p text:style-name="P2729">Číslo</text:p>
          </table:table-cell>
          <table:table-cell table:style-name="TableCell2730">
            <text:p text:style-name="P2731">Doporučené opatření:</text:p>
          </table:table-cell>
          <table:table-cell table:style-name="TableCell2732">
            <text:p text:style-name="P2733">Termín naplnění:</text:p>
          </table:table-cell>
        </table:table-row>
        <table:table-row table:style-name="TableRow2734">
          <table:table-cell table:style-name="TableCell2735">
            <text:p text:style-name="P2736">4.1</text:p>
          </table:table-cell>
          <table:table-cell table:style-name="TableCell2737">
            <text:p text:style-name="P2738">Doporučuji změnit formulář žádosti a nezjišťovat výši důchodu,<text:s/>ani ochotu rodiny doplácet.<text:s/></text:p>
          </table:table-cell>
          <table:table-cell table:style-name="TableCell2739">
            <text:p text:style-name="P2740">Okamžitě</text:p>
          </table:table-cell>
        </table:table-row>
        <table:table-row table:style-name="TableRow2741">
          <table:table-cell table:style-name="TableCell2742">
            <text:p text:style-name="P2743">4.2</text:p>
          </table:table-cell>
          <table:table-cell table:style-name="TableCell2744">
            <text:p text:style-name="P2745">Doporučuji prodloužit výpovědní lhůtu.<text:s/></text:p>
          </table:table-cell>
          <table:table-cell table:style-name="TableCell2746">
            <text:p text:style-name="P2747">Okamžitě</text:p>
          </table:table-cell>
        </table:table-row>
        <table:table-row table:style-name="TableRow2748">
          <table:table-cell table:style-name="TableCell2749">
            <text:p text:style-name="P2750">4.3</text:p>
          </table:table-cell>
          <table:table-cell table:style-name="TableCell2751">
            <text:p text:style-name="P2752"><text:span text:style-name="T2753">Doporučuji uvádět ve smlouvě zákonné náležitosti, tj. výši úhrady a způsob jejího placení.</text:span><text:span text:style-name="T2754"><text:s/></text:span></text:p>
          </table:table-cell>
          <table:table-cell table:style-name="TableCell2755">
            <text:p text:style-name="P2756">Okamžitě</text:p>
          </table:table-cell>
        </table:table-row>
        <table:table-row table:style-name="TableRow2757">
          <table:table-cell table:style-name="TableCell2758">
            <text:p text:style-name="P2759">4.4</text:p>
          </table:table-cell>
          <table:table-cell table:style-name="TableCell2760">
            <text:p text:style-name="P2761">Doporučuji<text:s/>spravovat peníze klientů pouze na základě výslovného zmocnění. Doporučuji<text:s/>pro správu stanovit písemná pravidla.</text:p>
          </table:table-cell>
          <table:table-cell table:style-name="TableCell2762">
            <text:p text:style-name="P2763">Okamžitě; pravidla poskytnout spolu s vyjádřením ke zprávě</text:p>
          </table:table-cell>
        </table:table-row>
        <table:table-row table:style-name="TableRow2764">
          <table:table-cell table:style-name="TableCell2765">
            <text:p text:style-name="P2766">4.5</text:p>
          </table:table-cell>
          <table:table-cell table:style-name="TableCell2767">
            <text:p text:style-name="P2768">Doporučuji získat souhlasy klientů<text:s/>s pořizováním kopie občanského průkazu.</text:p>
          </table:table-cell>
          <table:table-cell table:style-name="TableCell2769">
            <text:p text:style-name="P2770">Okamžitě</text:p>
          </table:table-cell>
        </table:table-row>
      </table:table>
      <text:soft-page-break/>
      <text:h text:style-name="P2771" text:outline-level="2">ČÁST 5<text:s/>–<text:s/>PERSONÁL</text:h>
      <text:p text:style-name="P2772"/>
      <table:table table:style-name="Table2773">
        <table:table-columns>
          <table:table-column table:style-name="TableColumn2774"/>
        </table:table-columns>
        <table:table-row table:style-name="TableRow2775">
          <table:table-cell table:style-name="TableCell2776">
            <text:p text:style-name="P2777">Zjištění z návštěvy</text:p>
          </table:table-cell>
        </table:table-row>
        <table:table-row table:style-name="TableRow2778">
          <table:table-cell table:style-name="TableCell2779">
            <text:p text:style-name="P2780">Zásadní problém představuje absence zdravotní sestry v nočních hodinách. Důvody, zejména podávání neklidové medikace či hypnotik a léků na bolest, jsem uvedl výše.<text:s/></text:p>
            <text:p text:style-name="P2781"><text:span text:style-name="T2782">Přístup pracovnic v sociálních službách ke klientům je vstřícný a ochotný, o klientech hovoří s respektem a znají jejich potřeby. Zároveň bylo</text:span><text:span text:style-name="T2783"><text:s/>zaznamenáno, a lze to vyčíst i </text:span><text:span text:style-name="T2784">z dokumentace, že se těžce vyrovnávají s verbální agresivitou klientů</text:span><text:span text:style-name="T2785">,</text:span><text:span text:style-name="T2786"><text:s/>či některými projevy<text:s/></text:span><text:span text:style-name="T2787">chování<text:s/></text:span><text:span text:style-name="T2788">kl</text:span><text:span text:style-name="T2789">ientů, které však pramení z jejich nemoci</text:span><text:span text:style-name="T2790">. Zkušenost z jiných zařízení ukazuje, že existují nástroje, které personálu v přímé péči pomohou zpr</text:span><text:span text:style-name="T2791">acovat tato nepříjemná negativa. Takovým nástrojem může být</text:span><text:span text:style-name="T2792"><text:s/>např. supervize. Upozorňuji vedení domova, že současný trend v sociálních službách<text:s/></text:span><text:span text:style-name="T2793">respektuje zásadu, že o osoby potřebující péči</text:span><text:span text:style-name="T2794"><text:s/>může dobře pečovat jen personál, o který je pečováno</text:span><text:span text:style-name="T2795">. A dále pak, že personál v přímé péči musí být soustavně vzděláván v problematice péče o osoby s demencí</text:span><text:span text:style-name="T2796">.<text:s/></text:span><text:span text:style-name="T2797">Zařízení by mělo zvážit formy podpory pracovníků v přímé péči.<text:s/></text:span></text:p>
          </table:table-cell>
        </table:table-row>
      </table:table>
      <text:p text:style-name="P2798"/>
      <table:table table:style-name="Table2799">
        <table:table-columns>
          <table:table-column table:style-name="TableColumn2800"/>
          <table:table-column table:style-name="TableColumn2801"/>
          <table:table-column table:style-name="TableColumn2802"/>
        </table:table-columns>
        <table:table-row table:style-name="TableRow2803">
          <table:table-cell table:style-name="TableCell2804" table:number-columns-spanned="3">
            <text:p text:style-name="P2805">Doporučení ochránce</text:p>
          </table:table-cell>
          <table:covered-table-cell/>
          <table:covered-table-cell/>
        </table:table-row>
        <table:table-row table:style-name="TableRow2806">
          <table:table-cell table:style-name="TableCell2807">
            <text:p text:style-name="P2808">Číslo</text:p>
          </table:table-cell>
          <table:table-cell table:style-name="TableCell2809">
            <text:p text:style-name="P2810">Doporučené opatření:</text:p>
          </table:table-cell>
          <table:table-cell table:style-name="TableCell2811">
            <text:p text:style-name="P2812">Termín naplnění:</text:p>
          </table:table-cell>
        </table:table-row>
        <table:table-row table:style-name="TableRow2813">
          <table:table-cell table:style-name="TableCell2814">
            <text:p text:style-name="P2815">5.1</text:p>
          </table:table-cell>
          <table:table-cell table:style-name="TableCell2816">
            <text:p text:style-name="P2817"><text:span text:style-name="T2818">Doporučuji<text:s/></text:span><text:span text:style-name="T2819">zajistit zdravotní sestry i během nočních služeb.<text:s/></text:span></text:p>
          </table:table-cell>
          <table:table-cell table:style-name="TableCell2820">
            <text:p text:style-name="P2821"><text:span text:style-name="T2822">bezodkladně</text:span></text:p>
          </table:table-cell>
        </table:table-row>
      </table:table>
      <text:p text:style-name="P2823"/>
      <table:table table:style-name="Table2824">
        <table:table-columns>
          <table:table-column table:style-name="TableColumn2825"/>
        </table:table-columns>
        <table:table-row table:style-name="TableRow2826">
          <table:table-cell table:style-name="TableCell2827">
            <text:p text:style-name="P2828">Opatření doporučená ke zvýšení standardu poskytované péče</text:p>
          </table:table-cell>
        </table:table-row>
        <table:table-row table:style-name="TableRow2829">
          <table:table-cell table:style-name="TableCell2830">
            <text:p text:style-name="P2831">Zvážit vhodnou podporu pracovníků v přímé péči, např. formou supervize.<text:s/></text:p>
            <text:p text:style-name="P2832"><text:span text:style-name="T2833">P</text:span><text:span text:style-name="T2834">ři zajišťování dalšího vzdělávání pro pracovníky v sociálních službách<text:s/></text:span><text:span text:style-name="T2835">se zaměřit na vzděláván</text:span><text:span text:style-name="T2836">í, které se týká problematiky osob s demencí.<text:s/></text:span></text:p>
          </table:table-cell>
        </table:table-row>
      </table:table>
      <text:p text:style-name="P2837"/>
      <text:p text:style-name="P2838"/>
      <text:soft-page-break/>
      <text:h text:style-name="P2839" text:outline-level="2">ZÁVĚR</text:h>
      <text:p text:style-name="P2840"><text:span text:style-name="T2841">Systematická návštěva<text:s/></text:span><text:span text:style-name="T2842">Domova pro seniory<text:s/></text:span><text:span text:style-name="T2843">Zlaté Slunce</text:span><text:span text:style-name="T2844"><text:s/></text:span><text:span text:style-name="T2845">zjistila<text:s/></text:span><text:span text:style-name="T2846">špatné zacházení s klienty, které je dáno kombinací<text:s/></text:span><text:span text:style-name="T2847">několika faktorů. Budova sama je pro poskytování služby cílové skupině nevhodná – nedostatek toalet, společenských místností a jídelen.<text:s/></text:span><text:span text:style-name="T2848">V<text:s/></text:span><text:span text:style-name="T2849">noci není dostupný zdravotnický personál. Podávání léků pracovnicemi v sociálních službách, zejména léků na bolest, hypnotik a<text:s/></text:span><text:span text:style-name="T2850">léčivých přípravků, které mají charakter opatření omezující pohyb, je naprosto nepřípustné. Zařízení používá k omezení volnosti pohybu také postranice. Vůbec nereflektuje problematiku nutriční péče, mnozí klienti jsou tak ohrožení malnutricí. Klientům v oranžovém patře nejsou nabízeny vhodné programové aktivity, péče o ně nerespektuje princip normality a<text:s/></text:span><text:span text:style-name="T2851">celé dny tráví jen</text:span><text:span text:style-name="T2852"><text:s/>ve svých pokojích.<text:s/></text:span><text:span text:style-name="T2853">V péči o osoby s demencí zařízení bohužel vůbec nezohledňuje zcela zásadní aspekty, jako je<text:s/></text:span><text:span text:style-name="T2854">vytváření ošetřovatelských plánů, nikterak nezohledňuje problematiku prevence malnutrice, pádů a mikčního režimu.</text:span></text:p>
      <text:p text:style-name="P2855">Problém používání medikace a postranic k omezování volného pohybu klientů si nemohu nechat pro sebe a v souladu s § 21a odst. 3<text:s/>zákona o veřejném ochránci práv<text:s/>se obracím na příslušný úřad – tedy inspekci poskytování sociálních služeb. V ostatních aspektech Vás vyzývám k realizaci<text:s/>uvedených doporučení. Ta<text:s/>na prvním místě<text:s/>sledují<text:s/>zajištění kvalitnější péče<text:s/>pro zvolenou cílovou skupinu. Zohlednění práv a důstojnosti klientů při poskytovaní péče přináší i personálu větší uspokojení z náročné a vyčerpávající práce, neboť v konečném důsledku se dotkne kvality života klientů.<text:s/></text:p>
      <text:p text:style-name="P2856"/>
      <text:p text:style-name="P2857"/>
      <text:p text:style-name="P2858"/>
      <text:p text:style-name="P2859"/>
      <text:p text:style-name="P2860"/>
      <text:p text:style-name="P2861"/>
      <text:p text:style-name="P2862"/>
      <text:p text:style-name="P2863"><text:span text:style-name="T2864"><text:tab/></text:span><text:span text:style-name="T2865"><text:tab/></text:span><text:span text:style-name="T2866"><text:tab/></text:span><text:span text:style-name="T2867"><text:tab/>v z. <text:s/>JUDr. Stanislav <text:s text:c="2"/>K ř e č e k</text:span></text:p>
      <text:p text:style-name="P2868"><text:tab/><text:tab/><text:tab/><text:tab/>zástupce veřejného ochránce práv</text:p>
      <text:p text:style-name="P2869"/>
      <text:p text:style-name="P2870"/>
      <text:p text:style-name="P28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2" style:display-name="Nadpis 2" style:family="paragraph" style:parent-style-name="Normální" style:next-style-name="Normální" style:default-outline-level="2">
      <style:paragraph-properties fo:keep-with-next="always" fo:text-align="center" fo:margin-top="0.1666in" fo:margin-bottom="0.0416in"/>
      <style:text-properties style:font-name="Arial" style:font-name-asian="Times New Roman" fo:font-weight="bold" style:font-weight-asian="bold" style:font-weight-complex="bold" style:font-style-complex="italic" fo:color="#31849B" style:font-size-complex="14pt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1pt" style:font-size-asian="11pt" style:font-size-complex="11pt" style:language-asian="en" style:country-asian="US"/>
    </style:style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1pt" style:font-size-asian="11pt" style:font-size-complex="11pt" style:language-asian="en" style:country-asian="US"/>
    </style:style>
    <style:style style:name="Textpozn.podčarou" style:display-name="Text pozn. pod čarou" style:family="paragraph" style:parent-style-name="Normální"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style:language-asian="en" style:country-asian="US"/>
    </style:style>
    <style:style style:name="Značkapozn.podčarou" style:display-name="Značka pozn. pod čarou" style:family="text">
      <style:text-properties style:text-position="super 65%"/>
    </style:style>
    <style:style style:name="Silné" style:display-name="Silné" style:family="text">
      <style:text-properties fo:font-weight="bold" style:font-weight-asian="bold" style:font-weight-complex="bold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Odstavecseseznamem" style:display-name="Odstavec se seznamem" style:family="paragraph" style:parent-style-name="Normální">
      <style:paragraph-properties fo:margin-left="0.4916in">
        <style:tab-stops/>
      </style:paragraph-properties>
      <style:text-properties fo:hyphenate="false"/>
    </style:style>
    <style:style style:name="Nadpis2Char" style:display-name="Nadpis 2 Char" style:family="text">
      <style:text-properties style:font-name="Arial" style:font-name-asian="Times New Roman" style:font-name-complex="Times New Roman" fo:font-weight="bold" style:font-weight-asian="bold" style:font-weight-complex="bold" style:font-style-complex="italic" fo:color="#31849B" fo:font-size="11pt" style:font-size-asian="11pt" style:font-size-complex="14pt" style:language-asian="en" style:country-asian="US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 style:language-asian="en" style:country-asian="US"/>
    </style:style>
    <style:style style:name="Poznámkapodčarou" style:display-name="Poznámka pod čarou" style:family="paragraph" style:parent-style-name="Textpozn.podčarou">
      <style:paragraph-properties fo:text-align="justify" fo:margin-bottom="0in" fo:line-height="100%"/>
      <style:text-properties style:font-name="Arial" style:font-name-complex="Arial" fo:font-size="9pt" style:font-size-asian="9pt" style:font-size-complex="9pt" fo:hyphenate="false"/>
    </style:style>
    <style:style style:name="Bezmezer" style:display-name="Bez mezer" style:family="paragraph">
      <style:text-properties fo:font-size="11pt" style:font-size-asian="11pt" style:font-size-complex="11pt" style:language-asian="en" style:country-asian="US" fo:hyphenate="false"/>
    </style:style>
    <style:style style:name="ListParagraph" style:display-name="List Paragraph" style:family="paragraph" style:parent-style-name="Normální">
      <style:paragraph-properties fo:margin-bottom="0in" fo:line-height="100%" fo:margin-left="0.4916in">
        <style:tab-stops/>
      </style:paragraph-properties>
      <style:text-properties style:font-name="Times New Roman" fo:font-size="12pt" style:font-size-asian="12pt" style:font-size-complex="12pt" style:language-asian="cs" style:country-asian="CZ" fo:hyphenate="false"/>
    </style:style>
    <style:style style:name="Default" style:display-name="Default" style:family="paragraph">
      <style:paragraph-properties style:text-autospace="none"/>
      <style:text-properties style:font-name="Arial" style:font-name-complex="Arial" fo:color="#000000" fo:font-size="12pt" style:font-size-asian="12pt" style:font-size-complex="12pt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Calibri" style:font-name-complex="Arial" fo:font-weight="normal" style:font-weight-asian="norm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 style:font-name-asian="Calibri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rial" style:font-name-asian="Calibri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rial" style:font-name-asian="Calibri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rial" style:font-name-complex="Arial" fo:font-weight="normal" style:font-weight-asian="normal" fo:font-style="normal" style:font-style-asian="normal" style:use-window-font-color="true"/>
    </style:style>
    <style:style style:name="WW_CharLFO9LVL2" style:family="text">
      <style:text-properties fo:font-weight="normal" style:font-weight-asian="normal"/>
    </style:style>
    <style:style style:name="WW_CharLFO9LVL3" style:family="text">
      <style:text-properties style:font-name="Arial" style:font-name-asian="Times New Roman" style:font-name-complex="Arial"/>
    </style:style>
    <style:style style:name="WW_CharLFO9LVL6" style:family="text">
      <style:text-properties fo:font-weight="normal" style:font-weight-asian="normal" fo:font-style="normal" style:font-style-asian="normal"/>
    </style:style>
    <style:style style:name="WW_CharLFO9LVL7" style:family="text">
      <style:text-properties fo:font-weight="normal" style:font-weight-asian="norma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rial" style:font-name-asian="Calibri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alibri" style:font-name-asian="Calibri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fo:font-weight="normal" style:font-weight-asian="normal"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in" text:min-label-width="0.5729in" text:list-level-position-and-space-mode="label-alignment">
          <style:list-level-label-alignment text:label-followed-by="listtab" fo:margin-left="0.5729in" fo:text-indent="-0.5729in"/>
        </style:list-level-properties>
      </text:list-level-style-number>
      <text:list-level-style-number text:level="2" text:style-name="WW_CharLFO9LVL2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bullet text:level="3" text:style-name="WW_CharLFO9LVL3" text:bullet-char="-">
        <style:list-level-properties text:space-before="1.6166in" text:min-label-width="0.6145in" text:list-level-position-and-space-mode="label-alignment">
          <style:list-level-label-alignment text:label-followed-by="listtab" fo:margin-left="2.2312in" fo:text-indent="-0.6145in"/>
        </style:list-level-properties>
        <style:text-properties style:font-name="Arial"/>
      </text:list-level-style-bullet>
      <text:list-level-style-number text:level="4" style:num-suffix=")" style:num-format="A" style:num-letter-sync="true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)" style:num-format="I" text:start-value="3">
        <style:list-level-properties text:space-before="2.4916in" text:min-label-width="0.5in" text:list-level-position-and-space-mode="label-alignment">
          <style:list-level-label-alignment text:label-followed-by="listtab" fo:margin-left="2.9916in" fo:text-indent="-0.5in"/>
        </style:list-level-properties>
      </text:list-level-style-number>
      <text:list-level-style-number text:level="6" text:style-name="WW_CharLFO9LVL6" style:num-suffix="." style:num-format="1">
        <style:list-level-properties text:space-before="3.1166in" text:min-label-width="0.25in" text:list-level-position-and-space-mode="label-alignment">
          <style:list-level-label-alignment text:label-followed-by="listtab" fo:margin-left="3.3666in" fo:text-indent="-0.25in"/>
        </style:list-level-properties>
      </text:list-level-style-number>
      <text:list-level-style-number text:level="7" text:style-name="WW_CharLFO9LVL7" style:num-suffix="." style:num-format="I">
        <style:list-level-properties text:space-before="3.4916in" text:min-label-width="0.5in" text:list-level-position-and-space-mode="label-alignment">
          <style:list-level-label-alignment text:label-followed-by="listtab" fo:margin-left="3.9916in" fo:text-indent="-0.5in"/>
        </style:list-level-properties>
      </text:list-level-style-number>
      <text:list-level-style-number text:level="8" style:num-suffix=")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0">
      <text:list-level-style-bullet text:level="1" text:style-name="WW_CharLFO10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st, 2nd, 3rd, ..." text:start-value="33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 text:start-value="2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suffix="." style:num-format="A" style:num-letter-sync="true" text:start-value="4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6347in" fo:margin-left="0.693in" fo:margin-bottom="0.7736in" fo:margin-right="0.693in" fo:border="0.0138in solid #31849B" fo:padding-top="0.1388in" fo:padding-left="0.2777in" fo:padding-bottom="0in" fo:padding-right="0.277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.5909in"/>
      </style:footer-style>
    </style:page-layout>
    <style:style style:name="P2" style:parent-style-name="Záhlaví" style:family="paragraph">
      <style:paragraph-properties fo:text-align="justify"/>
      <style:text-properties style:font-name="Arial" style:font-name-complex="Arial" fo:color="#31849B" fo:language="cs" fo:country="CZ"/>
    </style:style>
    <style:style style:name="P3" style:parent-style-name="Záhlaví" style:family="paragraph">
      <style:paragraph-properties fo:text-align="justify"/>
      <style:text-properties style:font-name="Arial" style:font-name-complex="Arial" fo:color="#31849B" fo:language="cs" fo:country="CZ"/>
    </style:style>
    <style:style style:name="P4" style:parent-style-name="Zápatí" style:family="paragraph">
      <style:paragraph-properties fo:text-align="center"/>
    </style:style>
    <style:style style:name="T5" style:parent-style-name="Standardnípísmoodstavce" style:family="text">
      <style:text-properties fo:language="cs" fo:country="CZ"/>
    </style:style>
    <style:page-layout style:name="PL1">
      <style:page-layout-properties fo:page-width="8.268in" fo:page-height="11.693in" style:print-orientation="portrait" fo:margin-top="1.2256in" fo:margin-left="0.693in" fo:margin-bottom="1.3645in" fo:margin-right="0.693in" fo:border="0.0138in solid #31849B" fo:padding-top="0.1388in" fo:padding-left="0.2777in" fo:padding-bottom="0in" fo:padding-right="0.277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9" style:parent-style-name="Záhlaví" style:family="paragraph">
      <style:paragraph-properties fo:text-align="justify"/>
      <style:text-properties style:font-name="Arial" style:font-name-complex="Arial" fo:color="#31849B" fo:language="cs" fo:country="CZ"/>
    </style:style>
    <style:style style:name="P90" style:parent-style-name="Záhlaví" style:family="paragraph">
      <style:paragraph-properties fo:text-align="justify"/>
      <style:text-properties style:font-name="Arial" style:font-name-complex="Arial" fo:color="#31849B" fo:language="cs" fo:country="CZ"/>
    </style:style>
    <style:style style:name="P91" style:parent-style-name="Zápatí" style:family="paragraph">
      <style:paragraph-properties fo:text-align="center"/>
    </style:style>
    <style:style style:name="T92" style:parent-style-name="Standardnípísmoodstavce" style:family="text">
      <style:text-properties fo:language="cs" fo:country="CZ"/>
    </style:style>
    <style:page-layout style:name="PL2">
      <style:page-layout-properties fo:page-width="8.268in" fo:page-height="11.693in" style:print-orientation="portrait" fo:margin-top="1.2256in" fo:margin-left="0.693in" fo:margin-bottom="1.3645in" fo:margin-right="0.693in" fo:border="0.0138in solid #31849B" fo:padding-top="0.1388in" fo:padding-left="0.2777in" fo:padding-bottom="0in" fo:padding-right="0.277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81" style:parent-style-name="Záhlaví" style:family="paragraph">
      <style:paragraph-properties fo:text-align="justify"/>
      <style:text-properties style:font-name="Arial" style:font-name-complex="Arial" fo:color="#31849B" fo:language="cs" fo:country="CZ"/>
    </style:style>
    <style:style style:name="P482" style:parent-style-name="Záhlaví" style:family="paragraph">
      <style:paragraph-properties fo:text-align="justify"/>
      <style:text-properties style:font-name="Arial" style:font-name-complex="Arial" fo:color="#31849B" fo:language="cs" fo:country="CZ"/>
    </style:style>
    <style:style style:name="P483" style:parent-style-name="Zápatí" style:family="paragraph">
      <style:paragraph-properties fo:text-align="center"/>
    </style:style>
    <style:style style:name="T484" style:parent-style-name="Standardnípísmoodstavce" style:family="text">
      <style:text-properties fo:language="cs" fo:country="CZ"/>
    </style:style>
  </office:automatic-styles>
  <office:master-styles>
    <style:master-page style:name="MP0" style:page-layout-name="PL0">
      <style:header>
        <text:p text:style-name="P2">Domov pro seniory Zlaté slunce, o.p.s.<text:tab/><text:tab/>Veřejný ochránce práv, 16. prosince<text:s/>2013</text:p>
        <text:p text:style-name="P3">Patrice Lumumby 2608/66, 700 30 Ostrava</text:p>
        <text:p text:style-name="Záhlaví"/>
      </style:header>
      <style:footer>
        <text:p text:style-name="P4"><text:span text:style-name="T5"><text:page-number text:fixed="false">2</text:page-number></text:span></text:p>
        <text:p text:style-name="Zápatí"/>
      </style:footer>
    </style:master-page>
    <style:master-page style:name="MP1" style:page-layout-name="PL1">
      <style:header>
        <text:p text:style-name="P89">Domov pro seniory Zlaté slunce, o.p.s.<text:tab/><text:tab/>Veřejný ochránce práv, 16. prosince<text:s/>2013</text:p>
        <text:p text:style-name="P90">Patrice Lumumby 2608/66, 700 30 Ostrava</text:p>
        <text:p text:style-name="Záhlaví"/>
      </style:header>
      <style:footer>
        <text:p text:style-name="P91"><text:span text:style-name="T92"><text:page-number text:fixed="false">2</text:page-number></text:span></text:p>
        <text:p text:style-name="Zápatí"/>
      </style:footer>
    </style:master-page>
    <style:master-page style:name="MP2" style:page-layout-name="PL2">
      <style:header>
        <text:p text:style-name="P481">Domov pro seniory Zlaté slunce, o.p.s.<text:tab/><text:tab/>Veřejný ochránce práv, 16. prosince<text:s/>2013</text:p>
        <text:p text:style-name="P482">Patrice Lumumby 2608/66, 700 30 Ostrava</text:p>
        <text:p text:style-name="Záhlaví"/>
      </style:header>
      <style:footer>
        <text:p text:style-name="P483"><text:span text:style-name="T484"><text:page-number text:fixed="false">2</text:page-number></text:span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Hradilová Adéla Mgr.</meta:initial-creator>
    <dc:creator>Bádrová Pavlína Mgr.</dc:creator>
    <meta:creation-date>2018-02-13T09:35:00Z</meta:creation-date>
    <dc:date>2018-02-13T09:35:00Z</dc:date>
    <meta:print-date>2013-12-17T08:09:00Z</meta:print-date>
    <meta:template xlink:href="Normal" xlink:type="simple"/>
    <meta:editing-cycles>2</meta:editing-cycles>
    <meta:editing-duration>PT60S</meta:editing-duration>
    <meta:document-statistic meta:page-count="28" meta:paragraph-count="141" meta:word-count="10261" meta:character-count="70661" meta:row-count="504" meta:non-whitespace-character-count="60541"/>
  </office:meta>
</office:document-meta>
</file>